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AR PL UKai TW" svg:font-family="'AR PL UKai TW'" style:font-pitch="variable"/>
    <style:font-face style:name="全字庫正楷體" svg:font-family="全字庫正楷體" style:font-pitch="variable"/>
    <style:font-face style:name="文鼎ＰＬ新中楷" svg:font-family="文鼎ＰＬ新中楷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文鼎ＰＬ新中楷" fo:font-size="10pt" style:font-name-asian="文鼎ＰＬ新中楷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溫 C(3⇩) P(0⇧) U(7⇧)</text:p>
      <text:p text:style-name="P1">媼 W(2⇧) P(0⇧) U(7⇧)</text:p>
      <text:p text:style-name="P1">啟 G(5-) .(9⇩) ;(0-)</text:p>
      <text:p text:style-name="P1">莠 F(4-) L(9-) V(4⇩) L(9-)</text:p>
      <text:p text:style-name="P1">丸 S(2-) L(9-) H(6-)</text:p>
      <text:p text:style-name="P1">幾 X(2⇩) X(2⇩) A(1-) X(2⇩)</text:p>
      <text:p text:style-name="P1">爨 O(9⇧) J(7-) Q(1⇧) ,(8⇩)</text:p>
      <text:p text:style-name="P1">口 ;(0-)</text:p>
      <text:p text:style-name="P1">的 T(5⇧)</text:p>
      <text:p text:style-name="P1">一 A(1-)</text:p>
      <text:p text:style-name="P1">二 A(1-) A(1-)</text:p>
      <text:p text:style-name="P1">三 A(1-) A(1-) A(1-)</text:p>
      <text:p text:style-name="P1">貳 A(1-) A(1-) A(1-) X(2⇩)</text:p>
      <text:p text:style-name="P1">示 A(1-) A(1-) C(3⇩)</text:p>
      <text:p text:style-name="P1">武 A(1-) A(1-) E(3⇧) X(2⇩)</text:p>
      <text:p text:style-name="P1">鵡 A(1-) A(1-) E(3⇧) ,(8⇩)</text:p>
      <text:p text:style-name="P1">瓷 A(1-) A(1-) J(7-) H(6-)</text:p>
      <text:p text:style-name="P1">次 A(1-) A(1-) J(7-) K(8-)</text:p>
      <text:p text:style-name="P1">資 A(1-) A(1-) J(7-) M(7⇩)</text:p>
      <text:p text:style-name="P1">恣 A(1-) A(1-) J(7-) N(6⇩)</text:p>
      <text:p text:style-name="P1">姿 A(1-) A(1-) J(7-) W(2⇧)</text:p>
      <text:p text:style-name="P1">咨 A(1-) A(1-) J(7-) ;(0-)</text:p>
      <text:p text:style-name="P1">元 A(1-) A(1-) S(2-)</text:p>
      <text:p text:style-name="P1">頑 A(1-) A(1-) S(2-) M(7⇩)</text:p>
      <text:p text:style-name="P1">云 A(1-) A(1-) X(2⇩)</text:p>
      <text:p text:style-name="P1">魂 A(1-) A(1-) X(2⇩) X(2⇩)</text:p>
      <text:p text:style-name="P1">下 A(1-) C(3⇩)</text:p>
      <text:p text:style-name="P1">丁 A(1-) D(3-)</text:p>
      <text:p text:style-name="P1">頂 A(1-) D(3-) A(1-) M(7⇩)</text:p>
      <text:p text:style-name="P1">屯 A(1-) D(3-) S(2-)</text:p>
      <text:p text:style-name="P1">頓 A(1-) D(3-) S(2-) M(7⇩)</text:p>
      <text:p text:style-name="P1">正 A(1-) E(3⇧)</text:p>
      <text:p text:style-name="P1">耳 A(1-) E(3⇧)</text:p>
      <text:p text:style-name="P1">亞 A(1-) E(3⇧) A(1-)</text:p>
      <text:p text:style-name="P1">聶 A(1-) E(3⇧) A(1-) E(3⇧)</text:p>
      <text:p text:style-name="P1">惡 A(1-) E(3⇧) A(1-) N(6⇩)</text:p>
      <text:p text:style-name="P1">堊 A(1-) E(3⇧) A(1-) R(4⇧)</text:p>
      <text:p text:style-name="P1">焉 A(1-) E(3⇧) A(1-) ,(8⇩)</text:p>
      <text:p text:style-name="P1">取 A(1-) E(3⇧) B(5⇩)</text:p>
      <text:p text:style-name="P1">聚 A(1-) E(3⇧) B(5⇩) K(8-)</text:p>
      <text:p text:style-name="P1">鄹 A(1-) E(3⇧) B(5⇩) T(5⇧)</text:p>
      <text:p text:style-name="P1">娶 A(1-) E(3⇧) B(5⇩) W(2⇧)</text:p>
      <text:p text:style-name="P1">丐 A(1-) E(3⇧) G(5-)</text:p>
      <text:p text:style-name="P1">聆 A(1-) E(3⇧) I(8⇧) B(5⇩)</text:p>
      <text:p text:style-name="P1">耽 A(1-) E(3⇧) J(7-) S(2-)</text:p>
      <text:p text:style-name="P1">聽 A(1-) E(3⇧) L(9-) N(6⇩)</text:p>
      <text:p text:style-name="P1">聰 A(1-) E(3⇧) L(9-) N(6⇩)</text:p>
      <text:p text:style-name="P1">聒 A(1-) E(3⇧) L(9-) ;(0-)</text:p>
      <text:p text:style-name="P1">恥 A(1-) E(3⇧) N(6⇩)</text:p>
      <text:p text:style-name="P1">聊 A(1-) E(3⇧) O(9⇧) J(7-)</text:p>
      <text:p text:style-name="P1">聘 A(1-) E(3⇧) P(0⇧) G(5-)</text:p>
      <text:p text:style-name="P1">耶 A(1-) E(3⇧) T(5⇧)</text:p>
      <text:p text:style-name="P1">聯 A(1-) E(3⇧) X(2⇩) W(2⇧)</text:p>
      <text:p text:style-name="P1">職 A(1-) E(3⇧) Y(6⇧) X(2⇩)</text:p>
      <text:p text:style-name="P1">政 A(1-) E(3⇧) .(9⇩)</text:p>
      <text:p text:style-name="P1">聖 A(1-) E(3⇧) ;(0-) R(4⇧)</text:p>
      <text:p text:style-name="P1">耿 A(1-) E(3⇧) ,(8⇩)</text:p>
      <text:p text:style-name="P1">干 A(1-) F(4-)</text:p>
      <text:p text:style-name="P1">于 A(1-) F(4-)</text:p>
      <text:p text:style-name="P1">刊 A(1-) F(4-) E(3⇧)</text:p>
      <text:p text:style-name="P1">刑 A(1-) F(4-) E(3⇧)</text:p>
      <text:p text:style-name="P1">型 A(1-) F(4-) E(3⇧) R(4⇧)</text:p>
      <text:p text:style-name="P1">迂 A(1-) F(4-) N(6⇩)</text:p>
      <text:p text:style-name="P1">邢 A(1-) F(4-) T(5⇧)</text:p>
      <text:p text:style-name="P1">盂 A(1-) F(4-) U(7⇧)</text:p>
      <text:p text:style-name="P1">戒 A(1-) F(4-) X(2⇩)</text:p>
      <text:p text:style-name="P1">戎 A(1-) F(4-) X(2⇩)</text:p>
      <text:p text:style-name="P1">形 A(1-) F(4-) .(9⇩)</text:p>
      <text:p text:style-name="P1">舌 A(1-) F(4-) ;(0-)</text:p>
      <text:p text:style-name="P1">甜 A(1-) F(4-) ;(0-) A(1-)</text:p>
      <text:p text:style-name="P1">舔 A(1-) F(4-) ;(0-) C(3⇩)</text:p>
      <text:p text:style-name="P1">憩 A(1-) F(4-) ;(0-) N(6⇩)</text:p>
      <text:p text:style-name="P1">舐 A(1-) F(4-) ;(0-) S(2-)</text:p>
      <text:p text:style-name="P1">亟 A(1-) G(5-) ;(0-) A(1-)</text:p>
      <text:p text:style-name="P1">平 A(1-) I(8⇧)</text:p>
      <text:p text:style-name="P1">兩 A(1-) J(7-) D(3-) K(8-)</text:p>
      <text:p text:style-name="P1">邐 A(1-) J(7-) H(6-) N(6⇩)</text:p>
      <text:p text:style-name="P1">麗 A(1-) J(7-) H(6-) Q(1⇧)</text:p>
      <text:p text:style-name="P1">酈 A(1-) J(7-) H(6-) T(5⇧)</text:p>
      <text:p text:style-name="P1">丙 A(1-) J(7-) K(8-)</text:p>
      <text:p text:style-name="P1">再 A(1-) J(7-) R(4⇧)</text:p>
      <text:p text:style-name="P1">璽 A(1-) K(8-) J(7-) H(6-)</text:p>
      <text:p text:style-name="P1">邇 A(1-) K(8-) J(7-) N(6⇩)</text:p>
      <text:p text:style-name="P1">爾 A(1-) K(8-) J(7-) .(9⇩)</text:p>
      <text:p text:style-name="P1">而 A(1-) L(9-) J(7-) E(3⇧)</text:p>
      <text:p text:style-name="P1">耐 A(1-) L(9-) J(7-) H(6-)</text:p>
      <text:p text:style-name="P1">耍 A(1-) L(9-) J(7-) W(2⇧)</text:p>
      <text:p text:style-name="P1">戛 A(1-) L(9-) J(7-) X(2⇩)</text:p>
      <text:p text:style-name="P1">夏 A(1-) L(9-) J(7-) .(9⇩)</text:p>
      <text:p text:style-name="P1">頁 A(1-) L(9-) M(7⇩)</text:p>
      <text:p text:style-name="P1">百 A(1-) L(9-) P(0⇧)</text:p>
      <text:p text:style-name="P1">面 A(1-) L(9-) P(0⇧) E(3⇧)</text:p>
      <text:p text:style-name="P1">靦 A(1-) L(9-) P(0⇧) S(2-)</text:p>
      <text:p text:style-name="P1">憂 A(1-) L(9-) U(7⇧) .(9⇩)</text:p>
      <text:p text:style-name="P1">歹 A(1-) M(7⇩)</text:p>
      <text:p text:style-name="P1">亙 A(1-) M(7⇩) A(1-)</text:p>
      <text:p text:style-name="P1">殘 A(1-) M(7⇩) A(1-) X(2⇩)</text:p>
      <text:p text:style-name="P1">列 A(1-) M(7⇩) E(3⇧)</text:p>
      <text:p text:style-name="P1">裂 A(1-) M(7⇩) E(3⇧) X(2⇩)</text:p>
      <text:p text:style-name="P1">烈 A(1-) M(7⇩) E(3⇧) ,(8⇩)</text:p>
      <text:p text:style-name="P1">殖 A(1-) M(7⇩) F(4-) A(1-)</text:p>
      <text:p text:style-name="P1">殮 A(1-) M(7⇩) I(8⇧) K(8-)</text:p>
      <text:p text:style-name="P1">殃 A(1-) M(7⇩) J(7-) Z(1⇩)</text:p>
      <text:p text:style-name="P1">殲 A(1-) M(7⇩) K(8-) X(2⇩)</text:p>
      <text:p text:style-name="P1">餮 A(1-) M(7⇩) K(8-) X(2⇩)</text:p>
      <text:p text:style-name="P1">歿 A(1-) M(7⇩) L(9-) B(5⇩)</text:p>
      <text:p text:style-name="P1">殉 A(1-) M(7⇩) L(9-) P(0⇧)</text:p>
      <text:p text:style-name="P1">殯 A(1-) M(7⇩) N(6⇩) M(7⇩)</text:p>
      <text:p text:style-name="P1">殊 A(1-) M(7⇩) O(9⇧) V(4⇩)</text:p>
      <text:p text:style-name="P1">殤 A(1-) M(7⇩) O(9⇧) .(9⇩)</text:p>
      <text:p text:style-name="P1">死 A(1-) M(7⇩) Q(1⇧)</text:p>
      <text:p text:style-name="P1">殆 A(1-) M(7⇩) X(2⇩) ;(0-)</text:p>
      <text:p text:style-name="P1">酉 A(1-) P(0⇧)</text:p>
      <text:p text:style-name="P1">酊 A(1-) P(0⇧) A(1-) D(3-)</text:p>
      <text:p text:style-name="P1">醱 A(1-) P(0⇧) B(5⇩) B(5⇩)</text:p>
      <text:p text:style-name="P1">酬 A(1-) P(0⇧) H(6-) D(3-)</text:p>
      <text:p text:style-name="P1">酴 A(1-) P(0⇧) I(8⇧) V(4⇩)</text:p>
      <text:p text:style-name="P1">醮 A(1-) P(0⇧) K(8-) ,(8⇩)</text:p>
      <text:p text:style-name="P1">酌 A(1-) P(0⇧) L(9-) H(6-)</text:p>
      <text:p text:style-name="P1">酥 A(1-) P(0⇧) L(9-) V(4⇩)</text:p>
      <text:p text:style-name="P1">酩 A(1-) P(0⇧) M(7⇩) ;(0-)</text:p>
      <text:p text:style-name="P1">醣 A(1-) P(0⇧) N(6⇩) ;(0-)</text:p>
      <text:p text:style-name="P1">醜 A(1-) P(0⇧) O(9⇧) X(2⇩)</text:p>
      <text:p text:style-name="P1">酷 A(1-) P(0⇧) O(9⇧) ;(0-)</text:p>
      <text:p text:style-name="P1">醺 A(1-) P(0⇧) O(9⇧) ,(8⇩)</text:p>
      <text:p text:style-name="P1">醴 A(1-) P(0⇧) P(0⇧) I(8⇧)</text:p>
      <text:p text:style-name="P1">醒 A(1-) P(0⇧) P(0⇧) R(4⇧)</text:p>
      <text:p text:style-name="P1">酣 A(1-) P(0⇧) R(4⇧) A(1-)</text:p>
      <text:p text:style-name="P1">酵 A(1-) P(0⇧) R(4⇧) F(4-)</text:p>
      <text:p text:style-name="P1">醋 A(1-) P(0⇧) R(4⇧) P(0⇧)</text:p>
      <text:p text:style-name="P1">配 A(1-) P(0⇧) T(5⇧) S(2-)</text:p>
      <text:p text:style-name="P1">酸 A(1-) P(0⇧) X(2⇩) .(9⇩)</text:p>
      <text:p text:style-name="P1">醉 A(1-) P(0⇧) Y(6⇧) F(4-)</text:p>
      <text:p text:style-name="P1">醇 A(1-) P(0⇧) Y(6⇧) F(4-)</text:p>
      <text:p text:style-name="P1">釀 A(1-) P(0⇧) Y(6⇧) X(2⇩)</text:p>
      <text:p text:style-name="P1">醃 A(1-) P(0⇧) Z(1⇩) S(2-)</text:p>
      <text:p text:style-name="P1">更 A(1-) P(0⇧) .(9⇩)</text:p>
      <text:p text:style-name="P1">酗 A(1-) P(0⇧) .(9⇩) D(3-)</text:p>
      <text:p text:style-name="P1">甦 A(1-) P(0⇧) .(9⇩) R(4⇧)</text:p>
      <text:p text:style-name="P1">酪 A(1-) P(0⇧) .(9⇩) ;(0-)</text:p>
      <text:p text:style-name="P1">醞 A(1-) P(0⇧) /(0⇩) U(7⇧)</text:p>
      <text:p text:style-name="P1">釅 A(1-) P(0⇧) ;(0-) .(9⇩)</text:p>
      <text:p text:style-name="P1">式 A(1-) Q(1⇧) X(2⇩)</text:p>
      <text:p text:style-name="P1">王 A(1-) R(4⇧)</text:p>
      <text:p text:style-name="P1">壬 A(1-) R(4⇧)</text:p>
      <text:p text:style-name="P1">琴 A(1-) R(4⇧) A(1-) G(5-)</text:p>
      <text:p text:style-name="P1">琢 A(1-) R(4⇧) A(1-) H(6-)</text:p>
      <text:p text:style-name="P1">瑟 A(1-) R(4⇧) A(1-) L(9-)</text:p>
      <text:p text:style-name="P1">頊 A(1-) R(4⇧) A(1-) M(7⇩)</text:p>
      <text:p text:style-name="P1">琵 A(1-) R(4⇧) A(1-) Q(1⇧)</text:p>
      <text:p text:style-name="P1">玨 A(1-) R(4⇧) A(1-) R(4⇧)</text:p>
      <text:p text:style-name="P1">玩 A(1-) R(4⇧) A(1-) S(2-)</text:p>
      <text:p text:style-name="P1">琶 A(1-) R(4⇧) A(1-) S(2-)</text:p>
      <text:p text:style-name="P1">瑣 A(1-) R(4⇧) C(3⇩) M(7⇩)</text:p>
      <text:p text:style-name="P1">琺 A(1-) R(4⇧) C(3⇩) X(2⇩)</text:p>
      <text:p text:style-name="P1">璞 A(1-) R(4⇧) C(3⇩) Z(1⇩)</text:p>
      <text:p text:style-name="P1">瑞 A(1-) R(4⇧) D(3-) E(3⇧)</text:p>
      <text:p text:style-name="P1">璀 A(1-) R(4⇧) D(3-) Y(6⇧)</text:p>
      <text:p text:style-name="P1">瑕 A(1-) R(4⇧) E(3⇧) B(5⇩)</text:p>
      <text:p text:style-name="P1">璿 A(1-) R(4⇧) E(3⇧) J(7-)</text:p>
      <text:p text:style-name="P1">琥 A(1-) R(4⇧) E(3⇧) S(2-)</text:p>
      <text:p text:style-name="P1">璩 A(1-) R(4⇧) E(3⇧) .(9⇩)</text:p>
      <text:p text:style-name="P1">玷 A(1-) R(4⇧) E(3⇧) ;(0-)</text:p>
      <text:p text:style-name="P1">璨 A(1-) R(4⇧) E(3⇧) ,(8⇩)</text:p>
      <text:p text:style-name="P1">弄 A(1-) R(4⇧) F(4-)</text:p>
      <text:p text:style-name="P1">球 A(1-) R(4⇧) F(4-) H(6-)</text:p>
      <text:p text:style-name="P1">瑚 A(1-) R(4⇧) F(4-) U(7⇧)</text:p>
      <text:p text:style-name="P1">瑛 A(1-) R(4⇧) F(4-) Z(1⇩)</text:p>
      <text:p text:style-name="P1">瑪 A(1-) R(4⇧) G(5-) ,(8⇩)</text:p>
      <text:p text:style-name="P1">玉 A(1-) R(4⇧) H(6-)</text:p>
      <text:p text:style-name="P1">班 A(1-) R(4⇧) H(6-) R(4⇧)</text:p>
      <text:p text:style-name="P1">瑯 A(1-) R(4⇧) H(6-) T(5⇧)</text:p>
      <text:p text:style-name="P1">琅 A(1-) R(4⇧) H(6-) X(2⇩)</text:p>
      <text:p text:style-name="P1">玲 A(1-) R(4⇧) I(8⇧) B(5⇩)</text:p>
      <text:p text:style-name="P1">瑜 A(1-) R(4⇧) I(8⇧) E(3⇧)</text:p>
      <text:p text:style-name="P1">珊 A(1-) R(4⇧) J(7-) F(4-)</text:p>
      <text:p text:style-name="P1">玖 A(1-) R(4⇧) J(7-) K(8-)</text:p>
      <text:p text:style-name="P1">琿 A(1-) R(4⇧) J(7-) Q(1⇧)</text:p>
      <text:p text:style-name="P1">現 A(1-) R(4⇧) J(7-) S(2-)</text:p>
      <text:p text:style-name="P1">琛 A(1-) R(4⇧) J(7-) V(4⇩)</text:p>
      <text:p text:style-name="P1">瓊 A(1-) R(4⇧) J(7-) .(9⇩)</text:p>
      <text:p text:style-name="P1">玳 A(1-) R(4⇧) K(8-) X(2⇩)</text:p>
      <text:p text:style-name="P1">珍 A(1-) R(4⇧) K(8-) .(9⇩)</text:p>
      <text:p text:style-name="P1">琍 A(1-) R(4⇧) L(9-) E(3⇧)</text:p>
      <text:p text:style-name="P1">碧 A(1-) R(4⇧) L(9-) G(5-)</text:p>
      <text:p text:style-name="P1">珀 A(1-) R(4⇧) L(9-) P(0⇧)</text:p>
      <text:p text:style-name="P1">瑤 A(1-) R(4⇧) M(7⇩) D(3-)</text:p>
      <text:p text:style-name="P1">瓔 A(1-) R(4⇧) M(7⇩) W(2⇧)</text:p>
      <text:p text:style-name="P1">琯 A(1-) R(4⇧) N(6⇩) E(3⇧)</text:p>
      <text:p text:style-name="P1">瑭 A(1-) R(4⇧) N(6⇩) ;(0-)</text:p>
      <text:p text:style-name="P1">瓚 A(1-) R(4⇧) O(9⇧) M(7⇩)</text:p>
      <text:p text:style-name="P1">珠 A(1-) R(4⇧) O(9⇧) V(4⇩)</text:p>
      <text:p text:style-name="P1">瑰 A(1-) R(4⇧) O(9⇧) X(2⇩)</text:p>
      <text:p text:style-name="P1">璟 A(1-) R(4⇧) P(0⇧) C(3⇩)</text:p>
      <text:p text:style-name="P1">瑁 A(1-) R(4⇧) P(0⇧) J(7-)</text:p>
      <text:p text:style-name="P1">琨 A(1-) R(4⇧) P(0⇧) Q(1⇧)</text:p>
      <text:p text:style-name="P1">理 A(1-) R(4⇧) P(0⇧) R(4⇧)</text:p>
      <text:p text:style-name="P1">琊 A(1-) R(4⇧) Q(1⇧) T(5⇧)</text:p>
      <text:p text:style-name="P1">琪 A(1-) R(4⇧) R(4⇧) K(8-)</text:p>
      <text:p text:style-name="P1">璜 A(1-) R(4⇧) R(4⇧) K(8-)</text:p>
      <text:p text:style-name="P1">瑾 A(1-) R(4⇧) R(4⇧) R(4⇧)</text:p>
      <text:p text:style-name="P1">珪 A(1-) R(4⇧) R(4⇧) R(4⇧)</text:p>
      <text:p text:style-name="P1">珮 A(1-) R(4⇧) S(2-) D(3-)</text:p>
      <text:p text:style-name="P1">玻 A(1-) R(4⇧) T(5⇧) B(5⇩)</text:p>
      <text:p text:style-name="P1"><text:soft-page-break/>玥 A(1-) R(4⇧) U(7⇧)</text:p>
      <text:p text:style-name="P1">琳 A(1-) R(4⇧) V(4⇩) V(4⇩)</text:p>
      <text:p text:style-name="P1">瑙 A(1-) R(4⇧) W(2⇧) .(9⇩)</text:p>
      <text:p text:style-name="P1">丟 A(1-) R(4⇧) X(2⇩)</text:p>
      <text:p text:style-name="P1">璣 A(1-) R(4⇧) X(2⇩) X(2⇩)</text:p>
      <text:p text:style-name="P1">璋 A(1-) R(4⇧) Y(6⇧) F(4-)</text:p>
      <text:p text:style-name="P1">璃 A(1-) R(4⇧) Y(6⇧) M(7⇩)</text:p>
      <text:p text:style-name="P1">瓏 A(1-) R(4⇧) Y(6⇧) Q(1⇧)</text:p>
      <text:p text:style-name="P1">斑 A(1-) R(4⇧) Y(6⇧) R(4⇧)</text:p>
      <text:p text:style-name="P1">瓖 A(1-) R(4⇧) Y(6⇧) X(2⇩)</text:p>
      <text:p text:style-name="P1">玟 A(1-) R(4⇧) Y(6⇧) .(9⇩)</text:p>
      <text:p text:style-name="P1">琦 A(1-) R(4⇧) Z(1⇩) D(3-)</text:p>
      <text:p text:style-name="P1">琉 A(1-) R(4⇧) Z(1⇩) O(9⇧)</text:p>
      <text:p text:style-name="P1">玫 A(1-) R(4⇧) .(9⇩)</text:p>
      <text:p text:style-name="P1">璦 A(1-) R(4⇧) .(9⇩) .(9⇩)</text:p>
      <text:p text:style-name="P1">珞 A(1-) R(4⇧) .(9⇩) ;(0-)</text:p>
      <text:p text:style-name="P1">環 A(1-) R(4⇧) /(0⇩) X(2⇩)</text:p>
      <text:p text:style-name="P1">璘 A(1-) R(4⇧) ,(8⇩) Q(1⇧)</text:p>
      <text:p text:style-name="P1">兀 A(1-) S(2-)</text:p>
      <text:p text:style-name="P1">虺 A(1-) S(2-) /(0⇩)</text:p>
      <text:p text:style-name="P1">五 A(1-) T(5⇧)</text:p>
      <text:p text:style-name="P1">妻 A(1-) T(5⇧) D(3-) W(2⇧)</text:p>
      <text:p text:style-name="P1">吾 A(1-) T(5⇧) ;(0-)</text:p>
      <text:p text:style-name="P1">敔 A(1-) T(5⇧) ;(0-) .(9⇩)</text:p>
      <text:p text:style-name="P1">未 A(1-) V(4⇩)</text:p>
      <text:p text:style-name="P1">犛 A(1-) V(4⇩) .(9⇩) F(4-)</text:p>
      <text:p text:style-name="P1">釐 A(1-) V(4⇩) .(9⇩) R(4⇧)</text:p>
      <text:p text:style-name="P1">互 A(1-) W(2⇧)</text:p>
      <text:p text:style-name="P1">勁 A(1-) W(2⇧) Q(1⇧) B(5⇩)</text:p>
      <text:p text:style-name="P1">頸 A(1-) W(2⇧) Q(1⇧) M(7⇩)</text:p>
      <text:p text:style-name="P1">逕 A(1-) W(2⇧) Q(1⇧) N(6⇩)</text:p>
      <text:p text:style-name="P1">戈 A(1-) X(2⇩)</text:p>
      <text:p text:style-name="P1">弋 A(1-) X(2⇩)</text:p>
      <text:p text:style-name="P1">盞 A(1-) X(2⇩) A(1-) U(7⇧)</text:p>
      <text:p text:style-name="P1">划 A(1-) X(2⇩) E(3⇧)</text:p>
      <text:p text:style-name="P1">鳶 A(1-) X(2⇩) L(9-) ,(8⇩)</text:p>
      <text:p text:style-name="P1">至 A(1-) X(2⇩) R(4⇧)</text:p>
      <text:p text:style-name="P1">到 A(1-) X(2⇩) R(4⇧) E(3⇧)</text:p>
      <text:p text:style-name="P1">臻 A(1-) X(2⇩) R(4⇧) V(4⇩)</text:p>
      <text:p text:style-name="P1">致 A(1-) X(2⇩) R(4⇧) .(9⇩)</text:p>
      <text:p text:style-name="P1">晉 A(1-) X(2⇩) X(2⇩) P(0⇧)</text:p>
      <text:p text:style-name="P1">天 A(1-) Z(1⇩)</text:p>
      <text:p text:style-name="P1">忝 A(1-) Z(1⇩) C(3⇩)</text:p>
      <text:p text:style-name="P1">吞 A(1-) Z(1⇩) ;(0-)</text:p>
      <text:p text:style-name="P1">豕 A(1-) .(9⇩)</text:p>
      <text:p text:style-name="P1">豳 A(1-) .(9⇩) D(3-) D(3-)</text:p>
      <text:p text:style-name="P1">豭 A(1-) .(9⇩) E(3⇧) B(5⇩)</text:p>
      <text:p text:style-name="P1">逐 A(1-) .(9⇩) N(6⇩)</text:p>
      <text:p text:style-name="P1">豬 A(1-) .(9⇩) R(4⇧) P(0⇧)</text:p>
      <text:p text:style-name="P1">西 A(1-) /(0⇩)</text:p>
      <text:p text:style-name="P1">票 A(1-) /(0⇩) A(1-) C(3⇩)</text:p>
      <text:p text:style-name="P1">剽 A(1-) /(0⇩) A(1-) E(3⇧)</text:p>
      <text:p text:style-name="P1">瓢 A(1-) /(0⇩) A(1-) K(8-)</text:p>
      <text:p text:style-name="P1">飄 A(1-) /(0⇩) A(1-) X(2⇩)</text:p>
      <text:p text:style-name="P1">賈 A(1-) /(0⇩) M(7⇩)</text:p>
      <text:p text:style-name="P1">迺 A(1-) /(0⇩) N(6⇩)</text:p>
      <text:p text:style-name="P1">覃 A(1-) /(0⇩) P(0⇧) F(4-)</text:p>
      <text:p text:style-name="P1">甄 A(1-) /(0⇩) R(4⇧) H(6-)</text:p>
      <text:p text:style-name="P1">栗 A(1-) /(0⇩) V(4⇩)</text:p>
      <text:p text:style-name="P1">要 A(1-) /(0⇩) W(2⇧)</text:p>
      <text:p text:style-name="P1">遷 A(1-) /(0⇩) Z(1⇩) N(6⇩)</text:p>
      <text:p text:style-name="P1">覆 A(1-) /(0⇩) .(9⇩) .(9⇩)</text:p>
      <text:p text:style-name="P1">粟 A(1-) /(0⇩) ,(8⇩)</text:p>
      <text:p text:style-name="P1">又 B(5⇩)</text:p>
      <text:p text:style-name="P1">力 B(5⇩)</text:p>
      <text:p text:style-name="P1">尉 B(5⇩) A(1-) A(1-) H(6-)</text:p>
      <text:p text:style-name="P1">慰 B(5⇩) A(1-) A(1-) N(6⇩)</text:p>
      <text:p text:style-name="P1">褽 B(5⇩) A(1-) A(1-) X(2⇩)</text:p>
      <text:p text:style-name="P1">熨 B(5⇩) A(1-) A(1-) ,(8⇩)</text:p>
      <text:p text:style-name="P1">屍 B(5⇩) A(1-) M(7⇩) Q(1⇧)</text:p>
      <text:p text:style-name="P1">屋 B(5⇩) A(1-) X(2⇩) R(4⇧)</text:p>
      <text:p text:style-name="P1">癸 B(5⇩) A(1-) Z(1⇩)</text:p>
      <text:p text:style-name="P1">羽 B(5⇩) B(5⇩)</text:p>
      <text:p text:style-name="P1">尸 B(5⇩) B(5⇩) B(5⇩) B(5⇩)</text:p>
      <text:p text:style-name="P1">勰 B(5⇩) B(5⇩) B(5⇩) N(6⇩)</text:p>
      <text:p text:style-name="P1">脅 B(5⇩) B(5⇩) B(5⇩) U(7⇧)</text:p>
      <text:p text:style-name="P1">桑 B(5⇩) B(5⇩) B(5⇩) V(4⇩)</text:p>
      <text:p text:style-name="P1">羿 B(5⇩) B(5⇩) F(4-)</text:p>
      <text:p text:style-name="P1">戳 B(5⇩) B(5⇩) K(8-) X(2⇩)</text:p>
      <text:p text:style-name="P1">戮 B(5⇩) B(5⇩) K(8-) X(2⇩)</text:p>
      <text:p text:style-name="P1">翟 B(5⇩) B(5⇩) K(8-) Y(6⇧)</text:p>
      <text:p text:style-name="P1">習 B(5⇩) B(5⇩) L(9-) P(0⇧)</text:p>
      <text:p text:style-name="P1">翼 B(5⇩) B(5⇩) P(0⇧) K(8-)</text:p>
      <text:p text:style-name="P1">翌 B(5⇩) B(5⇩) Y(6⇧)</text:p>
      <text:p text:style-name="P1">翠 B(5⇩) B(5⇩) Y(6⇧) F(4-)</text:p>
      <text:p text:style-name="P1">尿 B(5⇩) C(3⇩)</text:p>
      <text:p text:style-name="P1">犀 B(5⇩) C(3⇩) O(9⇧) F(4-)</text:p>
      <text:p text:style-name="P1">遲 B(5⇩) C(3⇩) O(9⇧) N(6⇩)</text:p>
      <text:p text:style-name="P1">屑 B(5⇩) C(3⇩) U(7⇧)</text:p>
      <text:p text:style-name="P1">屬 B(5⇩) C(3⇩) /(0⇩) /(0⇩)</text:p>
      <text:p text:style-name="P1">屈 B(5⇩) D(3-) D(3-)</text:p>
      <text:p text:style-name="P1">屝 B(5⇩) E(3⇧) E(3⇧)</text:p>
      <text:p text:style-name="P1">居 B(5⇩) F(4-) ;(0-)</text:p>
      <text:p text:style-name="P1">予 B(5⇩) G(5-) D(3-)</text:p>
      <text:p text:style-name="P1">務 B(5⇩) G(5-) D(3-) B(5⇩)</text:p>
      <text:p text:style-name="P1">矜 B(5⇩) G(5-) D(3-) G(5-)</text:p>
      <text:p text:style-name="P1">矛 B(5⇩) G(5-) D(3-) L(9-)</text:p>
      <text:p text:style-name="P1">預 B(5⇩) G(5-) D(3-) M(7⇩)</text:p>
      <text:p text:style-name="P1">柔 B(5⇩) G(5-) D(3-) V(4⇩)</text:p>
      <text:p text:style-name="P1">豫 B(5⇩) G(5-) D(3-) .(9⇩)</text:p>
      <text:p text:style-name="P1">騖 B(5⇩) G(5-) D(3-) ,(8⇩)</text:p>
      <text:p text:style-name="P1">孱 B(5⇩) G(5-) F(4-) F(4-)</text:p>
      <text:p text:style-name="P1">局 B(5⇩) G(5-) ;(0-)</text:p>
      <text:p text:style-name="P1">叉 B(5⇩) H(6-)</text:p>
      <text:p text:style-name="P1">蚤 B(5⇩) H(6-) H(6-) /(0⇩)</text:p>
      <text:p text:style-name="P1">屏 B(5⇩) I(8⇧) F(4-)</text:p>
      <text:p text:style-name="P1">羼 B(5⇩) I(8⇧) F(4-) F(4-)</text:p>
      <text:p text:style-name="P1">即 B(5⇩) J(7-)</text:p>
      <text:p text:style-name="P1">眉 B(5⇩) J(7-)</text:p>
      <text:p text:style-name="P1">刷 B(5⇩) J(7-) D(3-) E(3⇧)</text:p>
      <text:p text:style-name="P1">甬 B(5⇩) J(7-) F(4-)</text:p>
      <text:p text:style-name="P1">勇 B(5⇩) J(7-) F(4-) B(5⇩)</text:p>
      <text:p text:style-name="P1">通 B(5⇩) J(7-) F(4-) N(6⇩)</text:p>
      <text:p text:style-name="P1">恿 B(5⇩) J(7-) F(4-) N(6⇩)</text:p>
      <text:p text:style-name="P1">尺 B(5⇩) K(8-)</text:p>
      <text:p text:style-name="P1">層 B(5⇩) K(8-) /(0⇩) P(0⇧)</text:p>
      <text:p text:style-name="P1">咫 B(5⇩) K(8-) ;(0-) K(8-)</text:p>
      <text:p text:style-name="P1">尾 B(5⇩) L(9-) Q(1⇧)</text:p>
      <text:p text:style-name="P1">屘 B(5⇩) L(9-) Q(1⇧) F(4-)</text:p>
      <text:p text:style-name="P1">屢 B(5⇩) P(0⇧) ;(0-) W(2⇧)</text:p>
      <text:p text:style-name="P1">尼 B(5⇩) Q(1⇧)</text:p>
      <text:p text:style-name="P1">登 B(5⇩) Q(1⇧) I(8⇧)</text:p>
      <text:p text:style-name="P1">凳 B(5⇩) Q(1⇧) I(8⇧) S(2-)</text:p>
      <text:p text:style-name="P1">鄧 B(5⇩) Q(1⇧) I(8⇧) T(5⇧)</text:p>
      <text:p text:style-name="P1">屁 B(5⇩) Q(1⇧) Q(1⇧)</text:p>
      <text:p text:style-name="P1">既 B(5⇩) Q(1⇧) S(2-)</text:p>
      <text:p text:style-name="P1">暨 B(5⇩) Q(1⇧) S(2-) A(1-)</text:p>
      <text:p text:style-name="P1">屆 B(5⇩) R(4⇧) D(3-)</text:p>
      <text:p text:style-name="P1">殿 B(5⇩) R(4⇧) K(8-) B(5⇩)</text:p>
      <text:p text:style-name="P1">臀 B(5⇩) R(4⇧) K(8-) U(7⇧)</text:p>
      <text:p text:style-name="P1">屠 B(5⇩) R(4⇧) L(9-) P(0⇧)</text:p>
      <text:p text:style-name="P1">展 B(5⇩) R(4⇧) X(2⇩)</text:p>
      <text:p text:style-name="P1">發 B(5⇩) T(5⇧) G(5-) B(5⇩)</text:p>
      <text:p text:style-name="P1">屐 B(5⇩) .(9⇩) F(4-) B(5⇩)</text:p>
      <text:p text:style-name="P1">履 B(5⇩) .(9⇩) O(9⇧) .(9⇩)</text:p>
      <text:p text:style-name="P1">屨 B(5⇩) .(9⇩) P(0⇧) W(2⇧)</text:p>
      <text:p text:style-name="P1">屜 B(5⇩) .(9⇩) R(4⇧) S(2-)</text:p>
      <text:p text:style-name="P1">加 B(5⇩) ;(0-)</text:p>
      <text:p text:style-name="P1">駕 B(5⇩) ;(0-) G(5-) ,(8⇩)</text:p>
      <text:p text:style-name="P1">賀 B(5⇩) ;(0-) M(7⇩)</text:p>
      <text:p text:style-name="P1">迦 B(5⇩) ;(0-) N(6⇩)</text:p>
      <text:p text:style-name="P1">架 B(5⇩) ;(0-) V(4⇩)</text:p>
      <text:p text:style-name="P1">辟 B(5⇩) ;(0-) Y(6⇧) F(4-)</text:p>
      <text:p text:style-name="P1">璧 B(5⇩) ;(0-) Y(6⇧) H(6-)</text:p>
      <text:p text:style-name="P1">劈 B(5⇩) ;(0-) Y(6⇧) J(7-)</text:p>
      <text:p text:style-name="P1">避 B(5⇩) ;(0-) Y(6⇧) N(6⇩)</text:p>
      <text:p text:style-name="P1">擘 B(5⇩) ;(0-) Y(6⇧) O(9⇧)</text:p>
      <text:p text:style-name="P1">壁 B(5⇩) ;(0-) Y(6⇧) R(4⇧)</text:p>
      <text:p text:style-name="P1">臂 B(5⇩) ;(0-) Y(6⇧) U(7⇧)</text:p>
      <text:p text:style-name="P1">檗 B(5⇩) ;(0-) Y(6⇧) V(4⇩)</text:p>
      <text:p text:style-name="P1">袈 B(5⇩) ;(0-) Y(6⇧) X(2⇩)</text:p>
      <text:p text:style-name="P1">襞 B(5⇩) ;(0-) Y(6⇧) X(2⇩)</text:p>
      <text:p text:style-name="P1">譬 B(5⇩) ;(0-) Y(6⇧) Y(6⇧)</text:p>
      <text:p text:style-name="P1">屎 B(5⇩) ,(8⇩)</text:p>
      <text:p text:style-name="P1">小 C(3⇩)</text:p>
      <text:p text:style-name="P1">卜 C(3⇩)</text:p>
      <text:p text:style-name="P1">水 C(3⇩)</text:p>
      <text:p text:style-name="P1">污 C(3⇩) A(1-) A(1-) G(5-)</text:p>
      <text:p text:style-name="P1">沅 C(3⇩) A(1-) A(1-) S(2-)</text:p>
      <text:p text:style-name="P1">汀 C(3⇩) A(1-) D(3-)</text:p>
      <text:p text:style-name="P1">沔 C(3⇩) A(1-) D(3-) G(5-)</text:p>
      <text:p text:style-name="P1">沌 C(3⇩) A(1-) D(3-) S(2-)</text:p>
      <text:p text:style-name="P1">洱 C(3⇩) A(1-) E(3⇧)</text:p>
      <text:p text:style-name="P1">汗 C(3⇩) A(1-) F(4-)</text:p>
      <text:p text:style-name="P1">汙 C(3⇩) A(1-) F(4-)</text:p>
      <text:p text:style-name="P1">叢 C(3⇩) A(1-) I(8⇧) B(5⇩)</text:p>
      <text:p text:style-name="P1">對 C(3⇩) A(1-) I(8⇧) H(6-)</text:p>
      <text:p text:style-name="P1">鑿 C(3⇩) A(1-) I(8⇧) I(8⇧)</text:p>
      <text:p text:style-name="P1">鄴 C(3⇩) A(1-) I(8⇧) T(5⇧)</text:p>
      <text:p text:style-name="P1">業 C(3⇩) A(1-) I(8⇧) V(4⇩)</text:p>
      <text:p text:style-name="P1">沛 C(3⇩) A(1-) J(7-) D(3-)</text:p>
      <text:p text:style-name="P1">灑 C(3⇩) A(1-) J(7-) Q(1⇧)</text:p>
      <text:p text:style-name="P1">湎 C(3⇩) A(1-) L(9-) E(3⇧)</text:p>
      <text:p text:style-name="P1">洌 C(3⇩) A(1-) M(7⇩) E(3⇧)</text:p>
      <text:p text:style-name="P1">酒 C(3⇩) A(1-) P(0⇧)</text:p>
      <text:p text:style-name="P1">洹 C(3⇩) A(1-) P(0⇧) A(1-)</text:p>
      <text:p text:style-name="P1">汪 C(3⇩) A(1-) R(4⇧)</text:p>
      <text:p text:style-name="P1">光 C(3⇩) A(1-) S(2-)</text:p>
      <text:p text:style-name="P1">輝 C(3⇩) A(1-) S(2-) Q(1⇧)</text:p>
      <text:p text:style-name="P1">耀 C(3⇩) A(1-) S(2-) Y(6⇧)</text:p>
      <text:p text:style-name="P1">淒 C(3⇩) A(1-) T(5⇧) W(2⇧)</text:p>
      <text:p text:style-name="P1">沬 C(3⇩) A(1-) V(4⇩)</text:p>
      <text:p text:style-name="P1">沍 C(3⇩) A(1-) W(2⇧)</text:p>
      <text:p text:style-name="P1">涇 C(3⇩) A(1-) W(2⇧) Q(1⇧)</text:p>
      <text:p text:style-name="P1">溼 C(3⇩) A(1-) X(2⇩) R(4⇧)</text:p>
      <text:p text:style-name="P1">淺 C(3⇩) A(1-) X(2⇩) X(2⇩)</text:p>
      <text:p text:style-name="P1">添 C(3⇩) A(1-) Z(1⇩) C(3⇩)</text:p>
      <text:p text:style-name="P1">涿 C(3⇩) A(1-) .(9⇩) H(6-)</text:p>
      <text:p text:style-name="P1">漂 C(3⇩) A(1-) /(0⇩) C(3⇩)</text:p>
      <text:p text:style-name="P1">潭 C(3⇩) A(1-) /(0⇩) F(4-)</text:p>
      <text:p text:style-name="P1">湮 C(3⇩) A(1-) /(0⇩) R(4⇧)</text:p>
      <text:p text:style-name="P1">溧 C(3⇩) A(1-) /(0⇩) V(4⇩)</text:p>
      <text:p text:style-name="P1">渥 C(3⇩) B(5⇩) A(1-) R(4⇧)</text:p>
      <text:p text:style-name="P1">濯 C(3⇩) B(5⇩) B(5⇩) Y(6⇧)</text:p>
      <text:p text:style-name="P1">潺 C(3⇩) B(5⇩) G(5-) F(4-)</text:p>
      <text:p text:style-name="P1">澦 C(3⇩) B(5⇩) G(5-) M(7⇩)</text:p>
      <text:p text:style-name="P1">湄 C(3⇩) B(5⇩) J(7-)</text:p>
      <text:p text:style-name="P1">湧 C(3⇩) B(5⇩) J(7-) B(5⇩)</text:p>
      <text:p text:style-name="P1">涮 C(3⇩) B(5⇩) J(7-) E(3⇧)</text:p>
      <text:p text:style-name="P1">涌 C(3⇩) B(5⇩) J(7-) F(4-)</text:p>
      <text:p text:style-name="P1">泥 C(3⇩) B(5⇩) Q(1⇧)</text:p>
      <text:p text:style-name="P1">澄 C(3⇩) B(5⇩) Q(1⇧) I(8⇧)</text:p>
      <text:p text:style-name="P1">溉 C(3⇩) B(5⇩) Q(1⇧) S(2-)</text:p>
      <text:p text:style-name="P1">澱 C(3⇩) B(5⇩) R(4⇧) B(5⇩)</text:p>
      <text:p text:style-name="P1"><text:soft-page-break/>潑 C(3⇩) B(5⇩) T(5⇧) B(5⇩)</text:p>
      <text:p text:style-name="P1">漏 C(3⇩) B(5⇩) Z(1⇩)</text:p>
      <text:p text:style-name="P1">洸 C(3⇩) C(3⇩) A(1-) S(2-)</text:p>
      <text:p text:style-name="P1">淌 C(3⇩) C(3⇩) J(7-) ;(0-)</text:p>
      <text:p text:style-name="P1">沙 C(3⇩) C(3⇩) L(9-)</text:p>
      <text:p text:style-name="P1">娑 C(3⇩) C(3⇩) L(9-) W(2⇧)</text:p>
      <text:p text:style-name="P1">裟 C(3⇩) C(3⇩) L(9-) X(2⇩)</text:p>
      <text:p text:style-name="P1">鯊 C(3⇩) C(3⇩) L(9-) ,(8⇩)</text:p>
      <text:p text:style-name="P1">消 C(3⇩) C(3⇩) U(7⇧)</text:p>
      <text:p text:style-name="P1">汕 C(3⇩) D(3-)</text:p>
      <text:p text:style-name="P1">湍 C(3⇩) D(3-) A(1-) E(3⇧)</text:p>
      <text:p text:style-name="P1">涔 C(3⇩) D(3-) I(8⇧) G(5-)</text:p>
      <text:p text:style-name="P1">淵 C(3⇩) E(3⇧)</text:p>
      <text:p text:style-name="P1">淑 C(3⇩) E(3⇧) A(1-) B(5⇩)</text:p>
      <text:p text:style-name="P1">潤 C(3⇩) E(3⇧) A(1-) R(4⇧)</text:p>
      <text:p text:style-name="P1">涉 C(3⇩) E(3⇧) C(3⇩)</text:p>
      <text:p text:style-name="P1">瀕 C(3⇩) E(3⇧) C(3⇩) M(7⇩)</text:p>
      <text:p text:style-name="P1">濬 C(3⇩) E(3⇧) J(7-) J(7-)</text:p>
      <text:p text:style-name="P1">澗 C(3⇩) E(3⇧) P(0⇧)</text:p>
      <text:p text:style-name="P1">滷 C(3⇩) E(3⇧) P(0⇧) H(6-)</text:p>
      <text:p text:style-name="P1">濾 C(3⇩) E(3⇧) P(0⇧) N(6⇩)</text:p>
      <text:p text:style-name="P1">瀘 C(3⇩) E(3⇧) P(0⇧) U(7⇧)</text:p>
      <text:p text:style-name="P1">瀾 C(3⇩) E(3⇧) V(4⇩) /(0⇩)</text:p>
      <text:p text:style-name="P1">沾 C(3⇩) E(3⇧) ;(0-)</text:p>
      <text:p text:style-name="P1">汁 C(3⇩) F(4-)</text:p>
      <text:p text:style-name="P1">渤 C(3⇩) F(4-) J(7-) B(5⇩)</text:p>
      <text:p text:style-name="P1">潔 C(3⇩) F(4-) J(7-) X(2⇩)</text:p>
      <text:p text:style-name="P1">濛 C(3⇩) F(4-) J(7-) .(9⇩)</text:p>
      <text:p text:style-name="P1">濩 C(3⇩) F(4-) K(8-) B(5⇩)</text:p>
      <text:p text:style-name="P1">瀚 C(3⇩) F(4-) P(0⇧) B(5⇩)</text:p>
      <text:p text:style-name="P1">潮 C(3⇩) F(4-) P(0⇧) U(7⇧)</text:p>
      <text:p text:style-name="P1">漠 C(3⇩) F(4-) P(0⇧) Z(1⇩)</text:p>
      <text:p text:style-name="P1">瀟 C(3⇩) F(4-) T(5⇧) E(3⇧)</text:p>
      <text:p text:style-name="P1">滇 C(3⇩) F(4-) U(7⇧) K(8-)</text:p>
      <text:p text:style-name="P1">沽 C(3⇩) F(4-) ;(0-)</text:p>
      <text:p text:style-name="P1">湖 C(3⇩) F(4-) ;(0-) U(7⇧)</text:p>
      <text:p text:style-name="P1">灌 C(3⇩) F(4-) ;(0-) Y(6⇧)</text:p>
      <text:p text:style-name="P1">涵 C(3⇩) G(5-) C(3⇩) D(3-)</text:p>
      <text:p text:style-name="P1">池 C(3⇩) G(5-) D(3-) S(2-)</text:p>
      <text:p text:style-name="P1">氾 C(3⇩) G(5-) S(2-)</text:p>
      <text:p text:style-name="P1">淚 C(3⇩) G(5-) Z(1⇩) H(6-)</text:p>
      <text:p text:style-name="P1">滬 C(3⇩) G(5-) ;(0-) S(2-)</text:p>
      <text:p text:style-name="P1">泳 C(3⇩) H(6-) B(5⇩)</text:p>
      <text:p text:style-name="P1">洲 C(3⇩) H(6-) D(3-) D(3-)</text:p>
      <text:p text:style-name="P1">淤 C(3⇩) H(6-) K(8-) H(6-)</text:p>
      <text:p text:style-name="P1">漩 C(3⇩) H(6-) O(9⇧) C(3⇩)</text:p>
      <text:p text:style-name="P1">游 C(3⇩) H(6-) O(9⇧) F(4-)</text:p>
      <text:p text:style-name="P1">浪 C(3⇩) H(6-) T(5⇧) X(2⇩)</text:p>
      <text:p text:style-name="P1">淦 C(3⇩) I(8⇧)</text:p>
      <text:p text:style-name="P1">泠 C(3⇩) I(8⇧) B(5⇩)</text:p>
      <text:p text:style-name="P1">溯 C(3⇩) I(8⇧) D(3-) U(7⇧)</text:p>
      <text:p text:style-name="P1">洋 C(3⇩) I(8⇧) F(4-)</text:p>
      <text:p text:style-name="P1">淪 C(3⇩) I(8⇧) J(7-) F(4-)</text:p>
      <text:p text:style-name="P1">溢 C(3⇩) I(8⇧) K(8-) U(7⇧)</text:p>
      <text:p text:style-name="P1">漾 C(3⇩) I(8⇧) R(4⇧) B(5⇩)</text:p>
      <text:p text:style-name="P1">滄 C(3⇩) I(8⇧) T(5⇧) ;(0-)</text:p>
      <text:p text:style-name="P1">渝 C(3⇩) I(8⇧) U(7⇧) E(3⇧)</text:p>
      <text:p text:style-name="P1">湔 C(3⇩) I(8⇧) U(7⇧) E(3⇧)</text:p>
      <text:p text:style-name="P1">塗 C(3⇩) I(8⇧) V(4⇩) R(4⇧)</text:p>
      <text:p text:style-name="P1">滋 C(3⇩) I(8⇧) X(2⇩) X(2⇩)</text:p>
      <text:p text:style-name="P1">洽 C(3⇩) I(8⇧) ;(0-)</text:p>
      <text:p text:style-name="P1">瀲 C(3⇩) I(8⇧) ;(0-) .(9⇩)</text:p>
      <text:p text:style-name="P1">澠 C(3⇩) J(7-) A(1-) T(5⇧)</text:p>
      <text:p text:style-name="P1">渺 C(3⇩) J(7-) C(3⇩) L(9-)</text:p>
      <text:p text:style-name="P1">澀 C(3⇩) J(7-) H(6-) E(3⇧)</text:p>
      <text:p text:style-name="P1">涊 C(3⇩) J(7-) H(6-) N(6⇩)</text:p>
      <text:p text:style-name="P1">梁 C(3⇩) J(7-) H(6-) V(4⇩)</text:p>
      <text:p text:style-name="P1">粱 C(3⇩) J(7-) H(6-) ,(8⇩)</text:p>
      <text:p text:style-name="P1">渙 C(3⇩) J(7-) J(7-) Z(1⇩)</text:p>
      <text:p text:style-name="P1">盜 C(3⇩) J(7-) K(8-) U(7⇧)</text:p>
      <text:p text:style-name="P1">深 C(3⇩) J(7-) K(8-) V(4⇩)</text:p>
      <text:p text:style-name="P1">洞 C(3⇩) J(7-) Q(1⇧)</text:p>
      <text:p text:style-name="P1">渾 C(3⇩) J(7-) Q(1⇧)</text:p>
      <text:p text:style-name="P1">沈 C(3⇩) J(7-) S(2-)</text:p>
      <text:p text:style-name="P1">沉 C(3⇩) J(7-) S(2-)</text:p>
      <text:p text:style-name="P1">泱 C(3⇩) J(7-) Z(1⇩)</text:p>
      <text:p text:style-name="P1">澹 C(3⇩) J(7-) Z(1⇩) Y(6⇧)</text:p>
      <text:p text:style-name="P1">尚 C(3⇩) J(7-) ;(0-)</text:p>
      <text:p text:style-name="P1">沼 C(3⇩) J(7-) ;(0-)</text:p>
      <text:p text:style-name="P1">常 C(3⇩) J(7-) ;(0-) D(3-)</text:p>
      <text:p text:style-name="P1">賞 C(3⇩) J(7-) ;(0-) M(7⇩)</text:p>
      <text:p text:style-name="P1">掌 C(3⇩) J(7-) ;(0-) O(9⇧)</text:p>
      <text:p text:style-name="P1">當 C(3⇩) J(7-) ;(0-) P(0⇧)</text:p>
      <text:p text:style-name="P1">嘗 C(3⇩) J(7-) ;(0-) P(0⇧)</text:p>
      <text:p text:style-name="P1">氅 C(3⇩) J(7-) ;(0-) Q(1⇧)</text:p>
      <text:p text:style-name="P1">堂 C(3⇩) J(7-) ;(0-) R(4⇧)</text:p>
      <text:p text:style-name="P1">棠 C(3⇩) J(7-) ;(0-) V(4⇩)</text:p>
      <text:p text:style-name="P1">裳 C(3⇩) J(7-) ;(0-) X(2⇩)</text:p>
      <text:p text:style-name="P1">敞 C(3⇩) J(7-) ;(0-) .(9⇩)</text:p>
      <text:p text:style-name="P1">黨 C(3⇩) J(7-) ;(0-) ,(8⇩)</text:p>
      <text:p text:style-name="P1">濮 C(3⇩) K(8-) C(3⇩) Z(1⇩)</text:p>
      <text:p text:style-name="P1">滌 C(3⇩) K(8-) D(3-) V(4⇩)</text:p>
      <text:p text:style-name="P1">汾 C(3⇩) K(8-) J(7-)</text:p>
      <text:p text:style-name="P1">浴 C(3⇩) K(8-) K(8-) ;(0-)</text:p>
      <text:p text:style-name="P1">涕 C(3⇩) K(8-) T(5⇧) L(9-)</text:p>
      <text:p text:style-name="P1">雀 C(3⇩) K(8-) Y(6⇧)</text:p>
      <text:p text:style-name="P1">淮 C(3⇩) K(8-) Y(6⇧)</text:p>
      <text:p text:style-name="P1">準 C(3⇩) K(8-) Y(6⇧) F(4-)</text:p>
      <text:p text:style-name="P1">沿 C(3⇩) K(8-) ;(0-)</text:p>
      <text:p text:style-name="P1">少 C(3⇩) L(9-)</text:p>
      <text:p text:style-name="P1">劣 C(3⇩) L(9-) B(5⇩)</text:p>
      <text:p text:style-name="P1">沒 C(3⇩) L(9-) B(5⇩)</text:p>
      <text:p text:style-name="P1">汲 C(3⇩) L(9-) B(5⇩)</text:p>
      <text:p text:style-name="P1">涎 C(3⇩) L(9-) E(3⇧) B(5⇩)</text:p>
      <text:p text:style-name="P1">活 C(3⇩) L(9-) F(4-) ;(0-)</text:p>
      <text:p text:style-name="P1">省 C(3⇩) L(9-) J(7-)</text:p>
      <text:p text:style-name="P1">洎 C(3⇩) L(9-) J(7-)</text:p>
      <text:p text:style-name="P1">溴 C(3⇩) L(9-) J(7-) H(6-)</text:p>
      <text:p text:style-name="P1">澳 C(3⇩) L(9-) J(7-) Z(1⇩)</text:p>
      <text:p text:style-name="P1">泛 C(3⇩) L(9-) N(6⇩)</text:p>
      <text:p text:style-name="P1">淘 C(3⇩) L(9-) O(9⇧) D(3-)</text:p>
      <text:p text:style-name="P1">泊 C(3⇩) L(9-) P(0⇧)</text:p>
      <text:p text:style-name="P1">洵 C(3⇩) L(9-) P(0⇧)</text:p>
      <text:p text:style-name="P1">湟 C(3⇩) L(9-) P(0⇧) R(4⇧)</text:p>
      <text:p text:style-name="P1">激 C(3⇩) L(9-) P(0⇧) .(9⇩)</text:p>
      <text:p text:style-name="P1">汍 C(3⇩) L(9-) S(2-) H(6-)</text:p>
      <text:p text:style-name="P1">染 C(3⇩) L(9-) S(2-) V(4⇩)</text:p>
      <text:p text:style-name="P1">泡 C(3⇩) L(9-) T(5⇧) S(2-)</text:p>
      <text:p text:style-name="P1">洫 C(3⇩) L(9-) U(7⇧)</text:p>
      <text:p text:style-name="P1">沃 C(3⇩) L(9-) Z(1⇩)</text:p>
      <text:p text:style-name="P1">洶 C(3⇩) L(9-) .(9⇩) D(3-)</text:p>
      <text:p text:style-name="P1">潘 C(3⇩) L(9-) ,(8⇩) P(0⇧)</text:p>
      <text:p text:style-name="P1">汐 C(3⇩) M(7⇩)</text:p>
      <text:p text:style-name="P1">濺 C(3⇩) M(7⇩) A(1-) X(2⇩)</text:p>
      <text:p text:style-name="P1">測 C(3⇩) M(7⇩) E(3⇧)</text:p>
      <text:p text:style-name="P1">滑 C(3⇩) M(7⇩) U(7⇧)</text:p>
      <text:p text:style-name="P1">渦 C(3⇩) M(7⇩) ;(0-)</text:p>
      <text:p text:style-name="P1">沁 C(3⇩) N(6⇩)</text:p>
      <text:p text:style-name="P1">渲 C(3⇩) N(6⇩) A(1-) A(1-)</text:p>
      <text:p text:style-name="P1">淙 C(3⇩) N(6⇩) A(1-) C(3⇩)</text:p>
      <text:p text:style-name="P1">演 C(3⇩) N(6⇩) A(1-) K(8-)</text:p>
      <text:p text:style-name="P1">濱 C(3⇩) N(6⇩) A(1-) M(7⇩)</text:p>
      <text:p text:style-name="P1">濂 C(3⇩) N(6⇩) I(8⇧) C(3⇩)</text:p>
      <text:p text:style-name="P1">溶 C(3⇩) N(6⇩) K(8-) ;(0-)</text:p>
      <text:p text:style-name="P1">泌 C(3⇩) N(6⇩) L(9-)</text:p>
      <text:p text:style-name="P1">瀋 C(3⇩) N(6⇩) L(9-) P(0⇧)</text:p>
      <text:p text:style-name="P1">濘 C(3⇩) N(6⇩) N(6⇩) D(3-)</text:p>
      <text:p text:style-name="P1">瀉 C(3⇩) N(6⇩) O(9⇧) ,(8⇩)</text:p>
      <text:p text:style-name="P1">沱 C(3⇩) N(6⇩) Q(1⇧)</text:p>
      <text:p text:style-name="P1">渡 C(3⇩) N(6⇩) R(4⇧) B(5⇩)</text:p>
      <text:p text:style-name="P1">滓 C(3⇩) N(6⇩) Y(6⇧) F(4-)</text:p>
      <text:p text:style-name="P1">汽 C(3⇩) O(9⇧)</text:p>
      <text:p text:style-name="P1">沂 C(3⇩) O(9⇧)</text:p>
      <text:p text:style-name="P1">泜 C(3⇩) O(9⇧) A(1-) A(1-)</text:p>
      <text:p text:style-name="P1">湃 C(3⇩) O(9⇧) A(1-) F(4-)</text:p>
      <text:p text:style-name="P1">泖 C(3⇩) O(9⇧) D(3-) J(7-)</text:p>
      <text:p text:style-name="P1">瀏 C(3⇩) O(9⇧) H(6-) E(3⇧)</text:p>
      <text:p text:style-name="P1">溜 C(3⇩) O(9⇧) H(6-) P(0⇧)</text:p>
      <text:p text:style-name="P1">潟 C(3⇩) O(9⇧) L(9-) ,(8⇩)</text:p>
      <text:p text:style-name="P1">浙 C(3⇩) O(9⇧) O(9⇧)</text:p>
      <text:p text:style-name="P1">湩 C(3⇩) O(9⇧) P(0⇧)</text:p>
      <text:p text:style-name="P1">洗 C(3⇩) O(9⇧) S(2-)</text:p>
      <text:p text:style-name="P1">海 C(3⇩) O(9⇧) S(2-) Z(1⇩)</text:p>
      <text:p text:style-name="P1">浩 C(3⇩) O(9⇧) ;(0-)</text:p>
      <text:p text:style-name="P1">汨 C(3⇩) P(0⇧)</text:p>
      <text:p text:style-name="P1">盪 C(3⇩) P(0⇧) A(1-) U(7⇧)</text:p>
      <text:p text:style-name="P1">湯 C(3⇩) P(0⇧) A(1-) .(9⇩)</text:p>
      <text:p text:style-name="P1">燙 C(3⇩) P(0⇧) A(1-) ,(8⇩)</text:p>
      <text:p text:style-name="P1">油 C(3⇩) P(0⇧) F(4-)</text:p>
      <text:p text:style-name="P1">澧 C(3⇩) P(0⇧) F(4-) I(8⇧)</text:p>
      <text:p text:style-name="P1">濃 C(3⇩) P(0⇧) F(4-) X(2⇩)</text:p>
      <text:p text:style-name="P1">涸 C(3⇩) P(0⇧) F(4-) ;(0-)</text:p>
      <text:p text:style-name="P1">泅 C(3⇩) P(0⇧) K(8-)</text:p>
      <text:p text:style-name="P1">渴 C(3⇩) P(0⇧) L(9-) S(2-)</text:p>
      <text:p text:style-name="P1">混 C(3⇩) P(0⇧) Q(1⇧) Q(1⇧)</text:p>
      <text:p text:style-name="P1">浬 C(3⇩) P(0⇧) R(4⇧)</text:p>
      <text:p text:style-name="P1">涅 C(3⇩) P(0⇧) R(4⇧)</text:p>
      <text:p text:style-name="P1">瀑 C(3⇩) P(0⇧) R(4⇧) C(3⇩)</text:p>
      <text:p text:style-name="P1">渭 C(3⇩) P(0⇧) U(7⇧)</text:p>
      <text:p text:style-name="P1">洩 C(3⇩) P(0⇧) X(2⇩)</text:p>
      <text:p text:style-name="P1">漯 C(3⇩) P(0⇧) X(2⇩)</text:p>
      <text:p text:style-name="P1">濕 C(3⇩) P(0⇧) X(2⇩) ,(8⇩)</text:p>
      <text:p text:style-name="P1">漫 C(3⇩) P(0⇧) /(0⇩) B(5⇩)</text:p>
      <text:p text:style-name="P1">江 C(3⇩) Q(1⇧)</text:p>
      <text:p text:style-name="P1">河 C(3⇩) Q(1⇧) D(3-)</text:p>
      <text:p text:style-name="P1">濫 C(3⇩) Q(1⇧) D(3-) U(7⇧)</text:p>
      <text:p text:style-name="P1">浦 C(3⇩) Q(1⇧) H(6-)</text:p>
      <text:p text:style-name="P1">溥 C(3⇩) Q(1⇧) H(6-) H(6-)</text:p>
      <text:p text:style-name="P1">鴻 C(3⇩) Q(1⇧) L(9-) ,(8⇩)</text:p>
      <text:p text:style-name="P1">漣 C(3⇩) Q(1⇧) N(6⇩)</text:p>
      <text:p text:style-name="P1">漸 C(3⇩) Q(1⇧) O(9⇧)</text:p>
      <text:p text:style-name="P1">漕 C(3⇩) Q(1⇧) P(0⇧)</text:p>
      <text:p text:style-name="P1">沘 C(3⇩) Q(1⇧) Q(1⇧)</text:p>
      <text:p text:style-name="P1">潛 C(3⇩) Q(1⇧) S(2-) P(0⇧)</text:p>
      <text:p text:style-name="P1">渠 C(3⇩) Q(1⇧) T(5⇧) V(4⇩)</text:p>
      <text:p text:style-name="P1">柒 C(3⇩) Q(1⇧) V(4⇩)</text:p>
      <text:p text:style-name="P1">淇 C(3⇩) R(4⇧) A(1-) K(8-)</text:p>
      <text:p text:style-name="P1">濤 C(3⇩) R(4⇧) G(5-) H(6-)</text:p>
      <text:p text:style-name="P1">滯 C(3⇩) R(4⇧) J(7-) D(3-)</text:p>
      <text:p text:style-name="P1">滿 C(3⇩) R(4⇧) J(7-) K(8-)</text:p>
      <text:p text:style-name="P1">懣 C(3⇩) R(4⇧) J(7-) N(6⇩)</text:p>
      <text:p text:style-name="P1">溝 C(3⇩) R(4⇧) J(7-) R(4⇧)</text:p>
      <text:p text:style-name="P1">洪 C(3⇩) R(4⇧) K(8-)</text:p>
      <text:p text:style-name="P1">港 C(3⇩) R(4⇧) K(8-) S(2-)</text:p>
      <text:p text:style-name="P1">渚 C(3⇩) R(4⇧) L(9-) P(0⇧)</text:p>
      <text:p text:style-name="P1">漬 C(3⇩) R(4⇧) M(7⇩)</text:p>
      <text:p text:style-name="P1">湛 C(3⇩) R(4⇧) Q(1⇧) K(8-)</text:p>
      <text:p text:style-name="P1">澆 C(3⇩) R(4⇧) R(4⇧) S(2-)</text:p>
      <text:p text:style-name="P1">泄 C(3⇩) R(4⇧) S(2-)</text:p>
      <text:p text:style-name="P1">清 C(3⇩) R(4⇧) U(7⇧)</text:p>
      <text:p text:style-name="P1">法 C(3⇩) R(4⇧) X(2⇩)</text:p>
      <text:p text:style-name="P1">溘 C(3⇩) R(4⇧) X(2⇩) U(7⇧)</text:p>
      <text:p text:style-name="P1">漢 C(3⇩) R(4⇧) Z(1⇩)</text:p>
      <text:p text:style-name="P1">灘 C(3⇩) R(4⇧) Z(1⇩) Y(6⇧)</text:p>
      <text:p text:style-name="P1"><text:soft-page-break/>瀆 C(3⇩) R(4⇧) /(0⇩) M(7⇩)</text:p>
      <text:p text:style-name="P1">澎 C(3⇩) R(4⇧) ;(0-) .(9⇩)</text:p>
      <text:p text:style-name="P1">汛 C(3⇩) S(2-) F(4-)</text:p>
      <text:p text:style-name="P1">汎 C(3⇩) S(2-) H(6-)</text:p>
      <text:p text:style-name="P1">洮 C(3⇩) S(2-) ,(8⇩)</text:p>
      <text:p text:style-name="P1">波 C(3⇩) T(5⇧) B(5⇩)</text:p>
      <text:p text:style-name="P1">婆 C(3⇩) T(5⇧) B(5⇩) W(2⇧)</text:p>
      <text:p text:style-name="P1">津 C(3⇩) T(5⇧) F(4-)</text:p>
      <text:p text:style-name="P1">沸 C(3⇩) T(5⇧) G(5-) E(3⇧)</text:p>
      <text:p text:style-name="P1">溺 C(3⇩) T(5⇧) G(5-) K(8-)</text:p>
      <text:p text:style-name="P1">漲 C(3⇩) T(5⇧) G(5-) X(2⇩)</text:p>
      <text:p text:style-name="P1">泓 C(3⇩) T(5⇧) G(5-) X(2⇩)</text:p>
      <text:p text:style-name="P1">瀰 C(3⇩) T(5⇧) G(5-) .(9⇩)</text:p>
      <text:p text:style-name="P1">浸 C(3⇩) T(5⇧) J(7-) B(5⇩)</text:p>
      <text:p text:style-name="P1">決 C(3⇩) T(5⇧) K(8-)</text:p>
      <text:p text:style-name="P1">潯 C(3⇩) T(5⇧) Q(1⇧) H(6-)</text:p>
      <text:p text:style-name="P1">潠 C(3⇩) T(5⇧) S(2-) K(8-)</text:p>
      <text:p text:style-name="P1">湣 C(3⇩) T(5⇧) S(2-) P(0⇧)</text:p>
      <text:p text:style-name="P1">泯 C(3⇩) T(5⇧) S(2-) S(2-)</text:p>
      <text:p text:style-name="P1">肖 C(3⇩) U(7⇧)</text:p>
      <text:p text:style-name="P1">沮 C(3⇩) U(7⇧) A(1-)</text:p>
      <text:p text:style-name="P1">削 C(3⇩) U(7⇧) E(3⇧)</text:p>
      <text:p text:style-name="P1">逍 C(3⇩) U(7⇧) N(6⇩)</text:p>
      <text:p text:style-name="P1">漁 C(3⇩) U(7⇧) ,(8⇩)</text:p>
      <text:p text:style-name="P1">沐 C(3⇩) V(4⇩)</text:p>
      <text:p text:style-name="P1">沫 C(3⇩) V(4⇩) A(1-)</text:p>
      <text:p text:style-name="P1">湘 C(3⇩) V(4⇩) J(7-)</text:p>
      <text:p text:style-name="P1">漆 C(3⇩) V(4⇩) K(8-) C(3⇩)</text:p>
      <text:p text:style-name="P1">淞 C(3⇩) V(4⇩) K(8-) X(2⇩)</text:p>
      <text:p text:style-name="P1">淅 C(3⇩) V(4⇩) O(9⇧)</text:p>
      <text:p text:style-name="P1">渣 C(3⇩) V(4⇩) P(0⇧) A(1-)</text:p>
      <text:p text:style-name="P1">淋 C(3⇩) V(4⇩) V(4⇩)</text:p>
      <text:p text:style-name="P1">潸 C(3⇩) V(4⇩) V(4⇩) U(7⇧)</text:p>
      <text:p text:style-name="P1">漱 C(3⇩) V(4⇩) ;(0-) K(8-)</text:p>
      <text:p text:style-name="P1">瀨 C(3⇩) V(4⇩) ;(0-) M(7⇩)</text:p>
      <text:p text:style-name="P1">汝 C(3⇩) W(2⇧)</text:p>
      <text:p text:style-name="P1">淄 C(3⇩) W(2⇧) P(0⇧)</text:p>
      <text:p text:style-name="P1">濰 C(3⇩) X(2⇩) K(8-) Y(6⇧)</text:p>
      <text:p text:style-name="P1">浚 C(3⇩) X(2⇩) K(8-) .(9⇩)</text:p>
      <text:p text:style-name="P1">滲 C(3⇩) X(2⇩) X(2⇩) .(9⇩)</text:p>
      <text:p text:style-name="P1">治 C(3⇩) X(2⇩) ;(0-)</text:p>
      <text:p text:style-name="P1">泣 C(3⇩) Y(6⇧)</text:p>
      <text:p text:style-name="P1">汴 C(3⇩) Y(6⇧) C(3⇩)</text:p>
      <text:p text:style-name="P1">濟 C(3⇩) Y(6⇧) K(8-) E(3⇧)</text:p>
      <text:p text:style-name="P1">淬 C(3⇩) Y(6⇧) K(8-) F(4-)</text:p>
      <text:p text:style-name="P1">滂 C(3⇩) Y(6⇧) K(8-) H(6-)</text:p>
      <text:p text:style-name="P1">液 C(3⇩) Y(6⇧) K(8-) K(8-)</text:p>
      <text:p text:style-name="P1">滾 C(3⇩) Y(6⇧) K(8-) X(2⇩)</text:p>
      <text:p text:style-name="P1">滴 C(3⇩) Y(6⇧) K(8-) ;(0-)</text:p>
      <text:p text:style-name="P1">澶 C(3⇩) Y(6⇧) P(0⇧) A(1-)</text:p>
      <text:p text:style-name="P1">漳 C(3⇩) Y(6⇧) P(0⇧) F(4-)</text:p>
      <text:p text:style-name="P1">潼 C(3⇩) Y(6⇧) P(0⇧) R(4⇧)</text:p>
      <text:p text:style-name="P1">注 C(3⇩) Y(6⇧) R(4⇧)</text:p>
      <text:p text:style-name="P1">沆 C(3⇩) Y(6⇧) S(2-)</text:p>
      <text:p text:style-name="P1">瀛 C(3⇩) Y(6⇧) U(7⇧) H(6-)</text:p>
      <text:p text:style-name="P1">灣 C(3⇩) Y(6⇧) X(2⇩) G(5-)</text:p>
      <text:p text:style-name="P1">灤 C(3⇩) Y(6⇧) X(2⇩) V(4⇩)</text:p>
      <text:p text:style-name="P1">汶 C(3⇩) Y(6⇧) .(9⇩)</text:p>
      <text:p text:style-name="P1">漓 C(3⇩) Y(6⇧) .(9⇩) M(7⇩)</text:p>
      <text:p text:style-name="P1">涪 C(3⇩) Y(6⇧) ;(0-)</text:p>
      <text:p text:style-name="P1">涼 C(3⇩) Y(6⇧) ;(0-) C(3⇩)</text:p>
      <text:p text:style-name="P1">淳 C(3⇩) Y(6⇧) ;(0-) F(4-)</text:p>
      <text:p text:style-name="P1">濠 C(3⇩) Y(6⇧) ;(0-) .(9⇩)</text:p>
      <text:p text:style-name="P1">尖 C(3⇩) Z(1⇩)</text:p>
      <text:p text:style-name="P1">濡 C(3⇩) Z(1⇩) A(1-) E(3⇧)</text:p>
      <text:p text:style-name="P1">滅 C(3⇩) Z(1⇩) A(1-) X(2⇩)</text:p>
      <text:p text:style-name="P1">湊 C(3⇩) Z(1⇩) A(1-) Z(1⇩)</text:p>
      <text:p text:style-name="P1">汰 C(3⇩) Z(1⇩) H(6-)</text:p>
      <text:p text:style-name="P1">潦 C(3⇩) Z(1⇩) K(8-) C(3⇩)</text:p>
      <text:p text:style-name="P1">浹 C(3⇩) Z(1⇩) K(8-) K(8-)</text:p>
      <text:p text:style-name="P1">源 C(3⇩) Z(1⇩) L(9-) C(3⇩)</text:p>
      <text:p text:style-name="P1">瀝 C(3⇩) Z(1⇩) L(9-) E(3⇧)</text:p>
      <text:p text:style-name="P1">流 C(3⇩) Z(1⇩) O(9⇧)</text:p>
      <text:p text:style-name="P1">淹 C(3⇩) Z(1⇩) P(0⇧) S(2-)</text:p>
      <text:p text:style-name="P1">減 C(3⇩) Z(1⇩) Q(1⇧) X(2⇩)</text:p>
      <text:p text:style-name="P1">涯 C(3⇩) Z(1⇩) R(4⇧) R(4⇧)</text:p>
      <text:p text:style-name="P1">灞 C(3⇩) Z(1⇩) R(4⇧) U(7⇧)</text:p>
      <text:p text:style-name="P1">洧 C(3⇩) Z(1⇩) U(7⇧)</text:p>
      <text:p text:style-name="P1">澈 C(3⇩) Z(1⇩) U(7⇧) .(9⇩)</text:p>
      <text:p text:style-name="P1">湲 C(3⇩) .(9⇩) A(1-) B(5⇩)</text:p>
      <text:p text:style-name="P1">浮 C(3⇩) .(9⇩) G(5-) F(4-)</text:p>
      <text:p text:style-name="P1">淫 C(3⇩) .(9⇩) L(9-) R(4⇧)</text:p>
      <text:p text:style-name="P1">滔 C(3⇩) .(9⇩) O(9⇧)</text:p>
      <text:p text:style-name="P1">派 C(3⇩) .(9⇩) O(9⇧) K(8-)</text:p>
      <text:p text:style-name="P1">淨 C(3⇩) .(9⇩) T(5⇧) D(3-)</text:p>
      <text:p text:style-name="P1">溪 C(3⇩) .(9⇩) X(2⇩) Z(1⇩)</text:p>
      <text:p text:style-name="P1">漪 C(3⇩) .(9⇩) Z(1⇩) D(3-)</text:p>
      <text:p text:style-name="P1">淆 C(3⇩) .(9⇩) Z(1⇩) U(7⇧)</text:p>
      <text:p text:style-name="P1">洛 C(3⇩) .(9⇩) ;(0-)</text:p>
      <text:p text:style-name="P1">泗 C(3⇩) /(0⇩)</text:p>
      <text:p text:style-name="P1">濁 C(3⇩) /(0⇩) L(9-) /(0⇩)</text:p>
      <text:p text:style-name="P1">澴 C(3⇩) /(0⇩) Q(1⇧) X(2⇩)</text:p>
      <text:p text:style-name="P1">澤 C(3⇩) /(0⇩) R(4⇧) F(4-)</text:p>
      <text:p text:style-name="P1">溫 C(3⇩) /(0⇩) U(7⇧)</text:p>
      <text:p text:style-name="P1">沖 C(3⇩) ;(0-) D(3-)</text:p>
      <text:p text:style-name="P1">潰 C(3⇩) ;(0-) D(3-) M(7⇩)</text:p>
      <text:p text:style-name="P1">況 C(3⇩) ;(0-) S(2-)</text:p>
      <text:p text:style-name="P1">浥 C(3⇩) ;(0-) T(5⇧) S(2-)</text:p>
      <text:p text:style-name="P1">涓 C(3⇩) ;(0-) U(7⇧)</text:p>
      <text:p text:style-name="P1">澡 C(3⇩) ;(0-) ;(0-) V(4⇩)</text:p>
      <text:p text:style-name="P1">淡 C(3⇩) ,(8⇩) ,(8⇩)</text:p>
      <text:p text:style-name="P1">山 D(3-)</text:p>
      <text:p text:style-name="P1">片 D(3-)</text:p>
      <text:p text:style-name="P1">凹 D(3-) A(1-)</text:p>
      <text:p text:style-name="P1">凸 D(3-) A(1-)</text:p>
      <text:p text:style-name="P1">耑 D(3-) A(1-) L(9-) E(3⇧)</text:p>
      <text:p text:style-name="P1">顓 D(3-) A(1-) L(9-) M(7⇩)</text:p>
      <text:p text:style-name="P1">兕 D(3-) A(1-) S(2-)</text:p>
      <text:p text:style-name="P1">蚩 D(3-) A(1-) /(0⇩)</text:p>
      <text:p text:style-name="P1">崛 D(3-) B(5⇩) D(3-) D(3-)</text:p>
      <text:p text:style-name="P1">嶝 D(3-) B(5⇩) Q(1⇧) I(8⇧)</text:p>
      <text:p text:style-name="P1">峭 D(3-) C(3⇩) U(7⇧)</text:p>
      <text:p text:style-name="P1">出 D(3-) D(3-)</text:p>
      <text:p text:style-name="P1">祟 D(3-) D(3-) A(1-) C(3⇩)</text:p>
      <text:p text:style-name="P1">羋 D(3-) F(4-) A(1-) F(4-)</text:p>
      <text:p text:style-name="P1">岐 D(3-) F(4-) B(5⇩)</text:p>
      <text:p text:style-name="P1">巔 D(3-) F(4-) U(7⇧) M(7⇩)</text:p>
      <text:p text:style-name="P1">岩 D(3-) G(5-)</text:p>
      <text:p text:style-name="P1">牖 D(3-) G(5-) Q(1⇧) H(6-)</text:p>
      <text:p text:style-name="P1">嶺 D(3-) I(8⇧) B(5⇩) M(7⇩)</text:p>
      <text:p text:style-name="P1">岑 D(3-) I(8⇧) G(5-)</text:p>
      <text:p text:style-name="P1">崙 D(3-) I(8⇧) J(7-) F(4-)</text:p>
      <text:p text:style-name="P1">嶔 D(3-) I(8⇧) J(7-) K(8-)</text:p>
      <text:p text:style-name="P1">嵯 D(3-) I(8⇧) R(4⇧) Q(1⇧)</text:p>
      <text:p text:style-name="P1">崗 D(3-) J(7-) I(8⇧) D(3-)</text:p>
      <text:p text:style-name="P1">峒 D(3-) J(7-) Q(1⇧)</text:p>
      <text:p text:style-name="P1">峴 D(3-) J(7-) S(2-)</text:p>
      <text:p text:style-name="P1">巉 D(3-) J(7-) ;(0-) H(6-)</text:p>
      <text:p text:style-name="P1">峪 D(3-) K(8-) K(8-) ;(0-)</text:p>
      <text:p text:style-name="P1">崔 D(3-) K(8-) Y(6⇧)</text:p>
      <text:p text:style-name="P1">岌 D(3-) L(9-) B(5⇩)</text:p>
      <text:p text:style-name="P1">峨 D(3-) L(9-) O(9⇧) X(2⇩)</text:p>
      <text:p text:style-name="P1">牌 D(3-) L(9-) P(0⇧) F(4-)</text:p>
      <text:p text:style-name="P1">巍 D(3-) L(9-) V(4⇩) X(2⇩)</text:p>
      <text:p text:style-name="P1">崇 D(3-) N(6⇩) A(1-) C(3⇩)</text:p>
      <text:p text:style-name="P1">崆 D(3-) N(6⇩) K(8-) Q(1⇧)</text:p>
      <text:p text:style-name="P1">屹 D(3-) O(9⇧) S(2-)</text:p>
      <text:p text:style-name="P1">嶼 D(3-) O(9⇧) Z(1⇩) K(8-)</text:p>
      <text:p text:style-name="P1">岫 D(3-) P(0⇧) F(4-)</text:p>
      <text:p text:style-name="P1">崑 D(3-) P(0⇧) Q(1⇧) Q(1⇧)</text:p>
      <text:p text:style-name="P1">豈 D(3-) Q(1⇧) I(8⇧)</text:p>
      <text:p text:style-name="P1">剴 D(3-) Q(1⇧) I(8⇧) E(3⇧)</text:p>
      <text:p text:style-name="P1">凱 D(3-) Q(1⇧) I(8⇧) S(2-)</text:p>
      <text:p text:style-name="P1">覬 D(3-) Q(1⇧) I(8⇧) S(2-)</text:p>
      <text:p text:style-name="P1">嶄 D(3-) Q(1⇧) O(9⇧)</text:p>
      <text:p text:style-name="P1">嶇 D(3-) Q(1⇧) ;(0-) ;(0-)</text:p>
      <text:p text:style-name="P1">嵌 D(3-) R(4⇧) A(1-) K(8-)</text:p>
      <text:p text:style-name="P1">峙 D(3-) R(4⇧) F(4-) H(6-)</text:p>
      <text:p text:style-name="P1">崁 D(3-) R(4⇧) J(7-) K(8-)</text:p>
      <text:p text:style-name="P1">牒 D(3-) R(4⇧) S(2-) V(4⇩)</text:p>
      <text:p text:style-name="P1">牘 D(3-) R(4⇧) /(0⇩) M(7⇩)</text:p>
      <text:p text:style-name="P1">岷 D(3-) T(5⇧) S(2-) S(2-)</text:p>
      <text:p text:style-name="P1">崩 D(3-) U(7⇧) U(7⇧)</text:p>
      <text:p text:style-name="P1">崧 D(3-) V(4⇩) K(8-) X(2⇩)</text:p>
      <text:p text:style-name="P1">嵐 D(3-) X(2⇩)</text:p>
      <text:p text:style-name="P1">峻 D(3-) X(2⇩) K(8-) .(9⇩)</text:p>
      <text:p text:style-name="P1">胤 D(3-) X(2⇩) U(7⇧) S(2-)</text:p>
      <text:p text:style-name="P1">幽 D(3-) X(2⇩) X(2⇩) D(3-)</text:p>
      <text:p text:style-name="P1">嵩 D(3-) Y(6⇧) ;(0-) ;(0-)</text:p>
      <text:p text:style-name="P1">岸 D(3-) Z(1⇩) A(1-) F(4-)</text:p>
      <text:p text:style-name="P1">崴 D(3-) Z(1⇩) A(1-) X(2⇩)</text:p>
      <text:p text:style-name="P1">版 D(3-) Z(1⇩) B(5⇩)</text:p>
      <text:p text:style-name="P1">峽 D(3-) Z(1⇩) K(8-) K(8-)</text:p>
      <text:p text:style-name="P1">崎 D(3-) Z(1⇩) Q(1⇧) D(3-)</text:p>
      <text:p text:style-name="P1">崖 D(3-) Z(1⇩) R(4⇧) R(4⇧)</text:p>
      <text:p text:style-name="P1">炭 D(3-) Z(1⇩) ,(8⇩)</text:p>
      <text:p text:style-name="P1">峰 D(3-) .(9⇩) F(4-)</text:p>
      <text:p text:style-name="P1">崢 D(3-) .(9⇩) T(5⇧) D(3-)</text:p>
      <text:p text:style-name="P1">嶽 D(3-) .(9⇩) Y(6⇧) H(6-)</text:p>
      <text:p text:style-name="P1">崤 D(3-) .(9⇩) Z(1⇩) U(7⇧)</text:p>
      <text:p text:style-name="P1">巖 D(3-) ;(0-) ;(0-) .(9⇩)</text:p>
      <text:p text:style-name="P1">嶸 D(3-) ,(8⇩) ,(8⇩) V(4⇩)</text:p>
      <text:p text:style-name="P1">門 E(3⇧)</text:p>
      <text:p text:style-name="P1">止 E(3⇧)</text:p>
      <text:p text:style-name="P1">鬥 E(3⇧)</text:p>
      <text:p text:style-name="P1">上 E(3⇧) A(1-)</text:p>
      <text:p text:style-name="P1">閂 E(3⇧) A(1-)</text:p>
      <text:p text:style-name="P1">卡 E(3⇧) A(1-) C(3⇩)</text:p>
      <text:p text:style-name="P1">叔 E(3⇧) A(1-) C(3⇩) B(5⇩)</text:p>
      <text:p text:style-name="P1">督 E(3⇧) A(1-) C(3⇩) J(7-)</text:p>
      <text:p text:style-name="P1">聞 E(3⇧) A(1-) E(3⇧)</text:p>
      <text:p text:style-name="P1">開 E(3⇧) A(1-) F(4-)</text:p>
      <text:p text:style-name="P1">閏 E(3⇧) A(1-) R(4⇧)</text:p>
      <text:p text:style-name="P1">劇 E(3⇧) A(1-) .(9⇩) E(3⇧)</text:p>
      <text:p text:style-name="P1">遽 E(3⇧) A(1-) .(9⇩) N(6⇩)</text:p>
      <text:p text:style-name="P1">闋 E(3⇧) B(5⇩) A(1-) Z(1⇩)</text:p>
      <text:p text:style-name="P1">闢 E(3⇧) B(5⇩) ;(0-) F(4-)</text:p>
      <text:p text:style-name="P1">步 E(3⇧) C(3⇩)</text:p>
      <text:p text:style-name="P1">顰 E(3⇧) C(3⇩) A(1-) F(4-)</text:p>
      <text:p text:style-name="P1">頻 E(3⇧) C(3⇩) A(1-) M(7⇩)</text:p>
      <text:p text:style-name="P1">闊 E(3⇧) C(3⇩) L(9-) ;(0-)</text:p>
      <text:p text:style-name="P1">川 E(3⇧) D(3-)</text:p>
      <text:p text:style-name="P1">順 E(3⇧) D(3-) A(1-) M(7⇩)</text:p>
      <text:p text:style-name="P1">非 E(3⇧) E(3⇧)</text:p>
      <text:p text:style-name="P1">韭 E(3⇧) E(3⇧) A(1-)</text:p>
      <text:p text:style-name="P1">翡 E(3⇧) E(3⇧) B(5⇩) B(5⇩)</text:p>
      <text:p text:style-name="P1">悲 E(3⇧) E(3⇧) N(6⇩)</text:p>
      <text:p text:style-name="P1">輩 E(3⇧) E(3⇧) Q(1⇧)</text:p>
      <text:p text:style-name="P1">裴 E(3⇧) E(3⇧) Y(6⇧) X(2⇩)</text:p>
      <text:p text:style-name="P1">斐 E(3⇧) E(3⇧) Y(6⇧) .(9⇩)</text:p>
      <text:p text:style-name="P1">歧 E(3⇧) F(4-) B(5⇩)</text:p>
      <text:p text:style-name="P1">閉 E(3⇧) F(4-) L(9-)</text:p>
      <text:p text:style-name="P1">闐 E(3⇧) F(4-) U(7⇧) K(8-)</text:p>
      <text:p text:style-name="P1">闖 E(3⇧) G(5-) ,(8⇩)</text:p>
      <text:p text:style-name="P1"><text:soft-page-break/>齒 E(3⇧) I(8⇧)</text:p>
      <text:p text:style-name="P1">齬 E(3⇧) I(8⇧) A(1-) ;(0-)</text:p>
      <text:p text:style-name="P1">齷 E(3⇧) I(8⇧) B(5⇩) R(4⇧)</text:p>
      <text:p text:style-name="P1">闕 E(3⇧) I(8⇧) D(3-) K(8-)</text:p>
      <text:p text:style-name="P1">齜 E(3⇧) I(8⇧) E(3⇧) Q(1⇧)</text:p>
      <text:p text:style-name="P1">齡 E(3⇧) I(8⇧) I(8⇧) B(5⇩)</text:p>
      <text:p text:style-name="P1">齲 E(3⇧) I(8⇧) L(9-) M(7⇩)</text:p>
      <text:p text:style-name="P1">齣 E(3⇧) I(8⇧) L(9-) ;(0-)</text:p>
      <text:p text:style-name="P1">齦 E(3⇧) I(8⇧) T(5⇧) X(2⇩)</text:p>
      <text:p text:style-name="P1">齟 E(3⇧) I(8⇧) U(7⇧) A(1-)</text:p>
      <text:p text:style-name="P1">閤 E(3⇧) I(8⇧) ;(0-)</text:p>
      <text:p text:style-name="P1">齪 E(3⇧) I(8⇧) ;(0-) C(3⇩)</text:p>
      <text:p text:style-name="P1">睿 E(3⇧) J(7-) A(1-) J(7-)</text:p>
      <text:p text:style-name="P1">壑 E(3⇧) J(7-) A(1-) R(4⇧)</text:p>
      <text:p text:style-name="P1">閻 E(3⇧) J(7-) O(9⇧)</text:p>
      <text:p text:style-name="P1">閃 E(3⇧) K(8-)</text:p>
      <text:p text:style-name="P1">閥 E(3⇧) K(8-) A(1-) X(2⇩)</text:p>
      <text:p text:style-name="P1">虧 E(3⇧) K(8-) Y(6⇧) G(5-)</text:p>
      <text:p text:style-name="P1">閱 E(3⇧) K(8-) ;(0-) S(2-)</text:p>
      <text:p text:style-name="P1">貞 E(3⇧) M(7⇩)</text:p>
      <text:p text:style-name="P1">餐 E(3⇧) M(7⇩) B(5⇩) X(2⇩)</text:p>
      <text:p text:style-name="P1">悶 E(3⇧) N(6⇩)</text:p>
      <text:p text:style-name="P1">間 E(3⇧) P(0⇧)</text:p>
      <text:p text:style-name="P1">閘 E(3⇧) P(0⇧) D(3-)</text:p>
      <text:p text:style-name="P1">虜 E(3⇧) P(0⇧) D(3-) B(5⇩)</text:p>
      <text:p text:style-name="P1">卓 E(3⇧) P(0⇧) F(4-)</text:p>
      <text:p text:style-name="P1">慮 E(3⇧) P(0⇧) N(6⇩)</text:p>
      <text:p text:style-name="P1">膚 E(3⇧) P(0⇧) U(7⇧)</text:p>
      <text:p text:style-name="P1">盧 E(3⇧) P(0⇧) U(7⇧)</text:p>
      <text:p text:style-name="P1">顱 E(3⇧) P(0⇧) U(7⇧) M(7⇩)</text:p>
      <text:p text:style-name="P1">桌 E(3⇧) P(0⇧) V(4⇩)</text:p>
      <text:p text:style-name="P1">鹵 E(3⇧) P(0⇧) .(9⇩) H(6-)</text:p>
      <text:p text:style-name="P1">鹼 E(3⇧) P(0⇧) .(9⇩) K(8-)</text:p>
      <text:p text:style-name="P1">鹹 E(3⇧) P(0⇧) .(9⇩) X(2⇩)</text:p>
      <text:p text:style-name="P1">此 E(3⇧) Q(1⇧)</text:p>
      <text:p text:style-name="P1">北 E(3⇧) Q(1⇧)</text:p>
      <text:p text:style-name="P1">虐 E(3⇧) Q(1⇧) A(1-)</text:p>
      <text:p text:style-name="P1">些 E(3⇧) Q(1⇧) A(1-) A(1-)</text:p>
      <text:p text:style-name="P1">戲 E(3⇧) Q(1⇧) I(8⇧) X(2⇩)</text:p>
      <text:p text:style-name="P1">獻 E(3⇧) Q(1⇧) J(7-) H(6-)</text:p>
      <text:p text:style-name="P1">雌 E(3⇧) Q(1⇧) K(8-) Y(6⇧)</text:p>
      <text:p text:style-name="P1">貲 E(3⇧) Q(1⇧) M(7⇩)</text:p>
      <text:p text:style-name="P1">冀 E(3⇧) Q(1⇧) P(0⇧) K(8-)</text:p>
      <text:p text:style-name="P1">邶 E(3⇧) Q(1⇧) T(5⇧)</text:p>
      <text:p text:style-name="P1">背 E(3⇧) Q(1⇧) U(7⇧)</text:p>
      <text:p text:style-name="P1">柴 E(3⇧) Q(1⇧) V(4⇩)</text:p>
      <text:p text:style-name="P1">紫 E(3⇧) Q(1⇧) X(2⇩)</text:p>
      <text:p text:style-name="P1">訾 E(3⇧) Q(1⇧) Y(6⇧)</text:p>
      <text:p text:style-name="P1">鬨 E(3⇧) R(4⇧) K(8-)</text:p>
      <text:p text:style-name="P1">閨 E(3⇧) R(4⇧) R(4⇧)</text:p>
      <text:p text:style-name="P1">闔 E(3⇧) R(4⇧) X(2⇩) U(7⇧)</text:p>
      <text:p text:style-name="P1">虎 E(3⇧) S(2-)</text:p>
      <text:p text:style-name="P1">彪 E(3⇧) S(2-) .(9⇩)</text:p>
      <text:p text:style-name="P1">遐 E(3⇧) T(5⇧) B(5⇩) N(6⇩)</text:p>
      <text:p text:style-name="P1">闈 E(3⇧) T(5⇧) ;(0-) Q(1⇧)</text:p>
      <text:p text:style-name="P1">肯 E(3⇧) U(7⇧)</text:p>
      <text:p text:style-name="P1">閒 E(3⇧) U(7⇧)</text:p>
      <text:p text:style-name="P1">閑 E(3⇧) V(4⇩)</text:p>
      <text:p text:style-name="P1">闌 E(3⇧) V(4⇩) /(0⇩)</text:p>
      <text:p text:style-name="P1">虛 E(3⇧) W(2⇧) A(1-)</text:p>
      <text:p text:style-name="P1">關 E(3⇧) X(2⇩) X(2⇩) W(2⇧)</text:p>
      <text:p text:style-name="P1">鬧 E(3⇧) Y(6⇧) J(7-) D(3-)</text:p>
      <text:p text:style-name="P1">閡 E(3⇧) Y(6⇧) X(2⇩) K(8-)</text:p>
      <text:p text:style-name="P1">虔 E(3⇧) Y(6⇧) .(9⇩)</text:p>
      <text:p text:style-name="P1">閔 E(3⇧) Y(6⇧) .(9⇩)</text:p>
      <text:p text:style-name="P1">歲 E(3⇧) Z(1⇩) A(1-) X(2⇩)</text:p>
      <text:p text:style-name="P1">閎 E(3⇧) Z(1⇩) X(2⇩)</text:p>
      <text:p text:style-name="P1">處 E(3⇧) .(9⇩) S(2-)</text:p>
      <text:p text:style-name="P1">閣 E(3⇧) .(9⇩) ;(0-)</text:p>
      <text:p text:style-name="P1">閩 E(3⇧) /(0⇩)</text:p>
      <text:p text:style-name="P1">問 E(3⇧) ;(0-)</text:p>
      <text:p text:style-name="P1">占 E(3⇧) ;(0-)</text:p>
      <text:p text:style-name="P1">虞 E(3⇧) ;(0-) G(5-) Z(1⇩)</text:p>
      <text:p text:style-name="P1">閭 E(3⇧) ;(0-) L(9-) ;(0-)</text:p>
      <text:p text:style-name="P1">乩 E(3⇧) ;(0-) S(2-)</text:p>
      <text:p text:style-name="P1">闡 E(3⇧) ;(0-) ;(0-) F(4-)</text:p>
      <text:p text:style-name="P1">闆 E(3⇧) ;(0-) ;(0-) ;(0-)</text:p>
      <text:p text:style-name="P1">十 F(4-)</text:p>
      <text:p text:style-name="P1">蒜 F(4-) A(1-) A(1-) C(3⇩)</text:p>
      <text:p text:style-name="P1">茨 F(4-) A(1-) A(1-) K(8-)</text:p>
      <text:p text:style-name="P1">芸 F(4-) A(1-) A(1-) X(2⇩)</text:p>
      <text:p text:style-name="P1">茸 F(4-) A(1-) E(3⇧)</text:p>
      <text:p text:style-name="P1">芋 F(4-) A(1-) F(4-)</text:p>
      <text:p text:style-name="P1">荊 F(4-) A(1-) F(4-) E(3⇧)</text:p>
      <text:p text:style-name="P1">華 F(4-) A(1-) F(4-) F(4-)</text:p>
      <text:p text:style-name="P1">芾 F(4-) A(1-) J(7-) D(3-)</text:p>
      <text:p text:style-name="P1">葬 F(4-) A(1-) M(7⇩) F(4-)</text:p>
      <text:p text:style-name="P1">薑 F(4-) A(1-) P(0⇧) A(1-)</text:p>
      <text:p text:style-name="P1">蘸 F(4-) A(1-) P(0⇧) ,(8⇩)</text:p>
      <text:p text:style-name="P1">萋 F(4-) A(1-) T(5⇧) W(2⇧)</text:p>
      <text:p text:style-name="P1">莖 F(4-) A(1-) W(2⇧) Q(1⇧)</text:p>
      <text:p text:style-name="P1">蕈 F(4-) A(1-) /(0⇩) F(4-)</text:p>
      <text:p text:style-name="P1">支 F(4-) B(5⇩)</text:p>
      <text:p text:style-name="P1">蔚 F(4-) B(5⇩) A(1-) H(6-)</text:p>
      <text:p text:style-name="P1">葵 F(4-) B(5⇩) A(1-) Z(1⇩)</text:p>
      <text:p text:style-name="P1">協 F(4-) B(5⇩) B(5⇩) B(5⇩)</text:p>
      <text:p text:style-name="P1">翅 F(4-) B(5⇩) B(5⇩) B(5⇩)</text:p>
      <text:p text:style-name="P1">荔 F(4-) B(5⇩) B(5⇩) B(5⇩)</text:p>
      <text:p text:style-name="P1">茅 F(4-) B(5⇩) G(5-) L(9-)</text:p>
      <text:p text:style-name="P1">茄 F(4-) B(5⇩) ;(0-)</text:p>
      <text:p text:style-name="P1">薜 F(4-) B(5⇩) ;(0-) F(4-)</text:p>
      <text:p text:style-name="P1">蘗 F(4-) B(5⇩) ;(0-) V(4⇩)</text:p>
      <text:p text:style-name="P1">萍 F(4-) C(3⇩) A(1-) I(8⇧)</text:p>
      <text:p text:style-name="P1">莎 F(4-) C(3⇩) C(3⇩) L(9-)</text:p>
      <text:p text:style-name="P1">范 F(4-) C(3⇩) G(5-) S(2-)</text:p>
      <text:p text:style-name="P1">蒞 F(4-) C(3⇩) K(8-) Y(6⇧)</text:p>
      <text:p text:style-name="P1">藩 F(4-) C(3⇩) L(9-) P(0⇧)</text:p>
      <text:p text:style-name="P1">蕩 F(4-) C(3⇩) P(0⇧) .(9⇩)</text:p>
      <text:p text:style-name="P1">薄 F(4-) C(3⇩) Q(1⇧) H(6-)</text:p>
      <text:p text:style-name="P1">蒲 F(4-) C(3⇩) Q(1⇧) H(6-)</text:p>
      <text:p text:style-name="P1">蔆 F(4-) C(3⇩) R(4⇧) .(9⇩)</text:p>
      <text:p text:style-name="P1">菠 F(4-) C(3⇩) T(5⇧) B(5⇩)</text:p>
      <text:p text:style-name="P1">茫 F(4-) C(3⇩) Y(6⇧) S(2-)</text:p>
      <text:p text:style-name="P1">落 F(4-) C(3⇩) .(9⇩) ;(0-)</text:p>
      <text:p text:style-name="P1">藻 F(4-) C(3⇩) ;(0-) V(4⇩)</text:p>
      <text:p text:style-name="P1">井 F(4-) D(3-)</text:p>
      <text:p text:style-name="P1">茁 F(4-) D(3-) D(3-)</text:p>
      <text:p text:style-name="P1">豐 F(4-) D(3-) F(4-) I(8⇧)</text:p>
      <text:p text:style-name="P1">艷 F(4-) D(3-) F(4-) S(2-)</text:p>
      <text:p text:style-name="P1">豔 F(4-) D(3-) F(4-) U(7⇧)</text:p>
      <text:p text:style-name="P1">芷 F(4-) E(3⇧)</text:p>
      <text:p text:style-name="P1">菽 F(4-) E(3⇧) A(1-) B(5⇩)</text:p>
      <text:p text:style-name="P1">蘋 F(4-) E(3⇧) C(3⇩) M(7⇩)</text:p>
      <text:p text:style-name="P1">菲 F(4-) E(3⇧) E(3⇧)</text:p>
      <text:p text:style-name="P1">藺 F(4-) E(3⇧) K(8-) Y(6⇧)</text:p>
      <text:p text:style-name="P1">蘆 F(4-) E(3⇧) P(0⇧) U(7⇧)</text:p>
      <text:p text:style-name="P1">葭 F(4-) E(3⇧) T(5⇧) B(5⇩)</text:p>
      <text:p text:style-name="P1">蘭 F(4-) E(3⇧) V(4⇩) /(0⇩)</text:p>
      <text:p text:style-name="P1">卉 F(4-) F(4-)</text:p>
      <text:p text:style-name="P1">芰 F(4-) F(4-) B(5⇩)</text:p>
      <text:p text:style-name="P1">廾 F(4-) F(4-) F(4-) F(4-)</text:p>
      <text:p text:style-name="P1">丰 F(4-) F(4-) F(4-) F(4-)</text:p>
      <text:p text:style-name="P1">卅 F(4-) F(4-) F(4-) F(4-)</text:p>
      <text:p text:style-name="P1">荸 F(4-) F(4-) J(7-) F(4-)</text:p>
      <text:p text:style-name="P1">藕 F(4-) F(4-) K(8-) M(7⇩)</text:p>
      <text:p text:style-name="P1">藉 F(4-) F(4-) K(8-) P(0⇧)</text:p>
      <text:p text:style-name="P1">薔 F(4-) F(4-) K(8-) ;(0-)</text:p>
      <text:p text:style-name="P1">賁 F(4-) F(4-) M(7⇩)</text:p>
      <text:p text:style-name="P1">彗 F(4-) F(4-) T(5⇧)</text:p>
      <text:p text:style-name="P1">慧 F(4-) F(4-) T(5⇧) N(6⇩)</text:p>
      <text:p text:style-name="P1">苦 F(4-) F(4-) ;(0-)</text:p>
      <text:p text:style-name="P1">葫 F(4-) F(4-) ;(0-) U(7⇧)</text:p>
      <text:p text:style-name="P1">蒸 F(4-) G(5-) C(3⇩) ,(8⇩)</text:p>
      <text:p text:style-name="P1">蔬 F(4-) G(5-) E(3⇧) O(9⇧)</text:p>
      <text:p text:style-name="P1">菰 F(4-) G(5-) F(4-) K(8-)</text:p>
      <text:p text:style-name="P1">蓀 F(4-) G(5-) F(4-) X(2⇩)</text:p>
      <text:p text:style-name="P1">寸 F(4-) H(6-)</text:p>
      <text:p text:style-name="P1">芳 F(4-) H(6-)</text:p>
      <text:p text:style-name="P1">菸 F(4-) H(6-) K(8-) H(6-)</text:p>
      <text:p text:style-name="P1">苓 F(4-) I(8⇧) B(5⇩)</text:p>
      <text:p text:style-name="P1">荃 F(4-) I(8⇧) R(4⇧)</text:p>
      <text:p text:style-name="P1">蒼 F(4-) I(8⇧) T(5⇧) ;(0-)</text:p>
      <text:p text:style-name="P1">荼 F(4-) I(8⇧) V(4⇩)</text:p>
      <text:p text:style-name="P1">苜 F(4-) J(7-)</text:p>
      <text:p text:style-name="P1">蒙 F(4-) J(7-) A(1-) .(9⇩)</text:p>
      <text:p text:style-name="P1">繭 F(4-) J(7-) D(3-) /(0⇩)</text:p>
      <text:p text:style-name="P1">齧 F(4-) J(7-) E(3⇧) I(8⇧)</text:p>
      <text:p text:style-name="P1">勃 F(4-) J(7-) G(5-) B(5⇩)</text:p>
      <text:p text:style-name="P1">孛 F(4-) J(7-) G(5-) F(4-)</text:p>
      <text:p text:style-name="P1">南 F(4-) J(7-) I(8⇧) F(4-)</text:p>
      <text:p text:style-name="P1">挈 F(4-) J(7-) O(9⇧)</text:p>
      <text:p text:style-name="P1">葷 F(4-) J(7-) Q(1⇧)</text:p>
      <text:p text:style-name="P1">苒 F(4-) J(7-) R(4⇧)</text:p>
      <text:p text:style-name="P1">莧 F(4-) J(7-) S(2-)</text:p>
      <text:p text:style-name="P1">索 F(4-) J(7-) X(2⇩)</text:p>
      <text:p text:style-name="P1">英 F(4-) J(7-) Z(1⇩)</text:p>
      <text:p text:style-name="P1">契 F(4-) J(7-) Z(1⇩)</text:p>
      <text:p text:style-name="P1">菟 F(4-) J(7-) ;(0-) H(6-)</text:p>
      <text:p text:style-name="P1">耒 F(4-) K(8-)</text:p>
      <text:p text:style-name="P1">荏 F(4-) K(8-) A(1-) R(4⇧)</text:p>
      <text:p text:style-name="P1">耘 F(4-) K(8-) A(1-) X(2⇩)</text:p>
      <text:p text:style-name="P1">芥 F(4-) K(8-) E(3⇧)</text:p>
      <text:p text:style-name="P1">耜 F(4-) K(8-) E(3⇧)</text:p>
      <text:p text:style-name="P1">耕 F(4-) K(8-) F(4-) D(3-)</text:p>
      <text:p text:style-name="P1">芬 F(4-) K(8-) J(7-)</text:p>
      <text:p text:style-name="P1">棻 F(4-) K(8-) J(7-) V(4⇩)</text:p>
      <text:p text:style-name="P1">麵 F(4-) K(8-) K(8-) E(3⇧)</text:p>
      <text:p text:style-name="P1">麥 F(4-) K(8-) K(8-) M(7⇩)</text:p>
      <text:p text:style-name="P1">麩 F(4-) K(8-) K(8-) Z(1⇩)</text:p>
      <text:p text:style-name="P1">嗇 F(4-) K(8-) K(8-) ;(0-)</text:p>
      <text:p text:style-name="P1">麴 F(4-) K(8-) K(8-) ,(8⇩)</text:p>
      <text:p text:style-name="P1">耗 F(4-) K(8-) L(9-) Q(1⇧)</text:p>
      <text:p text:style-name="P1">耦 F(4-) K(8-) P(0⇧) M(7⇩)</text:p>
      <text:p text:style-name="P1">花 F(4-) K(8-) Q(1⇧)</text:p>
      <text:p text:style-name="P1">荷 F(4-) K(8-) Q(1⇧) D(3-)</text:p>
      <text:p text:style-name="P1">耙 F(4-) K(8-) T(5⇧) S(2-)</text:p>
      <text:p text:style-name="P1">茶 F(4-) K(8-) V(4⇩)</text:p>
      <text:p text:style-name="P1">蓊 F(4-) K(8-) X(2⇩) B(5⇩)</text:p>
      <text:p text:style-name="P1">舊 F(4-) K(8-) Y(6⇧) O(9⇧)</text:p>
      <text:p text:style-name="P1">蓓 F(4-) K(8-) Y(6⇧) ;(0-)</text:p>
      <text:p text:style-name="P1">蕉 F(4-) K(8-) Y(6⇧) ,(8⇩)</text:p>
      <text:p text:style-name="P1">耨 F(4-) K(8-) Z(1⇩) H(6-)</text:p>
      <text:p text:style-name="P1">葆 F(4-) K(8-) ;(0-) V(4⇩)</text:p>
      <text:p text:style-name="P1">才 F(4-) L(9-)</text:p>
      <text:p text:style-name="P1">薛 F(4-) L(9-) E(3⇧) F(4-)</text:p>
      <text:p text:style-name="P1">孽 F(4-) L(9-) E(3⇧) F(4-)</text:p>
      <text:p text:style-name="P1">芍 F(4-) L(9-) H(6-)</text:p>
      <text:p text:style-name="P1">萄 F(4-) L(9-) O(9⇧) D(3-)</text:p>
      <text:p text:style-name="P1">荀 F(4-) L(9-) P(0⇧)</text:p>
      <text:p text:style-name="P1">蔥 F(4-) L(9-) P(0⇧) N(6⇩)</text:p>
      <text:p text:style-name="P1">葩 F(4-) L(9-) P(0⇧) S(2-)</text:p>
      <text:p text:style-name="P1">藥 F(4-) L(9-) P(0⇧) V(4⇩)</text:p>
      <text:p text:style-name="P1">葡 F(4-) L(9-) Q(1⇧) H(6-)</text:p>
      <text:p text:style-name="P1">蔔 F(4-) L(9-) Q(1⇧) P(0⇧)</text:p>
      <text:p text:style-name="P1"><text:soft-page-break/>苞 F(4-) L(9-) T(5⇧) S(2-)</text:p>
      <text:p text:style-name="P1">莉 F(4-) L(9-) V(4⇩) E(3⇧)</text:p>
      <text:p text:style-name="P1">莠 F(4-) L(9-) V(4⇩) G(5-)</text:p>
      <text:p text:style-name="P1">萎 F(4-) L(9-) V(4⇩) W(2⇧)</text:p>
      <text:p text:style-name="P1">苟 F(4-) L(9-) ;(0-)</text:p>
      <text:p text:style-name="P1">擎 F(4-) L(9-) ;(0-) O(9⇧)</text:p>
      <text:p text:style-name="P1">檠 F(4-) L(9-) ;(0-) V(4⇩)</text:p>
      <text:p text:style-name="P1">警 F(4-) L(9-) ;(0-) Y(6⇧)</text:p>
      <text:p text:style-name="P1">敬 F(4-) L(9-) ;(0-) .(9⇩)</text:p>
      <text:p text:style-name="P1">驚 F(4-) L(9-) ;(0-) ,(8⇩)</text:p>
      <text:p text:style-name="P1">菊 F(4-) L(9-) ,(8⇩)</text:p>
      <text:p text:style-name="P1">蕃 F(4-) L(9-) ,(8⇩) P(0⇧)</text:p>
      <text:p text:style-name="P1">蔡 F(4-) M(7⇩) A(1-) C(3⇩)</text:p>
      <text:p text:style-name="P1">苑 F(4-) M(7⇩) G(5-) S(2-)</text:p>
      <text:p text:style-name="P1">茗 F(4-) M(7⇩) ;(0-)</text:p>
      <text:p text:style-name="P1">萵 F(4-) M(7⇩) ;(0-)</text:p>
      <text:p text:style-name="P1">芝 F(4-) N(6⇩)</text:p>
      <text:p text:style-name="P1">芯 F(4-) N(6⇩)</text:p>
      <text:p text:style-name="P1">萱 F(4-) N(6⇩) A(1-) A(1-)</text:p>
      <text:p text:style-name="P1">苧 F(4-) N(6⇩) A(1-) D(3-)</text:p>
      <text:p text:style-name="P1">莞 F(4-) N(6⇩) A(1-) S(2-)</text:p>
      <text:p text:style-name="P1">菅 F(4-) N(6⇩) E(3⇧)</text:p>
      <text:p text:style-name="P1">蓿 F(4-) N(6⇩) K(8-) P(0⇧)</text:p>
      <text:p text:style-name="P1">蓉 F(4-) N(6⇩) K(8-) ;(0-)</text:p>
      <text:p text:style-name="P1">蕊 F(4-) N(6⇩) N(6⇩) N(6⇩)</text:p>
      <text:p text:style-name="P1">蓆 F(4-) N(6⇩) R(4⇧) D(3-)</text:p>
      <text:p text:style-name="P1">蔗 F(4-) N(6⇩) R(4⇧) ,(8⇩)</text:p>
      <text:p text:style-name="P1">蘑 F(4-) N(6⇩) V(4⇩) G(5-)</text:p>
      <text:p text:style-name="P1">芹 F(4-) O(9⇧)</text:p>
      <text:p text:style-name="P1">茆 F(4-) O(9⇧) D(3-) J(7-)</text:p>
      <text:p text:style-name="P1">萸 F(4-) O(9⇧) K(8-)</text:p>
      <text:p text:style-name="P1">董 F(4-) O(9⇧) P(0⇧)</text:p>
      <text:p text:style-name="P1">蕪 F(4-) O(9⇧) R(4⇧) ,(8⇩)</text:p>
      <text:p text:style-name="P1">莓 F(4-) O(9⇧) S(2-) Z(1⇩)</text:p>
      <text:p text:style-name="P1">薇 F(4-) O(9⇧) S(2-) .(9⇩)</text:p>
      <text:p text:style-name="P1">茱 F(4-) O(9⇧) V(4⇩)</text:p>
      <text:p text:style-name="P1">蒐 F(4-) O(9⇧) X(2⇩)</text:p>
      <text:p text:style-name="P1">薰 F(4-) O(9⇧) /(0⇩) ,(8⇩)</text:p>
      <text:p text:style-name="P1">苗 F(4-) P(0⇧)</text:p>
      <text:p text:style-name="P1">蕞 F(4-) P(0⇧) A(1-) B(5⇩)</text:p>
      <text:p text:style-name="P1">草 F(4-) P(0⇧) F(4-)</text:p>
      <text:p text:style-name="P1">翰 F(4-) P(0⇧) F(4-) B(5⇩)</text:p>
      <text:p text:style-name="P1">幹 F(4-) P(0⇧) F(4-) F(4-)</text:p>
      <text:p text:style-name="P1">斡 F(4-) P(0⇧) F(4-) F(4-)</text:p>
      <text:p text:style-name="P1">韓 F(4-) P(0⇧) F(4-) Q(1⇧)</text:p>
      <text:p text:style-name="P1">乾 F(4-) P(0⇧) F(4-) S(2-)</text:p>
      <text:p text:style-name="P1">朝 F(4-) P(0⇧) F(4-) U(7⇧)</text:p>
      <text:p text:style-name="P1">榦 F(4-) P(0⇧) F(4-) V(4⇩)</text:p>
      <text:p text:style-name="P1">戟 F(4-) P(0⇧) F(4-) X(2⇩)</text:p>
      <text:p text:style-name="P1">葛 F(4-) P(0⇧) L(9-) S(2-)</text:p>
      <text:p text:style-name="P1">菌 F(4-) P(0⇧) L(9-) V(4⇩)</text:p>
      <text:p text:style-name="P1">萬 F(4-) P(0⇧) M(7⇩)</text:p>
      <text:p text:style-name="P1">躉 F(4-) P(0⇧) M(7⇩) C(3⇩)</text:p>
      <text:p text:style-name="P1">邁 F(4-) P(0⇧) M(7⇩) N(6⇩)</text:p>
      <text:p text:style-name="P1">萌 F(4-) P(0⇧) U(7⇧)</text:p>
      <text:p text:style-name="P1">莫 F(4-) P(0⇧) Z(1⇩)</text:p>
      <text:p text:style-name="P1">茵 F(4-) P(0⇧) Z(1⇩)</text:p>
      <text:p text:style-name="P1">募 F(4-) P(0⇧) Z(1⇩) B(5⇩)</text:p>
      <text:p text:style-name="P1">慕 F(4-) P(0⇧) Z(1⇩) C(3⇩)</text:p>
      <text:p text:style-name="P1">幕 F(4-) P(0⇧) Z(1⇩) D(3-)</text:p>
      <text:p text:style-name="P1">摹 F(4-) P(0⇧) Z(1⇩) O(9⇧)</text:p>
      <text:p text:style-name="P1">暮 F(4-) P(0⇧) Z(1⇩) P(0⇧)</text:p>
      <text:p text:style-name="P1">墓 F(4-) P(0⇧) Z(1⇩) R(4⇧)</text:p>
      <text:p text:style-name="P1">驀 F(4-) P(0⇧) Z(1⇩) ,(8⇩)</text:p>
      <text:p text:style-name="P1">蔓 F(4-) P(0⇧) /(0⇩) B(5⇩)</text:p>
      <text:p text:style-name="P1">茴 F(4-) P(0⇧) ;(0-)</text:p>
      <text:p text:style-name="P1">藪 F(4-) P(0⇧) ;(0-) .(9⇩)</text:p>
      <text:p text:style-name="P1">苛 F(4-) Q(1⇧) D(3-)</text:p>
      <text:p text:style-name="P1">芽 F(4-) Q(1⇧) D(3-) L(9-)</text:p>
      <text:p text:style-name="P1">藍 F(4-) Q(1⇧) D(3-) U(7⇧)</text:p>
      <text:p text:style-name="P1">莆 F(4-) Q(1⇧) H(6-)</text:p>
      <text:p text:style-name="P1">博 F(4-) Q(1⇧) H(6-) H(6-)</text:p>
      <text:p text:style-name="P1">蓮 F(4-) Q(1⇧) N(6⇩)</text:p>
      <text:p text:style-name="P1">苣 F(4-) Q(1⇧) T(5⇧)</text:p>
      <text:p text:style-name="P1">萇 F(4-) Q(1⇧) X(2⇩)</text:p>
      <text:p text:style-name="P1">藝 F(4-) R(4⇧) K(8-) X(2⇩)</text:p>
      <text:p text:style-name="P1">菱 F(4-) R(4⇧) K(8-) .(9⇩)</text:p>
      <text:p text:style-name="P1">著 F(4-) R(4⇧) L(9-) P(0⇧)</text:p>
      <text:p text:style-name="P1">葉 F(4-) R(4⇧) S(2-) V(4⇩)</text:p>
      <text:p text:style-name="P1">菁 F(4-) R(4⇧) U(7⇧)</text:p>
      <text:p text:style-name="P1">蓋 F(4-) R(4⇧) X(2⇩) U(7⇧)</text:p>
      <text:p text:style-name="P1">薹 F(4-) R(4⇧) ;(0-) R(4⇧)</text:p>
      <text:p text:style-name="P1">芟 F(4-) S(2-) B(5⇩)</text:p>
      <text:p text:style-name="P1">邦 F(4-) T(5⇧)</text:p>
      <text:p text:style-name="P1">蕭 F(4-) T(5⇧) D(3-) E(3⇧)</text:p>
      <text:p text:style-name="P1">芭 F(4-) T(5⇧) D(3-) S(2-)</text:p>
      <text:p text:style-name="P1">蔭 F(4-) T(5⇧) I(8⇧) X(2⇩)</text:p>
      <text:p text:style-name="P1">薩 F(4-) T(5⇧) N(6⇩) R(4⇧)</text:p>
      <text:p text:style-name="P1">葦 F(4-) T(5⇧) ;(0-) Q(1⇧)</text:p>
      <text:p text:style-name="P1">直 F(4-) U(7⇧) A(1-)</text:p>
      <text:p text:style-name="P1">矗 F(4-) U(7⇧) A(1-) A(1-)</text:p>
      <text:p text:style-name="P1">真 F(4-) U(7⇧) A(1-) K(8-)</text:p>
      <text:p text:style-name="P1">顛 F(4-) U(7⇧) A(1-) M(7⇩)</text:p>
      <text:p text:style-name="P1">藤 F(4-) U(7⇧) I(8⇧) C(3⇩)</text:p>
      <text:p text:style-name="P1">菔 F(4-) U(7⇧) J(7-) B(5⇩)</text:p>
      <text:p text:style-name="P1">薊 F(4-) U(7⇧) ,(8⇩) E(3⇧)</text:p>
      <text:p text:style-name="P1">蘚 F(4-) U(7⇧) ,(8⇩) F(4-)</text:p>
      <text:p text:style-name="P1">蘇 F(4-) U(7⇧) ,(8⇩) V(4⇩)</text:p>
      <text:p text:style-name="P1">茉 F(4-) V(4⇩) A(1-)</text:p>
      <text:p text:style-name="P1">苯 F(4-) V(4⇩) A(1-)</text:p>
      <text:p text:style-name="P1">萊 F(4-) V(4⇩) K(8-) K(8-)</text:p>
      <text:p text:style-name="P1">茹 F(4-) W(2⇧) ;(0-)</text:p>
      <text:p text:style-name="P1">蔣 F(4-) X(2⇩) M(7⇩) H(6-)</text:p>
      <text:p text:style-name="P1">莊 F(4-) X(2⇩) R(4⇧)</text:p>
      <text:p text:style-name="P1">茲 F(4-) X(2⇩) X(2⇩)</text:p>
      <text:p text:style-name="P1">蘊 F(4-) X(2⇩) /(0⇩) U(7⇧)</text:p>
      <text:p text:style-name="P1">苔 F(4-) X(2⇩) ;(0-)</text:p>
      <text:p text:style-name="P1">薦 F(4-) Y(6⇧) A(1-) ,(8⇩)</text:p>
      <text:p text:style-name="P1">莘 F(4-) Y(6⇧) F(4-)</text:p>
      <text:p text:style-name="P1">蒂 F(4-) Y(6⇧) K(8-) D(3-)</text:p>
      <text:p text:style-name="P1">薺 F(4-) Y(6⇧) K(8-) E(3⇧)</text:p>
      <text:p text:style-name="P1">萃 F(4-) Y(6⇧) K(8-) F(4-)</text:p>
      <text:p text:style-name="P1">藹 F(4-) Y(6⇧) P(0⇧) S(2-)</text:p>
      <text:p text:style-name="P1">蓑 F(4-) Y(6⇧) P(0⇧) X(2⇩)</text:p>
      <text:p text:style-name="P1">藷 F(4-) Y(6⇧) R(4⇧) P(0⇧)</text:p>
      <text:p text:style-name="P1">芒 F(4-) Y(6⇧) S(2-)</text:p>
      <text:p text:style-name="P1">荒 F(4-) Y(6⇧) S(2-) O(9⇧)</text:p>
      <text:p text:style-name="P1">薪 F(4-) Y(6⇧) V(4⇩) O(9⇧)</text:p>
      <text:p text:style-name="P1">蓄 F(4-) Y(6⇧) X(2⇩) P(0⇧)</text:p>
      <text:p text:style-name="P1">菩 F(4-) Y(6⇧) ;(0-)</text:p>
      <text:p text:style-name="P1">蒿 F(4-) Y(6⇧) ;(0-) ;(0-)</text:p>
      <text:p text:style-name="P1">芙 F(4-) Z(1⇩)</text:p>
      <text:p text:style-name="P1">芣 F(4-) Z(1⇩)</text:p>
      <text:p text:style-name="P1">荐 F(4-) Z(1⇩) D(3-) F(4-)</text:p>
      <text:p text:style-name="P1">莽 F(4-) Z(1⇩) H(6-) F(4-)</text:p>
      <text:p text:style-name="P1">蕨 F(4-) Z(1⇩) I(8⇧) K(8-)</text:p>
      <text:p text:style-name="P1">莢 F(4-) Z(1⇩) K(8-) K(8-)</text:p>
      <text:p text:style-name="P1">蕙 F(4-) Z(1⇩) N(6⇩)</text:p>
      <text:p text:style-name="P1">蕾 F(4-) Z(1⇩) P(0⇧)</text:p>
      <text:p text:style-name="P1">菴 F(4-) Z(1⇩) P(0⇧) S(2-)</text:p>
      <text:p text:style-name="P1">藏 F(4-) Z(1⇩) S(2-) X(2⇩)</text:p>
      <text:p text:style-name="P1">茂 F(4-) Z(1⇩) X(2⇩)</text:p>
      <text:p text:style-name="P1">若 F(4-) Z(1⇩) ;(0-)</text:p>
      <text:p text:style-name="P1">惹 F(4-) Z(1⇩) ;(0-) N(6⇩)</text:p>
      <text:p text:style-name="P1">艾 F(4-) .(9⇩)</text:p>
      <text:p text:style-name="P1">蓬 F(4-) .(9⇩) F(4-) N(6⇩)</text:p>
      <text:p text:style-name="P1">藐 F(4-) .(9⇩) L(9-) S(2-)</text:p>
      <text:p text:style-name="P1">菜 F(4-) .(9⇩) V(4⇩)</text:p>
      <text:p text:style-name="P1">荻 F(4-) .(9⇩) ,(8⇩)</text:p>
      <text:p text:style-name="P1">甍 F(4-) /(0⇩) J(7-) H(6-)</text:p>
      <text:p text:style-name="P1">夢 F(4-) /(0⇩) J(7-) M(7⇩)</text:p>
      <text:p text:style-name="P1">薨 F(4-) /(0⇩) J(7-) Q(1⇧)</text:p>
      <text:p text:style-name="P1">薯 F(4-) /(0⇩) R(4⇧) P(0⇧)</text:p>
      <text:p text:style-name="P1">蘿 F(4-) /(0⇩) X(2⇩) Y(6⇧)</text:p>
      <text:p text:style-name="P1">蔑 F(4-) /(0⇩) Z(1⇩) X(2⇩)</text:p>
      <text:p text:style-name="P1">古 F(4-) ;(0-)</text:p>
      <text:p text:style-name="P1">莒 F(4-) ;(0-) L(9-) ;(0-)</text:p>
      <text:p text:style-name="P1">鴣 F(4-) ;(0-) L(9-) ,(8⇩)</text:p>
      <text:p text:style-name="P1">克 F(4-) ;(0-) S(2-)</text:p>
      <text:p text:style-name="P1">剋 F(4-) ;(0-) S(2-) E(3⇧)</text:p>
      <text:p text:style-name="P1">兢 F(4-) ;(0-) S(2-) S(2-)</text:p>
      <text:p text:style-name="P1">胡 F(4-) ;(0-) U(7⇧)</text:p>
      <text:p text:style-name="P1">辜 F(4-) ;(0-) Y(6⇧) F(4-)</text:p>
      <text:p text:style-name="P1">故 F(4-) ;(0-) .(9⇩)</text:p>
      <text:p text:style-name="P1">勸 F(4-) ;(0-) ;(0-) B(5⇩)</text:p>
      <text:p text:style-name="P1">萼 F(4-) ;(0-) ;(0-) G(5-)</text:p>
      <text:p text:style-name="P1">歡 F(4-) ;(0-) ;(0-) K(8-)</text:p>
      <text:p text:style-name="P1">觀 F(4-) ;(0-) ;(0-) S(2-)</text:p>
      <text:p text:style-name="P1">喪 F(4-) ;(0-) ;(0-) X(2⇩)</text:p>
      <text:p text:style-name="P1">鸛 F(4-) ;(0-) ;(0-) ,(8⇩)</text:p>
      <text:p text:style-name="P1">求 F(4-) ,(8⇩) H(6-)</text:p>
      <text:p text:style-name="P1">裘 F(4-) ,(8⇩) H(6-) X(2⇩)</text:p>
      <text:p text:style-name="P1">救 F(4-) ,(8⇩) H(6-) .(9⇩)</text:p>
      <text:p text:style-name="P1">蔽 F(4-) ,(8⇩) .(9⇩)</text:p>
      <text:p text:style-name="P1">石 G(5-)</text:p>
      <text:p text:style-name="P1">戶 G(5-)</text:p>
      <text:p text:style-name="P1">刁 G(5-) A(1-)</text:p>
      <text:p text:style-name="P1">研 G(5-) A(1-) F(4-)</text:p>
      <text:p text:style-name="P1">硎 G(5-) A(1-) F(4-) E(3⇧)</text:p>
      <text:p text:style-name="P1">砰 G(5-) A(1-) I(8⇧)</text:p>
      <text:p text:style-name="P1">碩 G(5-) A(1-) L(9-) M(7⇩)</text:p>
      <text:p text:style-name="P1">硬 G(5-) A(1-) P(0⇧) .(9⇩)</text:p>
      <text:p text:style-name="P1">扇 G(5-) B(5⇩) B(5⇩)</text:p>
      <text:p text:style-name="P1">磴 G(5-) B(5⇩) Q(1⇧) I(8⇧)</text:p>
      <text:p text:style-name="P1">碾 G(5-) B(5⇩) R(4⇧) X(2⇩)</text:p>
      <text:p text:style-name="P1">疋 G(5-) C(3⇩)</text:p>
      <text:p text:style-name="P1">泵 G(5-) C(3⇩)</text:p>
      <text:p text:style-name="P1">丞 G(5-) C(3⇩) A(1-)</text:p>
      <text:p text:style-name="P1">函 G(5-) C(3⇩) D(3-)</text:p>
      <text:p text:style-name="P1">砂 G(5-) C(3⇩) L(9-)</text:p>
      <text:p text:style-name="P1">硝 G(5-) C(3⇩) U(7⇧)</text:p>
      <text:p text:style-name="P1">胥 G(5-) C(3⇩) U(7⇧)</text:p>
      <text:p text:style-name="P1">蛋 G(5-) C(3⇩) /(0⇩)</text:p>
      <text:p text:style-name="P1">了 G(5-) D(3-)</text:p>
      <text:p text:style-name="P1">孓 G(5-) D(3-) K(8-)</text:p>
      <text:p text:style-name="P1">也 G(5-) D(3-) S(2-)</text:p>
      <text:p text:style-name="P1">迆 G(5-) D(3-) S(2-) N(6⇩)</text:p>
      <text:p text:style-name="P1">碳 G(5-) D(3-) Z(1⇩) ,(8⇩)</text:p>
      <text:p text:style-name="P1">扉 G(5-) E(3⇧) E(3⇧)</text:p>
      <text:p text:style-name="P1">疏 G(5-) E(3⇧) Z(1⇩) O(9⇧)</text:p>
      <text:p text:style-name="P1">砧 G(5-) E(3⇧) ;(0-)</text:p>
      <text:p text:style-name="P1">子 G(5-) F(4-)</text:p>
      <text:p text:style-name="P1">孑 G(5-) F(4-)</text:p>
      <text:p text:style-name="P1">承 G(5-) F(4-) G(5-) K(8-)</text:p>
      <text:p text:style-name="P1">遜 G(5-) F(4-) L(9-) N(6⇩)</text:p>
      <text:p text:style-name="P1">孫 G(5-) F(4-) L(9-) X(2⇩)</text:p>
      <text:p text:style-name="P1">孔 G(5-) F(4-) S(2-)</text:p>
      <text:p text:style-name="P1">那 G(5-) F(4-) T(5⇧)</text:p>
      <text:p text:style-name="P1">孟 G(5-) F(4-) U(7⇧)</text:p>
      <text:p text:style-name="P1">孩 G(5-) F(4-) Y(6⇧) K(8-)</text:p>
      <text:p text:style-name="P1">孺 G(5-) F(4-) Z(1⇩) E(3⇧)</text:p>
      <text:p text:style-name="P1">孜 G(5-) F(4-) .(9⇩)</text:p>
      <text:p text:style-name="P1">孤 G(5-) F(4-) .(9⇩) K(8-)</text:p>
      <text:p text:style-name="P1">磊 G(5-) G(5-) G(5-)</text:p>
      <text:p text:style-name="P1"><text:soft-page-break/>碼 G(5-) G(5-) ,(8⇩)</text:p>
      <text:p text:style-name="P1">房 G(5-) H(6-)</text:p>
      <text:p text:style-name="P1">碰 G(5-) I(8⇧) C(3⇩) A(1-)</text:p>
      <text:p text:style-name="P1">磋 G(5-) I(8⇧) R(4⇧) Q(1⇧)</text:p>
      <text:p text:style-name="P1">磁 G(5-) I(8⇧) X(2⇩) X(2⇩)</text:p>
      <text:p text:style-name="P1">扁 G(5-) J(7-) F(4-)</text:p>
      <text:p text:style-name="P1">翩 G(5-) J(7-) F(4-) B(5⇩)</text:p>
      <text:p text:style-name="P1">遍 G(5-) J(7-) F(4-) N(6⇩)</text:p>
      <text:p text:style-name="P1">砍 G(5-) J(7-) K(8-)</text:p>
      <text:p text:style-name="P1">確 G(5-) J(7-) K(8-) Y(6⇧)</text:p>
      <text:p text:style-name="P1">碘 G(5-) J(7-) R(4⇧) K(8-)</text:p>
      <text:p text:style-name="P1">碉 G(5-) J(7-) R(4⇧) ;(0-)</text:p>
      <text:p text:style-name="P1">硯 G(5-) J(7-) S(2-)</text:p>
      <text:p text:style-name="P1">雇 G(5-) K(8-) Y(6⇧)</text:p>
      <text:p text:style-name="P1">碓 G(5-) K(8-) Y(6⇧)</text:p>
      <text:p text:style-name="P1">顧 G(5-) K(8-) Y(6⇧) M(7⇩)</text:p>
      <text:p text:style-name="P1">礁 G(5-) K(8-) Y(6⇧) ,(8⇩)</text:p>
      <text:p text:style-name="P1">砭 G(5-) L(9-) N(6⇩)</text:p>
      <text:p text:style-name="P1">碑 G(5-) L(9-) P(0⇧) F(4-)</text:p>
      <text:p text:style-name="P1">礫 G(5-) L(9-) P(0⇧) V(4⇩)</text:p>
      <text:p text:style-name="P1">砲 G(5-) L(9-) T(5⇧) S(2-)</text:p>
      <text:p text:style-name="P1">矽 G(5-) M(7⇩)</text:p>
      <text:p text:style-name="P1">硿 G(5-) N(6⇩) K(8-) Q(1⇧)</text:p>
      <text:p text:style-name="P1">碗 G(5-) N(6⇩) M(7⇩) S(2-)</text:p>
      <text:p text:style-name="P1">礦 G(5-) N(6⇩) R(4⇧) K(8-)</text:p>
      <text:p text:style-name="P1">所 G(5-) O(9⇧)</text:p>
      <text:p text:style-name="P1">斫 G(5-) O(9⇧)</text:p>
      <text:p text:style-name="P1">砥 G(5-) O(9⇧) A(1-) A(1-)</text:p>
      <text:p text:style-name="P1">砟 G(5-) O(9⇧) E(3⇧)</text:p>
      <text:p text:style-name="P1">硃 G(5-) O(9⇧) V(4⇩)</text:p>
      <text:p text:style-name="P1">砷 G(5-) P(0⇧) D(3-)</text:p>
      <text:p text:style-name="P1">碣 G(5-) P(0⇧) L(9-) S(2-)</text:p>
      <text:p text:style-name="P1">司 G(5-) Q(1⇧)</text:p>
      <text:p text:style-name="P1">砌 G(5-) Q(1⇧) J(7-)</text:p>
      <text:p text:style-name="P1">砸 G(5-) Q(1⇧) J(7-) D(3-)</text:p>
      <text:p text:style-name="P1">礙 G(5-) Q(1⇧) O(9⇧) C(3⇩)</text:p>
      <text:p text:style-name="P1">丑 G(5-) R(4⇧)</text:p>
      <text:p text:style-name="P1">磧 G(5-) R(4⇧) M(7⇩)</text:p>
      <text:p text:style-name="P1">磺 G(5-) R(4⇧) P(0⇧) K(8-)</text:p>
      <text:p text:style-name="P1">碟 G(5-) R(4⇧) S(2-) V(4⇩)</text:p>
      <text:p text:style-name="P1">砝 G(5-) R(4⇧) X(2⇩)</text:p>
      <text:p text:style-name="P1">磕 G(5-) R(4⇧) X(2⇩) U(7⇧)</text:p>
      <text:p text:style-name="P1">破 G(5-) T(5⇧) B(5⇩)</text:p>
      <text:p text:style-name="P1">肩 G(5-) U(7⇧)</text:p>
      <text:p text:style-name="P1">砠 G(5-) U(7⇧) A(1-)</text:p>
      <text:p text:style-name="P1">硼 G(5-) U(7⇧) U(7⇧)</text:p>
      <text:p text:style-name="P1">礎 G(5-) V(4⇩) V(4⇩) C(3⇩)</text:p>
      <text:p text:style-name="P1">碌 G(5-) W(2⇧) C(3⇩)</text:p>
      <text:p text:style-name="P1">磯 G(5-) X(2⇩) X(2⇩) X(2⇩)</text:p>
      <text:p text:style-name="P1">碎 G(5-) Y(6⇧) K(8-) F(4-)</text:p>
      <text:p text:style-name="P1">磅 G(5-) Y(6⇧) K(8-) H(6-)</text:p>
      <text:p text:style-name="P1">磚 G(5-) Z(1⇩) F(4-) H(6-)</text:p>
      <text:p text:style-name="P1">礪 G(5-) Z(1⇩) F(4-) M(7⇩)</text:p>
      <text:p text:style-name="P1">戾 G(5-) Z(1⇩) H(6-)</text:p>
      <text:p text:style-name="P1">硫 G(5-) Z(1⇩) O(9⇧)</text:p>
      <text:p text:style-name="P1">肇 G(5-) .(9⇩) T(5⇧) F(4-)</text:p>
      <text:p text:style-name="P1">扈 G(5-) ;(0-) T(5⇧) S(2-)</text:p>
      <text:p text:style-name="P1">啟 G(5-) ;(0-) .(9⇩)</text:p>
      <text:p text:style-name="P1">馬 G(5-) ,(8⇩)</text:p>
      <text:p text:style-name="P1">驃 G(5-) ,(8⇩) A(1-) C(3⇩)</text:p>
      <text:p text:style-name="P1">驟 G(5-) ,(8⇩) A(1-) K(8-)</text:p>
      <text:p text:style-name="P1">驪 G(5-) ,(8⇩) A(1-) Q(1⇧)</text:p>
      <text:p text:style-name="P1">馭 G(5-) ,(8⇩) B(5⇩)</text:p>
      <text:p text:style-name="P1">騷 G(5-) ,(8⇩) B(5⇩) /(0⇩)</text:p>
      <text:p text:style-name="P1">馴 G(5-) ,(8⇩) E(3⇧) D(3-)</text:p>
      <text:p text:style-name="P1">驥 G(5-) ,(8⇩) E(3⇧) K(8-)</text:p>
      <text:p text:style-name="P1">驢 G(5-) ,(8⇩) E(3⇧) U(7⇧)</text:p>
      <text:p text:style-name="P1">騙 G(5-) ,(8⇩) G(5-) F(4-)</text:p>
      <text:p text:style-name="P1">馳 G(5-) ,(8⇩) G(5-) S(2-)</text:p>
      <text:p text:style-name="P1">駢 G(5-) ,(8⇩) I(8⇧) F(4-)</text:p>
      <text:p text:style-name="P1">驗 G(5-) ,(8⇩) I(8⇧) K(8-)</text:p>
      <text:p text:style-name="P1">駙 G(5-) ,(8⇩) K(8-) H(6-)</text:p>
      <text:p text:style-name="P1">驕 G(5-) ,(8⇩) L(9-) ;(0-)</text:p>
      <text:p text:style-name="P1">駒 G(5-) ,(8⇩) L(9-) ;(0-)</text:p>
      <text:p text:style-name="P1">磷 G(5-) ,(8⇩) M(7⇩) Q(1⇧)</text:p>
      <text:p text:style-name="P1">駝 G(5-) ,(8⇩) N(6⇩) Q(1⇧)</text:p>
      <text:p text:style-name="P1">騁 G(5-) ,(8⇩) P(0⇧) G(5-)</text:p>
      <text:p text:style-name="P1">騾 G(5-) ,(8⇩) P(0⇧) X(2⇩)</text:p>
      <text:p text:style-name="P1">驅 G(5-) ,(8⇩) Q(1⇧) ;(0-)</text:p>
      <text:p text:style-name="P1">驍 G(5-) ,(8⇩) R(4⇧) S(2-)</text:p>
      <text:p text:style-name="P1">駿 G(5-) ,(8⇩) X(2⇩) .(9⇩)</text:p>
      <text:p text:style-name="P1">駭 G(5-) ,(8⇩) Y(6⇧) K(8-)</text:p>
      <text:p text:style-name="P1">駐 G(5-) ,(8⇩) Y(6⇧) R(4⇧)</text:p>
      <text:p text:style-name="P1">馱 G(5-) ,(8⇩) Z(1⇩)</text:p>
      <text:p text:style-name="P1">騵 G(5-) ,(8⇩) Z(1⇩) C(3⇩)</text:p>
      <text:p text:style-name="P1">騎 G(5-) ,(8⇩) Z(1⇩) D(3-)</text:p>
      <text:p text:style-name="P1">駁 G(5-) ,(8⇩) .(9⇩) .(9⇩)</text:p>
      <text:p text:style-name="P1">駱 G(5-) ,(8⇩) .(9⇩) ;(0-)</text:p>
      <text:p text:style-name="P1">駟 G(5-) ,(8⇩) /(0⇩)</text:p>
      <text:p text:style-name="P1">驛 G(5-) ,(8⇩) /(0⇩) F(4-)</text:p>
      <text:p text:style-name="P1">駛 G(5-) ,(8⇩) ;(0-) .(9⇩)</text:p>
      <text:p text:style-name="P1">方 H(6-)</text:p>
      <text:p text:style-name="P1">症 H(6-) A(1-) E(3⇧)</text:p>
      <text:p text:style-name="P1">病 H(6-) A(1-) J(7-) K(8-)</text:p>
      <text:p text:style-name="P1">痙 H(6-) A(1-) W(2⇧) Q(1⇧)</text:p>
      <text:p text:style-name="P1">永 H(6-) B(5⇩)</text:p>
      <text:p text:style-name="P1">痛 H(6-) B(5⇩) J(7-) F(4-)</text:p>
      <text:p text:style-name="P1">郎 H(6-) B(5⇩) T(5⇧)</text:p>
      <text:p text:style-name="P1">朗 H(6-) B(5⇩) U(7⇧)</text:p>
      <text:p text:style-name="P1">瘺 H(6-) B(5⇩) Z(1⇩)</text:p>
      <text:p text:style-name="P1">痂 H(6-) B(5⇩) ;(0-)</text:p>
      <text:p text:style-name="P1">癖 H(6-) B(5⇩) ;(0-) F(4-)</text:p>
      <text:p text:style-name="P1">瘸 H(6-) B(5⇩) ;(0-) K(8-)</text:p>
      <text:p text:style-name="P1">疝 H(6-) D(3-)</text:p>
      <text:p text:style-name="P1">州 H(6-) D(3-) H(6-) D(3-)</text:p>
      <text:p text:style-name="P1">痱 H(6-) E(3⇧) E(3⇧)</text:p>
      <text:p text:style-name="P1">疵 H(6-) E(3⇧) Q(1⇧)</text:p>
      <text:p text:style-name="P1">瘧 H(6-) E(3⇧) Q(1⇧) A(1-)</text:p>
      <text:p text:style-name="P1">斗 H(6-) F(4-)</text:p>
      <text:p text:style-name="P1">瘩 H(6-) F(4-) I(8⇧) ;(0-)</text:p>
      <text:p text:style-name="P1">癘 H(6-) F(4-) P(0⇧) M(7⇩)</text:p>
      <text:p text:style-name="P1">癲 H(6-) F(4-) U(7⇧) M(7⇩)</text:p>
      <text:p text:style-name="P1">瘀 H(6-) H(6-) K(8-) H(6-)</text:p>
      <text:p text:style-name="P1">痊 H(6-) I(8⇧) R(4⇧)</text:p>
      <text:p text:style-name="P1">癢 H(6-) I(8⇧) R(4⇧) X(2⇩)</text:p>
      <text:p text:style-name="P1">瘡 H(6-) I(8⇧) T(5⇧) ;(0-)</text:p>
      <text:p text:style-name="P1">瘉 H(6-) I(8⇧) U(7⇧) E(3⇧)</text:p>
      <text:p text:style-name="P1">癒 H(6-) I(8⇧) U(7⇧) N(6⇩)</text:p>
      <text:p text:style-name="P1">瘓 H(6-) J(7-) J(7-) Z(1⇩)</text:p>
      <text:p text:style-name="P1">疚 H(6-) J(7-) K(8-)</text:p>
      <text:p text:style-name="P1">疥 H(6-) K(8-) E(3⇧)</text:p>
      <text:p text:style-name="P1">於 H(6-) K(8-) H(6-)</text:p>
      <text:p text:style-name="P1">疹 H(6-) K(8-) .(9⇩)</text:p>
      <text:p text:style-name="P1">瘠 H(6-) K(8-) ,(8⇩) U(7⇧)</text:p>
      <text:p text:style-name="P1">為 H(6-) L(9-) G(5-) ,(8⇩)</text:p>
      <text:p text:style-name="P1">癟 H(6-) L(9-) J(7-) F(4-)</text:p>
      <text:p text:style-name="P1">瘢 H(6-) L(9-) M(7⇩) B(5⇩)</text:p>
      <text:p text:style-name="P1">痺 H(6-) L(9-) P(0⇧) F(4-)</text:p>
      <text:p text:style-name="P1">痢 H(6-) L(9-) V(4⇩) E(3⇧)</text:p>
      <text:p text:style-name="P1">痿 H(6-) L(9-) V(4⇩) W(2⇧)</text:p>
      <text:p text:style-name="P1">旎 H(6-) O(9⇧) B(5⇩) Q(1⇧)</text:p>
      <text:p text:style-name="P1">瘦 H(6-) O(9⇧) D(3-) B(5⇩)</text:p>
      <text:p text:style-name="P1">旋 H(6-) O(9⇧) G(5-) C(3⇩)</text:p>
      <text:p text:style-name="P1">遊 H(6-) O(9⇧) G(5-) N(6⇩)</text:p>
      <text:p text:style-name="P1">施 H(6-) O(9⇧) G(5-) S(2-)</text:p>
      <text:p text:style-name="P1">瘤 H(6-) O(9⇧) H(6-) P(0⇧)</text:p>
      <text:p text:style-name="P1">癥 H(6-) O(9⇧) L(9-) .(9⇩)</text:p>
      <text:p text:style-name="P1">旅 H(6-) O(9⇧) O(9⇧) K(8-)</text:p>
      <text:p text:style-name="P1">旌 H(6-) O(9⇧) O(9⇧) R(4⇧)</text:p>
      <text:p text:style-name="P1">膂 H(6-) O(9⇧) O(9⇧) U(7⇧)</text:p>
      <text:p text:style-name="P1">族 H(6-) O(9⇧) O(9⇧) Z(1⇩)</text:p>
      <text:p text:style-name="P1">旗 H(6-) O(9⇧) R(4⇧) K(8-)</text:p>
      <text:p text:style-name="P1">疙 H(6-) O(9⇧) S(2-)</text:p>
      <text:p text:style-name="P1">疾 H(6-) O(9⇧) Z(1⇩)</text:p>
      <text:p text:style-name="P1">旖 H(6-) O(9⇧) Z(1⇩) D(3-)</text:p>
      <text:p text:style-name="P1">痴 H(6-) O(9⇧) Z(1⇩) ;(0-)</text:p>
      <text:p text:style-name="P1">疸 H(6-) P(0⇧) A(1-)</text:p>
      <text:p text:style-name="P1">瘍 H(6-) P(0⇧) A(1-) .(9⇩)</text:p>
      <text:p text:style-name="P1">痘 H(6-) Q(1⇧) I(8⇧)</text:p>
      <text:p text:style-name="P1">癡 H(6-) Q(1⇧) O(9⇧) C(3⇩)</text:p>
      <text:p text:style-name="P1">疳 H(6-) R(4⇧) A(1-)</text:p>
      <text:p text:style-name="P1">痔 H(6-) R(4⇧) F(4-) H(6-)</text:p>
      <text:p text:style-name="P1">痣 H(6-) R(4⇧) N(6⇩)</text:p>
      <text:p text:style-name="P1">癱 H(6-) R(4⇧) Z(1⇩) Y(6⇧)</text:p>
      <text:p text:style-name="P1">疫 H(6-) S(2-) B(5⇩)</text:p>
      <text:p text:style-name="P1">疲 H(6-) T(5⇧) B(5⇩)</text:p>
      <text:p text:style-name="P1">疤 H(6-) T(5⇧) D(3-) S(2-)</text:p>
      <text:p text:style-name="P1">良 H(6-) T(5⇧) X(2⇩)</text:p>
      <text:p text:style-name="P1">痕 H(6-) T(5⇧) X(2⇩)</text:p>
      <text:p text:style-name="P1">癮 H(6-) T(5⇧) .(9⇩) N(6⇩)</text:p>
      <text:p text:style-name="P1">疽 H(6-) U(7⇧) A(1-)</text:p>
      <text:p text:style-name="P1">癬 H(6-) U(7⇧) ,(8⇩) F(4-)</text:p>
      <text:p text:style-name="P1">痲 H(6-) V(4⇩) V(4⇩)</text:p>
      <text:p text:style-name="P1">痳 H(6-) V(4⇩) V(4⇩)</text:p>
      <text:p text:style-name="P1">癩 H(6-) V(4⇩) ;(0-) M(7⇩)</text:p>
      <text:p text:style-name="P1">瘋 H(6-) X(2⇩)</text:p>
      <text:p text:style-name="P1">痠 H(6-) X(2⇩) K(8-) .(9⇩)</text:p>
      <text:p text:style-name="P1">瘁 H(6-) Y(6⇧) K(8-) F(4-)</text:p>
      <text:p text:style-name="P1">瘴 H(6-) Y(6⇧) P(0⇧) F(4-)</text:p>
      <text:p text:style-name="P1">療 H(6-) Z(1⇩) K(8-) C(3⇩)</text:p>
      <text:p text:style-name="P1">疣 H(6-) Z(1⇩) S(2-) H(6-)</text:p>
      <text:p text:style-name="P1">痍 H(6-) Z(1⇩) T(5⇧) G(5-)</text:p>
      <text:p text:style-name="P1">痞 H(6-) Z(1⇩) ;(0-)</text:p>
      <text:p text:style-name="P1">放 H(6-) .(9⇩)</text:p>
      <text:p text:style-name="P1">疼 H(6-) .(9⇩) H(6-)</text:p>
      <text:p text:style-name="P1">瘟 H(6-) /(0⇩) U(7⇧)</text:p>
      <text:p text:style-name="P1">癌 H(6-) ;(0-) ;(0-) D(3-)</text:p>
      <text:p text:style-name="P1">疢 H(6-) ,(8⇩)</text:p>
      <text:p text:style-name="P1">痰 H(6-) ,(8⇩) ,(8⇩)</text:p>
      <text:p text:style-name="P1">癆 H(6-) ,(8⇩) ,(8⇩) B(5⇩)</text:p>
      <text:p text:style-name="P1">金 I(8⇧)</text:p>
      <text:p text:style-name="P1">半 I(8⇧)</text:p>
      <text:p text:style-name="P1">釘 I(8⇧) A(1-) D(3-)</text:p>
      <text:p text:style-name="P1">鈍 I(8⇧) A(1-) D(3-) S(2-)</text:p>
      <text:p text:style-name="P1">鑷 I(8⇧) A(1-) E(3⇧) E(3⇧)</text:p>
      <text:p text:style-name="P1">鈣 I(8⇧) A(1-) E(3⇧) G(5-)</text:p>
      <text:p text:style-name="P1">錢 I(8⇧) A(1-) X(2⇩) X(2⇩)</text:p>
      <text:p text:style-name="P1">鏢 I(8⇧) A(1-) /(0⇩) C(3⇩)</text:p>
      <text:p text:style-name="P1">令 I(8⇧) B(5⇩)</text:p>
      <text:p text:style-name="P1">餌 I(8⇧) B(5⇩) A(1-) E(3⇧)</text:p>
      <text:p text:style-name="P1">領 I(8⇧) B(5⇩) A(1-) M(7⇩)</text:p>
      <text:p text:style-name="P1">飪 I(8⇧) B(5⇩) A(1-) R(4⇧)</text:p>
      <text:p text:style-name="P1">飩 I(8⇧) B(5⇩) A(1-) S(2-)</text:p>
      <text:p text:style-name="P1">餞 I(8⇧) B(5⇩) A(1-) X(2⇩)</text:p>
      <text:p text:style-name="P1">翎 I(8⇧) B(5⇩) B(5⇩) B(5⇩)</text:p>
      <text:p text:style-name="P1">鋸 I(8⇧) B(5⇩) F(4-) ;(0-)</text:p>
      <text:p text:style-name="P1">飼 I(8⇧) B(5⇩) G(5-) Q(1⇧)</text:p>
      <text:p text:style-name="P1">釵 I(8⇧) B(5⇩) H(6-)</text:p>
      <text:p text:style-name="P1">餅 I(8⇧) B(5⇩) I(8⇧) F(4-)</text:p>
      <text:p text:style-name="P1">餘 I(8⇧) B(5⇩) I(8⇧) V(4⇩)</text:p>
      <text:p text:style-name="P1">饞 I(8⇧) B(5⇩) J(7-) H(6-)</text:p>
      <text:p text:style-name="P1">飲 I(8⇧) B(5⇩) J(7-) K(8-)</text:p>
      <text:p text:style-name="P1">餡 I(8⇧) B(5⇩) J(7-) O(9⇧)</text:p>
      <text:p text:style-name="P1">飽 I(8⇧) B(5⇩) L(9-) S(2-)</text:p>
      <text:p text:style-name="P1"><text:soft-page-break/>餓 I(8⇧) B(5⇩) L(9-) X(2⇩)</text:p>
      <text:p text:style-name="P1">餉 I(8⇧) B(5⇩) L(9-) ;(0-)</text:p>
      <text:p text:style-name="P1">鴒 I(8⇧) B(5⇩) L(9-) ,(8⇩)</text:p>
      <text:p text:style-name="P1">館 I(8⇧) B(5⇩) N(6⇩) E(3⇧)</text:p>
      <text:p text:style-name="P1">飭 I(8⇧) B(5⇩) O(9⇧) B(5⇩)</text:p>
      <text:p text:style-name="P1">餿 I(8⇧) B(5⇩) O(9⇧) B(5⇩)</text:p>
      <text:p text:style-name="P1">飾 I(8⇧) B(5⇩) O(9⇧) D(3-)</text:p>
      <text:p text:style-name="P1">餾 I(8⇧) B(5⇩) O(9⇧) P(0⇧)</text:p>
      <text:p text:style-name="P1">餽 I(8⇧) B(5⇩) O(9⇧) X(2⇩)</text:p>
      <text:p text:style-name="P1">饅 I(8⇧) B(5⇩) P(0⇧) B(5⇩)</text:p>
      <text:p text:style-name="P1">餛 I(8⇧) B(5⇩) P(0⇧) Q(1⇧)</text:p>
      <text:p text:style-name="P1">餵 I(8⇧) B(5⇩) P(0⇧) X(2⇩)</text:p>
      <text:p text:style-name="P1">饉 I(8⇧) B(5⇩) R(4⇧) R(4⇧)</text:p>
      <text:p text:style-name="P1">饒 I(8⇧) B(5⇩) R(4⇧) S(2-)</text:p>
      <text:p text:style-name="P1">飢 I(8⇧) B(5⇩) S(2-)</text:p>
      <text:p text:style-name="P1">饑 I(8⇧) B(5⇩) X(2⇩) X(2⇩)</text:p>
      <text:p text:style-name="P1">飴 I(8⇧) B(5⇩) X(2⇩) ;(0-)</text:p>
      <text:p text:style-name="P1">餃 I(8⇧) B(5⇩) Y(6⇧) .(9⇩)</text:p>
      <text:p text:style-name="P1">飯 I(8⇧) B(5⇩) Z(1⇩) B(5⇩)</text:p>
      <text:p text:style-name="P1">餚 I(8⇧) B(5⇩) .(9⇩) U(7⇧)</text:p>
      <text:p text:style-name="P1">餒 I(8⇧) B(5⇩) .(9⇩) W(2⇧)</text:p>
      <text:p text:style-name="P1">蝕 I(8⇧) B(5⇩) /(0⇩)</text:p>
      <text:p text:style-name="P1">釙 I(8⇧) C(3⇩)</text:p>
      <text:p text:style-name="P1">並 I(8⇧) C(3⇩) A(1-)</text:p>
      <text:p text:style-name="P1">普 I(8⇧) C(3⇩) A(1-) P(0⇧)</text:p>
      <text:p text:style-name="P1">鐺 I(8⇧) C(3⇩) J(7-) P(0⇧)</text:p>
      <text:p text:style-name="P1">鏜 I(8⇧) C(3⇩) J(7-) R(4⇧)</text:p>
      <text:p text:style-name="P1">鈔 I(8⇧) C(3⇩) L(9-)</text:p>
      <text:p text:style-name="P1">鎖 I(8⇧) C(3⇩) M(7⇩)</text:p>
      <text:p text:style-name="P1">銷 I(8⇧) C(3⇩) U(7⇧)</text:p>
      <text:p text:style-name="P1">逆 I(8⇧) D(3-) N(6⇩)</text:p>
      <text:p text:style-name="P1">朔 I(8⇧) D(3-) U(7⇧)</text:p>
      <text:p text:style-name="P1">塑 I(8⇧) D(3-) U(7⇧) R(4⇧)</text:p>
      <text:p text:style-name="P1">判 I(8⇧) E(3⇧)</text:p>
      <text:p text:style-name="P1">釗 I(8⇧) E(3⇧)</text:p>
      <text:p text:style-name="P1">釧 I(8⇧) E(3⇧) D(3-)</text:p>
      <text:p text:style-name="P1">鑪 I(8⇧) E(3⇧) P(0⇧) U(7⇧)</text:p>
      <text:p text:style-name="P1">針 I(8⇧) F(4-)</text:p>
      <text:p text:style-name="P1">羊 I(8⇧) F(4-)</text:p>
      <text:p text:style-name="P1">并 I(8⇧) F(4-)</text:p>
      <text:p text:style-name="P1">翔 I(8⇧) F(4-) B(5⇩) B(5⇩)</text:p>
      <text:p text:style-name="P1">羚 I(8⇧) F(4-) I(8⇧) B(5⇩)</text:p>
      <text:p text:style-name="P1">鍥 I(8⇧) F(4-) J(7-) Z(1⇩)</text:p>
      <text:p text:style-name="P1">迸 I(8⇧) F(4-) N(6⇩)</text:p>
      <text:p text:style-name="P1">錨 I(8⇧) F(4-) P(0⇧)</text:p>
      <text:p text:style-name="P1">羯 I(8⇧) F(4-) P(0⇧) S(2-)</text:p>
      <text:p text:style-name="P1">瓶 I(8⇧) F(4-) Q(1⇧) H(6-)</text:p>
      <text:p text:style-name="P1">鎮 I(8⇧) F(4-) U(7⇧) K(8-)</text:p>
      <text:p text:style-name="P1">羶 I(8⇧) F(4-) Y(6⇧) A(1-)</text:p>
      <text:p text:style-name="P1">舍 I(8⇧) F(4-) ;(0-)</text:p>
      <text:p text:style-name="P1">鈷 I(8⇧) F(4-) ;(0-)</text:p>
      <text:p text:style-name="P1">舒 I(8⇧) F(4-) ;(0-) D(3-)</text:p>
      <text:p text:style-name="P1">今 I(8⇧) G(5-)</text:p>
      <text:p text:style-name="P1">兮 I(8⇧) G(5-)</text:p>
      <text:p text:style-name="P1">錳 I(8⇧) G(5-) F(4-) U(7⇧)</text:p>
      <text:p text:style-name="P1">貪 I(8⇧) G(5-) M(7⇩)</text:p>
      <text:p text:style-name="P1">念 I(8⇧) G(5-) N(6⇩)</text:p>
      <text:p text:style-name="P1">鈕 I(8⇧) G(5-) R(4⇧)</text:p>
      <text:p text:style-name="P1">含 I(8⇧) G(5-) ;(0-)</text:p>
      <text:p text:style-name="P1">頷 I(8⇧) G(5-) ;(0-) M(7⇩)</text:p>
      <text:p text:style-name="P1">鏃 I(8⇧) H(6-) O(9⇧) Z(1⇩)</text:p>
      <text:p text:style-name="P1">鈴 I(8⇧) I(8⇧) B(5⇩)</text:p>
      <text:p text:style-name="P1">鉼 I(8⇧) I(8⇧) F(4-)</text:p>
      <text:p text:style-name="P1">鈐 I(8⇧) I(8⇧) G(5-)</text:p>
      <text:p text:style-name="P1">鎰 I(8⇧) I(8⇧) K(8-) U(7⇧)</text:p>
      <text:p text:style-name="P1">銓 I(8⇧) I(8⇧) R(4⇧)</text:p>
      <text:p text:style-name="P1">鎂 I(8⇧) I(8⇧) R(4⇧) Z(1⇩)</text:p>
      <text:p text:style-name="P1">鎗 I(8⇧) I(8⇧) T(5⇧) ;(0-)</text:p>
      <text:p text:style-name="P1">鑰 I(8⇧) I(8⇧) ;(0-) F(4-)</text:p>
      <text:p text:style-name="P1">侖 I(8⇧) J(7-) F(4-)</text:p>
      <text:p text:style-name="P1">鋼 I(8⇧) J(7-) I(8⇧) D(3-)</text:p>
      <text:p text:style-name="P1">欽 I(8⇧) J(7-) K(8-)</text:p>
      <text:p text:style-name="P1">鈉 I(8⇧) J(7-) K(8-)</text:p>
      <text:p text:style-name="P1">銅 I(8⇧) J(7-) Q(1⇧)</text:p>
      <text:p text:style-name="P1">銼 I(8⇧) K(8-) K(8-) R(4⇧)</text:p>
      <text:p text:style-name="P1">銻 I(8⇧) K(8-) T(5⇧) L(9-)</text:p>
      <text:p text:style-name="P1">益 I(8⇧) K(8-) U(7⇧)</text:p>
      <text:p text:style-name="P1">錐 I(8⇧) K(8-) Y(6⇧)</text:p>
      <text:p text:style-name="P1">鐫 I(8⇧) K(8-) Y(6⇧) D(3-)</text:p>
      <text:p text:style-name="P1">鉛 I(8⇧) K(8-) ;(0-)</text:p>
      <text:p text:style-name="P1">銳 I(8⇧) K(8-) ;(0-) S(2-)</text:p>
      <text:p text:style-name="P1">鈞 I(8⇧) L(9-) A(1-) A(1-)</text:p>
      <text:p text:style-name="P1">鎚 I(8⇧) L(9-) E(3⇧) N(6⇩)</text:p>
      <text:p text:style-name="P1">釣 I(8⇧) L(9-) H(6-)</text:p>
      <text:p text:style-name="P1">首 I(8⇧) L(9-) J(7-)</text:p>
      <text:p text:style-name="P1">導 I(8⇧) L(9-) J(7-) H(6-)</text:p>
      <text:p text:style-name="P1">道 I(8⇧) L(9-) J(7-) N(6⇩)</text:p>
      <text:p text:style-name="P1">鎳 I(8⇧) L(9-) J(7-) V(4⇩)</text:p>
      <text:p text:style-name="P1">夔 I(8⇧) L(9-) J(7-) .(9⇩)</text:p>
      <text:p text:style-name="P1">鉑 I(8⇧) L(9-) P(0⇧)</text:p>
      <text:p text:style-name="P1">錦 I(8⇧) L(9-) P(0⇧) D(3-)</text:p>
      <text:p text:style-name="P1">鑠 I(8⇧) L(9-) P(0⇧) V(4⇩)</text:p>
      <text:p text:style-name="P1">鉋 I(8⇧) L(9-) T(5⇧) S(2-)</text:p>
      <text:p text:style-name="P1">鍬 I(8⇧) L(9-) V(4⇩) ,(8⇩)</text:p>
      <text:p text:style-name="P1">鉤 I(8⇧) L(9-) ;(0-)</text:p>
      <text:p text:style-name="P1">鎢 I(8⇧) L(9-) ,(8⇩)</text:p>
      <text:p text:style-name="P1">鋇 I(8⇧) M(7⇩)</text:p>
      <text:p text:style-name="P1">銘 I(8⇧) M(7⇩) ;(0-)</text:p>
      <text:p text:style-name="P1">鍋 I(8⇧) M(7⇩) ;(0-)</text:p>
      <text:p text:style-name="P1">錠 I(8⇧) N(6⇩) A(1-) C(3⇩)</text:p>
      <text:p text:style-name="P1">鐮 I(8⇧) N(6⇩) I(8⇧) C(3⇩)</text:p>
      <text:p text:style-name="P1">鎔 I(8⇧) N(6⇩) K(8-) ;(0-)</text:p>
      <text:p text:style-name="P1">鉍 I(8⇧) N(6⇩) L(9-)</text:p>
      <text:p text:style-name="P1">鏟 I(8⇧) N(6⇩) O(9⇧) R(4⇧)</text:p>
      <text:p text:style-name="P1">鍍 I(8⇧) N(6⇩) R(4⇧) B(5⇩)</text:p>
      <text:p text:style-name="P1">銨 I(8⇧) N(6⇩) W(2⇧)</text:p>
      <text:p text:style-name="P1">鉚 I(8⇧) O(9⇧) D(3-) J(7-)</text:p>
      <text:p text:style-name="P1">錘 I(8⇧) O(9⇧) F(4-)</text:p>
      <text:p text:style-name="P1">鍾 I(8⇧) O(9⇧) P(0⇧)</text:p>
      <text:p text:style-name="P1">銑 I(8⇧) O(9⇧) S(2-)</text:p>
      <text:p text:style-name="P1">鍛 I(8⇧) O(9⇧) S(2-) B(5⇩)</text:p>
      <text:p text:style-name="P1">鑽 I(8⇧) O(9⇧) S(2-) M(7⇩)</text:p>
      <text:p text:style-name="P1">銖 I(8⇧) O(9⇧) V(4⇩)</text:p>
      <text:p text:style-name="P1">酋 I(8⇧) P(0⇧)</text:p>
      <text:p text:style-name="P1">鈿 I(8⇧) P(0⇧)</text:p>
      <text:p text:style-name="P1">銲 I(8⇧) P(0⇧) A(1-) F(4-)</text:p>
      <text:p text:style-name="P1">鍚 I(8⇧) P(0⇧) A(1-) .(9⇩)</text:p>
      <text:p text:style-name="P1">鉀 I(8⇧) P(0⇧) D(3-)</text:p>
      <text:p text:style-name="P1">鈾 I(8⇧) P(0⇧) F(4-)</text:p>
      <text:p text:style-name="P1">尊 I(8⇧) P(0⇧) F(4-) H(6-)</text:p>
      <text:p text:style-name="P1">遵 I(8⇧) P(0⇧) F(4-) N(6⇩)</text:p>
      <text:p text:style-name="P1">錮 I(8⇧) P(0⇧) F(4-) ;(0-)</text:p>
      <text:p text:style-name="P1">錫 I(8⇧) P(0⇧) L(9-) .(9⇩)</text:p>
      <text:p text:style-name="P1">錕 I(8⇧) P(0⇧) Q(1⇧) Q(1⇧)</text:p>
      <text:p text:style-name="P1">鋰 I(8⇧) P(0⇧) R(4⇧)</text:p>
      <text:p text:style-name="P1">鑤 I(8⇧) P(0⇧) R(4⇧) C(3⇩)</text:p>
      <text:p text:style-name="P1">鏍 I(8⇧) P(0⇧) X(2⇩)</text:p>
      <text:p text:style-name="P1">奠 I(8⇧) P(0⇧) Z(1⇩)</text:p>
      <text:p text:style-name="P1">猷 I(8⇧) P(0⇧) Z(1⇩) H(6-)</text:p>
      <text:p text:style-name="P1">鄭 I(8⇧) P(0⇧) Z(1⇩) T(5⇧)</text:p>
      <text:p text:style-name="P1">鏝 I(8⇧) P(0⇧) /(0⇩) B(5⇩)</text:p>
      <text:p text:style-name="P1">鏤 I(8⇧) P(0⇧) ;(0-) W(2⇧)</text:p>
      <text:p text:style-name="P1">釭 I(8⇧) Q(1⇧)</text:p>
      <text:p text:style-name="P1">鏗 I(8⇧) Q(1⇧) D(3-) R(4⇧)</text:p>
      <text:p text:style-name="P1">鑑 I(8⇧) Q(1⇧) D(3-) U(7⇧)</text:p>
      <text:p text:style-name="P1">鋪 I(8⇧) Q(1⇧) H(6-)</text:p>
      <text:p text:style-name="P1">鎘 I(8⇧) Q(1⇧) J(7-) D(3-)</text:p>
      <text:p text:style-name="P1">鏈 I(8⇧) Q(1⇧) N(6⇩)</text:p>
      <text:p text:style-name="P1">鉅 I(8⇧) Q(1⇧) T(5⇧)</text:p>
      <text:p text:style-name="P1">全 I(8⇧) R(4⇧)</text:p>
      <text:p text:style-name="P1">鉗 I(8⇧) R(4⇧) A(1-)</text:p>
      <text:p text:style-name="P1">羨 I(8⇧) R(4⇧) C(3⇩) K(8-)</text:p>
      <text:p text:style-name="P1">鑄 I(8⇧) R(4⇧) G(5-) H(6-)</text:p>
      <text:p text:style-name="P1">養 I(8⇧) R(4⇧) I(8⇧) X(2⇩)</text:p>
      <text:p text:style-name="P1">善 I(8⇧) R(4⇧) I(8⇧) ;(0-)</text:p>
      <text:p text:style-name="P1">銬 I(8⇧) R(4⇧) L(9-) G(5-)</text:p>
      <text:p text:style-name="P1">差 I(8⇧) R(4⇧) L(9-) Q(1⇧)</text:p>
      <text:p text:style-name="P1">羞 I(8⇧) R(4⇧) L(9-) R(4⇧)</text:p>
      <text:p text:style-name="P1">義 I(8⇧) R(4⇧) L(9-) X(2⇩)</text:p>
      <text:p text:style-name="P1">羲 I(8⇧) R(4⇧) L(9-) X(2⇩)</text:p>
      <text:p text:style-name="P1">錶 I(8⇧) R(4⇧) L(9-) X(2⇩)</text:p>
      <text:p text:style-name="P1">恙 I(8⇧) R(4⇧) N(6⇩)</text:p>
      <text:p text:style-name="P1">錯 I(8⇧) R(4⇧) P(0⇧)</text:p>
      <text:p text:style-name="P1">鐃 I(8⇧) R(4⇧) R(4⇧) S(2-)</text:p>
      <text:p text:style-name="P1">羌 I(8⇧) R(4⇧) S(2-)</text:p>
      <text:p text:style-name="P1">姜 I(8⇧) R(4⇧) W(2⇧)</text:p>
      <text:p text:style-name="P1">美 I(8⇧) R(4⇧) Z(1⇩)</text:p>
      <text:p text:style-name="P1">鐵 I(8⇧) R(4⇧) ;(0-) X(2⇩)</text:p>
      <text:p text:style-name="P1">羔 I(8⇧) R(4⇧) ,(8⇩)</text:p>
      <text:p text:style-name="P1">羹 I(8⇧) R(4⇧) ,(8⇩) Z(1⇩)</text:p>
      <text:p text:style-name="P1">釩 I(8⇧) S(2-) H(6-)</text:p>
      <text:p text:style-name="P1">鈹 I(8⇧) T(5⇧) B(5⇩)</text:p>
      <text:p text:style-name="P1">兼 I(8⇧) T(5⇧) C(3⇩)</text:p>
      <text:p text:style-name="P1">歉 I(8⇧) T(5⇧) C(3⇩) K(8-)</text:p>
      <text:p text:style-name="P1">鏽 I(8⇧) T(5⇧) D(3-) E(3⇧)</text:p>
      <text:p text:style-name="P1">鍵 I(8⇧) T(5⇧) F(4-) B(5⇩)</text:p>
      <text:p text:style-name="P1">創 I(8⇧) T(5⇧) L(9-) E(3⇧)</text:p>
      <text:p text:style-name="P1">倉 I(8⇧) T(5⇧) L(9-) ;(0-)</text:p>
      <text:p text:style-name="P1">食 I(8⇧) T(5⇧) X(2⇩)</text:p>
      <text:p text:style-name="P1">銀 I(8⇧) T(5⇧) X(2⇩)</text:p>
      <text:p text:style-name="P1">鋤 I(8⇧) U(7⇧) A(1-) B(5⇩)</text:p>
      <text:p text:style-name="P1">前 I(8⇧) U(7⇧) E(3⇧)</text:p>
      <text:p text:style-name="P1">俞 I(8⇧) U(7⇧) E(3⇧)</text:p>
      <text:p text:style-name="P1">剪 I(8⇧) U(7⇧) E(3⇧) J(7-)</text:p>
      <text:p text:style-name="P1">愈 I(8⇧) U(7⇧) E(3⇧) N(6⇩)</text:p>
      <text:p text:style-name="P1">逾 I(8⇧) U(7⇧) E(3⇧) N(6⇩)</text:p>
      <text:p text:style-name="P1">覦 I(8⇧) U(7⇧) E(3⇧) S(2-)</text:p>
      <text:p text:style-name="P1">煎 I(8⇧) U(7⇧) E(3⇧) ,(8⇩)</text:p>
      <text:p text:style-name="P1">余 I(8⇧) V(4⇩)</text:p>
      <text:p text:style-name="P1">斜 I(8⇧) V(4⇩) H(6-) F(4-)</text:p>
      <text:p text:style-name="P1">途 I(8⇧) V(4⇩) N(6⇩)</text:p>
      <text:p text:style-name="P1">敘 I(8⇧) V(4⇩) .(9⇩)</text:p>
      <text:p text:style-name="P1">鍊 I(8⇧) V(4⇩) /(0⇩)</text:p>
      <text:p text:style-name="P1">錄 I(8⇧) W(2⇧) C(3⇩)</text:p>
      <text:p text:style-name="P1">錙 I(8⇧) W(2⇧) P(0⇧)</text:p>
      <text:p text:style-name="P1">鏘 I(8⇧) X(2⇩) M(7⇩) H(6-)</text:p>
      <text:p text:style-name="P1">孳 I(8⇧) X(2⇩) X(2⇩) F(4-)</text:p>
      <text:p text:style-name="P1">慈 I(8⇧) X(2⇩) X(2⇩) N(6⇩)</text:p>
      <text:p text:style-name="P1">鋅 I(8⇧) Y(6⇧) F(4-)</text:p>
      <text:p text:style-name="P1">鎊 I(8⇧) Y(6⇧) K(8-) H(6-)</text:p>
      <text:p text:style-name="P1">鉸 I(8⇧) Y(6⇧) K(8-) .(9⇩)</text:p>
      <text:p text:style-name="P1">鏑 I(8⇧) Y(6⇧) K(8-) ;(0-)</text:p>
      <text:p text:style-name="P1">鐘 I(8⇧) Y(6⇧) P(0⇧) R(4⇧)</text:p>
      <text:p text:style-name="P1">鏡 I(8⇧) Y(6⇧) P(0⇧) S(2-)</text:p>
      <text:p text:style-name="P1">鑣 I(8⇧) Y(6⇧) Q(1⇧) ,(8⇩)</text:p>
      <text:p text:style-name="P1">鉉 I(8⇧) Y(6⇧) X(2⇩)</text:p>
      <text:p text:style-name="P1">鑲 I(8⇧) Y(6⇧) ;(0-) X(2⇩)</text:p>
      <text:p text:style-name="P1">鎬 I(8⇧) Y(6⇧) ;(0-) ;(0-)</text:p>
      <text:p text:style-name="P1">鈇 I(8⇧) Z(1⇩)</text:p>
      <text:p text:style-name="P1">豢 I(8⇧) Z(1⇩) A(1-) .(9⇩)</text:p>
      <text:p text:style-name="P1">叛 I(8⇧) Z(1⇩) B(5⇩)</text:p>
      <text:p text:style-name="P1">鈑 I(8⇧) Z(1⇩) B(5⇩)</text:p>
      <text:p text:style-name="P1">卷 I(8⇧) Z(1⇩) G(5-) S(2-)</text:p>
      <text:p text:style-name="P1">券 I(8⇧) Z(1⇩) J(7-)</text:p>
      <text:p text:style-name="P1"><text:soft-page-break/>眷 I(8⇧) Z(1⇩) J(7-)</text:p>
      <text:p text:style-name="P1">鈽 I(8⇧) Z(1⇩) J(7-) D(3-)</text:p>
      <text:p text:style-name="P1">送 I(8⇧) Z(1⇩) N(6⇩)</text:p>
      <text:p text:style-name="P1">拳 I(8⇧) Z(1⇩) O(9⇧)</text:p>
      <text:p text:style-name="P1">鐳 I(8⇧) Z(1⇩) P(0⇧)</text:p>
      <text:p text:style-name="P1">錡 I(8⇧) Z(1⇩) Q(1⇧) D(3-)</text:p>
      <text:p text:style-name="P1">鈸 I(8⇧) Z(1⇩) .(9⇩) H(6-)</text:p>
      <text:p text:style-name="P1">鍰 I(8⇧) .(9⇩) A(1-) B(5⇩)</text:p>
      <text:p text:style-name="P1">鋒 I(8⇧) .(9⇩) F(4-)</text:p>
      <text:p text:style-name="P1">遂 I(8⇧) .(9⇩) N(6⇩)</text:p>
      <text:p text:style-name="P1">錚 I(8⇧) .(9⇩) T(5⇧) D(3-)</text:p>
      <text:p text:style-name="P1">鉻 I(8⇧) .(9⇩) ;(0-)</text:p>
      <text:p text:style-name="P1">鐲 I(8⇧) /(0⇩) L(9-) /(0⇩)</text:p>
      <text:p text:style-name="P1">會 I(8⇧) /(0⇩) P(0⇧)</text:p>
      <text:p text:style-name="P1">劊 I(8⇧) /(0⇩) P(0⇧) E(3⇧)</text:p>
      <text:p text:style-name="P1">鐸 I(8⇧) /(0⇩) R(4⇧) F(4-)</text:p>
      <text:p text:style-name="P1">鑼 I(8⇧) /(0⇩) X(2⇩) Y(6⇧)</text:p>
      <text:p text:style-name="P1">合 I(8⇧) ;(0-)</text:p>
      <text:p text:style-name="P1">釦 I(8⇧) ;(0-)</text:p>
      <text:p text:style-name="P1">頜 I(8⇧) ;(0-) A(1-) M(7⇩)</text:p>
      <text:p text:style-name="P1">翕 I(8⇧) ;(0-) B(5⇩) B(5⇩)</text:p>
      <text:p text:style-name="P1">歙 I(8⇧) ;(0-) B(5⇩) K(8-)</text:p>
      <text:p text:style-name="P1">命 I(8⇧) ;(0-) J(7-)</text:p>
      <text:p text:style-name="P1">鋁 I(8⇧) ;(0-) L(9-) ;(0-)</text:p>
      <text:p text:style-name="P1">鴿 I(8⇧) ;(0-) L(9-) ,(8⇩)</text:p>
      <text:p text:style-name="P1">拿 I(8⇧) ;(0-) O(9⇧)</text:p>
      <text:p text:style-name="P1">郃 I(8⇧) ;(0-) T(5⇧)</text:p>
      <text:p text:style-name="P1">盒 I(8⇧) ;(0-) U(7⇧)</text:p>
      <text:p text:style-name="P1">劍 I(8⇧) ;(0-) ;(0-) E(3⇧)</text:p>
      <text:p text:style-name="P1">鍔 I(8⇧) ;(0-) ;(0-) G(5-)</text:p>
      <text:p text:style-name="P1">斂 I(8⇧) ;(0-) ;(0-) .(9⇩)</text:p>
      <text:p text:style-name="P1">目 J(7-)</text:p>
      <text:p text:style-name="P1">刀 J(7-)</text:p>
      <text:p text:style-name="P1">角 J(7-)</text:p>
      <text:p text:style-name="P1">冠 J(7-) A(1-) A(1-) H(6-)</text:p>
      <text:p text:style-name="P1">盯 J(7-) A(1-) D(3-)</text:p>
      <text:p text:style-name="P1">盹 J(7-) A(1-) D(3-) S(2-)</text:p>
      <text:p text:style-name="P1">睫 J(7-) A(1-) T(5⇧) C(3⇩)</text:p>
      <text:p text:style-name="P1">冢 J(7-) A(1-) .(9⇩) H(6-)</text:p>
      <text:p text:style-name="P1">瞟 J(7-) A(1-) /(0⇩) C(3⇩)</text:p>
      <text:p text:style-name="P1">觔 J(7-) B(5⇩)</text:p>
      <text:p text:style-name="P1">睽 J(7-) B(5⇩) A(1-) Z(1⇩)</text:p>
      <text:p text:style-name="P1">矚 J(7-) B(5⇩) C(3⇩) /(0⇩)</text:p>
      <text:p text:style-name="P1">瞪 J(7-) B(5⇩) Q(1⇧) I(8⇧)</text:p>
      <text:p text:style-name="P1">瞠 J(7-) C(3⇩) J(7-) R(4⇧)</text:p>
      <text:p text:style-name="P1">眇 J(7-) C(3⇩) L(9-)</text:p>
      <text:p text:style-name="P1">巾 J(7-) D(3-)</text:p>
      <text:p text:style-name="P1">幀 J(7-) D(3-) E(3⇧) M(7⇩)</text:p>
      <text:p text:style-name="P1">帖 J(7-) D(3-) E(3⇧) ;(0-)</text:p>
      <text:p text:style-name="P1">帷 J(7-) D(3-) K(8-) Y(6⇧)</text:p>
      <text:p text:style-name="P1">帕 J(7-) D(3-) L(9-) P(0⇧)</text:p>
      <text:p text:style-name="P1">幡 J(7-) D(3-) L(9-) P(0⇧)</text:p>
      <text:p text:style-name="P1">幔 J(7-) D(3-) P(0⇧) B(5⇩)</text:p>
      <text:p text:style-name="P1">帽 J(7-) D(3-) P(0⇧) J(7-)</text:p>
      <text:p text:style-name="P1">幌 J(7-) D(3-) P(0⇧) S(2-)</text:p>
      <text:p text:style-name="P1">幗 J(7-) D(3-) P(0⇧) X(2⇩)</text:p>
      <text:p text:style-name="P1">幅 J(7-) D(3-) Q(1⇧) P(0⇧)</text:p>
      <text:p text:style-name="P1">帳 J(7-) D(3-) Q(1⇧) X(2⇩)</text:p>
      <text:p text:style-name="P1">帆 J(7-) D(3-) S(2-) H(6-)</text:p>
      <text:p text:style-name="P1">幃 J(7-) D(3-) T(5⇧) Q(1⇧)</text:p>
      <text:p text:style-name="P1">幛 J(7-) D(3-) Y(6⇧) F(4-)</text:p>
      <text:p text:style-name="P1">幢 J(7-) D(3-) Y(6⇧) R(4⇧)</text:p>
      <text:p text:style-name="P1">幟 J(7-) D(3-) Y(6⇧) X(2⇩)</text:p>
      <text:p text:style-name="P1">用 J(7-) F(4-)</text:p>
      <text:p text:style-name="P1">冊 J(7-) F(4-)</text:p>
      <text:p text:style-name="P1">刪 J(7-) F(4-) E(3⇧)</text:p>
      <text:p text:style-name="P1">矇 J(7-) F(4-) J(7-) .(9⇩)</text:p>
      <text:p text:style-name="P1">瞄 J(7-) F(4-) P(0⇧)</text:p>
      <text:p text:style-name="P1">冪 J(7-) F(4-) P(0⇧) D(3-)</text:p>
      <text:p text:style-name="P1">瞋 J(7-) F(4-) U(7⇧) K(8-)</text:p>
      <text:p text:style-name="P1">鼎 J(7-) G(5-)</text:p>
      <text:p text:style-name="P1">刃 J(7-) H(6-)</text:p>
      <text:p text:style-name="P1">斛 J(7-) H(6-) F(4-)</text:p>
      <text:p text:style-name="P1">忍 J(7-) H(6-) N(6⇩)</text:p>
      <text:p text:style-name="P1">岡 J(7-) I(8⇧) D(3-)</text:p>
      <text:p text:style-name="P1">剛 J(7-) I(8⇧) D(3-) E(3⇧)</text:p>
      <text:p text:style-name="P1">罔 J(7-) I(8⇧) Y(6⇧) S(2-)</text:p>
      <text:p text:style-name="P1">瞼 J(7-) I(8⇧) ;(0-) K(8-)</text:p>
      <text:p text:style-name="P1">龜 J(7-) J(7-) A(1-) .(9⇩)</text:p>
      <text:p text:style-name="P1">觼 J(7-) J(7-) J(7-) .(9⇩)</text:p>
      <text:p text:style-name="P1">瞿 J(7-) J(7-) K(8-) Y(6⇧)</text:p>
      <text:p text:style-name="P1">奐 J(7-) J(7-) K(8-) Z(1⇩)</text:p>
      <text:p text:style-name="P1">解 J(7-) J(7-) O(9⇧) F(4-)</text:p>
      <text:p text:style-name="P1">邂 J(7-) J(7-) O(9⇧) N(6⇩)</text:p>
      <text:p text:style-name="P1">蟹 J(7-) J(7-) O(9⇧) /(0⇩)</text:p>
      <text:p text:style-name="P1">瞑 J(7-) J(7-) P(0⇧) K(8-)</text:p>
      <text:p text:style-name="P1">瞻 J(7-) J(7-) Z(1⇩) Y(6⇧)</text:p>
      <text:p text:style-name="P1">冤 J(7-) J(7-) ;(0-) H(6-)</text:p>
      <text:p text:style-name="P1">內 J(7-) K(8-)</text:p>
      <text:p text:style-name="P1">久 J(7-) K(8-)</text:p>
      <text:p text:style-name="P1">欠 J(7-) K(8-)</text:p>
      <text:p text:style-name="P1">罕 J(7-) K(8-) A(1-) F(4-)</text:p>
      <text:p text:style-name="P1">盼 J(7-) K(8-) J(7-)</text:p>
      <text:p text:style-name="P1">肉 J(7-) K(8-) K(8-)</text:p>
      <text:p text:style-name="P1">睢 J(7-) K(8-) Y(6⇧)</text:p>
      <text:p text:style-name="P1">瞧 J(7-) K(8-) Y(6⇧) ,(8⇩)</text:p>
      <text:p text:style-name="P1">鶴 J(7-) K(8-) Y(6⇧) ,(8⇩)</text:p>
      <text:p text:style-name="P1">灸 J(7-) K(8-) ,(8⇩)</text:p>
      <text:p text:style-name="P1">眨 J(7-) L(9-) N(6⇩)</text:p>
      <text:p text:style-name="P1">睥 J(7-) L(9-) P(0⇧) F(4-)</text:p>
      <text:p text:style-name="P1">負 J(7-) M(7⇩)</text:p>
      <text:p text:style-name="P1">瞎 J(7-) N(6⇩) R(4⇧) ;(0-)</text:p>
      <text:p text:style-name="P1">睡 J(7-) O(9⇧) F(4-)</text:p>
      <text:p text:style-name="P1">觴 J(7-) O(9⇧) P(0⇧) .(9⇩)</text:p>
      <text:p text:style-name="P1">睨 J(7-) O(9⇧) S(2-)</text:p>
      <text:p text:style-name="P1">燄 J(7-) O(9⇧) ,(8⇩) ,(8⇩)</text:p>
      <text:p text:style-name="P1">睏 J(7-) P(0⇧) V(4⇩)</text:p>
      <text:p text:style-name="P1">冥 J(7-) P(0⇧) Y(6⇧) K(8-)</text:p>
      <text:p text:style-name="P1">象 J(7-) P(0⇧) .(9⇩)</text:p>
      <text:p text:style-name="P1">同 J(7-) Q(1⇧)</text:p>
      <text:p text:style-name="P1">甩 J(7-) Q(1⇧)</text:p>
      <text:p text:style-name="P1">軍 J(7-) Q(1⇧)</text:p>
      <text:p text:style-name="P1">眶 J(7-) Q(1⇧) A(1-) R(4⇧)</text:p>
      <text:p text:style-name="P1">瞰 J(7-) Q(1⇧) E(3⇧) .(9⇩)</text:p>
      <text:p text:style-name="P1">運 J(7-) Q(1⇧) N(6⇩)</text:p>
      <text:p text:style-name="P1">冉 J(7-) R(4⇧)</text:p>
      <text:p text:style-name="P1">瞞 J(7-) R(4⇧) J(7-) K(8-)</text:p>
      <text:p text:style-name="P1">典 J(7-) R(4⇧) K(8-)</text:p>
      <text:p text:style-name="P1">睦 J(7-) R(4⇧) K(8-) R(4⇧)</text:p>
      <text:p text:style-name="P1">睹 J(7-) R(4⇧) L(9-) P(0⇧)</text:p>
      <text:p text:style-name="P1">睛 J(7-) R(4⇧) U(7⇧)</text:p>
      <text:p text:style-name="P1">瞌 J(7-) R(4⇧) X(2⇩) U(7⇧)</text:p>
      <text:p text:style-name="P1">周 J(7-) R(4⇧) ;(0-)</text:p>
      <text:p text:style-name="P1">週 J(7-) R(4⇧) ;(0-) N(6⇩)</text:p>
      <text:p text:style-name="P1">雕 J(7-) R(4⇧) ;(0-) Y(6⇧)</text:p>
      <text:p text:style-name="P1">彫 J(7-) R(4⇧) ;(0-) .(9⇩)</text:p>
      <text:p text:style-name="P1">見 J(7-) S(2-)</text:p>
      <text:p text:style-name="P1">冗 J(7-) S(2-)</text:p>
      <text:p text:style-name="P1">鴆 J(7-) S(2-) L(9-) ,(8⇩)</text:p>
      <text:p text:style-name="P1">眺 J(7-) S(2-) ,(8⇩)</text:p>
      <text:p text:style-name="P1">色 J(7-) T(5⇧) D(3-) S(2-)</text:p>
      <text:p text:style-name="P1">急 J(7-) T(5⇧) N(6⇩)</text:p>
      <text:p text:style-name="P1">眠 J(7-) T(5⇧) S(2-) S(2-)</text:p>
      <text:p text:style-name="P1">眼 J(7-) T(5⇧) X(2⇩)</text:p>
      <text:p text:style-name="P1">煞 J(7-) T(5⇧) .(9⇩) ,(8⇩)</text:p>
      <text:p text:style-name="P1">睞 J(7-) V(4⇩) K(8-) K(8-)</text:p>
      <text:p text:style-name="P1">眸 J(7-) X(2⇩) O(9⇧) F(4-)</text:p>
      <text:p text:style-name="P1">丹 J(7-) Y(6⇧)</text:p>
      <text:p text:style-name="P1">瞳 J(7-) Y(6⇧) P(0⇧) R(4⇧)</text:p>
      <text:p text:style-name="P1">矓 J(7-) Y(6⇧) U(7⇧) Q(1⇧)</text:p>
      <text:p text:style-name="P1">眩 J(7-) Y(6⇧) X(2⇩)</text:p>
      <text:p text:style-name="P1">彤 J(7-) Y(6⇧) .(9⇩)</text:p>
      <text:p text:style-name="P1">央 J(7-) Z(1⇩)</text:p>
      <text:p text:style-name="P1">危 J(7-) Z(1⇩) G(5-) S(2-)</text:p>
      <text:p text:style-name="P1">瞭 J(7-) Z(1⇩) K(8-) C(3⇩)</text:p>
      <text:p text:style-name="P1">詹 J(7-) Z(1⇩) K(8-) Y(6⇧)</text:p>
      <text:p text:style-name="P1">鴦 J(7-) Z(1⇩) L(9-) ,(8⇩)</text:p>
      <text:p text:style-name="P1">盎 J(7-) Z(1⇩) U(7⇧)</text:p>
      <text:p text:style-name="P1">瞬 J(7-) .(9⇩) J(7-) Q(1⇧)</text:p>
      <text:p text:style-name="P1">睜 J(7-) .(9⇩) T(5⇧) D(3-)</text:p>
      <text:p text:style-name="P1">睬 J(7-) .(9⇩) V(4⇩)</text:p>
      <text:p text:style-name="P1">觸 J(7-) /(0⇩) L(9-) /(0⇩)</text:p>
      <text:p text:style-name="P1">召 J(7-) ;(0-)</text:p>
      <text:p text:style-name="P1">迢 J(7-) ;(0-) N(6⇩)</text:p>
      <text:p text:style-name="P1">迥 J(7-) ;(0-) N(6⇩)</text:p>
      <text:p text:style-name="P1">毚 J(7-) ;(0-) Q(1⇧) H(6-)</text:p>
      <text:p text:style-name="P1">免 J(7-) ;(0-) S(2-)</text:p>
      <text:p text:style-name="P1">勉 J(7-) ;(0-) S(2-) B(5⇩)</text:p>
      <text:p text:style-name="P1">兔 J(7-) ;(0-) S(2-) H(6-)</text:p>
      <text:p text:style-name="P1">逸 J(7-) ;(0-) S(2-) N(6⇩)</text:p>
      <text:p text:style-name="P1">邵 J(7-) ;(0-) T(5⇧)</text:p>
      <text:p text:style-name="P1">瞇 J(7-) ,(8⇩) N(6⇩)</text:p>
      <text:p text:style-name="P1">人 K(8-)</text:p>
      <text:p text:style-name="P1">入 K(8-)</text:p>
      <text:p text:style-name="P1">八 K(8-)</text:p>
      <text:p text:style-name="P1">仁 K(8-) A(1-) A(1-)</text:p>
      <text:p text:style-name="P1">佞 K(8-) A(1-) A(1-) W(2⇧)</text:p>
      <text:p text:style-name="P1">仃 K(8-) A(1-) D(3-)</text:p>
      <text:p text:style-name="P1">倆 K(8-) A(1-) J(7-) K(8-)</text:p>
      <text:p text:style-name="P1">儷 K(8-) A(1-) J(7-) Q(1⇧)</text:p>
      <text:p text:style-name="P1">偭 K(8-) A(1-) L(9-) E(3⇧)</text:p>
      <text:p text:style-name="P1">佰 K(8-) A(1-) L(9-) P(0⇧)</text:p>
      <text:p text:style-name="P1">優 K(8-) A(1-) L(9-) .(9⇩)</text:p>
      <text:p text:style-name="P1">例 K(8-) A(1-) M(7⇩) E(3⇧)</text:p>
      <text:p text:style-name="P1">冽 K(8-) A(1-) M(7⇩) E(3⇧)</text:p>
      <text:p text:style-name="P1">僵 K(8-) A(1-) P(0⇧) A(1-)</text:p>
      <text:p text:style-name="P1">便 K(8-) A(1-) P(0⇧) .(9⇩)</text:p>
      <text:p text:style-name="P1">任 K(8-) A(1-) R(4⇧)</text:p>
      <text:p text:style-name="P1">賃 K(8-) A(1-) R(4⇧) M(7⇩)</text:p>
      <text:p text:style-name="P1">伍 K(8-) A(1-) T(5⇧)</text:p>
      <text:p text:style-name="P1">代 K(8-) A(1-) X(2⇩)</text:p>
      <text:p text:style-name="P1">伐 K(8-) A(1-) X(2⇩)</text:p>
      <text:p text:style-name="P1">岱 K(8-) A(1-) X(2⇩) D(3-)</text:p>
      <text:p text:style-name="P1">倒 K(8-) A(1-) X(2⇩) E(3⇧)</text:p>
      <text:p text:style-name="P1">貸 K(8-) A(1-) X(2⇩) M(7⇩)</text:p>
      <text:p text:style-name="P1">袋 K(8-) A(1-) X(2⇩) X(2⇩)</text:p>
      <text:p text:style-name="P1">黛 K(8-) A(1-) X(2⇩) ,(8⇩)</text:p>
      <text:p text:style-name="P1">價 K(8-) A(1-) /(0⇩) M(7⇩)</text:p>
      <text:p text:style-name="P1">僇 K(8-) B(5⇩) B(5⇩) .(9⇩)</text:p>
      <text:p text:style-name="P1">倔 K(8-) B(5⇩) D(3-) D(3-)</text:p>
      <text:p text:style-name="P1">倨 K(8-) B(5⇩) F(4-) ;(0-)</text:p>
      <text:p text:style-name="P1">侷 K(8-) B(5⇩) G(5-) ;(0-)</text:p>
      <text:p text:style-name="P1">俑 K(8-) B(5⇩) J(7-) F(4-)</text:p>
      <text:p text:style-name="P1">伽 K(8-) B(5⇩) ;(0-)</text:p>
      <text:p text:style-name="P1">僻 K(8-) B(5⇩) ;(0-) F(4-)</text:p>
      <text:p text:style-name="P1">冰 K(8-) C(3⇩)</text:p>
      <text:p text:style-name="P1">仆 K(8-) C(3⇩)</text:p>
      <text:p text:style-name="P1">僕 K(8-) C(3⇩) A(1-) Z(1⇩)</text:p>
      <text:p text:style-name="P1">償 K(8-) C(3⇩) J(7-) M(7⇩)</text:p>
      <text:p text:style-name="P1">儅 K(8-) C(3⇩) J(7-) P(0⇧)</text:p>
      <text:p text:style-name="P1">倘 K(8-) C(3⇩) J(7-) ;(0-)</text:p>
      <text:p text:style-name="P1">儻 K(8-) C(3⇩) J(7-) ,(8⇩)</text:p>
      <text:p text:style-name="P1">俏 K(8-) C(3⇩) U(7⇧)</text:p>
      <text:p text:style-name="P1">仙 K(8-) D(3-)</text:p>
      <text:p text:style-name="P1"><text:soft-page-break/>丫 K(8-) D(3-)</text:p>
      <text:p text:style-name="P1">催 K(8-) D(3-) K(8-) Y(6⇧)</text:p>
      <text:p text:style-name="P1">候 K(8-) D(3-) T(5⇧) Z(1⇩)</text:p>
      <text:p text:style-name="P1">攸 K(8-) D(3-) .(9⇩)</text:p>
      <text:p text:style-name="P1">倏 K(8-) D(3-) .(9⇩) H(6-)</text:p>
      <text:p text:style-name="P1">悠 K(8-) D(3-) .(9⇩) N(6⇩)</text:p>
      <text:p text:style-name="P1">脩 K(8-) D(3-) .(9⇩) U(7⇧)</text:p>
      <text:p text:style-name="P1">條 K(8-) D(3-) .(9⇩) V(4⇩)</text:p>
      <text:p text:style-name="P1">絛 K(8-) D(3-) .(9⇩) X(2⇩)</text:p>
      <text:p text:style-name="P1">修 K(8-) D(3-) .(9⇩) .(9⇩)</text:p>
      <text:p text:style-name="P1">鯈 K(8-) D(3-) .(9⇩) ,(8⇩)</text:p>
      <text:p text:style-name="P1">們 K(8-) E(3⇧)</text:p>
      <text:p text:style-name="P1">企 K(8-) E(3⇧)</text:p>
      <text:p text:style-name="P1">介 K(8-) E(3⇧)</text:p>
      <text:p text:style-name="P1">俳 K(8-) E(3⇧) E(3⇧)</text:p>
      <text:p text:style-name="P1">偵 K(8-) E(3⇧) M(7⇩)</text:p>
      <text:p text:style-name="P1">假 K(8-) E(3⇧) T(5⇧) B(5⇩)</text:p>
      <text:p text:style-name="P1">僩 K(8-) E(3⇧) U(7⇧)</text:p>
      <text:p text:style-name="P1">佔 K(8-) E(3⇧) ;(0-)</text:p>
      <text:p text:style-name="P1">什 K(8-) F(4-)</text:p>
      <text:p text:style-name="P1">付 K(8-) F(4-) H(6-)</text:p>
      <text:p text:style-name="P1">值 K(8-) F(4-) U(7⇧) A(1-)</text:p>
      <text:p text:style-name="P1">偌 K(8-) F(4-) Z(1⇩) ;(0-)</text:p>
      <text:p text:style-name="P1">估 K(8-) F(4-) ;(0-)</text:p>
      <text:p text:style-name="P1">做 K(8-) F(4-) ;(0-) .(9⇩)</text:p>
      <text:p text:style-name="P1">他 K(8-) G(5-) D(3-) S(2-)</text:p>
      <text:p text:style-name="P1">仔 K(8-) G(5-) F(4-)</text:p>
      <text:p text:style-name="P1">偏 K(8-) G(5-) J(7-) F(4-)</text:p>
      <text:p text:style-name="P1">僱 K(8-) G(5-) K(8-) Y(6⇧)</text:p>
      <text:p text:style-name="P1">伺 K(8-) G(5-) Q(1⇧)</text:p>
      <text:p text:style-name="P1">馮 K(8-) G(5-) ,(8⇩)</text:p>
      <text:p text:style-name="P1">憑 K(8-) G(5-) ,(8⇩) N(6⇩)</text:p>
      <text:p text:style-name="P1">仿 K(8-) H(6-)</text:p>
      <text:p text:style-name="P1">偽 K(8-) H(6-) L(9-) ,(8⇩)</text:p>
      <text:p text:style-name="P1">倣 K(8-) H(6-) .(9⇩)</text:p>
      <text:p text:style-name="P1">伴 K(8-) I(8⇧)</text:p>
      <text:p text:style-name="P1">冷 K(8-) I(8⇧) B(5⇩)</text:p>
      <text:p text:style-name="P1">伶 K(8-) I(8⇧) B(5⇩)</text:p>
      <text:p text:style-name="P1">併 K(8-) I(8⇧) F(4-)</text:p>
      <text:p text:style-name="P1">佯 K(8-) I(8⇧) F(4-)</text:p>
      <text:p text:style-name="P1">倫 K(8-) I(8⇧) J(7-) F(4-)</text:p>
      <text:p text:style-name="P1">佺 K(8-) I(8⇧) R(4⇧)</text:p>
      <text:p text:style-name="P1">儀 K(8-) I(8⇧) R(4⇧) X(2⇩)</text:p>
      <text:p text:style-name="P1">傖 K(8-) I(8⇧) T(5⇧) ;(0-)</text:p>
      <text:p text:style-name="P1">偷 K(8-) I(8⇧) U(7⇧) E(3⇧)</text:p>
      <text:p text:style-name="P1">倦 K(8-) I(8⇧) Z(1⇩) S(2-)</text:p>
      <text:p text:style-name="P1">儈 K(8-) I(8⇧) /(0⇩) P(0⇧)</text:p>
      <text:p text:style-name="P1">儉 K(8-) I(8⇧) ;(0-) K(8-)</text:p>
      <text:p text:style-name="P1">分 K(8-) J(7-)</text:p>
      <text:p text:style-name="P1">頒 K(8-) J(7-) A(1-) M(7⇩)</text:p>
      <text:p text:style-name="P1">你 K(8-) J(7-) C(3⇩)</text:p>
      <text:p text:style-name="P1">您 K(8-) J(7-) C(3⇩) N(6⇩)</text:p>
      <text:p text:style-name="P1">岔 K(8-) J(7-) D(3-)</text:p>
      <text:p text:style-name="P1">佣 K(8-) J(7-) F(4-)</text:p>
      <text:p text:style-name="P1">仞 K(8-) J(7-) H(6-)</text:p>
      <text:p text:style-name="P1">貧 K(8-) J(7-) M(7⇩)</text:p>
      <text:p text:style-name="P1">忿 K(8-) J(7-) N(6⇩)</text:p>
      <text:p text:style-name="P1">像 K(8-) J(7-) P(0⇧) .(9⇩)</text:p>
      <text:p text:style-name="P1">凋 K(8-) J(7-) R(4⇧) ;(0-)</text:p>
      <text:p text:style-name="P1">盆 K(8-) J(7-) U(7⇧)</text:p>
      <text:p text:style-name="P1">儳 K(8-) J(7-) ;(0-) H(6-)</text:p>
      <text:p text:style-name="P1">份 K(8-) K(8-) J(7-)</text:p>
      <text:p text:style-name="P1">傘 K(8-) K(8-) K(8-) F(4-)</text:p>
      <text:p text:style-name="P1">俗 K(8-) K(8-) K(8-) ;(0-)</text:p>
      <text:p text:style-name="P1">坐 K(8-) K(8-) R(4⇧)</text:p>
      <text:p text:style-name="P1">佾 K(8-) K(8-) U(7⇧)</text:p>
      <text:p text:style-name="P1">俎 K(8-) K(8-) U(7⇧) A(1-)</text:p>
      <text:p text:style-name="P1">准 K(8-) K(8-) Y(6⇧)</text:p>
      <text:p text:style-name="P1">僧 K(8-) K(8-) /(0⇩) P(0⇧)</text:p>
      <text:p text:style-name="P1">谷 K(8-) K(8-) ;(0-)</text:p>
      <text:p text:style-name="P1">卻 K(8-) K(8-) ;(0-) J(7-)</text:p>
      <text:p text:style-name="P1">欲 K(8-) K(8-) ;(0-) K(8-)</text:p>
      <text:p text:style-name="P1">慾 K(8-) K(8-) ;(0-) N(6⇩)</text:p>
      <text:p text:style-name="P1">伋 K(8-) L(9-) B(5⇩)</text:p>
      <text:p text:style-name="P1">仟 K(8-) L(9-) F(4-)</text:p>
      <text:p text:style-name="P1">仍 K(8-) L(9-) G(5-)</text:p>
      <text:p text:style-name="P1">俄 K(8-) L(9-) O(9⇧) X(2⇩)</text:p>
      <text:p text:style-name="P1">伯 K(8-) L(9-) P(0⇧)</text:p>
      <text:p text:style-name="P1">俾 K(8-) L(9-) P(0⇧) F(4-)</text:p>
      <text:p text:style-name="P1">傯 K(8-) L(9-) P(0⇧) N(6⇩)</text:p>
      <text:p text:style-name="P1">傻 K(8-) L(9-) P(0⇧) .(9⇩)</text:p>
      <text:p text:style-name="P1">仇 K(8-) L(9-) S(2-)</text:p>
      <text:p text:style-name="P1">俐 K(8-) L(9-) V(4⇩) E(3⇧)</text:p>
      <text:p text:style-name="P1">倭 K(8-) L(9-) V(4⇩) W(2⇧)</text:p>
      <text:p text:style-name="P1">係 K(8-) L(9-) X(2⇩)</text:p>
      <text:p text:style-name="P1">僑 K(8-) L(9-) Z(1⇩) ;(0-)</text:p>
      <text:p text:style-name="P1">佝 K(8-) L(9-) ;(0-)</text:p>
      <text:p text:style-name="P1">側 K(8-) M(7⇩) E(3⇧)</text:p>
      <text:p text:style-name="P1">侈 K(8-) M(7⇩) M(7⇩)</text:p>
      <text:p text:style-name="P1">傑 K(8-) M(7⇩) Q(1⇧) V(4⇩)</text:p>
      <text:p text:style-name="P1">佇 K(8-) N(6⇩) A(1-) D(3-)</text:p>
      <text:p text:style-name="P1">儐 K(8-) N(6⇩) A(1-) M(7⇩)</text:p>
      <text:p text:style-name="P1">傢 K(8-) N(6⇩) A(1-) .(9⇩)</text:p>
      <text:p text:style-name="P1">倌 K(8-) N(6⇩) E(3⇧)</text:p>
      <text:p text:style-name="P1">俯 K(8-) N(6⇩) K(8-) H(6-)</text:p>
      <text:p text:style-name="P1">倥 K(8-) N(6⇩) K(8-) Q(1⇧)</text:p>
      <text:p text:style-name="P1">佗 K(8-) N(6⇩) Q(1⇧)</text:p>
      <text:p text:style-name="P1">傭 K(8-) N(6⇩) T(5⇧) F(4-)</text:p>
      <text:p text:style-name="P1">低 K(8-) O(9⇧) A(1-) A(1-)</text:p>
      <text:p text:style-name="P1">作 K(8-) O(9⇧) E(3⇧)</text:p>
      <text:p text:style-name="P1">件 K(8-) O(9⇧) F(4-)</text:p>
      <text:p text:style-name="P1">仰 K(8-) O(9⇧) J(7-)</text:p>
      <text:p text:style-name="P1">傷 K(8-) O(9⇧) P(0⇧) .(9⇩)</text:p>
      <text:p text:style-name="P1">倪 K(8-) O(9⇧) S(2-)</text:p>
      <text:p text:style-name="P1">侮 K(8-) O(9⇧) S(2-) Z(1⇩)</text:p>
      <text:p text:style-name="P1">侏 K(8-) O(9⇧) V(4⇩)</text:p>
      <text:p text:style-name="P1">傀 K(8-) O(9⇧) X(2⇩)</text:p>
      <text:p text:style-name="P1">佚 K(8-) O(9⇧) Z(1⇩)</text:p>
      <text:p text:style-name="P1">佃 K(8-) P(0⇧)</text:p>
      <text:p text:style-name="P1">但 K(8-) P(0⇧) A(1-)</text:p>
      <text:p text:style-name="P1">偎 K(8-) P(0⇧) A(1-) X(2⇩)</text:p>
      <text:p text:style-name="P1">伸 K(8-) P(0⇧) D(3-)</text:p>
      <text:p text:style-name="P1">儂 K(8-) P(0⇧) F(4-) X(2⇩)</text:p>
      <text:p text:style-name="P1">個 K(8-) P(0⇧) F(4-) ;(0-)</text:p>
      <text:p text:style-name="P1">偶 K(8-) P(0⇧) M(7⇩)</text:p>
      <text:p text:style-name="P1">倡 K(8-) P(0⇧) P(0⇧)</text:p>
      <text:p text:style-name="P1">儡 K(8-) P(0⇧) P(0⇧) P(0⇧)</text:p>
      <text:p text:style-name="P1">俚 K(8-) P(0⇧) R(4⇧)</text:p>
      <text:p text:style-name="P1">化 K(8-) Q(1⇧)</text:p>
      <text:p text:style-name="P1">傾 K(8-) Q(1⇧) A(1-) M(7⇩)</text:p>
      <text:p text:style-name="P1">何 K(8-) Q(1⇧) D(3-)</text:p>
      <text:p text:style-name="P1">傅 K(8-) Q(1⇧) H(6-) H(6-)</text:p>
      <text:p text:style-name="P1">貨 K(8-) Q(1⇧) M(7⇩)</text:p>
      <text:p text:style-name="P1">凝 K(8-) Q(1⇧) O(9⇧) C(3⇩)</text:p>
      <text:p text:style-name="P1">偃 K(8-) Q(1⇧) P(0⇧) W(2⇧)</text:p>
      <text:p text:style-name="P1">仳 K(8-) Q(1⇧) Q(1⇧)</text:p>
      <text:p text:style-name="P1">偕 K(8-) Q(1⇧) Q(1⇧) P(0⇧)</text:p>
      <text:p text:style-name="P1">僭 K(8-) Q(1⇧) S(2-) P(0⇧)</text:p>
      <text:p text:style-name="P1">倀 K(8-) Q(1⇧) X(2⇩)</text:p>
      <text:p text:style-name="P1">使 K(8-) Q(1⇧) .(9⇩)</text:p>
      <text:p text:style-name="P1">仕 K(8-) R(4⇧)</text:p>
      <text:p text:style-name="P1">侍 K(8-) R(4⇧) F(4-) H(6-)</text:p>
      <text:p text:style-name="P1">儔 K(8-) R(4⇧) G(5-) H(6-)</text:p>
      <text:p text:style-name="P1">傲 K(8-) R(4⇧) H(6-) .(9⇩)</text:p>
      <text:p text:style-name="P1">倖 K(8-) R(4⇧) I(8⇧) F(4-)</text:p>
      <text:p text:style-name="P1">供 K(8-) R(4⇧) K(8-)</text:p>
      <text:p text:style-name="P1">凌 K(8-) R(4⇧) K(8-) .(9⇩)</text:p>
      <text:p text:style-name="P1">備 K(8-) R(4⇧) L(9-) F(4-)</text:p>
      <text:p text:style-name="P1">憊 K(8-) R(4⇧) L(9-) N(6⇩)</text:p>
      <text:p text:style-name="P1">佬 K(8-) R(4⇧) L(9-) Q(1⇧)</text:p>
      <text:p text:style-name="P1">債 K(8-) R(4⇧) M(7⇩)</text:p>
      <text:p text:style-name="P1">借 K(8-) R(4⇧) P(0⇧)</text:p>
      <text:p text:style-name="P1">僅 K(8-) R(4⇧) R(4⇧)</text:p>
      <text:p text:style-name="P1">佳 K(8-) R(4⇧) R(4⇧)</text:p>
      <text:p text:style-name="P1">僥 K(8-) R(4⇧) R(4⇧) S(2-)</text:p>
      <text:p text:style-name="P1">倩 K(8-) R(4⇧) U(7⇧)</text:p>
      <text:p text:style-name="P1">僖 K(8-) R(4⇧) ;(0-) ;(0-)</text:p>
      <text:p text:style-name="P1">佩 K(8-) S(2-) A(1-) D(3-)</text:p>
      <text:p text:style-name="P1">佻 K(8-) S(2-) ,(8⇩)</text:p>
      <text:p text:style-name="P1">儘 K(8-) T(5⇧) D(3-) U(7⇧)</text:p>
      <text:p text:style-name="P1">健 K(8-) T(5⇧) F(4-) B(5⇩)</text:p>
      <text:p text:style-name="P1">佛 K(8-) T(5⇧) G(5-) E(3⇧)</text:p>
      <text:p text:style-name="P1">剃 K(8-) T(5⇧) G(5-) E(3⇧)</text:p>
      <text:p text:style-name="P1">弟 K(8-) T(5⇧) G(5-) L(9-)</text:p>
      <text:p text:style-name="P1">侵 K(8-) T(5⇧) J(7-) B(5⇩)</text:p>
      <text:p text:style-name="P1">伊 K(8-) T(5⇧) L(9-)</text:p>
      <text:p text:style-name="P1">侯 K(8-) T(5⇧) O(9⇧) Z(1⇩)</text:p>
      <text:p text:style-name="P1">僎 K(8-) T(5⇧) S(2-) K(8-)</text:p>
      <text:p text:style-name="P1">偉 K(8-) T(5⇧) ;(0-) Q(1⇧)</text:p>
      <text:p text:style-name="P1">俱 K(8-) U(7⇧) A(1-) K(8-)</text:p>
      <text:p text:style-name="P1">休 K(8-) V(4⇩)</text:p>
      <text:p text:style-name="P1">凍 K(8-) V(4⇩) P(0⇧)</text:p>
      <text:p text:style-name="P1">公 K(8-) X(2⇩)</text:p>
      <text:p text:style-name="P1">頌 K(8-) X(2⇩) A(1-) M(7⇩)</text:p>
      <text:p text:style-name="P1">翁 K(8-) X(2⇩) B(5⇩) B(5⇩)</text:p>
      <text:p text:style-name="P1">似 K(8-) X(2⇩) K(8-)</text:p>
      <text:p text:style-name="P1">俊 K(8-) X(2⇩) K(8-) .(9⇩)</text:p>
      <text:p text:style-name="P1">俟 K(8-) X(2⇩) O(9⇧) Z(1⇩)</text:p>
      <text:p text:style-name="P1">冶 K(8-) X(2⇩) ;(0-)</text:p>
      <text:p text:style-name="P1">位 K(8-) Y(6⇧)</text:p>
      <text:p text:style-name="P1">隹 K(8-) Y(6⇧)</text:p>
      <text:p text:style-name="P1">信 K(8-) Y(6⇧)</text:p>
      <text:p text:style-name="P1">隻 K(8-) Y(6⇧) B(5⇩)</text:p>
      <text:p text:style-name="P1">雋 K(8-) Y(6⇧) D(3-)</text:p>
      <text:p text:style-name="P1">雙 K(8-) Y(6⇧) K(8-) B(5⇩)</text:p>
      <text:p text:style-name="P1">儕 K(8-) Y(6⇧) K(8-) E(3⇧)</text:p>
      <text:p text:style-name="P1">傍 K(8-) Y(6⇧) K(8-) H(6-)</text:p>
      <text:p text:style-name="P1">傚 K(8-) Y(6⇧) K(8-) .(9⇩)</text:p>
      <text:p text:style-name="P1">依 K(8-) Y(6⇧) L(9-) X(2⇩)</text:p>
      <text:p text:style-name="P1">進 K(8-) Y(6⇧) N(6⇩)</text:p>
      <text:p text:style-name="P1">億 K(8-) Y(6⇧) P(0⇧) N(6⇩)</text:p>
      <text:p text:style-name="P1">僮 K(8-) Y(6⇧) P(0⇧) R(4⇧)</text:p>
      <text:p text:style-name="P1">凜 K(8-) Y(6⇧) P(0⇧) V(4⇩)</text:p>
      <text:p text:style-name="P1">住 K(8-) Y(6⇧) R(4⇧)</text:p>
      <text:p text:style-name="P1">儲 K(8-) Y(6⇧) R(4⇧) P(0⇧)</text:p>
      <text:p text:style-name="P1">伉 K(8-) Y(6⇧) S(2-)</text:p>
      <text:p text:style-name="P1">集 K(8-) Y(6⇧) V(4⇩)</text:p>
      <text:p text:style-name="P1">禽 K(8-) Y(6⇧) .(9⇩) M(7⇩)</text:p>
      <text:p text:style-name="P1">倍 K(8-) Y(6⇧) ;(0-)</text:p>
      <text:p text:style-name="P1">售 K(8-) Y(6⇧) ;(0-)</text:p>
      <text:p text:style-name="P1">停 K(8-) Y(6⇧) ;(0-) D(3-)</text:p>
      <text:p text:style-name="P1">偯 K(8-) Y(6⇧) ;(0-) X(2⇩)</text:p>
      <text:p text:style-name="P1">焦 K(8-) Y(6⇧) ,(8⇩)</text:p>
      <text:p text:style-name="P1">伕 K(8-) Z(1⇩)</text:p>
      <text:p text:style-name="P1">儒 K(8-) Z(1⇩) A(1-) E(3⇧)</text:p>
      <text:p text:style-name="P1">俸 K(8-) Z(1⇩) F(4-)</text:p>
      <text:p text:style-name="P1">傳 K(8-) Z(1⇩) F(4-) H(6-)</text:p>
      <text:p text:style-name="P1">伏 K(8-) Z(1⇩) H(6-)</text:p>
      <text:p text:style-name="P1">佈 K(8-) Z(1⇩) J(7-) D(3-)</text:p>
      <text:p text:style-name="P1">仗 K(8-) Z(1⇩) K(8-)</text:p>
      <text:p text:style-name="P1">僚 K(8-) Z(1⇩) K(8-) C(3⇩)</text:p>
      <text:p text:style-name="P1">俠 K(8-) Z(1⇩) K(8-) K(8-)</text:p>
      <text:p text:style-name="P1">俺 K(8-) Z(1⇩) P(0⇧) S(2-)</text:p>
      <text:p text:style-name="P1">佐 K(8-) Z(1⇩) Q(1⇧)</text:p>
      <text:p text:style-name="P1"><text:soft-page-break/>倚 K(8-) Z(1⇩) Q(1⇧) D(3-)</text:p>
      <text:p text:style-name="P1">侑 K(8-) Z(1⇩) U(7⇧)</text:p>
      <text:p text:style-name="P1">佑 K(8-) Z(1⇩) ;(0-)</text:p>
      <text:p text:style-name="P1">父 K(8-) .(9⇩)</text:p>
      <text:p text:style-name="P1">釜 K(8-) .(9⇩) A(1-) I(8⇧)</text:p>
      <text:p text:style-name="P1">爺 K(8-) .(9⇩) A(1-) T(5⇧)</text:p>
      <text:p text:style-name="P1">俘 K(8-) .(9⇩) G(5-) F(4-)</text:p>
      <text:p text:style-name="P1">偺 K(8-) .(9⇩) K(8-) P(0⇧)</text:p>
      <text:p text:style-name="P1">爹 K(8-) .(9⇩) M(7⇩) M(7⇩)</text:p>
      <text:p text:style-name="P1">斧 K(8-) .(9⇩) O(9⇧)</text:p>
      <text:p text:style-name="P1">爸 K(8-) .(9⇩) T(5⇧) S(2-)</text:p>
      <text:p text:style-name="P1">曾 K(8-) /(0⇩) P(0⇧)</text:p>
      <text:p text:style-name="P1">儸 K(8-) /(0⇩) X(2⇩) Y(6⇧)</text:p>
      <text:p text:style-name="P1">促 K(8-) ;(0-) C(3⇩)</text:p>
      <text:p text:style-name="P1">仲 K(8-) ;(0-) D(3-)</text:p>
      <text:p text:style-name="P1">侶 K(8-) ;(0-) L(9-) ;(0-)</text:p>
      <text:p text:style-name="P1">侃 K(8-) ;(0-) O(9⇧)</text:p>
      <text:p text:style-name="P1">兌 K(8-) ;(0-) S(2-)</text:p>
      <text:p text:style-name="P1">保 K(8-) ;(0-) V(4⇩)</text:p>
      <text:p text:style-name="P1">堡 K(8-) ;(0-) V(4⇩) R(4⇧)</text:p>
      <text:p text:style-name="P1">儼 K(8-) ;(0-) ;(0-) .(9⇩)</text:p>
      <text:p text:style-name="P1">伙 K(8-) ,(8⇩)</text:p>
      <text:p text:style-name="P1">脊 K(8-) ,(8⇩) U(7⇧)</text:p>
      <text:p text:style-name="P1">竹 L(9-)</text:p>
      <text:p text:style-name="P1">勻 L(9-) A(1-) A(1-)</text:p>
      <text:p text:style-name="P1">竺 L(9-) A(1-) A(1-)</text:p>
      <text:p text:style-name="P1">竿 L(9-) A(1-) F(4-)</text:p>
      <text:p text:style-name="P1">竽 L(9-) A(1-) F(4-)</text:p>
      <text:p text:style-name="P1">箋 L(9-) A(1-) X(2⇩) X(2⇩)</text:p>
      <text:p text:style-name="P1">及 L(9-) B(5⇩)</text:p>
      <text:p text:style-name="P1">節 L(9-) B(5⇩) J(7-)</text:p>
      <text:p text:style-name="P1">箔 L(9-) C(3⇩) L(9-) P(0⇧)</text:p>
      <text:p text:style-name="P1">簿 L(9-) C(3⇩) Q(1⇧) H(6-)</text:p>
      <text:p text:style-name="P1">島 L(9-) D(3-)</text:p>
      <text:p text:style-name="P1">皺 L(9-) D(3-) L(9-) B(5⇩)</text:p>
      <text:p text:style-name="P1">芻 L(9-) D(3-) L(9-) D(3-)</text:p>
      <text:p text:style-name="P1">鄒 L(9-) D(3-) L(9-) T(5⇧)</text:p>
      <text:p text:style-name="P1">雛 L(9-) D(3-) L(9-) Y(6⇧)</text:p>
      <text:p text:style-name="P1">師 L(9-) E(3⇧) A(1-) D(3-)</text:p>
      <text:p text:style-name="P1">延 L(9-) E(3⇧) B(5⇩)</text:p>
      <text:p text:style-name="P1">歸 L(9-) E(3⇧) E(3⇧) D(3-)</text:p>
      <text:p text:style-name="P1">阜 L(9-) E(3⇧) F(4-)</text:p>
      <text:p text:style-name="P1">帥 L(9-) E(3⇧) J(7-) D(3-)</text:p>
      <text:p text:style-name="P1">追 L(9-) E(3⇧) N(6⇩)</text:p>
      <text:p text:style-name="P1">簡 L(9-) E(3⇧) P(0⇧)</text:p>
      <text:p text:style-name="P1">籣 L(9-) E(3⇧) V(4⇩) /(0⇩)</text:p>
      <text:p text:style-name="P1">千 L(9-) F(4-)</text:p>
      <text:p text:style-name="P1">升 L(9-) F(4-)</text:p>
      <text:p text:style-name="P1">乖 L(9-) F(4-) E(3⇧) Q(1⇧)</text:p>
      <text:p text:style-name="P1">籍 L(9-) F(4-) K(8-) P(0⇧)</text:p>
      <text:p text:style-name="P1">刮 L(9-) F(4-) ;(0-) E(3⇧)</text:p>
      <text:p text:style-name="P1">乃 L(9-) G(5-)</text:p>
      <text:p text:style-name="P1">盈 L(9-) G(5-) B(5⇩) U(7⇧)</text:p>
      <text:p text:style-name="P1">孕 L(9-) G(5-) G(5-) F(4-)</text:p>
      <text:p text:style-name="P1">篇 L(9-) G(5-) J(7-) F(4-)</text:p>
      <text:p text:style-name="P1">篤 L(9-) G(5-) ,(8⇩)</text:p>
      <text:p text:style-name="P1">勺 L(9-) H(6-)</text:p>
      <text:p text:style-name="P1">簇 L(9-) H(6-) O(9⇧) Z(1⇩)</text:p>
      <text:p text:style-name="P1">乎 L(9-) I(8⇧)</text:p>
      <text:p text:style-name="P1">箭 L(9-) I(8⇧) U(7⇧) E(3⇧)</text:p>
      <text:p text:style-name="P1">答 L(9-) I(8⇧) ;(0-)</text:p>
      <text:p text:style-name="P1">籥 L(9-) I(8⇧) ;(0-) F(4-)</text:p>
      <text:p text:style-name="P1">簽 L(9-) I(8⇧) ;(0-) K(8-)</text:p>
      <text:p text:style-name="P1">籲 L(9-) I(8⇧) ;(0-) M(7⇩)</text:p>
      <text:p text:style-name="P1">自 L(9-) J(7-)</text:p>
      <text:p text:style-name="P1">算 L(9-) J(7-) F(4-)</text:p>
      <text:p text:style-name="P1">奧 L(9-) J(7-) L(9-) Z(1⇩)</text:p>
      <text:p text:style-name="P1">息 L(9-) J(7-) N(6⇩)</text:p>
      <text:p text:style-name="P1">邊 L(9-) J(7-) N(6⇩) N(6⇩)</text:p>
      <text:p text:style-name="P1">鼻 L(9-) J(7-) P(0⇧) E(3⇧)</text:p>
      <text:p text:style-name="P1">劓 L(9-) J(7-) P(0⇧) E(3⇧)</text:p>
      <text:p text:style-name="P1">鼾 L(9-) J(7-) P(0⇧) F(4-)</text:p>
      <text:p text:style-name="P1">筒 L(9-) J(7-) Q(1⇧)</text:p>
      <text:p text:style-name="P1">筧 L(9-) J(7-) S(2-)</text:p>
      <text:p text:style-name="P1">臬 L(9-) J(7-) V(4⇩)</text:p>
      <text:p text:style-name="P1">臭 L(9-) J(7-) Z(1⇩) H(6-)</text:p>
      <text:p text:style-name="P1">篡 L(9-) J(7-) Z(1⇩) X(2⇩)</text:p>
      <text:p text:style-name="P1">纂 L(9-) J(7-) Z(1⇩) X(2⇩)</text:p>
      <text:p text:style-name="P1">簷 L(9-) J(7-) Z(1⇩) Y(6⇧)</text:p>
      <text:p text:style-name="P1">向 L(9-) J(7-) ;(0-)</text:p>
      <text:p text:style-name="P1">筏 L(9-) K(8-) A(1-) X(2⇩)</text:p>
      <text:p text:style-name="P1">篠 L(9-) K(8-) D(3-) V(4⇩)</text:p>
      <text:p text:style-name="P1">符 L(9-) K(8-) F(4-) H(6-)</text:p>
      <text:p text:style-name="P1">籤 L(9-) K(8-) K(8-) X(2⇩)</text:p>
      <text:p text:style-name="P1">篌 L(9-) K(8-) T(5⇧) Z(1⇩)</text:p>
      <text:p text:style-name="P1">筵 L(9-) L(9-) E(3⇧) B(5⇩)</text:p>
      <text:p text:style-name="P1">篩 L(9-) L(9-) E(3⇧) D(3-)</text:p>
      <text:p text:style-name="P1">筍 L(9-) L(9-) P(0⇧)</text:p>
      <text:p text:style-name="P1">箄 L(9-) L(9-) P(0⇧) F(4-)</text:p>
      <text:p text:style-name="P1">篦 L(9-) L(9-) P(0⇧) Q(1⇧)</text:p>
      <text:p text:style-name="P1">篁 L(9-) L(9-) P(0⇧) R(4⇧)</text:p>
      <text:p text:style-name="P1">笑 L(9-) L(9-) Z(1⇩)</text:p>
      <text:p text:style-name="P1">舟 L(9-) M(7⇩)</text:p>
      <text:p text:style-name="P1">舢 L(9-) M(7⇩) D(3-)</text:p>
      <text:p text:style-name="P1">艋 L(9-) M(7⇩) G(5-) U(7⇧)</text:p>
      <text:p text:style-name="P1">舫 L(9-) M(7⇩) H(6-)</text:p>
      <text:p text:style-name="P1">艙 L(9-) M(7⇩) I(8⇧) ;(0-)</text:p>
      <text:p text:style-name="P1">船 L(9-) M(7⇩) K(8-) ;(0-)</text:p>
      <text:p text:style-name="P1">艇 L(9-) M(7⇩) L(9-) B(5⇩)</text:p>
      <text:p text:style-name="P1">舶 L(9-) M(7⇩) L(9-) P(0⇧)</text:p>
      <text:p text:style-name="P1">舵 L(9-) M(7⇩) N(6⇩) Q(1⇧)</text:p>
      <text:p text:style-name="P1">艘 L(9-) M(7⇩) O(9⇧) B(5⇩)</text:p>
      <text:p text:style-name="P1">艦 L(9-) M(7⇩) Q(1⇧) U(7⇧)</text:p>
      <text:p text:style-name="P1">般 L(9-) M(7⇩) S(2-) B(5⇩)</text:p>
      <text:p text:style-name="P1">磐 L(9-) M(7⇩) S(2-) G(5-)</text:p>
      <text:p text:style-name="P1">盤 L(9-) M(7⇩) S(2-) U(7⇧)</text:p>
      <text:p text:style-name="P1">槃 L(9-) M(7⇩) S(2-) V(4⇩)</text:p>
      <text:p text:style-name="P1">航 L(9-) M(7⇩) Y(6⇧) S(2-)</text:p>
      <text:p text:style-name="P1">舷 L(9-) M(7⇩) Y(6⇧) X(2⇩)</text:p>
      <text:p text:style-name="P1">舨 L(9-) M(7⇩) Z(1⇩) B(5⇩)</text:p>
      <text:p text:style-name="P1">乏 L(9-) N(6⇩)</text:p>
      <text:p text:style-name="P1">管 L(9-) N(6⇩) E(3⇧)</text:p>
      <text:p text:style-name="P1">簾 L(9-) N(6⇩) I(8⇧) C(3⇩)</text:p>
      <text:p text:style-name="P1">筷 L(9-) N(6⇩) T(5⇧) K(8-)</text:p>
      <text:p text:style-name="P1">笮 L(9-) O(9⇧) E(3⇧)</text:p>
      <text:p text:style-name="P1">箠 L(9-) O(9⇧) F(4-)</text:p>
      <text:p text:style-name="P1">籀 L(9-) O(9⇧) O(9⇧) P(0⇧)</text:p>
      <text:p text:style-name="P1">笙 L(9-) O(9⇧) R(4⇧)</text:p>
      <text:p text:style-name="P1">箝 L(9-) O(9⇧) R(4⇧) A(1-)</text:p>
      <text:p text:style-name="P1">我 L(9-) O(9⇧) X(2⇩)</text:p>
      <text:p text:style-name="P1">鵝 L(9-) O(9⇧) X(2⇩) ,(8⇩)</text:p>
      <text:p text:style-name="P1">白 L(9-) P(0⇧)</text:p>
      <text:p text:style-name="P1">旬 L(9-) P(0⇧)</text:p>
      <text:p text:style-name="P1">甸 L(9-) P(0⇧)</text:p>
      <text:p text:style-name="P1">遑 L(9-) P(0⇧) A(1-) N(6⇩)</text:p>
      <text:p text:style-name="P1">皇 L(9-) P(0⇧) A(1-) R(4⇧)</text:p>
      <text:p text:style-name="P1">泉 L(9-) P(0⇧) C(3⇩)</text:p>
      <text:p text:style-name="P1">皚 L(9-) P(0⇧) D(3-) I(8⇧)</text:p>
      <text:p text:style-name="P1">笛 L(9-) P(0⇧) F(4-)</text:p>
      <text:p text:style-name="P1">箇 L(9-) P(0⇧) F(4-) ;(0-)</text:p>
      <text:p text:style-name="P1">邀 L(9-) P(0⇧) H(6-) N(6⇩)</text:p>
      <text:p text:style-name="P1">帛 L(9-) P(0⇧) J(7-) D(3-)</text:p>
      <text:p text:style-name="P1">卑 L(9-) P(0⇧) L(9-) F(4-)</text:p>
      <text:p text:style-name="P1">粵 L(9-) P(0⇧) L(9-) G(5-)</text:p>
      <text:p text:style-name="P1">的 L(9-) P(0⇧) L(9-) H(6-)</text:p>
      <text:p text:style-name="P1">迫 L(9-) P(0⇧) N(6⇩)</text:p>
      <text:p text:style-name="P1">皖 L(9-) P(0⇧) N(6⇩) S(2-)</text:p>
      <text:p text:style-name="P1">兜 L(9-) P(0⇧) O(9⇧) S(2-)</text:p>
      <text:p text:style-name="P1">魄 L(9-) P(0⇧) O(9⇧) X(2⇩)</text:p>
      <text:p text:style-name="P1">皓 L(9-) P(0⇧) O(9⇧) ;(0-)</text:p>
      <text:p text:style-name="P1">皂 L(9-) P(0⇧) Q(1⇧)</text:p>
      <text:p text:style-name="P1">樂 L(9-) P(0⇧) X(2⇩) V(4⇩)</text:p>
      <text:p text:style-name="P1">皎 L(9-) P(0⇧) Y(6⇧) .(9⇩)</text:p>
      <text:p text:style-name="P1">皈 L(9-) P(0⇧) Z(1⇩) B(5⇩)</text:p>
      <text:p text:style-name="P1">翱 L(9-) P(0⇧) Z(1⇩) B(5⇩)</text:p>
      <text:p text:style-name="P1">皋 L(9-) P(0⇧) Z(1⇩) F(4-)</text:p>
      <text:p text:style-name="P1">囪 L(9-) P(0⇧) .(9⇩) H(6-)</text:p>
      <text:p text:style-name="P1">簍 L(9-) P(0⇧) ;(0-) W(2⇧)</text:p>
      <text:p text:style-name="P1">毛 L(9-) Q(1⇧)</text:p>
      <text:p text:style-name="P1">筐 L(9-) Q(1⇧) A(1-) R(4⇧)</text:p>
      <text:p text:style-name="P1">籃 L(9-) Q(1⇧) D(3-) U(7⇧)</text:p>
      <text:p text:style-name="P1">毬 L(9-) Q(1⇧) F(4-) H(6-)</text:p>
      <text:p text:style-name="P1">範 L(9-) Q(1⇧) G(5-) S(2-)</text:p>
      <text:p text:style-name="P1">匍 L(9-) Q(1⇧) H(6-)</text:p>
      <text:p text:style-name="P1">筮 L(9-) Q(1⇧) K(8-) K(8-)</text:p>
      <text:p text:style-name="P1">匐 L(9-) Q(1⇧) P(0⇧)</text:p>
      <text:p text:style-name="P1">筑 L(9-) Q(1⇧) S(2-) H(6-)</text:p>
      <text:p text:style-name="P1">簪 L(9-) Q(1⇧) S(2-) P(0⇧)</text:p>
      <text:p text:style-name="P1">築 L(9-) Q(1⇧) S(2-) V(4⇩)</text:p>
      <text:p text:style-name="P1">毽 L(9-) Q(1⇧) T(5⇧) B(5⇩)</text:p>
      <text:p text:style-name="P1">毯 L(9-) Q(1⇧) ,(8⇩) ,(8⇩)</text:p>
      <text:p text:style-name="P1">簸 L(9-) R(4⇧) A(1-) B(5⇩)</text:p>
      <text:p text:style-name="P1">箕 L(9-) R(4⇧) A(1-) K(8-)</text:p>
      <text:p text:style-name="P1">廷 L(9-) R(4⇧) B(5⇩)</text:p>
      <text:p text:style-name="P1">等 L(9-) R(4⇧) F(4-) H(6-)</text:p>
      <text:p text:style-name="P1">籌 L(9-) R(4⇧) G(5-) H(6-)</text:p>
      <text:p text:style-name="P1">筠 L(9-) R(4⇧) L(9-) A(1-)</text:p>
      <text:p text:style-name="P1">箸 L(9-) R(4⇧) L(9-) P(0⇧)</text:p>
      <text:p text:style-name="P1">簧 L(9-) R(4⇧) P(0⇧) K(8-)</text:p>
      <text:p text:style-name="P1">九 L(9-) S(2-)</text:p>
      <text:p text:style-name="P1">丸 L(9-) S(2-) H(6-)</text:p>
      <text:p text:style-name="P1">鳩 L(9-) S(2-) L(9-) ,(8⇩)</text:p>
      <text:p text:style-name="P1">旭 L(9-) S(2-) P(0⇧)</text:p>
      <text:p text:style-name="P1">簫 L(9-) T(5⇧) D(3-) E(3⇧)</text:p>
      <text:p text:style-name="P1">笆 L(9-) T(5⇧) D(3-) S(2-)</text:p>
      <text:p text:style-name="P1">筆 L(9-) T(5⇧) F(4-)</text:p>
      <text:p text:style-name="P1">篛 L(9-) T(5⇧) G(5-) K(8-)</text:p>
      <text:p text:style-name="P1">第 L(9-) T(5⇧) G(5-) L(9-)</text:p>
      <text:p text:style-name="P1">包 L(9-) T(5⇧) S(2-)</text:p>
      <text:p text:style-name="P1">刨 L(9-) T(5⇧) S(2-) E(3⇧)</text:p>
      <text:p text:style-name="P1">血 L(9-) U(7⇧)</text:p>
      <text:p text:style-name="P1">筋 L(9-) U(7⇧) B(5⇩)</text:p>
      <text:p text:style-name="P1">籐 L(9-) U(7⇧) I(8⇧) C(3⇩)</text:p>
      <text:p text:style-name="P1">卹 L(9-) U(7⇧) J(7-)</text:p>
      <text:p text:style-name="P1">禾 L(9-) V(4⇩)</text:p>
      <text:p text:style-name="P1">梟 L(9-) V(4⇩)</text:p>
      <text:p text:style-name="P1">笨 L(9-) V(4⇩) A(1-)</text:p>
      <text:p text:style-name="P1">秤 L(9-) V(4⇩) A(1-) I(8⇧)</text:p>
      <text:p text:style-name="P1">穋 L(9-) V(4⇩) B(5⇩) .(9⇩)</text:p>
      <text:p text:style-name="P1">秒 L(9-) V(4⇩) C(3⇩) L(9-)</text:p>
      <text:p text:style-name="P1">稍 L(9-) V(4⇩) C(3⇩) U(7⇧)</text:p>
      <text:p text:style-name="P1">秈 L(9-) V(4⇩) D(3-)</text:p>
      <text:p text:style-name="P1">利 L(9-) V(4⇩) E(3⇧)</text:p>
      <text:p text:style-name="P1">剩 L(9-) V(4⇩) E(3⇧) E(3⇧)</text:p>
      <text:p text:style-name="P1">犁 L(9-) V(4⇩) E(3⇧) F(4-)</text:p>
      <text:p text:style-name="P1">乘 L(9-) V(4⇩) E(3⇧) Q(1⇧)</text:p>
      <text:p text:style-name="P1">梨 L(9-) V(4⇩) E(3⇧) V(4⇩)</text:p>
      <text:p text:style-name="P1">穢 L(9-) V(4⇩) E(3⇧) X(2⇩)</text:p>
      <text:p text:style-name="P1">穫 L(9-) V(4⇩) F(4-) B(5⇩)</text:p>
      <text:p text:style-name="P1">穡 L(9-) V(4⇩) F(4-) ;(0-)</text:p>
      <text:p text:style-name="P1">季 L(9-) V(4⇩) G(5-) F(4-)</text:p>
      <text:p text:style-name="P1">科 L(9-) V(4⇩) H(6-) F(4-)</text:p>
      <text:p text:style-name="P1">稔 L(9-) V(4⇩) I(8⇧) N(6⇩)</text:p>
      <text:p text:style-name="P1">策 L(9-) V(4⇩) J(7-)</text:p>
      <text:p text:style-name="P1"><text:soft-page-break/>箱 L(9-) V(4⇩) J(7-)</text:p>
      <text:p text:style-name="P1">秧 L(9-) V(4⇩) J(7-) Z(1⇩)</text:p>
      <text:p text:style-name="P1">稠 L(9-) V(4⇩) J(7-) ;(0-)</text:p>
      <text:p text:style-name="P1">黍 L(9-) V(4⇩) K(8-) C(3⇩)</text:p>
      <text:p text:style-name="P1">稅 L(9-) V(4⇩) K(8-) S(2-)</text:p>
      <text:p text:style-name="P1">稚 L(9-) V(4⇩) K(8-) Y(6⇧)</text:p>
      <text:p text:style-name="P1">黏 L(9-) V(4⇩) K(8-) ;(0-)</text:p>
      <text:p text:style-name="P1">黎 L(9-) V(4⇩) L(9-) C(3⇩)</text:p>
      <text:p text:style-name="P1">秀 L(9-) V(4⇩) L(9-) G(5-)</text:p>
      <text:p text:style-name="P1">透 L(9-) V(4⇩) L(9-) N(6⇩)</text:p>
      <text:p text:style-name="P1">穆 L(9-) V(4⇩) L(9-) .(9⇩)</text:p>
      <text:p text:style-name="P1">移 L(9-) V(4⇩) M(7⇩) M(7⇩)</text:p>
      <text:p text:style-name="P1">秘 L(9-) V(4⇩) N(6⇩) L(9-)</text:p>
      <text:p text:style-name="P1">稼 L(9-) V(4⇩) N(6⇩) .(9⇩)</text:p>
      <text:p text:style-name="P1">種 L(9-) V(4⇩) O(9⇧) P(0⇧)</text:p>
      <text:p text:style-name="P1">秩 L(9-) V(4⇩) O(9⇧) Z(1⇩)</text:p>
      <text:p text:style-name="P1">香 L(9-) V(4⇩) P(0⇧)</text:p>
      <text:p text:style-name="P1">稈 L(9-) V(4⇩) P(0⇧) F(4-)</text:p>
      <text:p text:style-name="P1">稞 L(9-) V(4⇩) P(0⇧) V(4⇩)</text:p>
      <text:p text:style-name="P1">穠 L(9-) V(4⇩) P(0⇧) X(2⇩)</text:p>
      <text:p text:style-name="P1">稷 L(9-) V(4⇩) P(0⇧) .(9⇩)</text:p>
      <text:p text:style-name="P1">馥 L(9-) V(4⇩) P(0⇧) .(9⇩)</text:p>
      <text:p text:style-name="P1">積 L(9-) V(4⇩) R(4⇧) M(7⇩)</text:p>
      <text:p text:style-name="P1">稜 L(9-) V(4⇩) R(4⇧) .(9⇩)</text:p>
      <text:p text:style-name="P1">禿 L(9-) V(4⇩) S(2-)</text:p>
      <text:p text:style-name="P1">頹 L(9-) V(4⇩) S(2-) M(7⇩)</text:p>
      <text:p text:style-name="P1">秉 L(9-) V(4⇩) T(5⇧)</text:p>
      <text:p text:style-name="P1">租 L(9-) V(4⇩) U(7⇧) A(1-)</text:p>
      <text:p text:style-name="P1">秣 L(9-) V(4⇩) V(4⇩) A(1-)</text:p>
      <text:p text:style-name="P1">委 L(9-) V(4⇩) W(2⇧)</text:p>
      <text:p text:style-name="P1">逶 L(9-) V(4⇩) W(2⇧) N(6⇩)</text:p>
      <text:p text:style-name="P1">魏 L(9-) V(4⇩) W(2⇧) X(2⇩)</text:p>
      <text:p text:style-name="P1">私 L(9-) V(4⇩) X(2⇩)</text:p>
      <text:p text:style-name="P1">稿 L(9-) V(4⇩) Y(6⇧) ;(0-)</text:p>
      <text:p text:style-name="P1">嵇 L(9-) V(4⇩) Z(1⇩) D(3-)</text:p>
      <text:p text:style-name="P1">穗 L(9-) V(4⇩) Z(1⇩) N(6⇩)</text:p>
      <text:p text:style-name="P1">稽 L(9-) V(4⇩) Z(1⇩) P(0⇧)</text:p>
      <text:p text:style-name="P1">稀 L(9-) V(4⇩) .(9⇩) D(3-)</text:p>
      <text:p text:style-name="P1">穩 L(9-) V(4⇩) .(9⇩) N(6⇩)</text:p>
      <text:p text:style-name="P1">稻 L(9-) V(4⇩) .(9⇩) O(9⇧)</text:p>
      <text:p text:style-name="P1">稱 L(9-) V(4⇩) .(9⇩) R(4⇧)</text:p>
      <text:p text:style-name="P1">和 L(9-) V(4⇩) ;(0-)</text:p>
      <text:p text:style-name="P1">簌 L(9-) V(4⇩) ;(0-) K(8-)</text:p>
      <text:p text:style-name="P1">籟 L(9-) V(4⇩) ;(0-) M(7⇩)</text:p>
      <text:p text:style-name="P1">程 L(9-) V(4⇩) ;(0-) R(4⇧)</text:p>
      <text:p text:style-name="P1">秋 L(9-) V(4⇩) ,(8⇩)</text:p>
      <text:p text:style-name="P1">愁 L(9-) V(4⇩) ,(8⇩) N(6⇩)</text:p>
      <text:p text:style-name="P1">篆 L(9-) W(2⇧) .(9⇩)</text:p>
      <text:p text:style-name="P1">系 L(9-) X(2⇩)</text:p>
      <text:p text:style-name="P1">勾 L(9-) X(2⇩)</text:p>
      <text:p text:style-name="P1">么 L(9-) X(2⇩)</text:p>
      <text:p text:style-name="P1">笞 L(9-) X(2⇩) ;(0-)</text:p>
      <text:p text:style-name="P1">笠 L(9-) Y(6⇧)</text:p>
      <text:p text:style-name="P1">裊 L(9-) Y(6⇧) L(9-) X(2⇩)</text:p>
      <text:p text:style-name="P1">簑 L(9-) Y(6⇧) P(0⇧) X(2⇩)</text:p>
      <text:p text:style-name="P1">籠 L(9-) Y(6⇧) U(7⇧) Q(1⇧)</text:p>
      <text:p text:style-name="P1">籬 L(9-) Y(6⇧) .(9⇩) Y(6⇧)</text:p>
      <text:p text:style-name="P1">篙 L(9-) Y(6⇧) ;(0-) ;(0-)</text:p>
      <text:p text:style-name="P1">夭 L(9-) Z(1⇩)</text:p>
      <text:p text:style-name="P1">看 L(9-) Z(1⇩) J(7-)</text:p>
      <text:p text:style-name="P1">箴 L(9-) Z(1⇩) Q(1⇧) X(2⇩)</text:p>
      <text:p text:style-name="P1">喬 L(9-) Z(1⇩) ;(0-) ;(0-)</text:p>
      <text:p text:style-name="P1">勿 L(9-) .(9⇩)</text:p>
      <text:p text:style-name="P1">匈 L(9-) .(9⇩) D(3-)</text:p>
      <text:p text:style-name="P1">刎 L(9-) .(9⇩) E(3⇧)</text:p>
      <text:p text:style-name="P1">篷 L(9-) .(9⇩) F(4-) N(6⇩)</text:p>
      <text:p text:style-name="P1">匆 L(9-) .(9⇩) H(6-)</text:p>
      <text:p text:style-name="P1">忽 L(9-) .(9⇩) N(6⇩)</text:p>
      <text:p text:style-name="P1">箏 L(9-) .(9⇩) T(5⇧) D(3-)</text:p>
      <text:p text:style-name="P1">籮 L(9-) /(0⇩) X(2⇩) Y(6⇧)</text:p>
      <text:p text:style-name="P1">篾 L(9-) /(0⇩) Z(1⇩) X(2⇩)</text:p>
      <text:p text:style-name="P1">句 L(9-) ;(0-)</text:p>
      <text:p text:style-name="P1">劬 L(9-) ;(0-) B(5⇩)</text:p>
      <text:p text:style-name="P1">簣 L(9-) ;(0-) D(3-) M(7⇩)</text:p>
      <text:p text:style-name="P1">雊 L(9-) ;(0-) K(8-) Y(6⇧)</text:p>
      <text:p text:style-name="P1">禹 L(9-) ;(0-) M(7⇩)</text:p>
      <text:p text:style-name="P1">簞 L(9-) ;(0-) ;(0-) F(4-)</text:p>
      <text:p text:style-name="P1">鳥 L(9-) ,(8⇩)</text:p>
      <text:p text:style-name="P1">烏 L(9-) ,(8⇩)</text:p>
      <text:p text:style-name="P1">釆 L(9-) ,(8⇩)</text:p>
      <text:p text:style-name="P1">悉 L(9-) ,(8⇩) N(6⇩)</text:p>
      <text:p text:style-name="P1">鴕 L(9-) ,(8⇩) N(6⇩) Q(1⇧)</text:p>
      <text:p text:style-name="P1">番 L(9-) ,(8⇩) P(0⇧)</text:p>
      <text:p text:style-name="P1">翻 L(9-) ,(8⇩) P(0⇧) B(5⇩)</text:p>
      <text:p text:style-name="P1">鄱 L(9-) ,(8⇩) P(0⇧) T(5⇧)</text:p>
      <text:p text:style-name="P1">鴃 L(9-) ,(8⇩) T(5⇧) K(8-)</text:p>
      <text:p text:style-name="P1">釋 L(9-) ,(8⇩) /(0⇩) F(4-)</text:p>
      <text:p text:style-name="P1">貝 M(7⇩)</text:p>
      <text:p text:style-name="P1">夕 M(7⇩)</text:p>
      <text:p text:style-name="P1">祭 M(7⇩) A(1-) A(1-) C(3⇩)</text:p>
      <text:p text:style-name="P1">賦 M(7⇩) A(1-) A(1-) X(2⇩)</text:p>
      <text:p text:style-name="P1">賊 M(7⇩) A(1-) F(4-) X(2⇩)</text:p>
      <text:p text:style-name="P1">賤 M(7⇩) A(1-) X(2⇩) X(2⇩)</text:p>
      <text:p text:style-name="P1">外 M(7⇩) C(3⇩)</text:p>
      <text:p text:style-name="P1">則 M(7⇩) E(3⇧)</text:p>
      <text:p text:style-name="P1">貼 M(7⇩) E(3⇧) ;(0-)</text:p>
      <text:p text:style-name="P1">財 M(7⇩) F(4-) L(9-)</text:p>
      <text:p text:style-name="P1">怨 M(7⇩) G(5-) S(2-) N(6⇩)</text:p>
      <text:p text:style-name="P1">鴛 M(7⇩) G(5-) S(2-) ,(8⇩)</text:p>
      <text:p text:style-name="P1">賒 M(7⇩) I(8⇧) A(1-) C(3⇩)</text:p>
      <text:p text:style-name="P1">賺 M(7⇩) I(8⇧) T(5⇧) C(3⇩)</text:p>
      <text:p text:style-name="P1">飧 M(7⇩) I(8⇧) T(5⇧) X(2⇩)</text:p>
      <text:p text:style-name="P1">贍 M(7⇩) J(7-) Z(1⇩) Y(6⇧)</text:p>
      <text:p text:style-name="P1">贈 M(7⇩) K(8-) /(0⇩) P(0⇧)</text:p>
      <text:p text:style-name="P1">貶 M(7⇩) L(9-) N(6⇩)</text:p>
      <text:p text:style-name="P1">多 M(7⇩) M(7⇩)</text:p>
      <text:p text:style-name="P1">夠 M(7⇩) M(7⇩) L(9-) ;(0-)</text:p>
      <text:p text:style-name="P1">罌 M(7⇩) M(7⇩) O(9⇧) D(3-)</text:p>
      <text:p text:style-name="P1">嬰 M(7⇩) M(7⇩) W(2⇧)</text:p>
      <text:p text:style-name="P1">鸚 M(7⇩) M(7⇩) W(2⇧) ,(8⇩)</text:p>
      <text:p text:style-name="P1">貯 M(7⇩) N(6⇩) A(1-) D(3-)</text:p>
      <text:p text:style-name="P1">夤 M(7⇩) N(6⇩) A(1-) K(8-)</text:p>
      <text:p text:style-name="P1">遙 M(7⇩) O(9⇧) F(4-) N(6⇩)</text:p>
      <text:p text:style-name="P1">鷂 M(7⇩) O(9⇧) F(4-) ,(8⇩)</text:p>
      <text:p text:style-name="P1">賜 M(7⇩) P(0⇧) L(9-) .(9⇩)</text:p>
      <text:p text:style-name="P1">舛 M(7⇩) Q(1⇧)</text:p>
      <text:p text:style-name="P1">賻 M(7⇩) Q(1⇧) H(6-) H(6-)</text:p>
      <text:p text:style-name="P1">桀 M(7⇩) Q(1⇧) V(4⇩)</text:p>
      <text:p text:style-name="P1">賬 M(7⇩) Q(1⇧) X(2⇩)</text:p>
      <text:p text:style-name="P1">購 M(7⇩) R(4⇧) J(7-) R(4⇧)</text:p>
      <text:p text:style-name="P1">賭 M(7⇩) R(4⇧) L(9-) P(0⇧)</text:p>
      <text:p text:style-name="P1">贖 M(7⇩) R(4⇧) /(0⇩) M(7⇩)</text:p>
      <text:p text:style-name="P1">骨 M(7⇩) U(7⇧)</text:p>
      <text:p text:style-name="P1">髒 M(7⇩) U(7⇧) F(4-) F(4-)</text:p>
      <text:p text:style-name="P1">骷 M(7⇩) U(7⇧) F(4-) ;(0-)</text:p>
      <text:p text:style-name="P1">髖 M(7⇩) U(7⇧) N(6⇩) H(6-)</text:p>
      <text:p text:style-name="P1">體 M(7⇩) U(7⇧) P(0⇧) I(8⇧)</text:p>
      <text:p text:style-name="P1">髁 M(7⇩) U(7⇧) P(0⇧) V(4⇩)</text:p>
      <text:p text:style-name="P1">髏 M(7⇩) U(7⇧) P(0⇧) W(2⇧)</text:p>
      <text:p text:style-name="P1">骰 M(7⇩) U(7⇧) S(2-) B(5⇩)</text:p>
      <text:p text:style-name="P1">骸 M(7⇩) U(7⇧) Y(6⇧) K(8-)</text:p>
      <text:p text:style-name="P1">骯 M(7⇩) U(7⇧) Y(6⇧) S(2-)</text:p>
      <text:p text:style-name="P1">髓 M(7⇩) U(7⇧) Z(1⇩) N(6⇩)</text:p>
      <text:p text:style-name="P1">骼 M(7⇩) U(7⇧) .(9⇩) ;(0-)</text:p>
      <text:p text:style-name="P1">髑 M(7⇩) U(7⇧) /(0⇩) /(0⇩)</text:p>
      <text:p text:style-name="P1">貽 M(7⇩) X(2⇩) ;(0-)</text:p>
      <text:p text:style-name="P1">賅 M(7⇩) Y(6⇧) X(2⇩) K(8-)</text:p>
      <text:p text:style-name="P1">賠 M(7⇩) Y(6⇧) ;(0-)</text:p>
      <text:p text:style-name="P1">賑 M(7⇩) Z(1⇩) A(1-) X(2⇩)</text:p>
      <text:p text:style-name="P1">販 M(7⇩) Z(1⇩) B(5⇩)</text:p>
      <text:p text:style-name="P1">然 M(7⇩) Z(1⇩) H(6-) ,(8⇩)</text:p>
      <text:p text:style-name="P1">贓 M(7⇩) Z(1⇩) S(2-) X(2⇩)</text:p>
      <text:p text:style-name="P1">賄 M(7⇩) Z(1⇩) U(7⇧)</text:p>
      <text:p text:style-name="P1">敗 M(7⇩) .(9⇩)</text:p>
      <text:p text:style-name="P1">賂 M(7⇩) .(9⇩) ;(0-)</text:p>
      <text:p text:style-name="P1">名 M(7⇩) ;(0-)</text:p>
      <text:p text:style-name="P1">過 M(7⇩) ;(0-) N(6⇩)</text:p>
      <text:p text:style-name="P1">炙 M(7⇩) ,(8⇩)</text:p>
      <text:p text:style-name="P1">之 N(6⇩)</text:p>
      <text:p text:style-name="P1">心 N(6⇩)</text:p>
      <text:p text:style-name="P1">寇 N(6⇩) A(1-) A(1-) B(5⇩)</text:p>
      <text:p text:style-name="P1">宗 N(6⇩) A(1-) A(1-) C(3⇩)</text:p>
      <text:p text:style-name="P1">完 N(6⇩) A(1-) A(1-) S(2-)</text:p>
      <text:p text:style-name="P1">定 N(6⇩) A(1-) C(3⇩)</text:p>
      <text:p text:style-name="P1">賓 N(6⇩) A(1-) C(3⇩) M(7⇩)</text:p>
      <text:p text:style-name="P1">怔 N(6⇩) A(1-) E(3⇧)</text:p>
      <text:p text:style-name="P1">懾 N(6⇩) A(1-) E(3⇧) E(3⇧)</text:p>
      <text:p text:style-name="P1">廳 N(6⇩) A(1-) E(3⇧) N(6⇩)</text:p>
      <text:p text:style-name="P1">宇 N(6⇩) A(1-) F(4-)</text:p>
      <text:p text:style-name="P1">恬 N(6⇩) A(1-) F(4-) ;(0-)</text:p>
      <text:p text:style-name="P1">寡 N(6⇩) A(1-) L(9-) J(7-)</text:p>
      <text:p text:style-name="P1">廈 N(6⇩) A(1-) L(9-) .(9⇩)</text:p>
      <text:p text:style-name="P1">恆 N(6⇩) A(1-) M(7⇩) A(1-)</text:p>
      <text:p text:style-name="P1">宣 N(6⇩) A(1-) P(0⇧) A(1-)</text:p>
      <text:p text:style-name="P1">寅 N(6⇩) A(1-) P(0⇧) K(8-)</text:p>
      <text:p text:style-name="P1">寶 N(6⇩) A(1-) R(4⇧) M(7⇩)</text:p>
      <text:p text:style-name="P1">悽 N(6⇩) A(1-) T(5⇧) W(2⇧)</text:p>
      <text:p text:style-name="P1">悟 N(6⇩) A(1-) T(5⇧) ;(0-)</text:p>
      <text:p text:style-name="P1">室 N(6⇩) A(1-) X(2⇩) R(4⇧)</text:p>
      <text:p text:style-name="P1">家 N(6⇩) A(1-) .(9⇩)</text:p>
      <text:p text:style-name="P1">慄 N(6⇩) A(1-) /(0⇩) V(4⇩)</text:p>
      <text:p text:style-name="P1">寥 N(6⇩) B(5⇩) B(5⇩) .(9⇩)</text:p>
      <text:p text:style-name="P1">廖 N(6⇩) B(5⇩) B(5⇩) .(9⇩)</text:p>
      <text:p text:style-name="P1">序 N(6⇩) B(5⇩) G(5-) D(3-)</text:p>
      <text:p text:style-name="P1">怩 N(6⇩) B(5⇩) Q(1⇧)</text:p>
      <text:p text:style-name="P1">慨 N(6⇩) B(5⇩) Q(1⇧) S(2-)</text:p>
      <text:p text:style-name="P1">怪 N(6⇩) B(5⇩) R(4⇧)</text:p>
      <text:p text:style-name="P1">廄 N(6⇩) B(5⇩) S(2-) B(5⇩)</text:p>
      <text:p text:style-name="P1">廢 N(6⇩) B(5⇩) T(5⇧) B(5⇩)</text:p>
      <text:p text:style-name="P1">恍 N(6⇩) C(3⇩) A(1-) S(2-)</text:p>
      <text:p text:style-name="P1">廠 N(6⇩) C(3⇩) J(7-) .(9⇩)</text:p>
      <text:p text:style-name="P1">宵 N(6⇩) C(3⇩) U(7⇧)</text:p>
      <text:p text:style-name="P1">悄 N(6⇩) C(3⇩) U(7⇧)</text:p>
      <text:p text:style-name="P1">惴 N(6⇩) D(3-) A(1-) E(3⇧)</text:p>
      <text:p text:style-name="P1">愷 N(6⇩) D(3-) Q(1⇧) I(8⇧)</text:p>
      <text:p text:style-name="P1">官 N(6⇩) E(3⇧)</text:p>
      <text:p text:style-name="P1">寂 N(6⇩) E(3⇧) A(1-) B(5⇩)</text:p>
      <text:p text:style-name="P1">悼 N(6⇩) E(3⇧) P(0⇧) F(4-)</text:p>
      <text:p text:style-name="P1">廬 N(6⇩) E(3⇧) P(0⇧) U(7⇧)</text:p>
      <text:p text:style-name="P1">憫 N(6⇩) E(3⇧) Y(6⇧) .(9⇩)</text:p>
      <text:p text:style-name="P1">店 N(6⇩) E(3⇧) ;(0-)</text:p>
      <text:p text:style-name="P1">憤 N(6⇩) F(4-) F(4-) M(7⇩)</text:p>
      <text:p text:style-name="P1">守 N(6⇩) F(4-) H(6-)</text:p>
      <text:p text:style-name="P1">忖 N(6⇩) F(4-) H(6-)</text:p>
      <text:p text:style-name="P1">悖 N(6⇩) F(4-) J(7-) F(4-)</text:p>
      <text:p text:style-name="P1">寬 N(6⇩) F(4-) J(7-) H(6-)</text:p>
      <text:p text:style-name="P1">懂 N(6⇩) F(4-) O(9⇧) P(0⇧)</text:p>
      <text:p text:style-name="P1">廟 N(6⇩) F(4-) P(0⇧) U(7⇧)</text:p>
      <text:p text:style-name="P1">寞 N(6⇩) F(4-) P(0⇧) Z(1⇩)</text:p>
      <text:p text:style-name="P1">慎 N(6⇩) F(4-) U(7⇧) K(8-)</text:p>
      <text:p text:style-name="P1">慌 N(6⇩) F(4-) Y(6⇧) O(9⇧)</text:p>
      <text:p text:style-name="P1">懵 N(6⇩) F(4-) /(0⇩) J(7-)</text:p>
      <text:p text:style-name="P1">字 N(6⇩) G(5-) F(4-)</text:p>
      <text:p text:style-name="P1">忸 N(6⇩) G(5-) R(4⇧)</text:p>
      <text:p text:style-name="P1"><text:soft-page-break/>廊 N(6⇩) H(6-) B(5⇩) T(5⇧)</text:p>
      <text:p text:style-name="P1">庠 N(6⇩) I(8⇧) F(4-)</text:p>
      <text:p text:style-name="P1">廉 N(6⇩) I(8⇧) T(5⇧) C(3⇩)</text:p>
      <text:p text:style-name="P1">愴 N(6⇩) I(8⇧) T(5⇧) ;(0-)</text:p>
      <text:p text:style-name="P1">愉 N(6⇩) I(8⇧) U(7⇧) E(3⇧)</text:p>
      <text:p text:style-name="P1">恰 N(6⇩) I(8⇧) ;(0-)</text:p>
      <text:p text:style-name="P1">惘 N(6⇩) J(7-) I(8⇧) S(2-)</text:p>
      <text:p text:style-name="P1">懈 N(6⇩) J(7-) J(7-) F(4-)</text:p>
      <text:p text:style-name="P1">懼 N(6⇩) J(7-) J(7-) Y(6⇧)</text:p>
      <text:p text:style-name="P1">恫 N(6⇩) J(7-) Q(1⇧)</text:p>
      <text:p text:style-name="P1">惆 N(6⇩) J(7-) R(4⇧) ;(0-)</text:p>
      <text:p text:style-name="P1">忱 N(6⇩) J(7-) S(2-)</text:p>
      <text:p text:style-name="P1">怏 N(6⇩) J(7-) Z(1⇩)</text:p>
      <text:p text:style-name="P1">穴 N(6⇩) K(8-)</text:p>
      <text:p text:style-name="P1">宿 N(6⇩) K(8-) A(1-) P(0⇧)</text:p>
      <text:p text:style-name="P1">窒 N(6⇩) K(8-) A(1-) R(4⇧)</text:p>
      <text:p text:style-name="P1">窟 N(6⇩) K(8-) B(5⇩) D(3-)</text:p>
      <text:p text:style-name="P1">窪 N(6⇩) K(8-) C(3⇩) R(4⇧)</text:p>
      <text:p text:style-name="P1">府 N(6⇩) K(8-) F(4-) H(6-)</text:p>
      <text:p text:style-name="P1">腐 N(6⇩) K(8-) F(4-) K(8-)</text:p>
      <text:p text:style-name="P1">邃 N(6⇩) K(8-) I(8⇧) N(6⇩)</text:p>
      <text:p text:style-name="P1">窯 N(6⇩) K(8-) I(8⇧) ,(8⇩)</text:p>
      <text:p text:style-name="P1">帘 N(6⇩) K(8-) J(7-) D(3-)</text:p>
      <text:p text:style-name="P1">應 N(6⇩) K(8-) K(8-) N(6⇩)</text:p>
      <text:p text:style-name="P1">座 N(6⇩) K(8-) K(8-) R(4⇧)</text:p>
      <text:p text:style-name="P1">膺 N(6⇩) K(8-) K(8-) U(7⇧)</text:p>
      <text:p text:style-name="P1">懺 N(6⇩) K(8-) K(8-) X(2⇩)</text:p>
      <text:p text:style-name="P1">容 N(6⇩) K(8-) K(8-) ;(0-)</text:p>
      <text:p text:style-name="P1">鷹 N(6⇩) K(8-) K(8-) ,(8⇩)</text:p>
      <text:p text:style-name="P1">窗 N(6⇩) K(8-) L(9-) H(6-)</text:p>
      <text:p text:style-name="P1">竊 N(6⇩) K(8-) L(9-) M(7⇩)</text:p>
      <text:p text:style-name="P1">究 N(6⇩) K(8-) L(9-) S(2-)</text:p>
      <text:p text:style-name="P1">竅 N(6⇩) K(8-) L(9-) .(9⇩)</text:p>
      <text:p text:style-name="P1">窩 N(6⇩) K(8-) M(7⇩) ;(0-)</text:p>
      <text:p text:style-name="P1">窄 N(6⇩) K(8-) O(9⇧) E(3⇧)</text:p>
      <text:p text:style-name="P1">竄 N(6⇩) K(8-) O(9⇧) W(2⇧)</text:p>
      <text:p text:style-name="P1">窖 N(6⇩) K(8-) O(9⇧) ;(0-)</text:p>
      <text:p text:style-name="P1">窠 N(6⇩) K(8-) P(0⇧) V(4⇩)</text:p>
      <text:p text:style-name="P1">空 N(6⇩) K(8-) Q(1⇧)</text:p>
      <text:p text:style-name="P1">穿 N(6⇩) K(8-) Q(1⇧) L(9-)</text:p>
      <text:p text:style-name="P1">竇 N(6⇩) K(8-) R(4⇧) M(7⇩)</text:p>
      <text:p text:style-name="P1">窕 N(6⇩) K(8-) S(2-) ,(8⇩)</text:p>
      <text:p text:style-name="P1">穹 N(6⇩) K(8-) T(5⇧) G(5-)</text:p>
      <text:p text:style-name="P1">悌 N(6⇩) K(8-) T(5⇧) L(9-)</text:p>
      <text:p text:style-name="P1">窿 N(6⇩) K(8-) T(5⇧) R(4⇧)</text:p>
      <text:p text:style-name="P1">窘 N(6⇩) K(8-) T(5⇧) ;(0-)</text:p>
      <text:p text:style-name="P1">忪 N(6⇩) K(8-) X(2⇩)</text:p>
      <text:p text:style-name="P1">窈 N(6⇩) K(8-) X(2⇩) B(5⇩)</text:p>
      <text:p text:style-name="P1">惟 N(6⇩) K(8-) Y(6⇧)</text:p>
      <text:p text:style-name="P1">憔 N(6⇩) K(8-) Y(6⇧) ,(8⇩)</text:p>
      <text:p text:style-name="P1">突 N(6⇩) K(8-) Z(1⇩) H(6-)</text:p>
      <text:p text:style-name="P1">窺 N(6⇩) K(8-) Z(1⇩) S(2-)</text:p>
      <text:p text:style-name="P1">窮 N(6⇩) K(8-) .(9⇩) G(5-)</text:p>
      <text:p text:style-name="P1">憎 N(6⇩) K(8-) /(0⇩) P(0⇧)</text:p>
      <text:p text:style-name="P1">悅 N(6⇩) K(8-) ;(0-) S(2-)</text:p>
      <text:p text:style-name="P1">必 N(6⇩) L(9-)</text:p>
      <text:p text:style-name="P1">懊 N(6⇩) L(9-) J(7-) Z(1⇩)</text:p>
      <text:p text:style-name="P1">怕 N(6⇩) L(9-) P(0⇧)</text:p>
      <text:p text:style-name="P1">惶 N(6⇩) L(9-) P(0⇧) R(4⇧)</text:p>
      <text:p text:style-name="P1">宅 N(6⇩) L(9-) Q(1⇧)</text:p>
      <text:p text:style-name="P1">庭 N(6⇩) L(9-) R(4⇧) B(5⇩)</text:p>
      <text:p text:style-name="P1">庖 N(6⇩) L(9-) T(5⇧) S(2-)</text:p>
      <text:p text:style-name="P1">恤 N(6⇩) L(9-) U(7⇧)</text:p>
      <text:p text:style-name="P1">悸 N(6⇩) L(9-) V(4⇩) F(4-)</text:p>
      <text:p text:style-name="P1">愀 N(6⇩) L(9-) V(4⇩) ,(8⇩)</text:p>
      <text:p text:style-name="P1">惚 N(6⇩) L(9-) .(9⇩) N(6⇩)</text:p>
      <text:p text:style-name="P1">審 N(6⇩) L(9-) ,(8⇩) P(0⇧)</text:p>
      <text:p text:style-name="P1">察 N(6⇩) M(7⇩) A(1-) C(3⇩)</text:p>
      <text:p text:style-name="P1">廁 N(6⇩) M(7⇩) E(3⇧)</text:p>
      <text:p text:style-name="P1">惻 N(6⇩) M(7⇩) E(3⇧)</text:p>
      <text:p text:style-name="P1">剜 N(6⇩) M(7⇩) G(5-) E(3⇧)</text:p>
      <text:p text:style-name="P1">宛 N(6⇩) M(7⇩) G(5-) S(2-)</text:p>
      <text:p text:style-name="P1">惦 N(6⇩) N(6⇩) E(3⇧) ;(0-)</text:p>
      <text:p text:style-name="P1">密 N(6⇩) N(6⇩) L(9-) D(3-)</text:p>
      <text:p text:style-name="P1">蜜 N(6⇩) N(6⇩) L(9-) /(0⇩)</text:p>
      <text:p text:style-name="P1">惋 N(6⇩) N(6⇩) M(7⇩) S(2-)</text:p>
      <text:p text:style-name="P1">慷 N(6⇩) N(6⇩) T(5⇧) C(3⇩)</text:p>
      <text:p text:style-name="P1">慵 N(6⇩) N(6⇩) T(5⇧) F(4-)</text:p>
      <text:p text:style-name="P1">寧 N(6⇩) N(6⇩) U(7⇧) D(3-)</text:p>
      <text:p text:style-name="P1">底 N(6⇩) O(9⇧) A(1-) A(1-)</text:p>
      <text:p text:style-name="P1">牢 N(6⇩) O(9⇧) F(4-)</text:p>
      <text:p text:style-name="P1">庾 N(6⇩) O(9⇧) K(8-)</text:p>
      <text:p text:style-name="P1">寫 N(6⇩) O(9⇧) L(9-) ,(8⇩)</text:p>
      <text:p text:style-name="P1">慟 N(6⇩) O(9⇧) P(0⇧) B(5⇩)</text:p>
      <text:p text:style-name="P1">愎 N(6⇩) O(9⇧) P(0⇧) .(9⇩)</text:p>
      <text:p text:style-name="P1">產 N(6⇩) O(9⇧) R(4⇧)</text:p>
      <text:p text:style-name="P1">性 N(6⇩) O(9⇧) R(4⇧)</text:p>
      <text:p text:style-name="P1">剷 N(6⇩) O(9⇧) R(4⇧) E(3⇧)</text:p>
      <text:p text:style-name="P1">憮 N(6⇩) O(9⇧) R(4⇧) ,(8⇩)</text:p>
      <text:p text:style-name="P1">悔 N(6⇩) O(9⇧) S(2-) Z(1⇩)</text:p>
      <text:p text:style-name="P1">愧 N(6⇩) O(9⇧) X(2⇩)</text:p>
      <text:p text:style-name="P1">愾 N(6⇩) O(9⇧) ,(8⇩)</text:p>
      <text:p text:style-name="P1">怛 N(6⇩) P(0⇧) A(1-)</text:p>
      <text:p text:style-name="P1">悍 N(6⇩) P(0⇧) A(1-) F(4-)</text:p>
      <text:p text:style-name="P1">宙 N(6⇩) P(0⇧) F(4-)</text:p>
      <text:p text:style-name="P1">愒 N(6⇩) P(0⇧) L(9-) S(2-)</text:p>
      <text:p text:style-name="P1">惕 N(6⇩) P(0⇧) L(9-) .(9⇩)</text:p>
      <text:p text:style-name="P1">寓 N(6⇩) P(0⇧) M(7⇩)</text:p>
      <text:p text:style-name="P1">惺 N(6⇩) P(0⇧) O(9⇧) R(4⇧)</text:p>
      <text:p text:style-name="P1">宴 N(6⇩) P(0⇧) W(2⇧)</text:p>
      <text:p text:style-name="P1">憬 N(6⇩) P(0⇧) Y(6⇧) C(3⇩)</text:p>
      <text:p text:style-name="P1">慢 N(6⇩) P(0⇧) /(0⇩) B(5⇩)</text:p>
      <text:p text:style-name="P1">它 N(6⇩) Q(1⇧)</text:p>
      <text:p text:style-name="P1">庫 N(6⇩) Q(1⇧)</text:p>
      <text:p text:style-name="P1">宦 N(6⇩) Q(1⇧) D(3-) D(3-)</text:p>
      <text:p text:style-name="P1">慚 N(6⇩) Q(1⇧) O(9⇧)</text:p>
      <text:p text:style-name="P1">富 N(6⇩) Q(1⇧) P(0⇧)</text:p>
      <text:p text:style-name="P1">庇 N(6⇩) Q(1⇧) Q(1⇧)</text:p>
      <text:p text:style-name="P1">悵 N(6⇩) Q(1⇧) X(2⇩)</text:p>
      <text:p text:style-name="P1">愜 N(6⇩) Q(1⇧) Z(1⇩) K(8-)</text:p>
      <text:p text:style-name="P1">廝 N(6⇩) R(4⇧) A(1-) O(9⇧)</text:p>
      <text:p text:style-name="P1">度 N(6⇩) R(4⇧) B(5⇩)</text:p>
      <text:p text:style-name="P1">恃 N(6⇩) R(4⇧) F(4-) H(6-)</text:p>
      <text:p text:style-name="P1">悻 N(6⇩) R(4⇧) I(8⇧) F(4-)</text:p>
      <text:p text:style-name="P1">席 N(6⇩) R(4⇧) J(7-) D(3-)</text:p>
      <text:p text:style-name="P1">寒 N(6⇩) R(4⇧) K(8-) H(6-)</text:p>
      <text:p text:style-name="P1">賽 N(6⇩) R(4⇧) K(8-) M(7⇩)</text:p>
      <text:p text:style-name="P1">搴 N(6⇩) R(4⇧) K(8-) O(9⇧)</text:p>
      <text:p text:style-name="P1">塞 N(6⇩) R(4⇧) K(8-) R(4⇧)</text:p>
      <text:p text:style-name="P1">寨 N(6⇩) R(4⇧) K(8-) V(4⇩)</text:p>
      <text:p text:style-name="P1">騫 N(6⇩) R(4⇧) K(8-) ,(8⇩)</text:p>
      <text:p text:style-name="P1">惜 N(6⇩) R(4⇧) P(0⇧)</text:p>
      <text:p text:style-name="P1">廣 N(6⇩) R(4⇧) P(0⇧) K(8-)</text:p>
      <text:p text:style-name="P1">情 N(6⇩) R(4⇧) U(7⇧)</text:p>
      <text:p text:style-name="P1">怯 N(6⇩) R(4⇧) X(2⇩)</text:p>
      <text:p text:style-name="P1">憲 N(6⇩) R(4⇧) /(0⇩) N(6⇩)</text:p>
      <text:p text:style-name="P1">害 N(6⇩) R(4⇧) ;(0-)</text:p>
      <text:p text:style-name="P1">割 N(6⇩) R(4⇧) ;(0-) E(3⇧)</text:p>
      <text:p text:style-name="P1">廚 N(6⇩) R(4⇧) ;(0-) H(6-)</text:p>
      <text:p text:style-name="P1">豁 N(6⇩) R(4⇧) ;(0-) ;(0-)</text:p>
      <text:p text:style-name="P1">庶 N(6⇩) R(4⇧) ,(8⇩)</text:p>
      <text:p text:style-name="P1">遮 N(6⇩) R(4⇧) ,(8⇩) N(6⇩)</text:p>
      <text:p text:style-name="P1">鷓 N(6⇩) R(4⇧) ,(8⇩) ,(8⇩)</text:p>
      <text:p text:style-name="P1">實 N(6⇩) S(2-) F(4-) M(7⇩)</text:p>
      <text:p text:style-name="P1">慣 N(6⇩) S(2-) F(4-) M(7⇩)</text:p>
      <text:p text:style-name="P1">康 N(6⇩) T(5⇧) C(3⇩)</text:p>
      <text:p text:style-name="P1">唐 N(6⇩) T(5⇧) D(3-) ;(0-)</text:p>
      <text:p text:style-name="P1">怫 N(6⇩) T(5⇧) G(5-) E(3⇧)</text:p>
      <text:p text:style-name="P1">庸 N(6⇩) T(5⇧) J(7-) F(4-)</text:p>
      <text:p text:style-name="P1">鄘 N(6⇩) T(5⇧) J(7-) T(5⇧)</text:p>
      <text:p text:style-name="P1">快 N(6⇩) T(5⇧) K(8-)</text:p>
      <text:p text:style-name="P1">庚 N(6⇩) T(5⇧) K(8-)</text:p>
      <text:p text:style-name="P1">賡 N(6⇩) T(5⇧) K(8-) M(7⇩)</text:p>
      <text:p text:style-name="P1">恨 N(6⇩) T(5⇧) X(2⇩)</text:p>
      <text:p text:style-name="P1">宜 N(6⇩) U(7⇧) A(1-)</text:p>
      <text:p text:style-name="P1">宋 N(6⇩) V(4⇩)</text:p>
      <text:p text:style-name="P1">床 N(6⇩) V(4⇩)</text:p>
      <text:p text:style-name="P1">怵 N(6⇩) V(4⇩) H(6-)</text:p>
      <text:p text:style-name="P1">廂 N(6⇩) V(4⇩) J(7-)</text:p>
      <text:p text:style-name="P1">麻 N(6⇩) V(4⇩) V(4⇩)</text:p>
      <text:p text:style-name="P1">靡 N(6⇩) V(4⇩) V(4⇩) E(3⇧)</text:p>
      <text:p text:style-name="P1">磨 N(6⇩) V(4⇩) V(4⇩) G(5-)</text:p>
      <text:p text:style-name="P1">摩 N(6⇩) V(4⇩) V(4⇩) O(9⇧)</text:p>
      <text:p text:style-name="P1">麾 N(6⇩) V(4⇩) V(4⇩) Q(1⇧)</text:p>
      <text:p text:style-name="P1">麼 N(6⇩) V(4⇩) V(4⇩) X(2⇩)</text:p>
      <text:p text:style-name="P1">魔 N(6⇩) V(4⇩) V(4⇩) X(2⇩)</text:p>
      <text:p text:style-name="P1">糜 N(6⇩) V(4⇩) V(4⇩) ,(8⇩)</text:p>
      <text:p text:style-name="P1">悚 N(6⇩) V(4⇩) ;(0-)</text:p>
      <text:p text:style-name="P1">懶 N(6⇩) V(4⇩) ;(0-) M(7⇩)</text:p>
      <text:p text:style-name="P1">安 N(6⇩) W(2⇧)</text:p>
      <text:p text:style-name="P1">惱 N(6⇩) W(2⇧) L(9-) .(9⇩)</text:p>
      <text:p text:style-name="P1">案 N(6⇩) W(2⇧) V(4⇩)</text:p>
      <text:p text:style-name="P1">寐 N(6⇩) X(2⇩) A(1-) V(4⇩)</text:p>
      <text:p text:style-name="P1">寤 N(6⇩) X(2⇩) A(1-) ;(0-)</text:p>
      <text:p text:style-name="P1">寢 N(6⇩) X(2⇩) T(5⇧) B(5⇩)</text:p>
      <text:p text:style-name="P1">慘 N(6⇩) X(2⇩) X(2⇩) .(9⇩)</text:p>
      <text:p text:style-name="P1">怡 N(6⇩) X(2⇩) ;(0-)</text:p>
      <text:p text:style-name="P1">宰 N(6⇩) Y(6⇧) F(4-)</text:p>
      <text:p text:style-name="P1">悴 N(6⇩) Y(6⇧) K(8-) F(4-)</text:p>
      <text:p text:style-name="P1">憶 N(6⇩) Y(6⇧) P(0⇧) N(6⇩)</text:p>
      <text:p text:style-name="P1">憧 N(6⇩) Y(6⇧) P(0⇧) R(4⇧)</text:p>
      <text:p text:style-name="P1">懍 N(6⇩) Y(6⇧) P(0⇧) V(4⇩)</text:p>
      <text:p text:style-name="P1">忙 N(6⇩) Y(6⇧) S(2-)</text:p>
      <text:p text:style-name="P1">龐 N(6⇩) Y(6⇧) U(7⇧) Q(1⇧)</text:p>
      <text:p text:style-name="P1">寵 N(6⇩) Y(6⇧) U(7⇧) Q(1⇧)</text:p>
      <text:p text:style-name="P1">懷 N(6⇩) Y(6⇧) /(0⇩) X(2⇩)</text:p>
      <text:p text:style-name="P1">惇 N(6⇩) Y(6⇧) ;(0-) F(4-)</text:p>
      <text:p text:style-name="P1">廓 N(6⇩) Y(6⇧) ;(0-) T(5⇧)</text:p>
      <text:p text:style-name="P1">懦 N(6⇩) Z(1⇩) A(1-) E(3⇧)</text:p>
      <text:p text:style-name="P1">宸 N(6⇩) Z(1⇩) A(1-) X(2⇩)</text:p>
      <text:p text:style-name="P1">怖 N(6⇩) Z(1⇩) J(7-) D(3-)</text:p>
      <text:p text:style-name="P1">寮 N(6⇩) Z(1⇩) K(8-) C(3⇩)</text:p>
      <text:p text:style-name="P1">庵 N(6⇩) Z(1⇩) P(0⇧) S(2-)</text:p>
      <text:p text:style-name="P1">寄 N(6⇩) Z(1⇩) Q(1⇧) D(3-)</text:p>
      <text:p text:style-name="P1">惰 N(6⇩) Z(1⇩) Q(1⇧) U(7⇧)</text:p>
      <text:p text:style-name="P1">憾 N(6⇩) Z(1⇩) Q(1⇧) X(2⇩)</text:p>
      <text:p text:style-name="P1">宥 N(6⇩) Z(1⇩) U(7⇧)</text:p>
      <text:p text:style-name="P1">宏 N(6⇩) Z(1⇩) X(2⇩)</text:p>
      <text:p text:style-name="P1">恢 N(6⇩) Z(1⇩) ,(8⇩)</text:p>
      <text:p text:style-name="P1">彥 N(6⇩) .(9⇩)</text:p>
      <text:p text:style-name="P1">顏 N(6⇩) .(9⇩) A(1-) M(7⇩)</text:p>
      <text:p text:style-name="P1">客 N(6⇩) .(9⇩) ;(0-)</text:p>
      <text:p text:style-name="P1">恪 N(6⇩) .(9⇩) ;(0-)</text:p>
      <text:p text:style-name="P1">額 N(6⇩) .(9⇩) ;(0-) M(7⇩)</text:p>
      <text:p text:style-name="P1">愣 N(6⇩) /(0⇩) H(6-)</text:p>
      <text:p text:style-name="P1">寰 N(6⇩) /(0⇩) Q(1⇧) X(2⇩)</text:p>
      <text:p text:style-name="P1">慍 N(6⇩) /(0⇩) U(7⇧)</text:p>
      <text:p text:style-name="P1">宮 N(6⇩) ;(0-) L(9-) ;(0-)</text:p>
      <text:p text:style-name="P1">憚 N(6⇩) ;(0-) ;(0-) F(4-)</text:p>
      <text:p text:style-name="P1">愕 N(6⇩) ;(0-) ;(0-) G(5-)</text:p>
      <text:p text:style-name="P1">憐 N(6⇩) ,(8⇩) M(7⇩) Q(1⇧)</text:p>
      <text:p text:style-name="P1">手 O(9⇧)</text:p>
      <text:p text:style-name="P1">斤 O(9⇧)</text:p>
      <text:p text:style-name="P1">臼 O(9⇧)</text:p>
      <text:p text:style-name="P1"><text:soft-page-break/>丘 O(9⇧) A(1-)</text:p>
      <text:p text:style-name="P1">打 O(9⇧) A(1-) D(3-)</text:p>
      <text:p text:style-name="P1">岳 O(9⇧) A(1-) D(3-)</text:p>
      <text:p text:style-name="P1">氬 O(9⇧) A(1-) E(3⇧) A(1-)</text:p>
      <text:p text:style-name="P1">攝 O(9⇧) A(1-) E(3⇧) E(3⇧)</text:p>
      <text:p text:style-name="P1">卸 O(9⇧) A(1-) E(3⇧) J(7-)</text:p>
      <text:p text:style-name="P1">拜 O(9⇧) A(1-) F(4-)</text:p>
      <text:p text:style-name="P1">插 O(9⇧) A(1-) F(4-) O(9⇧)</text:p>
      <text:p text:style-name="P1">乓 O(9⇧) A(1-) H(6-)</text:p>
      <text:p text:style-name="P1">抨 O(9⇧) A(1-) I(8⇧)</text:p>
      <text:p text:style-name="P1">制 O(9⇧) A(1-) J(7-) E(3⇧)</text:p>
      <text:p text:style-name="P1">掣 O(9⇧) A(1-) J(7-) O(9⇧)</text:p>
      <text:p text:style-name="P1">製 O(9⇧) A(1-) J(7-) X(2⇩)</text:p>
      <text:p text:style-name="P1">兵 O(9⇧) A(1-) K(8-)</text:p>
      <text:p text:style-name="P1">乒 O(9⇧) A(1-) L(9-)</text:p>
      <text:p text:style-name="P1">擾 O(9⇧) A(1-) L(9-) .(9⇩)</text:p>
      <text:p text:style-name="P1">拭 O(9⇧) A(1-) Q(1⇧) X(2⇩)</text:p>
      <text:p text:style-name="P1">氏 O(9⇧) A(1-) S(2-)</text:p>
      <text:p text:style-name="P1">氐 O(9⇧) A(1-) S(2-) A(1-)</text:p>
      <text:p text:style-name="P1">昏 O(9⇧) A(1-) S(2-) P(0⇧)</text:p>
      <text:p text:style-name="P1">邸 O(9⇧) A(1-) S(2-) T(5⇧)</text:p>
      <text:p text:style-name="P1">邱 O(9⇧) A(1-) T(5⇧)</text:p>
      <text:p text:style-name="P1">捷 O(9⇧) A(1-) T(5⇧) C(3⇩)</text:p>
      <text:p text:style-name="P1">捂 O(9⇧) A(1-) T(5⇧) ;(0-)</text:p>
      <text:p text:style-name="P1">氫 O(9⇧) A(1-) W(2⇧) Q(1⇧)</text:p>
      <text:p text:style-name="P1">找 O(9⇧) A(1-) X(2⇩)</text:p>
      <text:p text:style-name="P1">撢 O(9⇧) A(1-) /(0⇩) F(4-)</text:p>
      <text:p text:style-name="P1">握 O(9⇧) B(5⇩) A(1-) R(4⇧)</text:p>
      <text:p text:style-name="P1">揆 O(9⇧) B(5⇩) A(1-) Z(1⇩)</text:p>
      <text:p text:style-name="P1">摺 O(9⇧) B(5⇩) B(5⇩) P(0⇧)</text:p>
      <text:p text:style-name="P1">擢 O(9⇧) B(5⇩) B(5⇩) Y(6⇧)</text:p>
      <text:p text:style-name="P1">掘 O(9⇧) B(5⇩) D(3-) D(3-)</text:p>
      <text:p text:style-name="P1">抒 O(9⇧) B(5⇩) G(5-) D(3-)</text:p>
      <text:p text:style-name="P1">揉 O(9⇧) B(5⇩) G(5-) V(4⇩)</text:p>
      <text:p text:style-name="P1">搔 O(9⇧) B(5⇩) H(6-) /(0⇩)</text:p>
      <text:p text:style-name="P1">摒 O(9⇧) B(5⇩) I(8⇧) F(4-)</text:p>
      <text:p text:style-name="P1">撥 O(9⇧) B(5⇩) T(5⇧) B(5⇩)</text:p>
      <text:p text:style-name="P1">扑 O(9⇧) C(3⇩)</text:p>
      <text:p text:style-name="P1">撲 O(9⇧) C(3⇩) A(1-) Z(1⇩)</text:p>
      <text:p text:style-name="P1">撐 O(9⇧) C(3⇩) J(7-) L(9-)</text:p>
      <text:p text:style-name="P1">擋 O(9⇧) C(3⇩) J(7-) P(0⇧)</text:p>
      <text:p text:style-name="P1">抄 O(9⇧) C(3⇩) L(9-)</text:p>
      <text:p text:style-name="P1">盥 O(9⇧) C(3⇩) U(7⇧)</text:p>
      <text:p text:style-name="P1">捎 O(9⇧) C(3⇩) U(7⇧)</text:p>
      <text:p text:style-name="P1">揣 O(9⇧) D(3-) A(1-) E(3⇧)</text:p>
      <text:p text:style-name="P1">叟 O(9⇧) D(3-) B(5⇩)</text:p>
      <text:p text:style-name="P1">卿 O(9⇧) D(3-) B(5⇩) J(7-)</text:p>
      <text:p text:style-name="P1">拙 O(9⇧) D(3-) D(3-)</text:p>
      <text:p text:style-name="P1">卯 O(9⇧) D(3-) J(7-)</text:p>
      <text:p text:style-name="P1">摧 O(9⇧) D(3-) K(8-) Y(6⇧)</text:p>
      <text:p text:style-name="P1">攜 O(9⇧) D(3-) K(8-) ;(0-)</text:p>
      <text:p text:style-name="P1">扯 O(9⇧) E(3⇧)</text:p>
      <text:p text:style-name="P1">乍 O(9⇧) E(3⇧)</text:p>
      <text:p text:style-name="P1">捫 O(9⇧) E(3⇧)</text:p>
      <text:p text:style-name="P1">據 O(9⇧) E(3⇧) A(1-) .(9⇩)</text:p>
      <text:p text:style-name="P1">排 O(9⇧) E(3⇧) E(3⇧)</text:p>
      <text:p text:style-name="P1">怎 O(9⇧) E(3⇧) N(6⇩)</text:p>
      <text:p text:style-name="P1">擄 O(9⇧) E(3⇧) P(0⇧) B(5⇩)</text:p>
      <text:p text:style-name="P1">掉 O(9⇧) E(3⇧) P(0⇧) F(4-)</text:p>
      <text:p text:style-name="P1">揹 O(9⇧) E(3⇧) Q(1⇧) U(7⇧)</text:p>
      <text:p text:style-name="P1">攔 O(9⇧) E(3⇧) V(4⇩) /(0⇩)</text:p>
      <text:p text:style-name="P1">擱 O(9⇧) E(3⇧) .(9⇩) ;(0-)</text:p>
      <text:p text:style-name="P1">拈 O(9⇧) E(3⇧) ;(0-)</text:p>
      <text:p text:style-name="P1">午 O(9⇧) F(4-)</text:p>
      <text:p text:style-name="P1">牛 O(9⇧) F(4-)</text:p>
      <text:p text:style-name="P1">垂 O(9⇧) F(4-)</text:p>
      <text:p text:style-name="P1">技 O(9⇧) F(4-) B(5⇩)</text:p>
      <text:p text:style-name="P1">缶 O(9⇧) F(4-) D(3-)</text:p>
      <text:p text:style-name="P1">缽 O(9⇧) F(4-) D(3-) A(1-)</text:p>
      <text:p text:style-name="P1">罈 O(9⇧) F(4-) D(3-) F(4-)</text:p>
      <text:p text:style-name="P1">缺 O(9⇧) F(4-) D(3-) K(8-)</text:p>
      <text:p text:style-name="P1">缸 O(9⇧) F(4-) D(3-) Q(1⇧)</text:p>
      <text:p text:style-name="P1">罐 O(9⇧) F(4-) D(3-) Y(6⇧)</text:p>
      <text:p text:style-name="P1">牯 O(9⇧) F(4-) F(4-) ;(0-)</text:p>
      <text:p text:style-name="P1">牠 O(9⇧) F(4-) G(5-) S(2-)</text:p>
      <text:p text:style-name="P1">犧 O(9⇧) F(4-) I(8⇧) X(2⇩)</text:p>
      <text:p text:style-name="P1">搭 O(9⇧) F(4-) I(8⇧) ;(0-)</text:p>
      <text:p text:style-name="P1">擭 O(9⇧) F(4-) K(8-) B(5⇩)</text:p>
      <text:p text:style-name="P1">搽 O(9⇧) F(4-) K(8-) V(4⇩)</text:p>
      <text:p text:style-name="P1">物 O(9⇧) F(4-) L(9-) .(9⇩)</text:p>
      <text:p text:style-name="P1">牴 O(9⇧) F(4-) O(9⇧) A(1-)</text:p>
      <text:p text:style-name="P1">牲 O(9⇧) F(4-) O(9⇧) R(4⇧)</text:p>
      <text:p text:style-name="P1">描 O(9⇧) F(4-) P(0⇧)</text:p>
      <text:p text:style-name="P1">摸 O(9⇧) F(4-) P(0⇧) Z(1⇩)</text:p>
      <text:p text:style-name="P1">牝 O(9⇧) F(4-) Q(1⇧)</text:p>
      <text:p text:style-name="P1">牡 O(9⇧) F(4-) R(4⇧)</text:p>
      <text:p text:style-name="P1">特 O(9⇧) F(4-) R(4⇧) H(6-)</text:p>
      <text:p text:style-name="P1">犢 O(9⇧) F(4-) R(4⇧) M(7⇩)</text:p>
      <text:p text:style-name="P1">郵 O(9⇧) F(4-) T(5⇧)</text:p>
      <text:p text:style-name="P1">犒 O(9⇧) F(4-) Y(6⇧) ;(0-)</text:p>
      <text:p text:style-name="P1">犄 O(9⇧) F(4-) Z(1⇩) D(3-)</text:p>
      <text:p text:style-name="P1">牧 O(9⇧) F(4-) .(9⇩)</text:p>
      <text:p text:style-name="P1">拓 O(9⇧) G(5-)</text:p>
      <text:p text:style-name="P1">拯 O(9⇧) G(5-) C(3⇩) A(1-)</text:p>
      <text:p text:style-name="P1">迤 O(9⇧) G(5-) D(3-) N(6⇩)</text:p>
      <text:p text:style-name="P1">挪 O(9⇧) G(5-) F(4-) T(5⇧)</text:p>
      <text:p text:style-name="P1">扭 O(9⇧) G(5-) R(4⇧)</text:p>
      <text:p text:style-name="P1">捩 O(9⇧) G(5-) Z(1⇩) H(6-)</text:p>
      <text:p text:style-name="P1">斥 O(9⇧) H(6-)</text:p>
      <text:p text:style-name="P1">孵 O(9⇧) H(6-) D(3-) F(4-)</text:p>
      <text:p text:style-name="P1">卵 O(9⇧) H(6-) D(3-) H(6-)</text:p>
      <text:p text:style-name="P1">抖 O(9⇧) H(6-) F(4-)</text:p>
      <text:p text:style-name="P1">劉 O(9⇧) H(6-) J(7-) E(3⇧)</text:p>
      <text:p text:style-name="P1">貿 O(9⇧) H(6-) J(7-) M(7⇩)</text:p>
      <text:p text:style-name="P1">遛 O(9⇧) H(6-) J(7-) N(6⇩)</text:p>
      <text:p text:style-name="P1">留 O(9⇧) H(6-) J(7-) P(0⇧)</text:p>
      <text:p text:style-name="P1">拌 O(9⇧) I(8⇧)</text:p>
      <text:p text:style-name="P1">拎 O(9⇧) I(8⇧) B(5⇩)</text:p>
      <text:p text:style-name="P1">拼 O(9⇧) I(8⇧) F(4-)</text:p>
      <text:p text:style-name="P1">氧 O(9⇧) I(8⇧) F(4-)</text:p>
      <text:p text:style-name="P1">捨 O(9⇧) I(8⇧) F(4-) ;(0-)</text:p>
      <text:p text:style-name="P1">捻 O(9⇧) I(8⇧) G(5-) N(6⇩)</text:p>
      <text:p text:style-name="P1">掄 O(9⇧) I(8⇧) J(7-) F(4-)</text:p>
      <text:p text:style-name="P1">撳 O(9⇧) I(8⇧) J(7-) K(8-)</text:p>
      <text:p text:style-name="P1">撙 O(9⇧) I(8⇧) P(0⇧) H(6-)</text:p>
      <text:p text:style-name="P1">擲 O(9⇧) I(8⇧) P(0⇧) T(5⇧)</text:p>
      <text:p text:style-name="P1">拴 O(9⇧) I(8⇧) R(4⇧)</text:p>
      <text:p text:style-name="P1">搓 O(9⇧) I(8⇧) R(4⇧) Q(1⇧)</text:p>
      <text:p text:style-name="P1">搶 O(9⇧) I(8⇧) T(5⇧) ;(0-)</text:p>
      <text:p text:style-name="P1">捲 O(9⇧) I(8⇧) Z(1⇩) S(2-)</text:p>
      <text:p text:style-name="P1">拾 O(9⇧) I(8⇧) ;(0-)</text:p>
      <text:p text:style-name="P1">撿 O(9⇧) I(8⇧) ;(0-) K(8-)</text:p>
      <text:p text:style-name="P1">印 O(9⇧) J(7-)</text:p>
      <text:p text:style-name="P1">釁 O(9⇧) J(7-) A(1-) J(7-)</text:p>
      <text:p text:style-name="P1">爨 O(9⇧) J(7-) A(1-) ,(8⇩)</text:p>
      <text:p text:style-name="P1">攫 O(9⇧) J(7-) J(7-) B(5⇩)</text:p>
      <text:p text:style-name="P1">換 O(9⇧) J(7-) J(7-) Z(1⇩)</text:p>
      <text:p text:style-name="P1">欣 O(9⇧) J(7-) K(8-)</text:p>
      <text:p text:style-name="P1">探 O(9⇧) J(7-) K(8-) V(4⇩)</text:p>
      <text:p text:style-name="P1">迎 O(9⇧) J(7-) N(6⇩)</text:p>
      <text:p text:style-name="P1">揮 O(9⇧) J(7-) Q(1⇧)</text:p>
      <text:p text:style-name="P1">興 O(9⇧) J(7-) Q(1⇧) K(8-)</text:p>
      <text:p text:style-name="P1">擔 O(9⇧) J(7-) Z(1⇩) Y(6⇧)</text:p>
      <text:p text:style-name="P1">招 O(9⇧) J(7-) ;(0-)</text:p>
      <text:p text:style-name="P1">攙 O(9⇧) J(7-) ;(0-) H(6-)</text:p>
      <text:p text:style-name="P1">挽 O(9⇧) J(7-) ;(0-) S(2-)</text:p>
      <text:p text:style-name="P1">扒 O(9⇧) K(8-)</text:p>
      <text:p text:style-name="P1">臾 O(9⇧) K(8-)</text:p>
      <text:p text:style-name="P1">扮 O(9⇧) K(8-) J(7-)</text:p>
      <text:p text:style-name="P1">氛 O(9⇧) K(8-) J(7-)</text:p>
      <text:p text:style-name="P1">挫 O(9⇧) K(8-) K(8-) R(4⇧)</text:p>
      <text:p text:style-name="P1">推 O(9⇧) K(8-) Y(6⇧)</text:p>
      <text:p text:style-name="P1">擒 O(9⇧) K(8-) Y(6⇧) M(7⇩)</text:p>
      <text:p text:style-name="P1">搗 O(9⇧) L(9-) D(3-)</text:p>
      <text:p text:style-name="P1">括 O(9⇧) L(9-) F(4-) ;(0-)</text:p>
      <text:p text:style-name="P1">扔 O(9⇧) L(9-) G(5-)</text:p>
      <text:p text:style-name="P1">氖 O(9⇧) L(9-) G(5-)</text:p>
      <text:p text:style-name="P1">搬 O(9⇧) L(9-) M(7⇩) B(5⇩)</text:p>
      <text:p text:style-name="P1">掏 O(9⇧) L(9-) O(9⇧) D(3-)</text:p>
      <text:p text:style-name="P1">拍 O(9⇧) L(9-) P(0⇧)</text:p>
      <text:p text:style-name="P1">托 O(9⇧) L(9-) Q(1⇧)</text:p>
      <text:p text:style-name="P1">撬 O(9⇧) L(9-) Q(1⇧) Q(1⇧)</text:p>
      <text:p text:style-name="P1">挺 O(9⇧) L(9-) R(4⇧) B(5⇩)</text:p>
      <text:p text:style-name="P1">懲 O(9⇧) L(9-) R(4⇧) N(6⇩)</text:p>
      <text:p text:style-name="P1">徵 O(9⇧) L(9-) R(4⇧) .(9⇩)</text:p>
      <text:p text:style-name="P1">抱 O(9⇧) L(9-) T(5⇧) S(2-)</text:p>
      <text:p text:style-name="P1">揪 O(9⇧) L(9-) V(4⇩) ,(8⇩)</text:p>
      <text:p text:style-name="P1">拘 O(9⇧) L(9-) ;(0-)</text:p>
      <text:p text:style-name="P1">掬 O(9⇧) L(9-) ,(8⇩)</text:p>
      <text:p text:style-name="P1">播 O(9⇧) L(9-) ,(8⇩) P(0⇧)</text:p>
      <text:p text:style-name="P1">搖 O(9⇧) M(7⇩) O(9⇧) D(3-)</text:p>
      <text:p text:style-name="P1">撚 O(9⇧) M(7⇩) Z(1⇩) ,(8⇩)</text:p>
      <text:p text:style-name="P1">撾 O(9⇧) M(7⇩) ;(0-) N(6⇩)</text:p>
      <text:p text:style-name="P1">近 O(9⇧) N(6⇩)</text:p>
      <text:p text:style-name="P1">搾 O(9⇧) N(6⇩) K(8-) E(3⇧)</text:p>
      <text:p text:style-name="P1">控 O(9⇧) N(6⇩) K(8-) Q(1⇧)</text:p>
      <text:p text:style-name="P1">挖 O(9⇧) N(6⇩) K(8-) S(2-)</text:p>
      <text:p text:style-name="P1">擦 O(9⇧) N(6⇩) M(7⇩) C(3⇩)</text:p>
      <text:p text:style-name="P1">擰 O(9⇧) N(6⇩) N(6⇩) D(3-)</text:p>
      <text:p text:style-name="P1">擴 O(9⇧) N(6⇩) R(4⇧) K(8-)</text:p>
      <text:p text:style-name="P1">摭 O(9⇧) N(6⇩) R(4⇧) ,(8⇩)</text:p>
      <text:p text:style-name="P1">搪 O(9⇧) N(6⇩) T(5⇧) ;(0-)</text:p>
      <text:p text:style-name="P1">按 O(9⇧) N(6⇩) W(2⇧)</text:p>
      <text:p text:style-name="P1">氨 O(9⇧) N(6⇩) W(2⇧)</text:p>
      <text:p text:style-name="P1">折 O(9⇧) O(9⇧)</text:p>
      <text:p text:style-name="P1">抵 O(9⇧) O(9⇧) A(1-) A(1-)</text:p>
      <text:p text:style-name="P1">搜 O(9⇧) O(9⇧) D(3-) B(5⇩)</text:p>
      <text:p text:style-name="P1">捶 O(9⇧) O(9⇧) F(4-)</text:p>
      <text:p text:style-name="P1">拖 O(9⇧) O(9⇧) G(5-) S(2-)</text:p>
      <text:p text:style-name="P1">拆 O(9⇧) O(9⇧) H(6-)</text:p>
      <text:p text:style-name="P1">抑 O(9⇧) O(9⇧) J(7-)</text:p>
      <text:p text:style-name="P1">掀 O(9⇧) O(9⇧) J(7-) K(8-)</text:p>
      <text:p text:style-name="P1">質 O(9⇧) O(9⇧) M(7⇩)</text:p>
      <text:p text:style-name="P1">逝 O(9⇧) O(9⇧) N(6⇩)</text:p>
      <text:p text:style-name="P1">撫 O(9⇧) O(9⇧) R(4⇧) ,(8⇩)</text:p>
      <text:p text:style-name="P1">誓 O(9⇧) O(9⇧) Y(6⇧)</text:p>
      <text:p text:style-name="P1">攪 O(9⇧) O(9⇧) .(9⇩) S(2-)</text:p>
      <text:p text:style-name="P1">蜇 O(9⇧) O(9⇧) /(0⇩)</text:p>
      <text:p text:style-name="P1">哲 O(9⇧) O(9⇧) ;(0-)</text:p>
      <text:p text:style-name="P1">重 O(9⇧) P(0⇧)</text:p>
      <text:p text:style-name="P1">撮 O(9⇧) P(0⇧) A(1-) B(5⇩)</text:p>
      <text:p text:style-name="P1">提 O(9⇧) P(0⇧) A(1-) C(3⇩)</text:p>
      <text:p text:style-name="P1">捍 O(9⇧) P(0⇧) A(1-) F(4-)</text:p>
      <text:p text:style-name="P1">揚 O(9⇧) P(0⇧) A(1-) .(9⇩)</text:p>
      <text:p text:style-name="P1">動 O(9⇧) P(0⇧) B(5⇩)</text:p>
      <text:p text:style-name="P1">舅 O(9⇧) P(0⇧) B(5⇩)</text:p>
      <text:p text:style-name="P1">押 O(9⇧) P(0⇧) D(3-)</text:p>
      <text:p text:style-name="P1">抽 O(9⇧) P(0⇧) F(4-)</text:p>
      <text:p text:style-name="P1">揭 O(9⇧) P(0⇧) L(9-) S(2-)</text:p>
      <text:p text:style-name="P1">摑 O(9⇧) P(0⇧) Q(1⇧) X(2⇩)</text:p>
      <text:p text:style-name="P1">捏 O(9⇧) P(0⇧) R(4⇧)</text:p>
      <text:p text:style-name="P1">捆 O(9⇧) P(0⇧) V(4⇩)</text:p>
      <text:p text:style-name="P1">拽 O(9⇧) P(0⇧) X(2⇩)</text:p>
      <text:p text:style-name="P1">氤 O(9⇧) P(0⇧) Z(1⇩)</text:p>
      <text:p text:style-name="P1"><text:soft-page-break/>摟 O(9⇧) P(0⇧) ;(0-) W(2⇧)</text:p>
      <text:p text:style-name="P1">擻 O(9⇧) P(0⇧) ;(0-) .(9⇩)</text:p>
      <text:p text:style-name="P1">黴 O(9⇧) P(0⇧) ,(8⇩) .(9⇩)</text:p>
      <text:p text:style-name="P1">年 O(9⇧) Q(1⇧)</text:p>
      <text:p text:style-name="P1">扛 O(9⇧) Q(1⇧)</text:p>
      <text:p text:style-name="P1">輿 O(9⇧) Q(1⇧) A(1-) K(8-)</text:p>
      <text:p text:style-name="P1">攬 O(9⇧) Q(1⇧) D(3-) S(2-)</text:p>
      <text:p text:style-name="P1">捕 O(9⇧) Q(1⇧) H(6-)</text:p>
      <text:p text:style-name="P1">搏 O(9⇧) Q(1⇧) H(6-) H(6-)</text:p>
      <text:p text:style-name="P1">擬 O(9⇧) Q(1⇧) O(9⇧) C(3⇩)</text:p>
      <text:p text:style-name="P1">指 O(9⇧) Q(1⇧) P(0⇧)</text:p>
      <text:p text:style-name="P1">批 O(9⇧) Q(1⇧) Q(1⇧)</text:p>
      <text:p text:style-name="P1">揩 O(9⇧) Q(1⇧) Q(1⇧) P(0⇧)</text:p>
      <text:p text:style-name="P1">拒 O(9⇧) Q(1⇧) T(5⇧)</text:p>
      <text:p text:style-name="P1">生 O(9⇧) R(4⇧)</text:p>
      <text:p text:style-name="P1">撕 O(9⇧) R(4⇧) A(1-) O(9⇧)</text:p>
      <text:p text:style-name="P1">持 O(9⇧) R(4⇧) F(4-) H(6-)</text:p>
      <text:p text:style-name="P1">撻 O(9⇧) R(4⇧) I(8⇧) N(6⇩)</text:p>
      <text:p text:style-name="P1">搆 O(9⇧) R(4⇧) J(7-) R(4⇧)</text:p>
      <text:p text:style-name="P1">拱 O(9⇧) R(4⇧) K(8-)</text:p>
      <text:p text:style-name="P1">拷 O(9⇧) R(4⇧) L(9-) G(5-)</text:p>
      <text:p text:style-name="P1">舞 O(9⇧) R(4⇧) M(7⇩) Q(1⇧)</text:p>
      <text:p text:style-name="P1">措 O(9⇧) R(4⇧) P(0⇧)</text:p>
      <text:p text:style-name="P1">甥 O(9⇧) R(4⇧) P(0⇧) B(5⇩)</text:p>
      <text:p text:style-name="P1">挂 O(9⇧) R(4⇧) R(4⇧)</text:p>
      <text:p text:style-name="P1">掛 O(9⇧) R(4⇧) R(4⇧) C(3⇩)</text:p>
      <text:p text:style-name="P1">撓 O(9⇧) R(4⇧) R(4⇧) S(2-)</text:p>
      <text:p text:style-name="P1">毀 O(9⇧) R(4⇧) S(2-) B(5⇩)</text:p>
      <text:p text:style-name="P1">撒 O(9⇧) R(4⇧) U(7⇧) .(9⇩)</text:p>
      <text:p text:style-name="P1">攤 O(9⇧) R(4⇧) Z(1⇩) Y(6⇧)</text:p>
      <text:p text:style-name="P1">拮 O(9⇧) R(4⇧) ;(0-)</text:p>
      <text:p text:style-name="P1">擷 O(9⇧) R(4⇧) ;(0-) M(7⇩)</text:p>
      <text:p text:style-name="P1">無 O(9⇧) R(4⇧) ,(8⇩)</text:p>
      <text:p text:style-name="P1">兒 O(9⇧) S(2-)</text:p>
      <text:p text:style-name="P1">扎 O(9⇧) S(2-)</text:p>
      <text:p text:style-name="P1">先 O(9⇧) S(2-)</text:p>
      <text:p text:style-name="P1">乞 O(9⇧) S(2-)</text:p>
      <text:p text:style-name="P1">投 O(9⇧) S(2-) B(5⇩)</text:p>
      <text:p text:style-name="P1">段 O(9⇧) S(2-) B(5⇩)</text:p>
      <text:p text:style-name="P1">迄 O(9⇧) S(2-) N(6⇩)</text:p>
      <text:p text:style-name="P1">贊 O(9⇧) S(2-) O(9⇧) M(7⇩)</text:p>
      <text:p text:style-name="P1">每 O(9⇧) S(2-) Z(1⇩)</text:p>
      <text:p text:style-name="P1">拇 O(9⇧) S(2-) Z(1⇩)</text:p>
      <text:p text:style-name="P1">毓 O(9⇧) S(2-) Z(1⇩) O(9⇧)</text:p>
      <text:p text:style-name="P1">繁 O(9⇧) S(2-) Z(1⇩) X(2⇩)</text:p>
      <text:p text:style-name="P1">敏 O(9⇧) S(2-) Z(1⇩) .(9⇩)</text:p>
      <text:p text:style-name="P1">微 O(9⇧) S(2-) .(9⇩)</text:p>
      <text:p text:style-name="P1">挑 O(9⇧) S(2-) ,(8⇩)</text:p>
      <text:p text:style-name="P1">披 O(9⇧) T(5⇧) B(5⇩)</text:p>
      <text:p text:style-name="P1">把 O(9⇧) T(5⇧) D(3-) S(2-)</text:p>
      <text:p text:style-name="P1">拂 O(9⇧) T(5⇧) G(5-) E(3⇧)</text:p>
      <text:p text:style-name="P1">氟 O(9⇧) T(5⇧) G(5-) E(3⇧)</text:p>
      <text:p text:style-name="P1">掃 O(9⇧) T(5⇧) J(7-) D(3-)</text:p>
      <text:p text:style-name="P1">抉 O(9⇧) T(5⇧) K(8-)</text:p>
      <text:p text:style-name="P1">撰 O(9⇧) T(5⇧) S(2-) K(8-)</text:p>
      <text:p text:style-name="P1">抿 O(9⇧) T(5⇧) S(2-) S(2-)</text:p>
      <text:p text:style-name="P1">朱 O(9⇧) V(4⇩)</text:p>
      <text:p text:style-name="P1">抹 O(9⇧) V(4⇩) A(1-)</text:p>
      <text:p text:style-name="P1">揀 O(9⇧) V(4⇩) /(0⇩)</text:p>
      <text:p text:style-name="P1">鼠 O(9⇧) W(2⇧)</text:p>
      <text:p text:style-name="P1">鼯 O(9⇧) W(2⇧) A(1-) ;(0-)</text:p>
      <text:p text:style-name="P1">氯 O(9⇧) W(2⇧) C(3⇩)</text:p>
      <text:p text:style-name="P1">鼬 O(9⇧) W(2⇧) P(0⇧) F(4-)</text:p>
      <text:p text:style-name="P1">鼴 O(9⇧) W(2⇧) Q(1⇧) W(2⇧)</text:p>
      <text:p text:style-name="P1">鬼 O(9⇧) X(2⇩)</text:p>
      <text:p text:style-name="P1">魎 O(9⇧) X(2⇩) A(1-) K(8-)</text:p>
      <text:p text:style-name="P1">魅 O(9⇧) X(2⇩) A(1-) V(4⇩)</text:p>
      <text:p text:style-name="P1">拗 O(9⇧) X(2⇩) B(5⇩)</text:p>
      <text:p text:style-name="P1">拚 O(9⇧) X(2⇩) F(4-)</text:p>
      <text:p text:style-name="P1">魁 O(9⇧) X(2⇩) H(6-) F(4-)</text:p>
      <text:p text:style-name="P1">魍 O(9⇧) X(2⇩) J(7-) S(2-)</text:p>
      <text:p text:style-name="P1">挨 O(9⇧) X(2⇩) O(9⇧) Z(1⇩)</text:p>
      <text:p text:style-name="P1">摻 O(9⇧) X(2⇩) X(2⇩) .(9⇩)</text:p>
      <text:p text:style-name="P1">魑 O(9⇧) X(2⇩) Y(6⇧) M(7⇩)</text:p>
      <text:p text:style-name="P1">徽 O(9⇧) X(2⇩) .(9⇩)</text:p>
      <text:p text:style-name="P1">抬 O(9⇧) X(2⇩) ;(0-)</text:p>
      <text:p text:style-name="P1">拉 O(9⇧) Y(6⇧)</text:p>
      <text:p text:style-name="P1">擠 O(9⇧) Y(6⇧) K(8-) E(3⇧)</text:p>
      <text:p text:style-name="P1">掖 O(9⇧) Y(6⇧) K(8-) K(8-)</text:p>
      <text:p text:style-name="P1">摘 O(9⇧) Y(6⇧) K(8-) ;(0-)</text:p>
      <text:p text:style-name="P1">擅 O(9⇧) Y(6⇧) P(0⇧) A(1-)</text:p>
      <text:p text:style-name="P1">撞 O(9⇧) Y(6⇧) P(0⇧) R(4⇧)</text:p>
      <text:p text:style-name="P1">拄 O(9⇧) Y(6⇧) R(4⇧)</text:p>
      <text:p text:style-name="P1">抗 O(9⇧) Y(6⇧) S(2-)</text:p>
      <text:p text:style-name="P1">擁 O(9⇧) Y(6⇧) S(2-) Y(6⇧)</text:p>
      <text:p text:style-name="P1">攏 O(9⇧) Y(6⇧) U(7⇧) Q(1⇧)</text:p>
      <text:p text:style-name="P1">接 O(9⇧) Y(6⇧) W(2⇧)</text:p>
      <text:p text:style-name="P1">摔 O(9⇧) Y(6⇧) X(2⇩) F(4-)</text:p>
      <text:p text:style-name="P1">氦 O(9⇧) Y(6⇧) X(2⇩) K(8-)</text:p>
      <text:p text:style-name="P1">抆 O(9⇧) Y(6⇧) .(9⇩)</text:p>
      <text:p text:style-name="P1">掠 O(9⇧) Y(6⇧) ;(0-) C(3⇩)</text:p>
      <text:p text:style-name="P1">攘 O(9⇧) Y(6⇧) ;(0-) X(2⇩)</text:p>
      <text:p text:style-name="P1">搞 O(9⇧) Y(6⇧) ;(0-) ;(0-)</text:p>
      <text:p text:style-name="P1">失 O(9⇧) Z(1⇩)</text:p>
      <text:p text:style-name="P1">矢 O(9⇧) Z(1⇩)</text:p>
      <text:p text:style-name="P1">扶 O(9⇧) Z(1⇩)</text:p>
      <text:p text:style-name="P1">捺 O(9⇧) Z(1⇩) A(1-) C(3⇩)</text:p>
      <text:p text:style-name="P1">舉 O(9⇧) Z(1⇩) A(1-) F(4-)</text:p>
      <text:p text:style-name="P1">與 O(9⇧) Z(1⇩) A(1-) K(8-)</text:p>
      <text:p text:style-name="P1">歟 O(9⇧) Z(1⇩) A(1-) K(8-)</text:p>
      <text:p text:style-name="P1">振 O(9⇧) Z(1⇩) A(1-) X(2⇩)</text:p>
      <text:p text:style-name="P1">譽 O(9⇧) Z(1⇩) A(1-) Y(6⇧)</text:p>
      <text:p text:style-name="P1">揍 O(9⇧) Z(1⇩) A(1-) Z(1⇩)</text:p>
      <text:p text:style-name="P1">扳 O(9⇧) Z(1⇩) B(5⇩)</text:p>
      <text:p text:style-name="P1">捧 O(9⇧) Z(1⇩) F(4-)</text:p>
      <text:p text:style-name="P1">扼 O(9⇧) Z(1⇩) G(5-) S(2-)</text:p>
      <text:p text:style-name="P1">撩 O(9⇧) Z(1⇩) K(8-) C(3⇩)</text:p>
      <text:p text:style-name="P1">挾 O(9⇧) Z(1⇩) K(8-) K(8-)</text:p>
      <text:p text:style-name="P1">雉 O(9⇧) Z(1⇩) K(8-) Y(6⇧)</text:p>
      <text:p text:style-name="P1">矮 O(9⇧) Z(1⇩) L(9-) W(2⇧)</text:p>
      <text:p text:style-name="P1">矯 O(9⇧) Z(1⇩) L(9-) ;(0-)</text:p>
      <text:p text:style-name="P1">迭 O(9⇧) Z(1⇩) N(6⇩)</text:p>
      <text:p text:style-name="P1">擂 O(9⇧) Z(1⇩) P(0⇧)</text:p>
      <text:p text:style-name="P1">掩 O(9⇧) Z(1⇩) P(0⇧) S(2-)</text:p>
      <text:p text:style-name="P1">短 O(9⇧) Z(1⇩) Q(1⇧) I(8⇧)</text:p>
      <text:p text:style-name="P1">矩 O(9⇧) Z(1⇩) Q(1⇧) T(5⇧)</text:p>
      <text:p text:style-name="P1">撼 O(9⇧) Z(1⇩) Q(1⇧) X(2⇩)</text:p>
      <text:p text:style-name="P1">捱 O(9⇧) Z(1⇩) R(4⇧) R(4⇧)</text:p>
      <text:p text:style-name="P1">拋 O(9⇧) Z(1⇩) S(2-) B(5⇩)</text:p>
      <text:p text:style-name="P1">撤 O(9⇧) Z(1⇩) U(7⇧) .(9⇩)</text:p>
      <text:p text:style-name="P1">攆 O(9⇧) Z(1⇩) Z(1⇩) Q(1⇧)</text:p>
      <text:p text:style-name="P1">拔 O(9⇧) Z(1⇩) .(9⇩) H(6-)</text:p>
      <text:p text:style-name="P1">知 O(9⇧) Z(1⇩) ;(0-)</text:p>
      <text:p text:style-name="P1">智 O(9⇧) Z(1⇩) ;(0-) P(0⇧)</text:p>
      <text:p text:style-name="P1">援 O(9⇧) .(9⇩) A(1-) B(5⇩)</text:p>
      <text:p text:style-name="P1">抓 O(9⇧) .(9⇩) D(3-) K(8-)</text:p>
      <text:p text:style-name="P1">授 O(9⇧) .(9⇩) J(7-) B(5⇩)</text:p>
      <text:p text:style-name="P1">掙 O(9⇧) .(9⇩) T(5⇧) D(3-)</text:p>
      <text:p text:style-name="P1">採 O(9⇧) .(9⇩) V(4⇩)</text:p>
      <text:p text:style-name="P1">學 O(9⇧) .(9⇩) .(9⇩) F(4-)</text:p>
      <text:p text:style-name="P1">黌 O(9⇧) .(9⇩) .(9⇩) K(8-)</text:p>
      <text:p text:style-name="P1">覺 O(9⇧) .(9⇩) .(9⇩) S(2-)</text:p>
      <text:p text:style-name="P1">鱟 O(9⇧) .(9⇩) .(9⇩) ,(8⇩)</text:p>
      <text:p text:style-name="P1">擇 O(9⇧) /(0⇩) R(4⇧) F(4-)</text:p>
      <text:p text:style-name="P1">氳 O(9⇧) /(0⇩) U(7⇧)</text:p>
      <text:p text:style-name="P1">擺 O(9⇧) /(0⇩) X(2⇩) Q(1⇧)</text:p>
      <text:p text:style-name="P1">勳 O(9⇧) /(0⇩) ,(8⇩) B(5⇩)</text:p>
      <text:p text:style-name="P1">告 O(9⇧) ;(0-)</text:p>
      <text:p text:style-name="P1">扣 O(9⇧) ;(0-)</text:p>
      <text:p text:style-name="P1">揖 O(9⇧) ;(0-) A(1-) E(3⇧)</text:p>
      <text:p text:style-name="P1">捉 O(9⇧) ;(0-) C(3⇩)</text:p>
      <text:p text:style-name="P1">靠 O(9⇧) ;(0-) E(3⇧) E(3⇧)</text:p>
      <text:p text:style-name="P1">拐 O(9⇧) ;(0-) J(7-)</text:p>
      <text:p text:style-name="P1">捌 O(9⇧) ;(0-) L(9-) E(3⇧)</text:p>
      <text:p text:style-name="P1">鵠 O(9⇧) ;(0-) L(9-) ,(8⇩)</text:p>
      <text:p text:style-name="P1">損 O(9⇧) ;(0-) M(7⇩)</text:p>
      <text:p text:style-name="P1">造 O(9⇧) ;(0-) N(6⇩)</text:p>
      <text:p text:style-name="P1">捐 O(9⇧) ;(0-) U(7⇧)</text:p>
      <text:p text:style-name="P1">操 O(9⇧) ;(0-) ;(0-) V(4⇩)</text:p>
      <text:p text:style-name="P1">氣 O(9⇧) ,(8⇩)</text:p>
      <text:p text:style-name="P1">撇 O(9⇧) ,(8⇩) .(9⇩)</text:p>
      <text:p text:style-name="P1">氮 O(9⇧) ,(8⇩) ,(8⇩)</text:p>
      <text:p text:style-name="P1">撈 O(9⇧) ,(8⇩) ,(8⇩) B(5⇩)</text:p>
      <text:p text:style-name="P1">日 P(0⇧)</text:p>
      <text:p text:style-name="P1">曰 P(0⇧)</text:p>
      <text:p text:style-name="P1">田 P(0⇧)</text:p>
      <text:p text:style-name="P1">旦 P(0⇧) A(1-)</text:p>
      <text:p text:style-name="P1">是 P(0⇧) A(1-) C(3⇩)</text:p>
      <text:p text:style-name="P1">題 P(0⇧) A(1-) C(3⇩) M(7⇩)</text:p>
      <text:p text:style-name="P1">匙 P(0⇧) A(1-) C(3⇩) Q(1⇧)</text:p>
      <text:p text:style-name="P1">囤 P(0⇧) A(1-) D(3-) S(2-)</text:p>
      <text:p text:style-name="P1">最 P(0⇧) A(1-) E(3⇧) B(5⇩)</text:p>
      <text:p text:style-name="P1">旱 P(0⇧) A(1-) F(4-)</text:p>
      <text:p text:style-name="P1">曬 P(0⇧) A(1-) J(7-) Q(1⇧)</text:p>
      <text:p text:style-name="P1">晅 P(0⇧) A(1-) P(0⇧) A(1-)</text:p>
      <text:p text:style-name="P1">量 P(0⇧) A(1-) P(0⇧) R(4⇧)</text:p>
      <text:p text:style-name="P1">旺 P(0⇧) A(1-) R(4⇧)</text:p>
      <text:p text:style-name="P1">晤 P(0⇧) A(1-) T(5⇧) ;(0-)</text:p>
      <text:p text:style-name="P1">圄 P(0⇧) A(1-) T(5⇧) ;(0-)</text:p>
      <text:p text:style-name="P1">昧 P(0⇧) A(1-) V(4⇩)</text:p>
      <text:p text:style-name="P1">畏 P(0⇧) A(1-) X(2⇩)</text:p>
      <text:p text:style-name="P1">昊 P(0⇧) A(1-) Z(1⇩)</text:p>
      <text:p text:style-name="P1">晒 P(0⇧) A(1-) /(0⇩)</text:p>
      <text:p text:style-name="P1">男 P(0⇧) B(5⇩)</text:p>
      <text:p text:style-name="P1">遢 P(0⇧) B(5⇩) B(5⇩) N(6⇩)</text:p>
      <text:p text:style-name="P1">曜 P(0⇧) B(5⇩) B(5⇩) Y(6⇧)</text:p>
      <text:p text:style-name="P1">晃 P(0⇧) C(3⇩) A(1-) S(2-)</text:p>
      <text:p text:style-name="P1">甲 P(0⇧) D(3-)</text:p>
      <text:p text:style-name="P1">申 P(0⇧) D(3-)</text:p>
      <text:p text:style-name="P1">鴨 P(0⇧) D(3-) L(9-) ,(8⇩)</text:p>
      <text:p text:style-name="P1">暢 P(0⇧) D(3-) P(0⇧) .(9⇩)</text:p>
      <text:p text:style-name="P1">甽 P(0⇧) E(3⇧) D(3-)</text:p>
      <text:p text:style-name="P1">暇 P(0⇧) E(3⇧) T(5⇧) B(5⇩)</text:p>
      <text:p text:style-name="P1">由 P(0⇧) F(4-)</text:p>
      <text:p text:style-name="P1">早 P(0⇧) F(4-)</text:p>
      <text:p text:style-name="P1">曲 P(0⇧) F(4-)</text:p>
      <text:p text:style-name="P1">曄 P(0⇧) F(4-) A(1-) F(4-)</text:p>
      <text:p text:style-name="P1">畢 P(0⇧) F(4-) F(4-)</text:p>
      <text:p text:style-name="P1">迪 P(0⇧) F(4-) N(6⇩)</text:p>
      <text:p text:style-name="P1">冑 P(0⇧) F(4-) U(7⇧)</text:p>
      <text:p text:style-name="P1">胄 P(0⇧) F(4-) U(7⇧)</text:p>
      <text:p text:style-name="P1">農 P(0⇧) F(4-) Z(1⇩) X(2⇩)</text:p>
      <text:p text:style-name="P1">固 P(0⇧) F(4-) ;(0-)</text:p>
      <text:p text:style-name="P1">囝 P(0⇧) G(5-) F(4-)</text:p>
      <text:p text:style-name="P1">畔 P(0⇧) I(8⇧)</text:p>
      <text:p text:style-name="P1">昤 P(0⇧) I(8⇧) B(5⇩)</text:p>
      <text:p text:style-name="P1">曦 P(0⇧) I(8⇧) R(4⇧) X(2⇩)</text:p>
      <text:p text:style-name="P1">圈 P(0⇧) I(8⇧) Z(1⇩) S(2-)</text:p>
      <text:p text:style-name="P1">冒 P(0⇧) J(7-)</text:p>
      <text:p text:style-name="P1">暝 P(0⇧) J(7-) P(0⇧) K(8-)</text:p>
      <text:p text:style-name="P1">暈 P(0⇧) J(7-) Q(1⇧)</text:p>
      <text:p text:style-name="P1">暉 P(0⇧) J(7-) Q(1⇧)</text:p>
      <text:p text:style-name="P1">映 P(0⇧) J(7-) Z(1⇩)</text:p>
      <text:p text:style-name="P1">昭 P(0⇧) J(7-) ;(0-)</text:p>
      <text:p text:style-name="P1"><text:soft-page-break/>晚 P(0⇧) J(7-) ;(0-) S(2-)</text:p>
      <text:p text:style-name="P1">冕 P(0⇧) J(7-) ;(0-) S(2-)</text:p>
      <text:p text:style-name="P1">照 P(0⇧) J(7-) ;(0-) ,(8⇩)</text:p>
      <text:p text:style-name="P1">囚 P(0⇧) K(8-)</text:p>
      <text:p text:style-name="P1">界 P(0⇧) K(8-) E(3⇧)</text:p>
      <text:p text:style-name="P1">暹 P(0⇧) K(8-) Y(6⇧) N(6⇩)</text:p>
      <text:p text:style-name="P1">昀 P(0⇧) L(9-) A(1-) A(1-)</text:p>
      <text:p text:style-name="P1">昇 P(0⇧) L(9-) F(4-)</text:p>
      <text:p text:style-name="P1">晌 P(0⇧) L(9-) J(7-) ;(0-)</text:p>
      <text:p text:style-name="P1">歇 P(0⇧) L(9-) K(8-) K(8-)</text:p>
      <text:p text:style-name="P1">遏 P(0⇧) L(9-) K(8-) N(6⇩)</text:p>
      <text:p text:style-name="P1">曷 P(0⇧) L(9-) K(8-) S(2-)</text:p>
      <text:p text:style-name="P1">易 P(0⇧) L(9-) .(9⇩)</text:p>
      <text:p text:style-name="P1">囫 P(0⇧) L(9-) .(9⇩)</text:p>
      <text:p text:style-name="P1">剔 P(0⇧) L(9-) .(9⇩) E(3⇧)</text:p>
      <text:p text:style-name="P1">煦 P(0⇧) L(9-) ;(0-) ,(8⇩)</text:p>
      <text:p text:style-name="P1">禺 P(0⇧) M(7⇩)</text:p>
      <text:p text:style-name="P1">遇 P(0⇧) M(7⇩) N(6⇩)</text:p>
      <text:p text:style-name="P1">愚 P(0⇧) M(7⇩) N(6⇩)</text:p>
      <text:p text:style-name="P1">思 P(0⇧) N(6⇩)</text:p>
      <text:p text:style-name="P1">暄 P(0⇧) N(6⇩) A(1-) A(1-)</text:p>
      <text:p text:style-name="P1">曠 P(0⇧) N(6⇩) R(4⇧) K(8-)</text:p>
      <text:p text:style-name="P1">晏 P(0⇧) N(6⇩) W(2⇧)</text:p>
      <text:p text:style-name="P1">昕 P(0⇧) O(9⇧)</text:p>
      <text:p text:style-name="P1">昨 P(0⇧) O(9⇧) E(3⇧)</text:p>
      <text:p text:style-name="P1">昂 P(0⇧) O(9⇧) J(7-)</text:p>
      <text:p text:style-name="P1">星 P(0⇧) O(9⇧) R(4⇧)</text:p>
      <text:p text:style-name="P1">晦 P(0⇧) O(9⇧) S(2-) Z(1⇩)</text:p>
      <text:p text:style-name="P1">昌 P(0⇧) P(0⇧)</text:p>
      <text:p text:style-name="P1">暘 P(0⇧) P(0⇧) A(1-) .(9⇩)</text:p>
      <text:p text:style-name="P1">暍 P(0⇧) P(0⇧) L(9-) S(2-)</text:p>
      <text:p text:style-name="P1">晶 P(0⇧) P(0⇧) P(0⇧)</text:p>
      <text:p text:style-name="P1">疊 P(0⇧) P(0⇧) P(0⇧) A(1-)</text:p>
      <text:p text:style-name="P1">壘 P(0⇧) P(0⇧) P(0⇧) R(4⇧)</text:p>
      <text:p text:style-name="P1">曝 P(0⇧) P(0⇧) R(4⇧) C(3⇩)</text:p>
      <text:p text:style-name="P1">國 P(0⇧) Q(1⇧) A(1-) X(2⇩)</text:p>
      <text:p text:style-name="P1">暱 P(0⇧) Q(1⇧) F(4-) ;(0-)</text:p>
      <text:p text:style-name="P1">圃 P(0⇧) Q(1⇧) H(6-)</text:p>
      <text:p text:style-name="P1">昆 P(0⇧) Q(1⇧) Q(1⇧)</text:p>
      <text:p text:style-name="P1">毗 P(0⇧) Q(1⇧) Q(1⇧)</text:p>
      <text:p text:style-name="P1">里 P(0⇧) R(4⇧)</text:p>
      <text:p text:style-name="P1">野 P(0⇧) R(4⇧) B(5⇩) D(3-)</text:p>
      <text:p text:style-name="P1">墅 P(0⇧) R(4⇧) B(5⇩) R(4⇧)</text:p>
      <text:p text:style-name="P1">時 P(0⇧) R(4⇧) F(4-) H(6-)</text:p>
      <text:p text:style-name="P1">疇 P(0⇧) R(4⇧) G(5-) H(6-)</text:p>
      <text:p text:style-name="P1">圉 P(0⇧) R(4⇧) I(8⇧) F(4-)</text:p>
      <text:p text:style-name="P1">異 P(0⇧) R(4⇧) K(8-)</text:p>
      <text:p text:style-name="P1">暴 P(0⇧) R(4⇧) K(8-) C(3⇩)</text:p>
      <text:p text:style-name="P1">暑 P(0⇧) R(4⇧) L(9-) P(0⇧)</text:p>
      <text:p text:style-name="P1">畦 P(0⇧) R(4⇧) R(4⇧)</text:p>
      <text:p text:style-name="P1">曉 P(0⇧) R(4⇧) R(4⇧) S(2-)</text:p>
      <text:p text:style-name="P1">晴 P(0⇧) R(4⇧) U(7⇧)</text:p>
      <text:p text:style-name="P1">園 P(0⇧) R(4⇧) ;(0-) X(2⇩)</text:p>
      <text:p text:style-name="P1">晁 P(0⇧) S(2-) ,(8⇩)</text:p>
      <text:p text:style-name="P1">圍 P(0⇧) T(5⇧) ;(0-) Q(1⇧)</text:p>
      <text:p text:style-name="P1">明 P(0⇧) U(7⇧)</text:p>
      <text:p text:style-name="P1">胃 P(0⇧) U(7⇧)</text:p>
      <text:p text:style-name="P1">勗 P(0⇧) U(7⇧) A(1-) B(5⇩)</text:p>
      <text:p text:style-name="P1">盟 P(0⇧) U(7⇧) U(7⇧)</text:p>
      <text:p text:style-name="P1">果 P(0⇧) V(4⇩)</text:p>
      <text:p text:style-name="P1">困 P(0⇧) V(4⇩)</text:p>
      <text:p text:style-name="P1">杲 P(0⇧) V(4⇩)</text:p>
      <text:p text:style-name="P1">顆 P(0⇧) V(4⇩) A(1-) M(7⇩)</text:p>
      <text:p text:style-name="P1">夥 P(0⇧) V(4⇩) M(7⇩) M(7⇩)</text:p>
      <text:p text:style-name="P1">晰 P(0⇧) V(4⇩) O(9⇧)</text:p>
      <text:p text:style-name="P1">累 P(0⇧) X(2⇩)</text:p>
      <text:p text:style-name="P1">曳 P(0⇧) X(2⇩)</text:p>
      <text:p text:style-name="P1">顯 P(0⇧) X(2⇩) X(2⇩) M(7⇩)</text:p>
      <text:p text:style-name="P1">昱 P(0⇧) Y(6⇧)</text:p>
      <text:p text:style-name="P1">暗 P(0⇧) Y(6⇧) P(0⇧)</text:p>
      <text:p text:style-name="P1">景 P(0⇧) Y(6⇧) ;(0-) C(3⇩)</text:p>
      <text:p text:style-name="P1">晾 P(0⇧) Y(6⇧) ;(0-) C(3⇩)</text:p>
      <text:p text:style-name="P1">顥 P(0⇧) Y(6⇧) ;(0-) M(7⇩)</text:p>
      <text:p text:style-name="P1">曩 P(0⇧) Y(6⇧) ;(0-) X(2⇩)</text:p>
      <text:p text:style-name="P1">影 P(0⇧) Y(6⇧) ;(0-) .(9⇩)</text:p>
      <text:p text:style-name="P1">因 P(0⇧) Z(1⇩)</text:p>
      <text:p text:style-name="P1">晨 P(0⇧) Z(1⇩) A(1-) X(2⇩)</text:p>
      <text:p text:style-name="P1">曇 P(0⇧) Z(1⇩) A(1-) X(2⇩)</text:p>
      <text:p text:style-name="P1">團 P(0⇧) Z(1⇩) F(4-) H(6-)</text:p>
      <text:p text:style-name="P1">畎 P(0⇧) Z(1⇩) H(6-)</text:p>
      <text:p text:style-name="P1">暸 P(0⇧) Z(1⇩) K(8-) C(3⇩)</text:p>
      <text:p text:style-name="P1">恩 P(0⇧) Z(1⇩) N(6⇩)</text:p>
      <text:p text:style-name="P1">畸 P(0⇧) Z(1⇩) Q(1⇧) D(3-)</text:p>
      <text:p text:style-name="P1">囿 P(0⇧) Z(1⇩) U(7⇧)</text:p>
      <text:p text:style-name="P1">畋 P(0⇧) .(9⇩)</text:p>
      <text:p text:style-name="P1">暖 P(0⇧) .(9⇩) A(1-) B(5⇩)</text:p>
      <text:p text:style-name="P1">曖 P(0⇧) .(9⇩) J(7-) .(9⇩)</text:p>
      <text:p text:style-name="P1">晷 P(0⇧) .(9⇩) K(8-) ;(0-)</text:p>
      <text:p text:style-name="P1">晞 P(0⇧) .(9⇩) Z(1⇩) D(3-)</text:p>
      <text:p text:style-name="P1">略 P(0⇧) .(9⇩) ;(0-)</text:p>
      <text:p text:style-name="P1">曼 P(0⇧) /(0⇩) B(5⇩)</text:p>
      <text:p text:style-name="P1">曙 P(0⇧) /(0⇩) R(4⇧) P(0⇧)</text:p>
      <text:p text:style-name="P1">回 P(0⇧) ;(0-)</text:p>
      <text:p text:style-name="P1">婁 P(0⇧) ;(0-) D(3-) W(2⇧)</text:p>
      <text:p text:style-name="P1">數 P(0⇧) ;(0-) D(3-) .(9⇩)</text:p>
      <text:p text:style-name="P1">圓 P(0⇧) ;(0-) M(7⇩)</text:p>
      <text:p text:style-name="P1">迴 P(0⇧) ;(0-) N(6⇩)</text:p>
      <text:p text:style-name="P1">圖 P(0⇧) ;(0-) Y(6⇧) ;(0-)</text:p>
      <text:p text:style-name="P1">黑 P(0⇧) ,(8⇩)</text:p>
      <text:p text:style-name="P1">黜 P(0⇧) ,(8⇩) D(3-) D(3-)</text:p>
      <text:p text:style-name="P1">點 P(0⇧) ,(8⇩) E(3⇧) ;(0-)</text:p>
      <text:p text:style-name="P1">黔 P(0⇧) ,(8⇩) I(8⇧) G(5-)</text:p>
      <text:p text:style-name="P1">墨 P(0⇧) ,(8⇩) R(4⇧)</text:p>
      <text:p text:style-name="P1">黷 P(0⇧) ,(8⇩) R(4⇧) M(7⇩)</text:p>
      <text:p text:style-name="P1">黠 P(0⇧) ,(8⇩) R(4⇧) ;(0-)</text:p>
      <text:p text:style-name="P1">黝 P(0⇧) ,(8⇩) X(2⇩) B(5⇩)</text:p>
      <text:p text:style-name="P1">黯 P(0⇧) ,(8⇩) Y(6⇧) P(0⇧)</text:p>
      <text:p text:style-name="P1">默 P(0⇧) ,(8⇩) Z(1⇩) H(6-)</text:p>
      <text:p text:style-name="P1">工 Q(1⇧)</text:p>
      <text:p text:style-name="P1">七 Q(1⇧)</text:p>
      <text:p text:style-name="P1">車 Q(1⇧)</text:p>
      <text:p text:style-name="P1">輒 Q(1⇧) A(1-) E(3⇧) S(2-)</text:p>
      <text:p text:style-name="P1">軒 Q(1⇧) A(1-) F(4-)</text:p>
      <text:p text:style-name="P1">巧 Q(1⇧) A(1-) G(5-)</text:p>
      <text:p text:style-name="P1">輛 Q(1⇧) A(1-) J(7-) K(8-)</text:p>
      <text:p text:style-name="P1">項 Q(1⇧) A(1-) L(9-) M(7⇩)</text:p>
      <text:p text:style-name="P1">頃 Q(1⇧) A(1-) L(9-) M(7⇩)</text:p>
      <text:p text:style-name="P1">軾 Q(1⇧) A(1-) Q(1⇧) X(2⇩)</text:p>
      <text:p text:style-name="P1">匡 Q(1⇧) A(1-) R(4⇧)</text:p>
      <text:p text:style-name="P1">劻 Q(1⇧) A(1-) R(4⇧) B(5⇩)</text:p>
      <text:p text:style-name="P1">軏 Q(1⇧) A(1-) S(2-)</text:p>
      <text:p text:style-name="P1">輕 Q(1⇧) A(1-) W(2⇧) Q(1⇧)</text:p>
      <text:p text:style-name="P1">或 Q(1⇧) A(1-) X(2⇩)</text:p>
      <text:p text:style-name="P1">惑 Q(1⇧) A(1-) X(2⇩) N(6⇩)</text:p>
      <text:p text:style-name="P1">輊 Q(1⇧) A(1-) X(2⇩) R(4⇧)</text:p>
      <text:p text:style-name="P1">功 Q(1⇧) B(5⇩)</text:p>
      <text:p text:style-name="P1">輟 Q(1⇧) B(5⇩) B(5⇩) B(5⇩)</text:p>
      <text:p text:style-name="P1">輾 Q(1⇧) B(5⇩) R(4⇧) X(2⇩)</text:p>
      <text:p text:style-name="P1">汞 Q(1⇧) C(3⇩)</text:p>
      <text:p text:style-name="P1">匯 Q(1⇧) C(3⇩) K(8-) Y(6⇧)</text:p>
      <text:p text:style-name="P1">可 Q(1⇧) D(3-)</text:p>
      <text:p text:style-name="P1">囊 Q(1⇧) D(3-) J(7-) X(2⇩)</text:p>
      <text:p text:style-name="P1">蠹 Q(1⇧) D(3-) J(7-) /(0⇩)</text:p>
      <text:p text:style-name="P1">牙 Q(1⇧) D(3-) L(9-)</text:p>
      <text:p text:style-name="P1">邪 Q(1⇧) D(3-) L(9-) T(5⇧)</text:p>
      <text:p text:style-name="P1">雅 Q(1⇧) D(3-) L(9-) Y(6⇧)</text:p>
      <text:p text:style-name="P1">鴉 Q(1⇧) D(3-) L(9-) ,(8⇩)</text:p>
      <text:p text:style-name="P1">哥 Q(1⇧) D(3-) Q(1⇧) D(3-)</text:p>
      <text:p text:style-name="P1">歌 Q(1⇧) D(3-) Q(1⇧) K(8-)</text:p>
      <text:p text:style-name="P1">擊 Q(1⇧) D(3-) S(2-) O(9⇧)</text:p>
      <text:p text:style-name="P1">繫 Q(1⇧) D(3-) S(2-) X(2⇩)</text:p>
      <text:p text:style-name="P1">臣 Q(1⇧) D(3-) T(5⇧) D(3-)</text:p>
      <text:p text:style-name="P1">鑒 Q(1⇧) D(3-) T(5⇧) I(8⇧)</text:p>
      <text:p text:style-name="P1">豎 Q(1⇧) D(3-) T(5⇧) I(8⇧)</text:p>
      <text:p text:style-name="P1">臥 Q(1⇧) D(3-) T(5⇧) K(8-)</text:p>
      <text:p text:style-name="P1">賢 Q(1⇧) D(3-) T(5⇧) M(7⇩)</text:p>
      <text:p text:style-name="P1">堅 Q(1⇧) D(3-) T(5⇧) R(4⇧)</text:p>
      <text:p text:style-name="P1">覽 Q(1⇧) D(3-) T(5⇧) S(2-)</text:p>
      <text:p text:style-name="P1">監 Q(1⇧) D(3-) T(5⇧) U(7⇧)</text:p>
      <text:p text:style-name="P1">腎 Q(1⇧) D(3-) T(5⇧) U(7⇧)</text:p>
      <text:p text:style-name="P1">鹽 Q(1⇧) D(3-) T(5⇧) U(7⇧)</text:p>
      <text:p text:style-name="P1">緊 Q(1⇧) D(3-) T(5⇧) X(2⇩)</text:p>
      <text:p text:style-name="P1">臨 Q(1⇧) D(3-) T(5⇧) ;(0-)</text:p>
      <text:p text:style-name="P1">頤 Q(1⇧) D(3-) ;(0-) M(7⇩)</text:p>
      <text:p text:style-name="P1">熙 Q(1⇧) D(3-) ;(0-) ,(8⇩)</text:p>
      <text:p text:style-name="P1">匪 Q(1⇧) E(3⇧) E(3⇧)</text:p>
      <text:p text:style-name="P1">敢 Q(1⇧) E(3⇧) .(9⇩)</text:p>
      <text:p text:style-name="P1">慝 Q(1⇧) F(4-) Z(1⇩) N(6⇩)</text:p>
      <text:p text:style-name="P1">匿 Q(1⇧) F(4-) Z(1⇩) ;(0-)</text:p>
      <text:p text:style-name="P1">匾 Q(1⇧) G(5-) J(7-) F(4-)</text:p>
      <text:p text:style-name="P1">瓦 Q(1⇧) H(6-)</text:p>
      <text:p text:style-name="P1">甫 Q(1⇧) H(6-)</text:p>
      <text:p text:style-name="P1">敷 Q(1⇧) H(6-) H(6-) .(9⇩)</text:p>
      <text:p text:style-name="P1">豆 Q(1⇧) I(8⇧)</text:p>
      <text:p text:style-name="P1">頭 Q(1⇧) I(8⇧) A(1-) M(7⇩)</text:p>
      <text:p text:style-name="P1">豉 Q(1⇧) I(8⇧) F(4-) B(5⇩)</text:p>
      <text:p text:style-name="P1">輪 Q(1⇧) I(8⇧) J(7-) F(4-)</text:p>
      <text:p text:style-name="P1">逗 Q(1⇧) I(8⇧) N(6⇩)</text:p>
      <text:p text:style-name="P1">豌 Q(1⇧) I(8⇧) N(6⇩) S(2-)</text:p>
      <text:p text:style-name="P1">輸 Q(1⇧) I(8⇧) U(7⇧) E(3⇧)</text:p>
      <text:p text:style-name="P1">切 Q(1⇧) J(7-)</text:p>
      <text:p text:style-name="P1">匝 Q(1⇧) J(7-) D(3-)</text:p>
      <text:p text:style-name="P1">軔 Q(1⇧) J(7-) H(6-)</text:p>
      <text:p text:style-name="P1">翮 Q(1⇧) J(7-) I(8⇧) B(5⇩)</text:p>
      <text:p text:style-name="P1">鬲 Q(1⇧) J(7-) I(8⇧) D(3-)</text:p>
      <text:p text:style-name="P1">輞 Q(1⇧) J(7-) I(8⇧) S(2-)</text:p>
      <text:p text:style-name="P1">融 Q(1⇧) J(7-) I(8⇧) /(0⇩)</text:p>
      <text:p text:style-name="P1">軟 Q(1⇧) J(7-) K(8-)</text:p>
      <text:p text:style-name="P1">輓 Q(1⇧) J(7-) ;(0-) S(2-)</text:p>
      <text:p text:style-name="P1">匹 Q(1⇧) K(8-)</text:p>
      <text:p text:style-name="P1">巫 Q(1⇧) K(8-) K(8-)</text:p>
      <text:p text:style-name="P1">軌 Q(1⇧) L(9-) S(2-)</text:p>
      <text:p text:style-name="P1">穎 Q(1⇧) L(9-) V(4⇩) M(7⇩)</text:p>
      <text:p text:style-name="P1">轎 Q(1⇧) L(9-) Z(1⇩) ;(0-)</text:p>
      <text:p text:style-name="P1">貢 Q(1⇧) M(7⇩)</text:p>
      <text:p text:style-name="P1">連 Q(1⇧) N(6⇩)</text:p>
      <text:p text:style-name="P1">轄 Q(1⇧) N(6⇩) R(4⇧) ;(0-)</text:p>
      <text:p text:style-name="P1">匠 Q(1⇧) O(9⇧)</text:p>
      <text:p text:style-name="P1">斬 Q(1⇧) O(9⇧)</text:p>
      <text:p text:style-name="P1">鏨 Q(1⇧) O(9⇧) I(8⇧)</text:p>
      <text:p text:style-name="P1">暫 Q(1⇧) O(9⇧) P(0⇧)</text:p>
      <text:p text:style-name="P1">塹 Q(1⇧) O(9⇧) R(4⇧)</text:p>
      <text:p text:style-name="P1">軼 Q(1⇧) O(9⇧) Z(1⇩)</text:p>
      <text:p text:style-name="P1">翳 Q(1⇧) O(9⇧) Z(1⇩) B(5⇩)</text:p>
      <text:p text:style-name="P1">疑 Q(1⇧) O(9⇧) Z(1⇩) C(3⇩)</text:p>
      <text:p text:style-name="P1">肄 Q(1⇧) O(9⇧) Z(1⇩) F(4-)</text:p>
      <text:p text:style-name="P1">醫 Q(1⇧) O(9⇧) Z(1⇩) P(0⇧)</text:p>
      <text:p text:style-name="P1">旨 Q(1⇧) P(0⇧)</text:p>
      <text:p text:style-name="P1">曹 Q(1⇧) P(0⇧)</text:p>
      <text:p text:style-name="P1">匣 Q(1⇧) P(0⇧) D(3-)</text:p>
      <text:p text:style-name="P1">副 Q(1⇧) P(0⇧) E(3⇧)</text:p>
      <text:p text:style-name="P1">軸 Q(1⇧) P(0⇧) F(4-)</text:p>
      <text:p text:style-name="P1">逼 Q(1⇧) P(0⇧) N(6⇩)</text:p>
      <text:p text:style-name="P1">遭 Q(1⇧) P(0⇧) N(6⇩)</text:p>
      <text:p text:style-name="P1"><text:soft-page-break/>輥 Q(1⇧) P(0⇧) Q(1⇧) Q(1⇧)</text:p>
      <text:p text:style-name="P1">郾 Q(1⇧) P(0⇧) W(2⇧) T(5⇧)</text:p>
      <text:p text:style-name="P1">比 Q(1⇧) Q(1⇧)</text:p>
      <text:p text:style-name="P1">軻 Q(1⇧) Q(1⇧) D(3-)</text:p>
      <text:p text:style-name="P1">輔 Q(1⇧) Q(1⇧) H(6-)</text:p>
      <text:p text:style-name="P1">皆 Q(1⇧) Q(1⇧) L(9-) P(0⇧)</text:p>
      <text:p text:style-name="P1">輻 Q(1⇧) Q(1⇧) P(0⇧)</text:p>
      <text:p text:style-name="P1">轟 Q(1⇧) Q(1⇧) Q(1⇧)</text:p>
      <text:p text:style-name="P1">匕 Q(1⇧) Q(1⇧) Q(1⇧) Q(1⇧)</text:p>
      <text:p text:style-name="P1">轅 Q(1⇧) R(4⇧) ;(0-) X(2⇩)</text:p>
      <text:p text:style-name="P1">軋 Q(1⇧) S(2-)</text:p>
      <text:p text:style-name="P1">鞏 Q(1⇧) S(2-) H(6-) F(4-)</text:p>
      <text:p text:style-name="P1">恐 Q(1⇧) S(2-) H(6-) N(6⇩)</text:p>
      <text:p text:style-name="P1">蠶 Q(1⇧) S(2-) Q(1⇧) /(0⇩)</text:p>
      <text:p text:style-name="P1">巨 Q(1⇧) T(5⇧)</text:p>
      <text:p text:style-name="P1">事 Q(1⇧) T(5⇧) D(3-)</text:p>
      <text:p text:style-name="P1">輜 Q(1⇧) W(2⇧) P(0⇧)</text:p>
      <text:p text:style-name="P1">長 Q(1⇧) X(2⇩)</text:p>
      <text:p text:style-name="P1">轡 Q(1⇧) X(2⇩) X(2⇩) ;(0-)</text:p>
      <text:p text:style-name="P1">較 Q(1⇧) Y(6⇧) K(8-) .(9⇩)</text:p>
      <text:p text:style-name="P1">輳 Q(1⇧) Z(1⇩) A(1-) Z(1⇩)</text:p>
      <text:p text:style-name="P1">轉 Q(1⇧) Z(1⇩) F(4-) H(6-)</text:p>
      <text:p text:style-name="P1">軛 Q(1⇧) Z(1⇩) G(5-) S(2-)</text:p>
      <text:p text:style-name="P1">轍 Q(1⇧) Z(1⇩) U(7⇧) .(9⇩)</text:p>
      <text:p text:style-name="P1">攻 Q(1⇧) .(9⇩)</text:p>
      <text:p text:style-name="P1">吏 Q(1⇧) .(9⇩)</text:p>
      <text:p text:style-name="P1">叵 Q(1⇧) ;(0-)</text:p>
      <text:p text:style-name="P1">輯 Q(1⇧) ;(0-) A(1-) E(3⇧)</text:p>
      <text:p text:style-name="P1">匱 Q(1⇧) ;(0-) D(3-) M(7⇩)</text:p>
      <text:p text:style-name="P1">噩 Q(1⇧) ;(0-) F(4-) A(1-)</text:p>
      <text:p text:style-name="P1">毆 Q(1⇧) ;(0-) ;(0-) B(5⇩)</text:p>
      <text:p text:style-name="P1">甌 Q(1⇧) ;(0-) ;(0-) H(6-)</text:p>
      <text:p text:style-name="P1">歐 Q(1⇧) ;(0-) ;(0-) K(8-)</text:p>
      <text:p text:style-name="P1">區 Q(1⇧) ;(0-) ;(0-) ;(0-)</text:p>
      <text:p text:style-name="P1">鷗 Q(1⇧) ;(0-) ;(0-) ,(8⇩)</text:p>
      <text:p text:style-name="P1">轔 Q(1⇧) ,(8⇩) M(7⇩) Q(1⇧)</text:p>
      <text:p text:style-name="P1">土 R(4⇧)</text:p>
      <text:p text:style-name="P1">士 R(4⇧)</text:p>
      <text:p text:style-name="P1">廿 R(4⇧)</text:p>
      <text:p text:style-name="P1">甘 R(4⇧) A(1-)</text:p>
      <text:p text:style-name="P1">圬 R(4⇧) A(1-) A(1-) G(5-)</text:p>
      <text:p text:style-name="P1">款 R(4⇧) A(1-) A(1-) K(8-)</text:p>
      <text:p text:style-name="P1">圩 R(4⇧) A(1-) F(4-)</text:p>
      <text:p text:style-name="P1">坪 R(4⇧) A(1-) I(8⇧)</text:p>
      <text:p text:style-name="P1">其 R(4⇧) A(1-) K(8-)</text:p>
      <text:p text:style-name="P1">欺 R(4⇧) A(1-) K(8-) K(8-)</text:p>
      <text:p text:style-name="P1">斯 R(4⇧) A(1-) K(8-) O(9⇧)</text:p>
      <text:p text:style-name="P1">基 R(4⇧) A(1-) K(8-) R(4⇧)</text:p>
      <text:p text:style-name="P1">期 R(4⇧) A(1-) K(8-) U(7⇧)</text:p>
      <text:p text:style-name="P1">垣 R(4⇧) A(1-) P(0⇧) A(1-)</text:p>
      <text:p text:style-name="P1">埂 R(4⇧) A(1-) P(0⇧) .(9⇩)</text:p>
      <text:p text:style-name="P1">某 R(4⇧) A(1-) V(4⇩)</text:p>
      <text:p text:style-name="P1">墀 R(4⇧) B(5⇩) C(3⇩) F(4-)</text:p>
      <text:p text:style-name="P1">罄 R(4⇧) B(5⇩) S(2-) D(3-)</text:p>
      <text:p text:style-name="P1">聲 R(4⇧) B(5⇩) S(2-) E(3⇧)</text:p>
      <text:p text:style-name="P1">磬 R(4⇧) B(5⇩) S(2-) G(5-)</text:p>
      <text:p text:style-name="P1">馨 R(4⇧) B(5⇩) S(2-) P(0⇧)</text:p>
      <text:p text:style-name="P1">走 R(4⇧) C(3⇩)</text:p>
      <text:p text:style-name="P1">赤 R(4⇧) C(3⇩)</text:p>
      <text:p text:style-name="P1">趣 R(4⇧) C(3⇩) A(1-) B(5⇩)</text:p>
      <text:p text:style-name="P1">赴 R(4⇧) C(3⇩) C(3⇩)</text:p>
      <text:p text:style-name="P1">趙 R(4⇧) C(3⇩) C(3⇩) U(7⇧)</text:p>
      <text:p text:style-name="P1">趟 R(4⇧) C(3⇩) C(3⇩) ;(0-)</text:p>
      <text:p text:style-name="P1">赧 R(4⇧) C(3⇩) J(7-) B(5⇩)</text:p>
      <text:p text:style-name="P1">超 R(4⇧) C(3⇩) J(7-) ;(0-)</text:p>
      <text:p text:style-name="P1">趁 R(4⇧) C(3⇩) K(8-) .(9⇩)</text:p>
      <text:p text:style-name="P1">趨 R(4⇧) C(3⇩) L(9-) D(3-)</text:p>
      <text:p text:style-name="P1">趕 R(4⇧) C(3⇩) P(0⇧) F(4-)</text:p>
      <text:p text:style-name="P1">越 R(4⇧) C(3⇩) Q(1⇧) X(2⇩)</text:p>
      <text:p text:style-name="P1">赫 R(4⇧) C(3⇩) R(4⇧) C(3⇩)</text:p>
      <text:p text:style-name="P1">赭 R(4⇧) C(3⇩) R(4⇧) P(0⇧)</text:p>
      <text:p text:style-name="P1">赳 R(4⇧) C(3⇩) S(2-) D(3-)</text:p>
      <text:p text:style-name="P1">郝 R(4⇧) C(3⇩) T(5⇧)</text:p>
      <text:p text:style-name="P1">起 R(4⇧) C(3⇩) T(5⇧) S(2-)</text:p>
      <text:p text:style-name="P1">赦 R(4⇧) C(3⇩) .(9⇩)</text:p>
      <text:p text:style-name="P1">螫 R(4⇧) C(3⇩) .(9⇩) /(0⇩)</text:p>
      <text:p text:style-name="P1">址 R(4⇧) E(3⇧)</text:p>
      <text:p text:style-name="P1">圳 R(4⇧) E(3⇧) D(3-)</text:p>
      <text:p text:style-name="P1">燕 R(4⇧) E(3⇧) Q(1⇧) ,(8⇩)</text:p>
      <text:p text:style-name="P1">墟 R(4⇧) E(3⇧) W(2⇧) A(1-)</text:p>
      <text:p text:style-name="P1">革 R(4⇧) F(4-)</text:p>
      <text:p text:style-name="P1">韁 R(4⇧) F(4-) A(1-) A(1-)</text:p>
      <text:p text:style-name="P1">韆 R(4⇧) F(4-) A(1-) N(6⇩)</text:p>
      <text:p text:style-name="P1">勒 R(4⇧) F(4-) B(5⇩)</text:p>
      <text:p text:style-name="P1">鞣 R(4⇧) F(4-) B(5⇩) V(4⇩)</text:p>
      <text:p text:style-name="P1">鞘 R(4⇧) F(4-) C(3⇩) U(7⇧)</text:p>
      <text:p text:style-name="P1">墳 R(4⇧) F(4-) F(4-) M(7⇩)</text:p>
      <text:p text:style-name="P1">韉 R(4⇧) F(4-) F(4-) ,(8⇩)</text:p>
      <text:p text:style-name="P1">寺 R(4⇧) F(4-) H(6-)</text:p>
      <text:p text:style-name="P1">塔 R(4⇧) F(4-) I(8⇧) ;(0-)</text:p>
      <text:p text:style-name="P1">鞅 R(4⇧) F(4-) J(7-) Z(1⇩)</text:p>
      <text:p text:style-name="P1">靴 R(4⇧) F(4-) K(8-) Q(1⇧)</text:p>
      <text:p text:style-name="P1">鞭 R(4⇧) F(4-) K(8-) .(9⇩)</text:p>
      <text:p text:style-name="P1">鞠 R(4⇧) F(4-) L(9-) ,(8⇩)</text:p>
      <text:p text:style-name="P1">鞦 R(4⇧) F(4-) L(9-) ,(8⇩)</text:p>
      <text:p text:style-name="P1">鞍 R(4⇧) F(4-) N(6⇩) W(2⇧)</text:p>
      <text:p text:style-name="P1">靼 R(4⇧) F(4-) P(0⇧) A(1-)</text:p>
      <text:p text:style-name="P1">韃 R(4⇧) F(4-) R(4⇧) N(6⇩)</text:p>
      <text:p text:style-name="P1">鞋 R(4⇧) F(4-) R(4⇧) R(4⇧)</text:p>
      <text:p text:style-name="P1">靶 R(4⇧) F(4-) T(5⇧) S(2-)</text:p>
      <text:p text:style-name="P1">填 R(4⇧) F(4-) U(7⇧) K(8-)</text:p>
      <text:p text:style-name="P1">地 R(4⇧) G(5-) D(3-) S(2-)</text:p>
      <text:p text:style-name="P1">壽 R(4⇧) G(5-) Q(1⇧) H(6-)</text:p>
      <text:p text:style-name="P1">燾 R(4⇧) G(5-) Q(1⇧) ,(8⇩)</text:p>
      <text:p text:style-name="P1">坊 R(4⇧) H(6-)</text:p>
      <text:p text:style-name="P1">敖 R(4⇧) H(6-) .(9⇩)</text:p>
      <text:p text:style-name="P1">聱 R(4⇧) H(6-) .(9⇩) E(3⇧)</text:p>
      <text:p text:style-name="P1">贅 R(4⇧) H(6-) .(9⇩) M(7⇩)</text:p>
      <text:p text:style-name="P1">遨 R(4⇧) H(6-) .(9⇩) N(6⇩)</text:p>
      <text:p text:style-name="P1">鼇 R(4⇧) H(6-) .(9⇩) T(5⇧)</text:p>
      <text:p text:style-name="P1">熬 R(4⇧) H(6-) .(9⇩) ,(8⇩)</text:p>
      <text:p text:style-name="P1">幸 R(4⇧) I(8⇧) F(4-)</text:p>
      <text:p text:style-name="P1">報 R(4⇧) I(8⇧) F(4-) B(5⇩)</text:p>
      <text:p text:style-name="P1">執 R(4⇧) I(8⇧) F(4-) H(6-)</text:p>
      <text:p text:style-name="P1">達 R(4⇧) I(8⇧) F(4-) N(6⇩)</text:p>
      <text:p text:style-name="P1">摯 R(4⇧) I(8⇧) F(4-) O(9⇧)</text:p>
      <text:p text:style-name="P1">墊 R(4⇧) I(8⇧) F(4-) R(4⇧)</text:p>
      <text:p text:style-name="P1">塚 R(4⇧) J(7-) A(1-) H(6-)</text:p>
      <text:p text:style-name="P1">帶 R(4⇧) J(7-) J(7-) D(3-)</text:p>
      <text:p text:style-name="P1">坎 R(4⇧) J(7-) K(8-)</text:p>
      <text:p text:style-name="P1">遘 R(4⇧) J(7-) R(4⇧) N(6⇩)</text:p>
      <text:p text:style-name="P1">坍 R(4⇧) J(7-) Y(6⇧)</text:p>
      <text:p text:style-name="P1">共 R(4⇧) K(8-)</text:p>
      <text:p text:style-name="P1">恭 R(4⇧) K(8-) C(3⇩)</text:p>
      <text:p text:style-name="P1">勢 R(4⇧) K(8-) R(4⇧) B(5⇩)</text:p>
      <text:p text:style-name="P1">逵 R(4⇧) K(8-) R(4⇧) N(6⇩)</text:p>
      <text:p text:style-name="P1">熱 R(4⇧) K(8-) R(4⇧) ,(8⇩)</text:p>
      <text:p text:style-name="P1">巷 R(4⇧) K(8-) T(5⇧) S(2-)</text:p>
      <text:p text:style-name="P1">堠 R(4⇧) K(8-) T(5⇧) Z(1⇩)</text:p>
      <text:p text:style-name="P1">堆 R(4⇧) K(8-) Y(6⇧)</text:p>
      <text:p text:style-name="P1">截 R(4⇧) K(8-) Y(6⇧) X(2⇩)</text:p>
      <text:p text:style-name="P1">增 R(4⇧) K(8-) /(0⇩) P(0⇧)</text:p>
      <text:p text:style-name="P1">均 R(4⇧) L(9-) A(1-) A(1-)</text:p>
      <text:p text:style-name="P1">考 R(4⇧) L(9-) A(1-) G(5-)</text:p>
      <text:p text:style-name="P1">圾 R(4⇧) L(9-) B(5⇩)</text:p>
      <text:p text:style-name="P1">埠 R(4⇧) L(9-) E(3⇧) F(4-)</text:p>
      <text:p text:style-name="P1">孝 R(4⇧) L(9-) G(5-) F(4-)</text:p>
      <text:p text:style-name="P1">教 R(4⇧) L(9-) G(5-) .(9⇩)</text:p>
      <text:p text:style-name="P1">者 R(4⇧) L(9-) P(0⇧)</text:p>
      <text:p text:style-name="P1">埤 R(4⇧) L(9-) P(0⇧) F(4-)</text:p>
      <text:p text:style-name="P1">都 R(4⇧) L(9-) P(0⇧) T(5⇧)</text:p>
      <text:p text:style-name="P1">煮 R(4⇧) L(9-) P(0⇧) ,(8⇩)</text:p>
      <text:p text:style-name="P1">老 R(4⇧) L(9-) Q(1⇧)</text:p>
      <text:p text:style-name="P1">耆 R(4⇧) L(9-) Q(1⇧) P(0⇧)</text:p>
      <text:p text:style-name="P1">耄 R(4⇧) L(9-) Q(1⇧) Q(1⇧)</text:p>
      <text:p text:style-name="P1">耋 R(4⇧) L(9-) Q(1⇧) R(4⇧)</text:p>
      <text:p text:style-name="P1">表 R(4⇧) L(9-) X(2⇩)</text:p>
      <text:p text:style-name="P1">塢 R(4⇧) L(9-) ,(8⇩)</text:p>
      <text:p text:style-name="P1">墦 R(4⇧) L(9-) ,(8⇩) P(0⇧)</text:p>
      <text:p text:style-name="P1">責 R(4⇧) M(7⇩)</text:p>
      <text:p text:style-name="P1">勣 R(4⇧) M(7⇩) B(5⇩)</text:p>
      <text:p text:style-name="P1">堝 R(4⇧) M(7⇩) ;(0-)</text:p>
      <text:p text:style-name="P1">志 R(4⇧) N(6⇩)</text:p>
      <text:p text:style-name="P1">壙 R(4⇧) N(6⇩) R(4⇧) K(8-)</text:p>
      <text:p text:style-name="P1">塘 R(4⇧) N(6⇩) T(5⇧) ;(0-)</text:p>
      <text:p text:style-name="P1">圻 R(4⇧) O(9⇧)</text:p>
      <text:p text:style-name="P1">坼 R(4⇧) O(9⇧) H(6-)</text:p>
      <text:p text:style-name="P1">塊 R(4⇧) O(9⇧) X(2⇩)</text:p>
      <text:p text:style-name="P1">壎 R(4⇧) O(9⇧) /(0⇩) ,(8⇩)</text:p>
      <text:p text:style-name="P1">昔 R(4⇧) P(0⇧)</text:p>
      <text:p text:style-name="P1">坦 R(4⇧) P(0⇧) A(1-)</text:p>
      <text:p text:style-name="P1">堤 R(4⇧) P(0⇧) A(1-) C(3⇩)</text:p>
      <text:p text:style-name="P1">場 R(4⇧) P(0⇧) A(1-) .(9⇩)</text:p>
      <text:p text:style-name="P1">塌 R(4⇧) P(0⇧) B(5⇩) B(5⇩)</text:p>
      <text:p text:style-name="P1">坤 R(4⇧) P(0⇧) D(3-)</text:p>
      <text:p text:style-name="P1">黃 R(4⇧) P(0⇧) K(8-)</text:p>
      <text:p text:style-name="P1">鵲 R(4⇧) P(0⇧) L(9-) ,(8⇩)</text:p>
      <text:p text:style-name="P1">埋 R(4⇧) P(0⇧) R(4⇧)</text:p>
      <text:p text:style-name="P1">塒 R(4⇧) P(0⇧) R(4⇧) H(6-)</text:p>
      <text:p text:style-name="P1">戴 R(4⇧) P(0⇧) R(4⇧) X(2⇩)</text:p>
      <text:p text:style-name="P1">域 R(4⇧) Q(1⇧) A(1-) X(2⇩)</text:p>
      <text:p text:style-name="P1">坷 R(4⇧) Q(1⇧) D(3-)</text:p>
      <text:p text:style-name="P1">埔 R(4⇧) Q(1⇧) H(6-)</text:p>
      <text:p text:style-name="P1">甚 R(4⇧) Q(1⇧) K(8-)</text:p>
      <text:p text:style-name="P1">勘 R(4⇧) Q(1⇧) K(8-) B(5⇩)</text:p>
      <text:p text:style-name="P1">斟 R(4⇧) Q(1⇧) K(8-) F(4-)</text:p>
      <text:p text:style-name="P1">戡 R(4⇧) Q(1⇧) K(8-) X(2⇩)</text:p>
      <text:p text:style-name="P1">堰 R(4⇧) Q(1⇧) P(0⇧) W(2⇧)</text:p>
      <text:p text:style-name="P1">載 R(4⇧) Q(1⇧) X(2⇩)</text:p>
      <text:p text:style-name="P1">圭 R(4⇧) R(4⇧)</text:p>
      <text:p text:style-name="P1">坩 R(4⇧) R(4⇧) A(1-)</text:p>
      <text:p text:style-name="P1">勤 R(4⇧) R(4⇧) B(5⇩)</text:p>
      <text:p text:style-name="P1">卦 R(4⇧) R(4⇧) C(3⇩)</text:p>
      <text:p text:style-name="P1">幫 R(4⇧) R(4⇧) F(4-) D(3-)</text:p>
      <text:p text:style-name="P1">封 R(4⇧) R(4⇧) F(4-) H(6-)</text:p>
      <text:p text:style-name="P1">覲 R(4⇧) R(4⇧) J(7-) S(2-)</text:p>
      <text:p text:style-name="P1">堵 R(4⇧) R(4⇧) L(9-) P(0⇧)</text:p>
      <text:p text:style-name="P1">堪 R(4⇧) R(4⇧) Q(1⇧) K(8-)</text:p>
      <text:p text:style-name="P1">翹 R(4⇧) R(4⇧) R(4⇧) B(5⇩)</text:p>
      <text:p text:style-name="P1">堯 R(4⇧) R(4⇧) R(4⇧) S(2-)</text:p>
      <text:p text:style-name="P1">鄞 R(4⇧) R(4⇧) T(5⇧)</text:p>
      <text:p text:style-name="P1">世 R(4⇧) S(2-)</text:p>
      <text:p text:style-name="P1">毒 R(4⇧) S(2-) F(4-)</text:p>
      <text:p text:style-name="P1">坡 R(4⇧) T(5⇧) B(5⇩)</text:p>
      <text:p text:style-name="P1">圯 R(4⇧) T(5⇧) S(2-)</text:p>
      <text:p text:style-name="P1">垠 R(4⇧) T(5⇧) X(2⇩)</text:p>
      <text:p text:style-name="P1">青 R(4⇧) U(7⇧)</text:p>
      <text:p text:style-name="P1">靛 R(4⇧) U(7⇧) N(6⇩) C(3⇩)</text:p>
      <text:p text:style-name="P1">散 R(4⇧) U(7⇧) .(9⇩)</text:p>
      <text:p text:style-name="P1">靜 R(4⇧) U(7⇧) .(9⇩) D(3-)</text:p>
      <text:p text:style-name="P1">栽 R(4⇧) V(4⇩) X(2⇩)</text:p>
      <text:p text:style-name="P1">去 R(4⇧) X(2⇩)</text:p>
      <text:p text:style-name="P1">素 R(4⇧) X(2⇩)</text:p>
      <text:p text:style-name="P1">劫 R(4⇧) X(2⇩) B(5⇩)</text:p>
      <text:p text:style-name="P1"><text:soft-page-break/>埃 R(4⇧) X(2⇩) O(9⇧) Z(1⇩)</text:p>
      <text:p text:style-name="P1">盍 R(4⇧) X(2⇩) U(7⇧)</text:p>
      <text:p text:style-name="P1">垃 R(4⇧) Y(6⇧)</text:p>
      <text:p text:style-name="P1">裁 R(4⇧) Y(6⇧) L(9-) X(2⇩)</text:p>
      <text:p text:style-name="P1">壇 R(4⇧) Y(6⇧) P(0⇧) A(1-)</text:p>
      <text:p text:style-name="P1">境 R(4⇧) Y(6⇧) P(0⇧) S(2-)</text:p>
      <text:p text:style-name="P1">坑 R(4⇧) Y(6⇧) S(2-)</text:p>
      <text:p text:style-name="P1">垓 R(4⇧) Y(6⇧) X(2⇩) K(8-)</text:p>
      <text:p text:style-name="P1">壞 R(4⇧) Y(6⇧) /(0⇩) X(2⇩)</text:p>
      <text:p text:style-name="P1">培 R(4⇧) Y(6⇧) ;(0-)</text:p>
      <text:p text:style-name="P1">壤 R(4⇧) Y(6⇧) ;(0-) X(2⇩)</text:p>
      <text:p text:style-name="P1">墩 R(4⇧) Y(6⇧) ;(0-) .(9⇩)</text:p>
      <text:p text:style-name="P1">壕 R(4⇧) Y(6⇧) ;(0-) .(9⇩)</text:p>
      <text:p text:style-name="P1">坏 R(4⇧) Z(1⇩)</text:p>
      <text:p text:style-name="P1">垮 R(4⇧) Z(1⇩) A(1-) G(5-)</text:p>
      <text:p text:style-name="P1">城 R(4⇧) Z(1⇩) G(5-) X(2⇩)</text:p>
      <text:p text:style-name="P1">歎 R(4⇧) Z(1⇩) J(7-) K(8-)</text:p>
      <text:p text:style-name="P1">難 R(4⇧) Z(1⇩) K(8-) Y(6⇧)</text:p>
      <text:p text:style-name="P1">壢 R(4⇧) Z(1⇩) L(9-) E(3⇧)</text:p>
      <text:p text:style-name="P1">壩 R(4⇧) Z(1⇩) R(4⇧) U(7⇧)</text:p>
      <text:p text:style-name="P1">艱 R(4⇧) Z(1⇩) T(5⇧) X(2⇩)</text:p>
      <text:p text:style-name="P1">堉 R(4⇧) Z(1⇩) U(7⇧)</text:p>
      <text:p text:style-name="P1">塽 R(4⇧) Z(1⇩) .(9⇩) .(9⇩)</text:p>
      <text:p text:style-name="P1">垢 R(4⇧) .(9⇩) Q(1⇧)</text:p>
      <text:p text:style-name="P1">賣 R(4⇧) /(0⇩) M(7⇩)</text:p>
      <text:p text:style-name="P1">塭 R(4⇧) /(0⇩) U(7⇧)</text:p>
      <text:p text:style-name="P1">吉 R(4⇧) ;(0-)</text:p>
      <text:p text:style-name="P1">頡 R(4⇧) ;(0-) A(1-) M(7⇩)</text:p>
      <text:p text:style-name="P1">鼓 R(4⇧) ;(0-) I(8⇧) B(5⇩)</text:p>
      <text:p text:style-name="P1">鼙 R(4⇧) ;(0-) I(8⇧) F(4-)</text:p>
      <text:p text:style-name="P1">鼕 R(4⇧) ;(0-) I(8⇧) H(6-)</text:p>
      <text:p text:style-name="P1">瞽 R(4⇧) ;(0-) I(8⇧) J(7-)</text:p>
      <text:p text:style-name="P1">彭 R(4⇧) ;(0-) I(8⇧) .(9⇩)</text:p>
      <text:p text:style-name="P1">喜 R(4⇧) ;(0-) I(8⇧) ;(0-)</text:p>
      <text:p text:style-name="P1">嘉 R(4⇧) ;(0-) I(8⇧) ;(0-)</text:p>
      <text:p text:style-name="P1">熹 R(4⇧) ;(0-) I(8⇧) ,(8⇩)</text:p>
      <text:p text:style-name="P1">臺 R(4⇧) ;(0-) J(7-) R(4⇧)</text:p>
      <text:p text:style-name="P1">遠 R(4⇧) ;(0-) L(9-) N(6⇩)</text:p>
      <text:p text:style-name="P1">袁 R(4⇧) ;(0-) L(9-) X(2⇩)</text:p>
      <text:p text:style-name="P1">哉 R(4⇧) ;(0-) X(2⇩)</text:p>
      <text:p text:style-name="P1">乙 S(2-)</text:p>
      <text:p text:style-name="P1">躡 S(2-) A(1-) E(3⇧) E(3⇧)</text:p>
      <text:p text:style-name="P1">鳳 S(2-) A(1-) L(9-) ,(8⇩)</text:p>
      <text:p text:style-name="P1">夙 S(2-) A(1-) M(7⇩)</text:p>
      <text:p text:style-name="P1">踐 S(2-) A(1-) X(2⇩) X(2⇩)</text:p>
      <text:p text:style-name="P1">虱 S(2-) A(1-) /(0⇩)</text:p>
      <text:p text:style-name="P1">躍 S(2-) B(5⇩) B(5⇩) Y(6⇧)</text:p>
      <text:p text:style-name="P1">踞 S(2-) B(5⇩) F(4-) ;(0-)</text:p>
      <text:p text:style-name="P1">蹂 S(2-) B(5⇩) G(5-) V(4⇩)</text:p>
      <text:p text:style-name="P1">跼 S(2-) B(5⇩) G(5-) ;(0-)</text:p>
      <text:p text:style-name="P1">踴 S(2-) B(5⇩) J(7-) B(5⇩)</text:p>
      <text:p text:style-name="P1">蹬 S(2-) B(5⇩) Q(1⇧) I(8⇧)</text:p>
      <text:p text:style-name="P1">蹼 S(2-) C(3⇩) A(1-) Z(1⇩)</text:p>
      <text:p text:style-name="P1">踏 S(2-) C(3⇩) P(0⇧)</text:p>
      <text:p text:style-name="P1">踹 S(2-) D(3-) A(1-) E(3⇧)</text:p>
      <text:p text:style-name="P1">蹦 S(2-) D(3-) U(7⇧) U(7⇧)</text:p>
      <text:p text:style-name="P1">收 S(2-) D(3-) .(9⇩)</text:p>
      <text:p text:style-name="P1">趾 S(2-) E(3⇧)</text:p>
      <text:p text:style-name="P1">毋 S(2-) F(4-)</text:p>
      <text:p text:style-name="P1">躪 S(2-) F(4-) E(3⇧) Y(6⇧)</text:p>
      <text:p text:style-name="P1">貫 S(2-) F(4-) M(7⇩)</text:p>
      <text:p text:style-name="P1">迅 S(2-) F(4-) N(6⇩)</text:p>
      <text:p text:style-name="P1">躇 S(2-) F(4-) R(4⇧) P(0⇧)</text:p>
      <text:p text:style-name="P1">蝨 S(2-) F(4-) /(0⇩) /(0⇩)</text:p>
      <text:p text:style-name="P1">凡 S(2-) H(6-)</text:p>
      <text:p text:style-name="P1">踫 S(2-) I(8⇧) C(3⇩) A(1-)</text:p>
      <text:p text:style-name="P1">蹲 S(2-) I(8⇧) P(0⇧) H(6-)</text:p>
      <text:p text:style-name="P1">躑 S(2-) I(8⇧) P(0⇧) T(5⇧)</text:p>
      <text:p text:style-name="P1">蹉 S(2-) I(8⇧) R(4⇧) Q(1⇧)</text:p>
      <text:p text:style-name="P1">踡 S(2-) I(8⇧) Z(1⇩) S(2-)</text:p>
      <text:p text:style-name="P1">跚 S(2-) J(7-) F(4-)</text:p>
      <text:p text:style-name="P1">跪 S(2-) J(7-) Z(1⇩) S(2-)</text:p>
      <text:p text:style-name="P1">趴 S(2-) K(8-)</text:p>
      <text:p text:style-name="P1">飛 S(2-) K(8-) L(9-) D(3-)</text:p>
      <text:p text:style-name="P1">凰 S(2-) L(9-) P(0⇧) R(4⇧)</text:p>
      <text:p text:style-name="P1">跑 S(2-) L(9-) T(5⇧) S(2-)</text:p>
      <text:p text:style-name="P1">跎 S(2-) N(6⇩) Q(1⇧)</text:p>
      <text:p text:style-name="P1">踱 S(2-) N(6⇩) R(4⇧) B(5⇩)</text:p>
      <text:p text:style-name="P1">躓 S(2-) O(9⇧) O(9⇧) M(7⇩)</text:p>
      <text:p text:style-name="P1">踵 S(2-) O(9⇧) P(0⇧)</text:p>
      <text:p text:style-name="P1">跦 S(2-) O(9⇧) V(4⇩)</text:p>
      <text:p text:style-name="P1">跌 S(2-) O(9⇧) Z(1⇩)</text:p>
      <text:p text:style-name="P1">踟 S(2-) O(9⇧) Z(1⇩) ;(0-)</text:p>
      <text:p text:style-name="P1">蹋 S(2-) P(0⇧) B(5⇩) B(5⇩)</text:p>
      <text:p text:style-name="P1">蹕 S(2-) P(0⇧) F(4-) F(4-)</text:p>
      <text:p text:style-name="P1">踢 S(2-) P(0⇧) L(9-) .(9⇩)</text:p>
      <text:p text:style-name="P1">踝 S(2-) P(0⇧) V(4⇩)</text:p>
      <text:p text:style-name="P1">距 S(2-) Q(1⇧) T(5⇧)</text:p>
      <text:p text:style-name="P1">躊 S(2-) R(4⇧) G(5-) H(6-)</text:p>
      <text:p text:style-name="P1">躂 S(2-) R(4⇧) I(8⇧) N(6⇩)</text:p>
      <text:p text:style-name="P1">蹣 S(2-) R(4⇧) J(7-) K(8-)</text:p>
      <text:p text:style-name="P1">蹟 S(2-) R(4⇧) M(7⇩)</text:p>
      <text:p text:style-name="P1">蹺 S(2-) R(4⇧) R(4⇧) S(2-)</text:p>
      <text:p text:style-name="P1">几 S(2-) S(2-) S(2-) S(2-)</text:p>
      <text:p text:style-name="P1">儿 S(2-) S(2-) S(2-) S(2-)</text:p>
      <text:p text:style-name="P1">跺 S(2-) S(2-) V(4⇩)</text:p>
      <text:p text:style-name="P1">跳 S(2-) S(2-) ,(8⇩)</text:p>
      <text:p text:style-name="P1">跛 S(2-) T(5⇧) B(5⇩)</text:p>
      <text:p text:style-name="P1">跟 S(2-) T(5⇧) X(2⇩)</text:p>
      <text:p text:style-name="P1">朵 S(2-) V(4⇩)</text:p>
      <text:p text:style-name="P1">剁 S(2-) V(4⇩) E(3⇧)</text:p>
      <text:p text:style-name="P1">響 S(2-) X(2⇩) H(6-) P(0⇧)</text:p>
      <text:p text:style-name="P1">鄉 S(2-) X(2⇩) H(6-) T(5⇧)</text:p>
      <text:p text:style-name="P1">饗 S(2-) X(2⇩) H(6-) X(2⇩)</text:p>
      <text:p text:style-name="P1">嚮 S(2-) X(2⇩) H(6-) ;(0-)</text:p>
      <text:p text:style-name="P1">跆 S(2-) X(2⇩) ;(0-)</text:p>
      <text:p text:style-name="P1">跡 S(2-) Y(6⇧) C(3⇩)</text:p>
      <text:p text:style-name="P1">蹄 S(2-) Y(6⇧) K(8-) D(3-)</text:p>
      <text:p text:style-name="P1">躋 S(2-) Y(6⇧) K(8-) E(3⇧)</text:p>
      <text:p text:style-name="P1">跤 S(2-) Y(6⇧) K(8-) .(9⇩)</text:p>
      <text:p text:style-name="P1">蹴 S(2-) Y(6⇧) ;(0-) H(6-)</text:p>
      <text:p text:style-name="P1">母 S(2-) Z(1⇩)</text:p>
      <text:p text:style-name="P1">趺 S(2-) Z(1⇩)</text:p>
      <text:p text:style-name="P1">跨 S(2-) Z(1⇩) A(1-) G(5-)</text:p>
      <text:p text:style-name="P1">蹶 S(2-) Z(1⇩) I(8⇧) K(8-)</text:p>
      <text:p text:style-name="P1">跋 S(2-) Z(1⇩) .(9⇩) H(6-)</text:p>
      <text:p text:style-name="P1">蹤 S(2-) .(9⇩) K(8-) C(3⇩)</text:p>
      <text:p text:style-name="P1">蹈 S(2-) .(9⇩) O(9⇧)</text:p>
      <text:p text:style-name="P1">踩 S(2-) .(9⇩) V(4⇩)</text:p>
      <text:p text:style-name="P1">蹊 S(2-) .(9⇩) X(2⇩) Z(1⇩)</text:p>
      <text:p text:style-name="P1">路 S(2-) .(9⇩) ;(0-)</text:p>
      <text:p text:style-name="P1">鷺 S(2-) .(9⇩) ;(0-) ,(8⇩)</text:p>
      <text:p text:style-name="P1">躅 S(2-) /(0⇩) L(9-) /(0⇩)</text:p>
      <text:p text:style-name="P1">躁 S(2-) ;(0-) ;(0-) V(4⇩)</text:p>
      <text:p text:style-name="P1">兆 S(2-) ,(8⇩)</text:p>
      <text:p text:style-name="P1">頫 S(2-) ,(8⇩) A(1-) M(7⇩)</text:p>
      <text:p text:style-name="P1">覜 S(2-) ,(8⇩) J(7-) S(2-)</text:p>
      <text:p text:style-name="P1">逃 S(2-) ,(8⇩) N(6⇩)</text:p>
      <text:p text:style-name="P1">阮 T(5⇧) A(1-) A(1-) S(2-)</text:p>
      <text:p text:style-name="P1">陬 T(5⇧) A(1-) E(3⇧) B(5⇩)</text:p>
      <text:p text:style-name="P1">陋 T(5⇧) A(1-) J(7-) S(2-)</text:p>
      <text:p text:style-name="P1">陌 T(5⇧) A(1-) L(9-) P(0⇧)</text:p>
      <text:p text:style-name="P1">陘 T(5⇧) A(1-) W(2⇧) Q(1⇧)</text:p>
      <text:p text:style-name="P1">皮 T(5⇧) B(5⇩)</text:p>
      <text:p text:style-name="P1">頗 T(5⇧) B(5⇩) A(1-) M(7⇩)</text:p>
      <text:p text:style-name="P1">皰 T(5⇧) B(5⇩) L(9-) S(2-)</text:p>
      <text:p text:style-name="P1">隙 T(5⇧) C(3⇩) L(9-) C(3⇩)</text:p>
      <text:p text:style-name="P1">逮 T(5⇧) C(3⇩) N(6⇩)</text:p>
      <text:p text:style-name="P1">盡 T(5⇧) D(3-) A(1-) U(7⇧)</text:p>
      <text:p text:style-name="P1">肅 T(5⇧) D(3-) E(3⇧)</text:p>
      <text:p text:style-name="P1">巴 T(5⇧) D(3-) S(2-)</text:p>
      <text:p text:style-name="P1">聿 T(5⇧) F(4-)</text:p>
      <text:p text:style-name="P1">建 T(5⇧) F(4-) B(5⇩)</text:p>
      <text:p text:style-name="P1">阱 T(5⇧) F(4-) D(3-)</text:p>
      <text:p text:style-name="P1">弓 T(5⇧) G(5-)</text:p>
      <text:p text:style-name="P1">彊 T(5⇧) G(5-) A(1-) A(1-)</text:p>
      <text:p text:style-name="P1">弭 T(5⇧) G(5-) A(1-) E(3⇧)</text:p>
      <text:p text:style-name="P1">弼 T(5⇧) G(5-) A(1-) G(5-)</text:p>
      <text:p text:style-name="P1">彌 T(5⇧) G(5-) A(1-) .(9⇩)</text:p>
      <text:p text:style-name="P1">引 T(5⇧) G(5-) D(3-)</text:p>
      <text:p text:style-name="P1">弔 T(5⇧) G(5-) D(3-)</text:p>
      <text:p text:style-name="P1">弗 T(5⇧) G(5-) E(3⇧)</text:p>
      <text:p text:style-name="P1">費 T(5⇧) G(5-) E(3⇧) M(7⇩)</text:p>
      <text:p text:style-name="P1">弛 T(5⇧) G(5-) G(5-) S(2-)</text:p>
      <text:p text:style-name="P1">弱 T(5⇧) G(5-) K(8-) K(8-)</text:p>
      <text:p text:style-name="P1">鶸 T(5⇧) G(5-) K(8-) ,(8⇩)</text:p>
      <text:p text:style-name="P1">張 T(5⇧) G(5-) Q(1⇧) X(2⇩)</text:p>
      <text:p text:style-name="P1">疆 T(5⇧) G(5-) R(4⇧) A(1-)</text:p>
      <text:p text:style-name="P1">弘 T(5⇧) G(5-) X(2⇩)</text:p>
      <text:p text:style-name="P1">強 T(5⇧) G(5-) X(2⇩) /(0⇩)</text:p>
      <text:p text:style-name="P1">弦 T(5⇧) G(5-) Y(6⇧) X(2⇩)</text:p>
      <text:p text:style-name="P1">弧 T(5⇧) G(5-) .(9⇩) K(8-)</text:p>
      <text:p text:style-name="P1">彈 T(5⇧) G(5-) ;(0-) F(4-)</text:p>
      <text:p text:style-name="P1">粥 T(5⇧) G(5-) ,(8⇩) G(5-)</text:p>
      <text:p text:style-name="P1">防 T(5⇧) H(6-)</text:p>
      <text:p text:style-name="P1">隘 T(5⇧) I(8⇧) K(8-) U(7⇧)</text:p>
      <text:p text:style-name="P1">陰 T(5⇧) I(8⇧) T(5⇧) X(2⇩)</text:p>
      <text:p text:style-name="P1">除 T(5⇧) I(8⇧) V(4⇩)</text:p>
      <text:p text:style-name="P1">隊 T(5⇧) I(8⇧) .(9⇩)</text:p>
      <text:p text:style-name="P1">隧 T(5⇧) I(8⇧) .(9⇩) N(6⇩)</text:p>
      <text:p text:style-name="P1">墜 T(5⇧) I(8⇧) .(9⇩) R(4⇧)</text:p>
      <text:p text:style-name="P1">險 T(5⇧) I(8⇧) ;(0-) K(8-)</text:p>
      <text:p text:style-name="P1">帚 T(5⇧) J(7-) J(7-) D(3-)</text:p>
      <text:p text:style-name="P1">陷 T(5⇧) J(7-) O(9⇧)</text:p>
      <text:p text:style-name="P1">附 T(5⇧) K(8-) F(4-) H(6-)</text:p>
      <text:p text:style-name="P1">尹 T(5⇧) L(9-)</text:p>
      <text:p text:style-name="P1">阡 T(5⇧) L(9-) F(4-)</text:p>
      <text:p text:style-name="P1">陞 T(5⇧) L(9-) F(4-) R(4⇧)</text:p>
      <text:p text:style-name="P1">陶 T(5⇧) L(9-) O(9⇧) D(3-)</text:p>
      <text:p text:style-name="P1">陴 T(5⇧) L(9-) P(0⇧) F(4-)</text:p>
      <text:p text:style-name="P1">隍 T(5⇧) L(9-) P(0⇧) R(4⇧)</text:p>
      <text:p text:style-name="P1">君 T(5⇧) L(9-) ;(0-)</text:p>
      <text:p text:style-name="P1">群 T(5⇧) L(9-) ;(0-) F(4-)</text:p>
      <text:p text:style-name="P1">郡 T(5⇧) L(9-) ;(0-) T(5⇧)</text:p>
      <text:p text:style-name="P1">際 T(5⇧) M(7⇩) A(1-) C(3⇩)</text:p>
      <text:p text:style-name="P1">院 T(5⇧) N(6⇩) A(1-) S(2-)</text:p>
      <text:p text:style-name="P1">陀 T(5⇧) N(6⇩) Q(1⇧)</text:p>
      <text:p text:style-name="P1">陲 T(5⇧) O(9⇧) F(4-)</text:p>
      <text:p text:style-name="P1">隄 T(5⇧) P(0⇧) A(1-) C(3⇩)</text:p>
      <text:p text:style-name="P1">陽 T(5⇧) P(0⇧) A(1-) .(9⇩)</text:p>
      <text:p text:style-name="P1">隅 T(5⇧) P(0⇧) M(7⇩)</text:p>
      <text:p text:style-name="P1">陣 T(5⇧) Q(1⇧)</text:p>
      <text:p text:style-name="P1">阿 T(5⇧) Q(1⇧) D(3-)</text:p>
      <text:p text:style-name="P1">隔 T(5⇧) Q(1⇧) J(7-) D(3-)</text:p>
      <text:p text:style-name="P1">階 T(5⇧) Q(1⇧) Q(1⇧) P(0⇧)</text:p>
      <text:p text:style-name="P1">陛 T(5⇧) Q(1⇧) Q(1⇧) R(4⇧)</text:p>
      <text:p text:style-name="P1">尋 T(5⇧) Q(1⇧) ;(0-) H(6-)</text:p>
      <text:p text:style-name="P1">陡 T(5⇧) R(4⇧) C(3⇩)</text:p>
      <text:p text:style-name="P1">陸 T(5⇧) R(4⇧) K(8-) R(4⇧)</text:p>
      <text:p text:style-name="P1">陵 T(5⇧) R(4⇧) K(8-) .(9⇩)</text:p>
      <text:p text:style-name="P1">書 T(5⇧) R(4⇧) P(0⇧)</text:p>
      <text:p text:style-name="P1">畫 T(5⇧) R(4⇧) P(0⇧) A(1-)</text:p>
      <text:p text:style-name="P1">晝 T(5⇧) R(4⇧) P(0⇧) A(1-)</text:p>
      <text:p text:style-name="P1">劃 T(5⇧) R(4⇧) P(0⇧) E(3⇧)</text:p>
      <text:p text:style-name="P1"><text:soft-page-break/>已 T(5⇧) S(2-)</text:p>
      <text:p text:style-name="P1">己 T(5⇧) S(2-)</text:p>
      <text:p text:style-name="P1">巳 T(5⇧) S(2-)</text:p>
      <text:p text:style-name="P1">愍 T(5⇧) S(2-) A(1-) N(6⇩)</text:p>
      <text:p text:style-name="P1">民 T(5⇧) S(2-) A(1-) S(2-)</text:p>
      <text:p text:style-name="P1">忌 T(5⇧) S(2-) N(6⇩)</text:p>
      <text:p text:style-name="P1">巽 T(5⇧) S(2-) T(5⇧) K(8-)</text:p>
      <text:p text:style-name="P1">選 T(5⇧) S(2-) T(5⇧) N(6⇩)</text:p>
      <text:p text:style-name="P1">改 T(5⇧) S(2-) .(9⇩)</text:p>
      <text:p text:style-name="P1">陂 T(5⇧) T(5⇧) B(5⇩)</text:p>
      <text:p text:style-name="P1">限 T(5⇧) T(5⇧) X(2⇩)</text:p>
      <text:p text:style-name="P1">阻 T(5⇧) U(7⇧) A(1-)</text:p>
      <text:p text:style-name="P1">陳 T(5⇧) V(4⇩) P(0⇧)</text:p>
      <text:p text:style-name="P1">艮 T(5⇧) X(2⇩)</text:p>
      <text:p text:style-name="P1">退 T(5⇧) X(2⇩) N(6⇩)</text:p>
      <text:p text:style-name="P1">障 T(5⇧) Y(6⇧) P(0⇧) F(4-)</text:p>
      <text:p text:style-name="P1">阬 T(5⇧) Y(6⇧) S(2-)</text:p>
      <text:p text:style-name="P1">隴 T(5⇧) Y(6⇧) U(7⇧) Q(1⇧)</text:p>
      <text:p text:style-name="P1">陪 T(5⇧) Y(6⇧) ;(0-)</text:p>
      <text:p text:style-name="P1">阪 T(5⇧) Z(1⇩) B(5⇩)</text:p>
      <text:p text:style-name="P1">陝 T(5⇧) Z(1⇩) K(8-) K(8-)</text:p>
      <text:p text:style-name="P1">隨 T(5⇧) Z(1⇩) Q(1⇧) N(6⇩)</text:p>
      <text:p text:style-name="P1">墮 T(5⇧) Z(1⇩) Q(1⇧) R(4⇧)</text:p>
      <text:p text:style-name="P1">隋 T(5⇧) Z(1⇩) Q(1⇧) U(7⇧)</text:p>
      <text:p text:style-name="P1">隆 T(5⇧) .(9⇩) A(1-) R(4⇧)</text:p>
      <text:p text:style-name="P1">降 T(5⇧) .(9⇩) Q(1⇧)</text:p>
      <text:p text:style-name="P1">隱 T(5⇧) .(9⇩) Q(1⇧) N(6⇩)</text:p>
      <text:p text:style-name="P1">隕 T(5⇧) ;(0-) M(7⇩)</text:p>
      <text:p text:style-name="P1">韋 T(5⇧) ;(0-) Q(1⇧)</text:p>
      <text:p text:style-name="P1">韌 T(5⇧) ;(0-) Q(1⇧) H(6-)</text:p>
      <text:p text:style-name="P1">違 T(5⇧) ;(0-) Q(1⇧) N(6⇩)</text:p>
      <text:p text:style-name="P1">韜 T(5⇧) ;(0-) Q(1⇧) O(9⇧)</text:p>
      <text:p text:style-name="P1">彝 T(5⇧) ,(8⇩) X(2⇩) F(4-)</text:p>
      <text:p text:style-name="P1">月 U(7⇧)</text:p>
      <text:p text:style-name="P1">皿 U(7⇧)</text:p>
      <text:p text:style-name="P1">且 U(7⇧) A(1-)</text:p>
      <text:p text:style-name="P1">膩 U(7⇧) A(1-) A(1-) X(2⇩)</text:p>
      <text:p text:style-name="P1">助 U(7⇧) A(1-) B(5⇩)</text:p>
      <text:p text:style-name="P1">懸 U(7⇧) A(1-) C(3⇩) N(6⇩)</text:p>
      <text:p text:style-name="P1">縣 U(7⇧) A(1-) C(3⇩) X(2⇩)</text:p>
      <text:p text:style-name="P1">肫 U(7⇧) A(1-) D(3-) S(2-)</text:p>
      <text:p text:style-name="P1">肝 U(7⇧) A(1-) F(4-)</text:p>
      <text:p text:style-name="P1">肺 U(7⇧) A(1-) J(7-) D(3-)</text:p>
      <text:p text:style-name="P1">具 U(7⇧) A(1-) K(8-)</text:p>
      <text:p text:style-name="P1">豚 U(7⇧) A(1-) .(9⇩)</text:p>
      <text:p text:style-name="P1">膘 U(7⇧) A(1-) /(0⇩) C(3⇩)</text:p>
      <text:p text:style-name="P1">腰 U(7⇧) A(1-) /(0⇩) W(2⇧)</text:p>
      <text:p text:style-name="P1">肋 U(7⇧) B(5⇩)</text:p>
      <text:p text:style-name="P1">膠 U(7⇧) B(5⇩) B(5⇩) .(9⇩)</text:p>
      <text:p text:style-name="P1">胱 U(7⇧) C(3⇩) A(1-) S(2-)</text:p>
      <text:p text:style-name="P1">膛 U(7⇧) C(3⇩) J(7-) R(4⇧)</text:p>
      <text:p text:style-name="P1">刖 U(7⇧) E(3⇧)</text:p>
      <text:p text:style-name="P1">腓 U(7⇧) E(3⇧) E(3⇧)</text:p>
      <text:p text:style-name="P1">臚 U(7⇧) E(3⇧) P(0⇧) U(7⇧)</text:p>
      <text:p text:style-name="P1">肢 U(7⇧) F(4-) B(5⇩)</text:p>
      <text:p text:style-name="P1">肘 U(7⇧) F(4-) H(6-)</text:p>
      <text:p text:style-name="P1">脖 U(7⇧) F(4-) J(7-) F(4-)</text:p>
      <text:p text:style-name="P1">朦 U(7⇧) F(4-) J(7-) .(9⇩)</text:p>
      <text:p text:style-name="P1">膜 U(7⇧) F(4-) P(0⇧) Z(1⇩)</text:p>
      <text:p text:style-name="P1">臟 U(7⇧) F(4-) Z(1⇩) X(2⇩)</text:p>
      <text:p text:style-name="P1">肪 U(7⇧) H(6-)</text:p>
      <text:p text:style-name="P1">胖 U(7⇧) I(8⇧)</text:p>
      <text:p text:style-name="P1">胼 U(7⇧) I(8⇧) F(4-)</text:p>
      <text:p text:style-name="P1">膳 U(7⇧) I(8⇧) R(4⇧) ;(0-)</text:p>
      <text:p text:style-name="P1">朕 U(7⇧) I(8⇧) Z(1⇩)</text:p>
      <text:p text:style-name="P1">勝 U(7⇧) I(8⇧) Z(1⇩) B(5⇩)</text:p>
      <text:p text:style-name="P1">滕 U(7⇧) I(8⇧) Z(1⇩) C(3⇩)</text:p>
      <text:p text:style-name="P1">賸 U(7⇧) I(8⇧) Z(1⇩) M(7⇩)</text:p>
      <text:p text:style-name="P1">謄 U(7⇧) I(8⇧) Z(1⇩) Y(6⇧)</text:p>
      <text:p text:style-name="P1">騰 U(7⇧) I(8⇧) Z(1⇩) ,(8⇩)</text:p>
      <text:p text:style-name="P1">膾 U(7⇧) I(8⇧) /(0⇩) P(0⇧)</text:p>
      <text:p text:style-name="P1">臉 U(7⇧) I(8⇧) ;(0-) K(8-)</text:p>
      <text:p text:style-name="P1">服 U(7⇧) J(7-) B(5⇩)</text:p>
      <text:p text:style-name="P1">胴 U(7⇧) J(7-) Q(1⇧)</text:p>
      <text:p text:style-name="P1">腆 U(7⇧) J(7-) R(4⇧) K(8-)</text:p>
      <text:p text:style-name="P1">脆 U(7⇧) J(7-) Z(1⇩) S(2-)</text:p>
      <text:p text:style-name="P1">膽 U(7⇧) J(7-) Z(1⇩) Y(6⇧)</text:p>
      <text:p text:style-name="P1">腳 U(7⇧) K(8-) K(8-) J(7-)</text:p>
      <text:p text:style-name="P1">脫 U(7⇧) K(8-) ;(0-) S(2-)</text:p>
      <text:p text:style-name="P1">腺 U(7⇧) L(9-) P(0⇧) C(3⇩)</text:p>
      <text:p text:style-name="P1">脾 U(7⇧) L(9-) P(0⇧) F(4-)</text:p>
      <text:p text:style-name="P1">胞 U(7⇧) L(9-) T(5⇧) S(2-)</text:p>
      <text:p text:style-name="P1">胸 U(7⇧) L(9-) .(9⇩) D(3-)</text:p>
      <text:p text:style-name="P1">臏 U(7⇧) N(6⇩) A(1-) M(7⇩)</text:p>
      <text:p text:style-name="P1">腑 U(7⇧) N(6⇩) K(8-) H(6-)</text:p>
      <text:p text:style-name="P1">腔 U(7⇧) N(6⇩) K(8-) Q(1⇧)</text:p>
      <text:p text:style-name="P1">腕 U(7⇧) N(6⇩) M(7⇩) S(2-)</text:p>
      <text:p text:style-name="P1">胝 U(7⇧) O(9⇧) A(1-) A(1-)</text:p>
      <text:p text:style-name="P1">腴 U(7⇧) O(9⇧) K(8-)</text:p>
      <text:p text:style-name="P1">腫 U(7⇧) O(9⇧) P(0⇧)</text:p>
      <text:p text:style-name="P1">腹 U(7⇧) O(9⇧) P(0⇧) .(9⇩)</text:p>
      <text:p text:style-name="P1">臢 U(7⇧) O(9⇧) S(2-) M(7⇩)</text:p>
      <text:p text:style-name="P1">腸 U(7⇧) P(0⇧) A(1-) .(9⇩)</text:p>
      <text:p text:style-name="P1">胛 U(7⇧) P(0⇧) D(3-)</text:p>
      <text:p text:style-name="P1">膿 U(7⇧) P(0⇧) F(4-) X(2⇩)</text:p>
      <text:p text:style-name="P1">腮 U(7⇧) P(0⇧) N(6⇩)</text:p>
      <text:p text:style-name="P1">腥 U(7⇧) P(0⇧) O(9⇧) R(4⇧)</text:p>
      <text:p text:style-name="P1">胭 U(7⇧) P(0⇧) Z(1⇩)</text:p>
      <text:p text:style-name="P1">肛 U(7⇧) Q(1⇧)</text:p>
      <text:p text:style-name="P1">脯 U(7⇧) Q(1⇧) H(6-)</text:p>
      <text:p text:style-name="P1">膊 U(7⇧) Q(1⇧) H(6-) H(6-)</text:p>
      <text:p text:style-name="P1">脰 U(7⇧) Q(1⇧) I(8⇧)</text:p>
      <text:p text:style-name="P1">膈 U(7⇧) Q(1⇧) J(7-) D(3-)</text:p>
      <text:p text:style-name="P1">脂 U(7⇧) Q(1⇧) P(0⇧)</text:p>
      <text:p text:style-name="P1">脹 U(7⇧) Q(1⇧) X(2⇩)</text:p>
      <text:p text:style-name="P1">肚 U(7⇧) R(4⇧)</text:p>
      <text:p text:style-name="P1">膨 U(7⇧) R(4⇧) ;(0-) .(9⇩)</text:p>
      <text:p text:style-name="P1">肌 U(7⇧) S(2-)</text:p>
      <text:p text:style-name="P1">股 U(7⇧) S(2-) B(5⇩)</text:p>
      <text:p text:style-name="P1">肥 U(7⇧) T(5⇧) D(3-) S(2-)</text:p>
      <text:p text:style-name="P1">腱 U(7⇧) T(5⇧) F(4-) B(5⇩)</text:p>
      <text:p text:style-name="P1">腿 U(7⇧) T(5⇧) X(2⇩) N(6⇩)</text:p>
      <text:p text:style-name="P1">朋 U(7⇧) U(7⇧)</text:p>
      <text:p text:style-name="P1">鵬 U(7⇧) U(7⇧) L(9-) ,(8⇩)</text:p>
      <text:p text:style-name="P1">膝 U(7⇧) V(4⇩) K(8-) C(3⇩)</text:p>
      <text:p text:style-name="P1">腦 U(7⇧) W(2⇧) L(9-) .(9⇩)</text:p>
      <text:p text:style-name="P1">臘 U(7⇧) W(2⇧) /(0⇩) W(2⇧)</text:p>
      <text:p text:style-name="P1">胎 U(7⇧) X(2⇩) ;(0-)</text:p>
      <text:p text:style-name="P1">臍 U(7⇧) Y(6⇧) K(8-) E(3⇧)</text:p>
      <text:p text:style-name="P1">膀 U(7⇧) Y(6⇧) K(8-) H(6-)</text:p>
      <text:p text:style-name="P1">腋 U(7⇧) Y(6⇧) K(8-) K(8-)</text:p>
      <text:p text:style-name="P1">臆 U(7⇧) Y(6⇧) P(0⇧) N(6⇩)</text:p>
      <text:p text:style-name="P1">臃 U(7⇧) Y(6⇧) S(2-) Y(6⇧)</text:p>
      <text:p text:style-name="P1">朧 U(7⇧) Y(6⇧) U(7⇧) Q(1⇧)</text:p>
      <text:p text:style-name="P1">胚 U(7⇧) Z(1⇩) A(1-)</text:p>
      <text:p text:style-name="P1">胯 U(7⇧) Z(1⇩) A(1-) G(5-)</text:p>
      <text:p text:style-name="P1">脤 U(7⇧) Z(1⇩) A(1-) X(2⇩)</text:p>
      <text:p text:style-name="P1">腌 U(7⇧) Z(1⇩) P(0⇧) S(2-)</text:p>
      <text:p text:style-name="P1">胰 U(7⇧) Z(1⇩) T(5⇧) G(5-)</text:p>
      <text:p text:style-name="P1">肱 U(7⇧) Z(1⇩) X(2⇩)</text:p>
      <text:p text:style-name="P1">脈 U(7⇧) .(9⇩) O(9⇧) K(8-)</text:p>
      <text:p text:style-name="P1">胳 U(7⇧) .(9⇩) ;(0-)</text:p>
      <text:p text:style-name="P1">魚 U(7⇧) ,(8⇩)</text:p>
      <text:p text:style-name="P1">鰾 U(7⇧) ,(8⇩) A(1-) C(3⇩)</text:p>
      <text:p text:style-name="P1">鯽 U(7⇧) ,(8⇩) B(5⇩) J(7-)</text:p>
      <text:p text:style-name="P1">鱸 U(7⇧) ,(8⇩) E(3⇧) U(7⇧)</text:p>
      <text:p text:style-name="P1">鮮 U(7⇧) ,(8⇩) I(8⇧) F(4-)</text:p>
      <text:p text:style-name="P1">鱔 U(7⇧) ,(8⇩) I(8⇧) ;(0-)</text:p>
      <text:p text:style-name="P1">鯛 U(7⇧) ,(8⇩) J(7-) ;(0-)</text:p>
      <text:p text:style-name="P1">鮑 U(7⇧) ,(8⇩) L(9-) S(2-)</text:p>
      <text:p text:style-name="P1">穌 U(7⇧) ,(8⇩) L(9-) V(4⇩)</text:p>
      <text:p text:style-name="P1">鯀 U(7⇧) ,(8⇩) L(9-) X(2⇩)</text:p>
      <text:p text:style-name="P1">鰍 U(7⇧) ,(8⇩) L(9-) ,(8⇩)</text:p>
      <text:p text:style-name="P1">魯 U(7⇧) ,(8⇩) P(0⇧)</text:p>
      <text:p text:style-name="P1">鰻 U(7⇧) ,(8⇩) P(0⇧) B(5⇩)</text:p>
      <text:p text:style-name="P1">鰓 U(7⇧) ,(8⇩) P(0⇧) N(6⇩)</text:p>
      <text:p text:style-name="P1">鯧 U(7⇧) ,(8⇩) P(0⇧) P(0⇧)</text:p>
      <text:p text:style-name="P1">鯉 U(7⇧) ,(8⇩) P(0⇧) R(4⇧)</text:p>
      <text:p text:style-name="P1">鱷 U(7⇧) ,(8⇩) Q(1⇧) A(1-)</text:p>
      <text:p text:style-name="P1">鰱 U(7⇧) ,(8⇩) Q(1⇧) N(6⇩)</text:p>
      <text:p text:style-name="P1">鰭 U(7⇧) ,(8⇩) R(4⇧) P(0⇧)</text:p>
      <text:p text:style-name="P1">鮭 U(7⇧) ,(8⇩) R(4⇧) R(4⇧)</text:p>
      <text:p text:style-name="P1">鯖 U(7⇧) ,(8⇩) R(4⇧) U(7⇧)</text:p>
      <text:p text:style-name="P1">鯨 U(7⇧) ,(8⇩) Y(6⇧) C(3⇩)</text:p>
      <text:p text:style-name="P1">鮫 U(7⇧) ,(8⇩) Y(6⇧) .(9⇩)</text:p>
      <text:p text:style-name="P1">魷 U(7⇧) ,(8⇩) Z(1⇩) H(6-)</text:p>
      <text:p text:style-name="P1">鱖 U(7⇧) ,(8⇩) Z(1⇩) K(8-)</text:p>
      <text:p text:style-name="P1">鮪 U(7⇧) ,(8⇩) Z(1⇩) U(7⇧)</text:p>
      <text:p text:style-name="P1">鰥 U(7⇧) ,(8⇩) /(0⇩) C(3⇩)</text:p>
      <text:p text:style-name="P1">鱗 U(7⇧) ,(8⇩) ,(8⇩) Q(1⇧)</text:p>
      <text:p text:style-name="P1">木 V(4⇩)</text:p>
      <text:p text:style-name="P1">本 V(4⇩) A(1-)</text:p>
      <text:p text:style-name="P1">末 V(4⇩) A(1-)</text:p>
      <text:p text:style-name="P1">隸 V(4⇩) A(1-) A(1-) C(3⇩)</text:p>
      <text:p text:style-name="P1">椰 V(4⇩) A(1-) E(3⇧) T(5⇧)</text:p>
      <text:p text:style-name="P1">杆 V(4⇩) A(1-) F(4-)</text:p>
      <text:p text:style-name="P1">械 V(4⇩) A(1-) F(4-) X(2⇩)</text:p>
      <text:p text:style-name="P1">朽 V(4⇩) A(1-) G(5-)</text:p>
      <text:p text:style-name="P1">極 V(4⇩) A(1-) G(5-) A(1-)</text:p>
      <text:p text:style-name="P1">枰 V(4⇩) A(1-) I(8⇧)</text:p>
      <text:p text:style-name="P1">柄 V(4⇩) A(1-) J(7-) K(8-)</text:p>
      <text:p text:style-name="P1">欐 V(4⇩) A(1-) J(7-) Q(1⇧)</text:p>
      <text:p text:style-name="P1">穀 V(4⇩) A(1-) L(9-) B(5⇩)</text:p>
      <text:p text:style-name="P1">桓 V(4⇩) A(1-) P(0⇧) A(1-)</text:p>
      <text:p text:style-name="P1">梗 V(4⇩) A(1-) P(0⇧) .(9⇩)</text:p>
      <text:p text:style-name="P1">轂 V(4⇩) A(1-) Q(1⇧) B(5⇩)</text:p>
      <text:p text:style-name="P1">枉 V(4⇩) A(1-) R(4⇧)</text:p>
      <text:p text:style-name="P1">殼 V(4⇩) A(1-) S(2-) B(5⇩)</text:p>
      <text:p text:style-name="P1">棲 V(4⇩) A(1-) T(5⇧) W(2⇧)</text:p>
      <text:p text:style-name="P1">梧 V(4⇩) A(1-) T(5⇧) ;(0-)</text:p>
      <text:p text:style-name="P1">棧 V(4⇩) A(1-) X(2⇩) X(2⇩)</text:p>
      <text:p text:style-name="P1">標 V(4⇩) A(1-) /(0⇩) C(3⇩)</text:p>
      <text:p text:style-name="P1">栩 V(4⇩) B(5⇩) B(5⇩)</text:p>
      <text:p text:style-name="P1">櫂 V(4⇩) B(5⇩) B(5⇩) Y(6⇧)</text:p>
      <text:p text:style-name="P1">杼 V(4⇩) B(5⇩) G(5-) D(3-)</text:p>
      <text:p text:style-name="P1">懋 V(4⇩) B(5⇩) G(5-) N(6⇩)</text:p>
      <text:p text:style-name="P1">橘 V(4⇩) B(5⇩) G(5-) ;(0-)</text:p>
      <text:p text:style-name="P1">楣 V(4⇩) B(5⇩) J(7-)</text:p>
      <text:p text:style-name="P1">桶 V(4⇩) B(5⇩) J(7-) F(4-)</text:p>
      <text:p text:style-name="P1">橙 V(4⇩) B(5⇩) Q(1⇧) I(8⇧)</text:p>
      <text:p text:style-name="P1">概 V(4⇩) B(5⇩) Q(1⇧) S(2-)</text:p>
      <text:p text:style-name="P1">朴 V(4⇩) C(3⇩)</text:p>
      <text:p text:style-name="P1">樸 V(4⇩) C(3⇩) A(1-) Z(1⇩)</text:p>
      <text:p text:style-name="P1">檔 V(4⇩) C(3⇩) J(7-) P(0⇧)</text:p>
      <text:p text:style-name="P1">樑 V(4⇩) C(3⇩) J(7-) V(4⇩)</text:p>
      <text:p text:style-name="P1">杪 V(4⇩) C(3⇩) L(9-)</text:p>
      <text:p text:style-name="P1">梢 V(4⇩) C(3⇩) U(7⇧)</text:p>
      <text:p text:style-name="P1">壺 V(4⇩) E(3⇧) A(1-)</text:p>
      <text:p text:style-name="P1">椒 V(4⇩) E(3⇧) A(1-) B(5⇩)</text:p>
      <text:p text:style-name="P1">楨 V(4⇩) E(3⇧) M(7⇩)</text:p>
      <text:p text:style-name="P1">棹 V(4⇩) E(3⇧) P(0⇧) F(4-)</text:p>
      <text:p text:style-name="P1">欄 V(4⇩) E(3⇧) V(4⇩) /(0⇩)</text:p>
      <text:p text:style-name="P1">櫚 V(4⇩) E(3⇧) ;(0-) ;(0-)</text:p>
      <text:p text:style-name="P1">樺 V(4⇩) F(4-) A(1-) F(4-)</text:p>
      <text:p text:style-name="P1"><text:soft-page-break/>枝 V(4⇩) F(4-) B(5⇩)</text:p>
      <text:p text:style-name="P1">楛 V(4⇩) F(4-) F(4-) ;(0-)</text:p>
      <text:p text:style-name="P1">村 V(4⇩) F(4-) H(6-)</text:p>
      <text:p text:style-name="P1">楠 V(4⇩) F(4-) J(7-) F(4-)</text:p>
      <text:p text:style-name="P1">楔 V(4⇩) F(4-) J(7-) Z(1⇩)</text:p>
      <text:p text:style-name="P1">檬 V(4⇩) F(4-) J(7-) .(9⇩)</text:p>
      <text:p text:style-name="P1">檣 V(4⇩) F(4-) K(8-) ;(0-)</text:p>
      <text:p text:style-name="P1">材 V(4⇩) F(4-) L(9-)</text:p>
      <text:p text:style-name="P1">模 V(4⇩) F(4-) P(0⇧) Z(1⇩)</text:p>
      <text:p text:style-name="P1">梆 V(4⇩) F(4-) T(5⇧)</text:p>
      <text:p text:style-name="P1">植 V(4⇩) F(4-) U(7⇧) A(1-)</text:p>
      <text:p text:style-name="P1">枯 V(4⇩) F(4-) ;(0-)</text:p>
      <text:p text:style-name="P1">權 V(4⇩) F(4-) ;(0-) Y(6⇧)</text:p>
      <text:p text:style-name="P1">梂 V(4⇩) F(4-) ,(8⇩) H(6-)</text:p>
      <text:p text:style-name="P1">李 V(4⇩) G(5-) F(4-)</text:p>
      <text:p text:style-name="P1">朮 V(4⇩) H(6-)</text:p>
      <text:p text:style-name="P1">枋 V(4⇩) H(6-)</text:p>
      <text:p text:style-name="P1">榔 V(4⇩) H(6-) B(5⇩) T(5⇧)</text:p>
      <text:p text:style-name="P1">枓 V(4⇩) H(6-) F(4-)</text:p>
      <text:p text:style-name="P1">述 V(4⇩) H(6-) N(6⇩)</text:p>
      <text:p text:style-name="P1">樽 V(4⇩) I(8⇧) P(0⇧) H(6-)</text:p>
      <text:p text:style-name="P1">栓 V(4⇩) I(8⇧) R(4⇧)</text:p>
      <text:p text:style-name="P1">樣 V(4⇩) I(8⇧) R(4⇧) B(5⇩)</text:p>
      <text:p text:style-name="P1">槍 V(4⇩) I(8⇧) T(5⇧) ;(0-)</text:p>
      <text:p text:style-name="P1">榆 V(4⇩) I(8⇧) U(7⇧) E(3⇧)</text:p>
      <text:p text:style-name="P1">檜 V(4⇩) I(8⇧) /(0⇩) P(0⇧)</text:p>
      <text:p text:style-name="P1">檢 V(4⇩) I(8⇧) ;(0-) K(8-)</text:p>
      <text:p text:style-name="P1">相 V(4⇩) J(7-)</text:p>
      <text:p text:style-name="P1">刺 V(4⇩) J(7-) E(3⇧)</text:p>
      <text:p text:style-name="P1">柵 V(4⇩) J(7-) F(4-)</text:p>
      <text:p text:style-name="P1">榷 V(4⇩) J(7-) K(8-) Y(6⇧)</text:p>
      <text:p text:style-name="P1">想 V(4⇩) J(7-) N(6⇩)</text:p>
      <text:p text:style-name="P1">橡 V(4⇩) J(7-) P(0⇧) .(9⇩)</text:p>
      <text:p text:style-name="P1">桐 V(4⇩) J(7-) Q(1⇧)</text:p>
      <text:p text:style-name="P1">枕 V(4⇩) J(7-) S(2-)</text:p>
      <text:p text:style-name="P1">棗 V(4⇩) J(7-) V(4⇩) J(7-)</text:p>
      <text:p text:style-name="P1">棘 V(4⇩) J(7-) V(4⇩) J(7-)</text:p>
      <text:p text:style-name="P1">桅 V(4⇩) J(7-) Z(1⇩) S(2-)</text:p>
      <text:p text:style-name="P1">檐 V(4⇩) J(7-) Z(1⇩) Y(6⇧)</text:p>
      <text:p text:style-name="P1">來 V(4⇩) K(8-) K(8-)</text:p>
      <text:p text:style-name="P1">梯 V(4⇩) K(8-) T(5⇧) L(9-)</text:p>
      <text:p text:style-name="P1">松 V(4⇩) K(8-) X(2⇩)</text:p>
      <text:p text:style-name="P1">椎 V(4⇩) K(8-) Y(6⇧)</text:p>
      <text:p text:style-name="P1">榫 V(4⇩) K(8-) Y(6⇧) F(4-)</text:p>
      <text:p text:style-name="P1">樵 V(4⇩) K(8-) Y(6⇧) ,(8⇩)</text:p>
      <text:p text:style-name="P1">櫛 V(4⇩) L(9-) B(5⇩) J(7-)</text:p>
      <text:p text:style-name="P1">槌 V(4⇩) L(9-) E(3⇧) N(6⇩)</text:p>
      <text:p text:style-name="P1">楹 V(4⇩) L(9-) G(5-) U(7⇧)</text:p>
      <text:p text:style-name="P1">杓 V(4⇩) L(9-) H(6-)</text:p>
      <text:p text:style-name="P1">柏 V(4⇩) L(9-) P(0⇧)</text:p>
      <text:p text:style-name="P1">棉 V(4⇩) L(9-) P(0⇧) D(3-)</text:p>
      <text:p text:style-name="P1">檄 V(4⇩) L(9-) P(0⇧) .(9⇩)</text:p>
      <text:p text:style-name="P1">橇 V(4⇩) L(9-) Q(1⇧) Q(1⇧)</text:p>
      <text:p text:style-name="P1">梃 V(4⇩) L(9-) R(4⇧) B(5⇩)</text:p>
      <text:p text:style-name="P1">橋 V(4⇩) L(9-) Z(1⇩) ;(0-)</text:p>
      <text:p text:style-name="P1">枸 V(4⇩) L(9-) ;(0-)</text:p>
      <text:p text:style-name="P1">栘 V(4⇩) M(7⇩) M(7⇩)</text:p>
      <text:p text:style-name="P1">櫻 V(4⇩) M(7⇩) M(7⇩) W(2⇧)</text:p>
      <text:p text:style-name="P1">榣 V(4⇩) M(7⇩) O(9⇧) D(3-)</text:p>
      <text:p text:style-name="P1">棕 V(4⇩) N(6⇩) A(1-) C(3⇩)</text:p>
      <text:p text:style-name="P1">檳 V(4⇩) N(6⇩) A(1-) M(7⇩)</text:p>
      <text:p text:style-name="P1">梡 V(4⇩) N(6⇩) A(1-) S(2-)</text:p>
      <text:p text:style-name="P1">棺 V(4⇩) N(6⇩) E(3⇧)</text:p>
      <text:p text:style-name="P1">榨 V(4⇩) N(6⇩) K(8-) E(3⇧)</text:p>
      <text:p text:style-name="P1">榕 V(4⇩) N(6⇩) K(8-) ;(0-)</text:p>
      <text:p text:style-name="P1">檸 V(4⇩) N(6⇩) N(6⇩) D(3-)</text:p>
      <text:p text:style-name="P1">櫥 V(4⇩) N(6⇩) R(4⇧) H(6-)</text:p>
      <text:p text:style-name="P1">析 V(4⇩) O(9⇧)</text:p>
      <text:p text:style-name="P1">柢 V(4⇩) O(9⇧) A(1-) A(1-)</text:p>
      <text:p text:style-name="P1">柳 V(4⇩) O(9⇧) D(3-) J(7-)</text:p>
      <text:p text:style-name="P1">柞 V(4⇩) O(9⇧) E(3⇧)</text:p>
      <text:p text:style-name="P1">杵 V(4⇩) O(9⇧) F(4-)</text:p>
      <text:p text:style-name="P1">鬱 V(4⇩) O(9⇧) F(4-) .(9⇩)</text:p>
      <text:p text:style-name="P1">柝 V(4⇩) O(9⇧) H(6-)</text:p>
      <text:p text:style-name="P1">榴 V(4⇩) O(9⇧) H(6-) P(0⇧)</text:p>
      <text:p text:style-name="P1">梅 V(4⇩) O(9⇧) S(2-) Z(1⇩)</text:p>
      <text:p text:style-name="P1">株 V(4⇩) O(9⇧) V(4⇩)</text:p>
      <text:p text:style-name="P1">槐 V(4⇩) O(9⇧) X(2⇩)</text:p>
      <text:p text:style-name="P1">東 V(4⇩) P(0⇧)</text:p>
      <text:p text:style-name="P1">杳 V(4⇩) P(0⇧)</text:p>
      <text:p text:style-name="P1">查 V(4⇩) P(0⇧) A(1-)</text:p>
      <text:p text:style-name="P1">桿 V(4⇩) P(0⇧) A(1-) F(4-)</text:p>
      <text:p text:style-name="P1">楊 V(4⇩) P(0⇧) A(1-) .(9⇩)</text:p>
      <text:p text:style-name="P1">榻 V(4⇩) P(0⇧) B(5⇩) B(5⇩)</text:p>
      <text:p text:style-name="P1">柙 V(4⇩) P(0⇧) D(3-)</text:p>
      <text:p text:style-name="P1">柚 V(4⇩) P(0⇧) F(4-)</text:p>
      <text:p text:style-name="P1">棍 V(4⇩) P(0⇧) Q(1⇧) Q(1⇧)</text:p>
      <text:p text:style-name="P1">棵 V(4⇩) P(0⇧) V(4⇩)</text:p>
      <text:p text:style-name="P1">梱 V(4⇩) P(0⇧) V(4⇩)</text:p>
      <text:p text:style-name="P1">樓 V(4⇩) P(0⇧) ;(0-) W(2⇧)</text:p>
      <text:p text:style-name="P1">杠 V(4⇩) Q(1⇧)</text:p>
      <text:p text:style-name="P1">框 V(4⇩) Q(1⇧) A(1-) R(4⇧)</text:p>
      <text:p text:style-name="P1">柯 V(4⇩) Q(1⇧) D(3-)</text:p>
      <text:p text:style-name="P1">欖 V(4⇩) Q(1⇧) D(3-) S(2-)</text:p>
      <text:p text:style-name="P1">檻 V(4⇩) Q(1⇧) D(3-) U(7⇧)</text:p>
      <text:p text:style-name="P1">橄 V(4⇩) Q(1⇧) E(3⇧) .(9⇩)</text:p>
      <text:p text:style-name="P1">壹 V(4⇩) Q(1⇧) I(8⇧)</text:p>
      <text:p text:style-name="P1">懿 V(4⇩) Q(1⇧) I(8⇧) N(6⇩)</text:p>
      <text:p text:style-name="P1">柩 V(4⇩) Q(1⇧) J(7-) K(8-)</text:p>
      <text:p text:style-name="P1">槓 V(4⇩) Q(1⇧) M(7⇩)</text:p>
      <text:p text:style-name="P1">槽 V(4⇩) Q(1⇧) P(0⇧)</text:p>
      <text:p text:style-name="P1">枇 V(4⇩) Q(1⇧) Q(1⇧)</text:p>
      <text:p text:style-name="P1">楷 V(4⇩) Q(1⇧) Q(1⇧) P(0⇧)</text:p>
      <text:p text:style-name="P1">櫃 V(4⇩) Q(1⇧) ;(0-) M(7⇩)</text:p>
      <text:p text:style-name="P1">樞 V(4⇩) Q(1⇧) ;(0-) ;(0-)</text:p>
      <text:p text:style-name="P1">杜 V(4⇩) R(4⇧)</text:p>
      <text:p text:style-name="P1">柑 V(4⇩) R(4⇧) A(1-)</text:p>
      <text:p text:style-name="P1">棋 V(4⇩) R(4⇧) A(1-) K(8-)</text:p>
      <text:p text:style-name="P1">檮 V(4⇩) R(4⇧) G(5-) H(6-)</text:p>
      <text:p text:style-name="P1">構 V(4⇩) R(4⇧) J(7-) R(4⇧)</text:p>
      <text:p text:style-name="P1">楮 V(4⇩) R(4⇧) L(9-) P(0⇧)</text:p>
      <text:p text:style-name="P1">橫 V(4⇩) R(4⇧) P(0⇧) K(8-)</text:p>
      <text:p text:style-name="P1">桂 V(4⇩) R(4⇧) R(4⇧)</text:p>
      <text:p text:style-name="P1">橈 V(4⇩) R(4⇧) R(4⇧) S(2-)</text:p>
      <text:p text:style-name="P1">櫝 V(4⇩) R(4⇧) /(0⇩) M(7⇩)</text:p>
      <text:p text:style-name="P1">桔 V(4⇩) R(4⇧) ;(0-)</text:p>
      <text:p text:style-name="P1">樹 V(4⇩) R(4⇧) ;(0-) H(6-)</text:p>
      <text:p text:style-name="P1">檯 V(4⇩) R(4⇧) ;(0-) R(4⇧)</text:p>
      <text:p text:style-name="P1">札 V(4⇩) S(2-)</text:p>
      <text:p text:style-name="P1">紮 V(4⇩) S(2-) X(2⇩)</text:p>
      <text:p text:style-name="P1">桃 V(4⇩) S(2-) ,(8⇩)</text:p>
      <text:p text:style-name="P1">棣 V(4⇩) T(5⇧) C(3⇩)</text:p>
      <text:p text:style-name="P1">杷 V(4⇩) T(5⇧) D(3-) S(2-)</text:p>
      <text:p text:style-name="P1">杞 V(4⇩) T(5⇧) S(2-)</text:p>
      <text:p text:style-name="P1">根 V(4⇩) T(5⇧) X(2⇩)</text:p>
      <text:p text:style-name="P1">橢 V(4⇩) T(5⇧) Z(1⇩) U(7⇧)</text:p>
      <text:p text:style-name="P1">棚 V(4⇩) U(7⇧) U(7⇧)</text:p>
      <text:p text:style-name="P1">櫓 V(4⇩) U(7⇧) ,(8⇩) P(0⇧)</text:p>
      <text:p text:style-name="P1">林 V(4⇩) V(4⇩)</text:p>
      <text:p text:style-name="P1">禁 V(4⇩) V(4⇩) A(1-) C(3⇩)</text:p>
      <text:p text:style-name="P1">楚 V(4⇩) V(4⇩) G(5-) C(3⇩)</text:p>
      <text:p text:style-name="P1">棟 V(4⇩) V(4⇩) P(0⇧)</text:p>
      <text:p text:style-name="P1">梵 V(4⇩) V(4⇩) S(2-) H(6-)</text:p>
      <text:p text:style-name="P1">森 V(4⇩) V(4⇩) V(4⇩)</text:p>
      <text:p text:style-name="P1">婪 V(4⇩) V(4⇩) W(2⇧)</text:p>
      <text:p text:style-name="P1">麓 V(4⇩) V(4⇩) Y(6⇧) Q(1⇧)</text:p>
      <text:p text:style-name="P1">彬 V(4⇩) V(4⇩) .(9⇩)</text:p>
      <text:p text:style-name="P1">楝 V(4⇩) V(4⇩) /(0⇩)</text:p>
      <text:p text:style-name="P1">焚 V(4⇩) V(4⇩) ,(8⇩)</text:p>
      <text:p text:style-name="P1">楓 V(4⇩) X(2⇩)</text:p>
      <text:p text:style-name="P1">梭 V(4⇩) X(2⇩) K(8-) .(9⇩)</text:p>
      <text:p text:style-name="P1">機 V(4⇩) X(2⇩) X(2⇩) X(2⇩)</text:p>
      <text:p text:style-name="P1">梓 V(4⇩) Y(6⇧) F(4-)</text:p>
      <text:p text:style-name="P1">柿 V(4⇩) Y(6⇧) J(7-) D(3-)</text:p>
      <text:p text:style-name="P1">榜 V(4⇩) Y(6⇧) K(8-) H(6-)</text:p>
      <text:p text:style-name="P1">校 V(4⇩) Y(6⇧) K(8-) .(9⇩)</text:p>
      <text:p text:style-name="P1">檀 V(4⇩) Y(6⇧) P(0⇧) A(1-)</text:p>
      <text:p text:style-name="P1">樟 V(4⇩) Y(6⇧) P(0⇧) F(4-)</text:p>
      <text:p text:style-name="P1">柱 V(4⇩) Y(6⇧) R(4⇧)</text:p>
      <text:p text:style-name="P1">杭 V(4⇩) Y(6⇧) S(2-)</text:p>
      <text:p text:style-name="P1">櫬 V(4⇩) Y(6⇧) V(4⇩) S(2-)</text:p>
      <text:p text:style-name="P1">核 V(4⇩) Y(6⇧) X(2⇩) K(8-)</text:p>
      <text:p text:style-name="P1">槨 V(4⇩) Y(6⇧) ;(0-) T(5⇧)</text:p>
      <text:p text:style-name="P1">槁 V(4⇩) Y(6⇧) ;(0-) ;(0-)</text:p>
      <text:p text:style-name="P1">杯 V(4⇩) Z(1⇩)</text:p>
      <text:p text:style-name="P1">板 V(4⇩) Z(1⇩) B(5⇩)</text:p>
      <text:p text:style-name="P1">槭 V(4⇩) Z(1⇩) E(3⇧) X(2⇩)</text:p>
      <text:p text:style-name="P1">棒 V(4⇩) Z(1⇩) F(4-)</text:p>
      <text:p text:style-name="P1">杖 V(4⇩) Z(1⇩) K(8-)</text:p>
      <text:p text:style-name="P1">榛 V(4⇩) Z(1⇩) L(9-) V(4⇩)</text:p>
      <text:p text:style-name="P1">梳 V(4⇩) Z(1⇩) O(9⇧)</text:p>
      <text:p text:style-name="P1">樁 V(4⇩) Z(1⇩) O(9⇧)</text:p>
      <text:p text:style-name="P1">椅 V(4⇩) Z(1⇩) Q(1⇧) D(3-)</text:p>
      <text:p text:style-name="P1">櫺 V(4⇩) Z(1⇩) ;(0-) ;(0-)</text:p>
      <text:p text:style-name="P1">枚 V(4⇩) .(9⇩)</text:p>
      <text:p text:style-name="P1">杉 V(4⇩) .(9⇩)</text:p>
      <text:p text:style-name="P1">桁 V(4⇩) .(9⇩) A(1-) D(3-)</text:p>
      <text:p text:style-name="P1">梔 V(4⇩) .(9⇩) A(1-) S(2-)</text:p>
      <text:p text:style-name="P1">榭 V(4⇩) .(9⇩) F(4-) H(6-)</text:p>
      <text:p text:style-name="P1">樅 V(4⇩) .(9⇩) K(8-) C(3⇩)</text:p>
      <text:p text:style-name="P1">礬 V(4⇩) .(9⇩) .(9⇩) G(5-)</text:p>
      <text:p text:style-name="P1">攀 V(4⇩) .(9⇩) .(9⇩) O(9⇧)</text:p>
      <text:p text:style-name="P1">樊 V(4⇩) .(9⇩) .(9⇩) Z(1⇩)</text:p>
      <text:p text:style-name="P1">格 V(4⇩) .(9⇩) ;(0-)</text:p>
      <text:p text:style-name="P1">柬 V(4⇩) /(0⇩)</text:p>
      <text:p text:style-name="P1">楞 V(4⇩) /(0⇩) H(6-)</text:p>
      <text:p text:style-name="P1">束 V(4⇩) ;(0-)</text:p>
      <text:p text:style-name="P1">杏 V(4⇩) ;(0-)</text:p>
      <text:p text:style-name="P1">楫 V(4⇩) ;(0-) A(1-) E(3⇧)</text:p>
      <text:p text:style-name="P1">剌 V(4⇩) ;(0-) E(3⇧)</text:p>
      <text:p text:style-name="P1">枴 V(4⇩) ;(0-) J(7-)</text:p>
      <text:p text:style-name="P1">賴 V(4⇩) ;(0-) J(7-) M(7⇩)</text:p>
      <text:p text:style-name="P1">速 V(4⇩) ;(0-) N(6⇩)</text:p>
      <text:p text:style-name="P1">敕 V(4⇩) ;(0-) .(9⇩)</text:p>
      <text:p text:style-name="P1">整 V(4⇩) ;(0-) .(9⇩) E(3⇧)</text:p>
      <text:p text:style-name="P1">橾 V(4⇩) ;(0-) ;(0-) V(4⇩)</text:p>
      <text:p text:style-name="P1">杰 V(4⇩) ,(8⇩)</text:p>
      <text:p text:style-name="P1">女 W(2⇧)</text:p>
      <text:p text:style-name="P1">嫣 W(2⇧) A(1-) E(3⇧) ,(8⇩)</text:p>
      <text:p text:style-name="P1">奸 W(2⇧) A(1-) F(4-)</text:p>
      <text:p text:style-name="P1">妍 W(2⇧) A(1-) F(4-)</text:p>
      <text:p text:style-name="P1">妊 W(2⇧) A(1-) R(4⇧)</text:p>
      <text:p text:style-name="P1">妹 W(2⇧) A(1-) V(4⇩)</text:p>
      <text:p text:style-name="P1">姪 W(2⇧) A(1-) X(2⇩) R(4⇧)</text:p>
      <text:p text:style-name="P1">嫖 W(2⇧) A(1-) /(0⇩) C(3⇩)</text:p>
      <text:p text:style-name="P1">奴 W(2⇧) B(5⇩)</text:p>
      <text:p text:style-name="P1">努 W(2⇧) B(5⇩) B(5⇩)</text:p>
      <text:p text:style-name="P1">妤 W(2⇧) B(5⇩) G(5-) D(3-)</text:p>
      <text:p text:style-name="P1">駑 W(2⇧) B(5⇩) G(5-) ,(8⇩)</text:p>
      <text:p text:style-name="P1">媚 W(2⇧) B(5⇩) J(7-)</text:p>
      <text:p text:style-name="P1">帑 W(2⇧) B(5⇩) J(7-) D(3-)</text:p>
      <text:p text:style-name="P1">娓 W(2⇧) B(5⇩) L(9-) Q(1⇧)</text:p>
      <text:p text:style-name="P1">怒 W(2⇧) B(5⇩) N(6⇩)</text:p>
      <text:p text:style-name="P1">妮 W(2⇧) B(5⇩) Q(1⇧)</text:p>
      <text:p text:style-name="P1"><text:soft-page-break/>弩 W(2⇧) B(5⇩) T(5⇧) G(5-)</text:p>
      <text:p text:style-name="P1">剝 W(2⇧) C(3⇩) E(3⇧)</text:p>
      <text:p text:style-name="P1">嫦 W(2⇧) C(3⇩) J(7-) D(3-)</text:p>
      <text:p text:style-name="P1">妙 W(2⇧) C(3⇩) L(9-)</text:p>
      <text:p text:style-name="P1">嫻 W(2⇧) E(3⇧) V(4⇩)</text:p>
      <text:p text:style-name="P1">妓 W(2⇧) F(4-) B(5⇩)</text:p>
      <text:p text:style-name="P1">姑 W(2⇧) F(4-) ;(0-)</text:p>
      <text:p text:style-name="P1">妒 W(2⇧) G(5-)</text:p>
      <text:p text:style-name="P1">婿 W(2⇧) G(5-) C(3⇩) U(7⇧)</text:p>
      <text:p text:style-name="P1">她 W(2⇧) G(5-) D(3-) S(2-)</text:p>
      <text:p text:style-name="P1">好 W(2⇧) G(5-) F(4-)</text:p>
      <text:p text:style-name="P1">娜 W(2⇧) G(5-) F(4-) T(5⇧)</text:p>
      <text:p text:style-name="P1">妞 W(2⇧) G(5-) R(4⇧)</text:p>
      <text:p text:style-name="P1">媽 W(2⇧) G(5-) ,(8⇩)</text:p>
      <text:p text:style-name="P1">妨 W(2⇧) H(6-)</text:p>
      <text:p text:style-name="P1">嫉 W(2⇧) H(6-) O(9⇧) Z(1⇩)</text:p>
      <text:p text:style-name="P1">娘 W(2⇧) H(6-) T(5⇧) X(2⇩)</text:p>
      <text:p text:style-name="P1">姅 W(2⇧) I(8⇧)</text:p>
      <text:p text:style-name="P1">姘 W(2⇧) I(8⇧) F(4-)</text:p>
      <text:p text:style-name="P1">嫌 W(2⇧) I(8⇧) T(5⇧) C(3⇩)</text:p>
      <text:p text:style-name="P1">妳 W(2⇧) J(7-) C(3⇩)</text:p>
      <text:p text:style-name="P1">姍 W(2⇧) J(7-) F(4-)</text:p>
      <text:p text:style-name="P1">彙 W(2⇧) J(7-) P(0⇧) V(4⇩)</text:p>
      <text:p text:style-name="P1">娩 W(2⇧) J(7-) ;(0-) S(2-)</text:p>
      <text:p text:style-name="P1">娣 W(2⇧) K(8-) T(5⇧) L(9-)</text:p>
      <text:p text:style-name="P1">奶 W(2⇧) L(9-) G(5-)</text:p>
      <text:p text:style-name="P1">姊 W(2⇧) L(9-) G(5-) L(9-)</text:p>
      <text:p text:style-name="P1">妁 W(2⇧) L(9-) H(6-)</text:p>
      <text:p text:style-name="P1">媳 W(2⇧) L(9-) J(7-) N(6⇩)</text:p>
      <text:p text:style-name="P1">娥 W(2⇧) L(9-) O(9⇧) X(2⇩)</text:p>
      <text:p text:style-name="P1">婢 W(2⇧) L(9-) P(0⇧) F(4-)</text:p>
      <text:p text:style-name="P1">媲 W(2⇧) L(9-) P(0⇧) Q(1⇧)</text:p>
      <text:p text:style-name="P1">嬝 W(2⇧) L(9-) Y(6⇧) X(2⇩)</text:p>
      <text:p text:style-name="P1">妖 W(2⇧) L(9-) Z(1⇩)</text:p>
      <text:p text:style-name="P1">嬌 W(2⇧) L(9-) Z(1⇩) ;(0-)</text:p>
      <text:p text:style-name="P1">媧 W(2⇧) M(7⇩) ;(0-)</text:p>
      <text:p text:style-name="P1">巡 W(2⇧) N(6⇩)</text:p>
      <text:p text:style-name="P1">嬪 W(2⇧) N(6⇩) A(1-) M(7⇩)</text:p>
      <text:p text:style-name="P1">嫁 W(2⇧) N(6⇩) A(1-) .(9⇩)</text:p>
      <text:p text:style-name="P1">嬸 W(2⇧) N(6⇩) L(9-) P(0⇧)</text:p>
      <text:p text:style-name="P1">婉 W(2⇧) N(6⇩) M(7⇩) S(2-)</text:p>
      <text:p text:style-name="P1">嬤 W(2⇧) N(6⇩) V(4⇩) X(2⇩)</text:p>
      <text:p text:style-name="P1">婚 W(2⇧) O(9⇧) A(1-) P(0⇧)</text:p>
      <text:p text:style-name="P1">嫂 W(2⇧) O(9⇧) D(3-) B(5⇩)</text:p>
      <text:p text:style-name="P1">姓 W(2⇧) O(9⇧) R(4⇧)</text:p>
      <text:p text:style-name="P1">嫵 W(2⇧) O(9⇧) R(4⇧) ,(8⇩)</text:p>
      <text:p text:style-name="P1">妯 W(2⇧) P(0⇧) F(4-)</text:p>
      <text:p text:style-name="P1">娉 W(2⇧) P(0⇧) F(4-) G(5-)</text:p>
      <text:p text:style-name="P1">娼 W(2⇧) P(0⇧) P(0⇧)</text:p>
      <text:p text:style-name="P1">娌 W(2⇧) P(0⇧) R(4⇧)</text:p>
      <text:p text:style-name="P1">巢 W(2⇧) P(0⇧) V(4⇩)</text:p>
      <text:p text:style-name="P1">勦 W(2⇧) P(0⇧) V(4⇩) B(5⇩)</text:p>
      <text:p text:style-name="P1">剿 W(2⇧) P(0⇧) V(4⇩) E(3⇧)</text:p>
      <text:p text:style-name="P1">嫘 W(2⇧) P(0⇧) X(2⇩)</text:p>
      <text:p text:style-name="P1">姻 W(2⇧) P(0⇧) Z(1⇩)</text:p>
      <text:p text:style-name="P1">姬 W(2⇧) Q(1⇧) D(3-) D(3-)</text:p>
      <text:p text:style-name="P1">妣 W(2⇧) Q(1⇧) Q(1⇧)</text:p>
      <text:p text:style-name="P1">嫗 W(2⇧) Q(1⇧) ;(0-) ;(0-)</text:p>
      <text:p text:style-name="P1">媒 W(2⇧) R(4⇧) A(1-) V(4⇩)</text:p>
      <text:p text:style-name="P1">媾 W(2⇧) R(4⇧) J(7-) R(4⇧)</text:p>
      <text:p text:style-name="P1">姥 W(2⇧) R(4⇧) L(9-) Q(1⇧)</text:p>
      <text:p text:style-name="P1">婊 W(2⇧) R(4⇧) L(9-) X(2⇩)</text:p>
      <text:p text:style-name="P1">娃 W(2⇧) R(4⇧) R(4⇧)</text:p>
      <text:p text:style-name="P1">嬈 W(2⇧) R(4⇧) R(4⇧) S(2-)</text:p>
      <text:p text:style-name="P1">嬉 W(2⇧) R(4⇧) ;(0-) ;(0-)</text:p>
      <text:p text:style-name="P1">姆 W(2⇧) S(2-) Z(1⇩)</text:p>
      <text:p text:style-name="P1">姚 W(2⇧) S(2-) ,(8⇩)</text:p>
      <text:p text:style-name="P1">婦 W(2⇧) T(5⇧) J(7-) D(3-)</text:p>
      <text:p text:style-name="P1">婀 W(2⇧) T(5⇧) Q(1⇧) D(3-)</text:p>
      <text:p text:style-name="P1">妃 W(2⇧) T(5⇧) S(2-)</text:p>
      <text:p text:style-name="P1">姐 W(2⇧) U(7⇧) A(1-)</text:p>
      <text:p text:style-name="P1">嫩 W(2⇧) V(4⇩) ;(0-) .(9⇩)</text:p>
      <text:p text:style-name="P1">姦 W(2⇧) W(2⇧) W(2⇧)</text:p>
      <text:p text:style-name="P1">姒 W(2⇧) X(2⇩) K(8-)</text:p>
      <text:p text:style-name="P1">始 W(2⇧) X(2⇩) ;(0-)</text:p>
      <text:p text:style-name="P1">姣 W(2⇧) Y(6⇧) K(8-) .(9⇩)</text:p>
      <text:p text:style-name="P1">嫡 W(2⇧) Y(6⇧) K(8-) ;(0-)</text:p>
      <text:p text:style-name="P1">婷 W(2⇧) Y(6⇧) ;(0-) D(3-)</text:p>
      <text:p text:style-name="P1">孃 W(2⇧) Y(6⇧) ;(0-) X(2⇩)</text:p>
      <text:p text:style-name="P1">娠 W(2⇧) Z(1⇩) A(1-) X(2⇩)</text:p>
      <text:p text:style-name="P1">姨 W(2⇧) Z(1⇩) T(5⇧) G(5-)</text:p>
      <text:p text:style-name="P1">孀 W(2⇧) Z(1⇩) V(4⇩) J(7-)</text:p>
      <text:p text:style-name="P1">媛 W(2⇧) .(9⇩) A(1-) B(5⇩)</text:p>
      <text:p text:style-name="P1">蠡 W(2⇧) .(9⇩) /(0⇩) /(0⇩)</text:p>
      <text:p text:style-name="P1">媼 W(2⇧) /(0⇩) U(7⇧)</text:p>
      <text:p text:style-name="P1">邋 W(2⇧) /(0⇩) W(2⇧) N(6⇩)</text:p>
      <text:p text:style-name="P1">如 W(2⇧) ;(0-)</text:p>
      <text:p text:style-name="P1">娛 W(2⇧) ;(0-) G(5-) Z(1⇩)</text:p>
      <text:p text:style-name="P1">恕 W(2⇧) ;(0-) N(6⇩)</text:p>
      <text:p text:style-name="P1">邕 W(2⇧) ;(0-) T(5⇧) S(2-)</text:p>
      <text:p text:style-name="P1">娟 W(2⇧) ;(0-) U(7⇧)</text:p>
      <text:p text:style-name="P1">絮 W(2⇧) ;(0-) X(2⇩)</text:p>
      <text:p text:style-name="P1">嬋 W(2⇧) ;(0-) ;(0-) F(4-)</text:p>
      <text:p text:style-name="P1">災 W(2⇧) ,(8⇩)</text:p>
      <text:p text:style-name="P1">風 X(2⇩)</text:p>
      <text:p text:style-name="P1">紜 X(2⇩) A(1-) A(1-) X(2⇩)</text:p>
      <text:p text:style-name="P1">純 X(2⇩) A(1-) D(3-) S(2-)</text:p>
      <text:p text:style-name="P1">紆 X(2⇩) A(1-) F(4-)</text:p>
      <text:p text:style-name="P1">絨 X(2⇩) A(1-) F(4-) X(2⇩)</text:p>
      <text:p text:style-name="P1">緬 X(2⇩) A(1-) L(9-) E(3⇧)</text:p>
      <text:p text:style-name="P1">經 X(2⇩) A(1-) W(2⇧) Q(1⇧)</text:p>
      <text:p text:style-name="P1">戕 X(2⇩) A(1-) X(2⇩)</text:p>
      <text:p text:style-name="P1">縉 X(2⇩) A(1-) X(2⇩) P(0⇧)</text:p>
      <text:p text:style-name="P1">絰 X(2⇩) A(1-) X(2⇩) R(4⇧)</text:p>
      <text:p text:style-name="P1">緻 X(2⇩) A(1-) X(2⇩) .(9⇩)</text:p>
      <text:p text:style-name="P1">縹 X(2⇩) A(1-) /(0⇩) C(3⇩)</text:p>
      <text:p text:style-name="P1">幼 X(2⇩) B(5⇩)</text:p>
      <text:p text:style-name="P1">綴 X(2⇩) B(5⇩) B(5⇩) B(5⇩)</text:p>
      <text:p text:style-name="P1">繆 X(2⇩) B(5⇩) B(5⇩) .(9⇩)</text:p>
      <text:p text:style-name="P1">紗 X(2⇩) C(3⇩) L(9-)</text:p>
      <text:p text:style-name="P1">絀 X(2⇩) D(3-) D(3-)</text:p>
      <text:p text:style-name="P1">繃 X(2⇩) D(3-) U(7⇧) U(7⇧)</text:p>
      <text:p text:style-name="P1">綽 X(2⇩) E(3⇧) P(0⇧) F(4-)</text:p>
      <text:p text:style-name="P1">弁 X(2⇩) F(4-)</text:p>
      <text:p text:style-name="P1">紂 X(2⇩) F(4-) H(6-)</text:p>
      <text:p text:style-name="P1">牆 X(2⇩) F(4-) K(8-) ;(0-)</text:p>
      <text:p text:style-name="P1">綁 X(2⇩) F(4-) T(5⇧)</text:p>
      <text:p text:style-name="P1">縝 X(2⇩) F(4-) U(7⇧) K(8-)</text:p>
      <text:p text:style-name="P1">幻 X(2⇩) G(5-)</text:p>
      <text:p text:style-name="P1">編 X(2⇩) G(5-) J(7-) F(4-)</text:p>
      <text:p text:style-name="P1">紐 X(2⇩) G(5-) R(4⇧)</text:p>
      <text:p text:style-name="P1">紡 X(2⇩) H(6-)</text:p>
      <text:p text:style-name="P1">絆 X(2⇩) I(8⇧)</text:p>
      <text:p text:style-name="P1">綸 X(2⇩) I(8⇧) J(7-) F(4-)</text:p>
      <text:p text:style-name="P1">縊 X(2⇩) I(8⇧) K(8-) U(7⇧)</text:p>
      <text:p text:style-name="P1">繕 X(2⇩) I(8⇧) R(4⇧) ;(0-)</text:p>
      <text:p text:style-name="P1">縑 X(2⇩) I(8⇧) T(5⇧) C(3⇩)</text:p>
      <text:p text:style-name="P1">繪 X(2⇩) I(8⇧) /(0⇩) P(0⇧)</text:p>
      <text:p text:style-name="P1">給 X(2⇩) I(8⇧) ;(0-)</text:p>
      <text:p text:style-name="P1">繩 X(2⇩) J(7-) A(1-) T(5⇧)</text:p>
      <text:p text:style-name="P1">緲 X(2⇩) J(7-) C(3⇩) L(9-)</text:p>
      <text:p text:style-name="P1">紉 X(2⇩) J(7-) H(6-)</text:p>
      <text:p text:style-name="P1">綱 X(2⇩) J(7-) I(8⇧) D(3-)</text:p>
      <text:p text:style-name="P1">網 X(2⇩) J(7-) I(8⇧) S(2-)</text:p>
      <text:p text:style-name="P1">納 X(2⇩) J(7-) K(8-)</text:p>
      <text:p text:style-name="P1">綢 X(2⇩) J(7-) R(4⇧) ;(0-)</text:p>
      <text:p text:style-name="P1">絕 X(2⇩) J(7-) T(5⇧) S(2-)</text:p>
      <text:p text:style-name="P1">紹 X(2⇩) J(7-) ;(0-)</text:p>
      <text:p text:style-name="P1">纔 X(2⇩) J(7-) ;(0-) H(6-)</text:p>
      <text:p text:style-name="P1">以 X(2⇩) K(8-)</text:p>
      <text:p text:style-name="P1">紛 X(2⇩) K(8-) J(7-)</text:p>
      <text:p text:style-name="P1">纖 X(2⇩) K(8-) K(8-) X(2⇩)</text:p>
      <text:p text:style-name="P1">維 X(2⇩) K(8-) Y(6⇧)</text:p>
      <text:p text:style-name="P1">皴 X(2⇩) K(8-) .(9⇩) B(5⇩)</text:p>
      <text:p text:style-name="P1">繒 X(2⇩) K(8-) /(0⇩) P(0⇧)</text:p>
      <text:p text:style-name="P1">級 X(2⇩) L(9-) B(5⇩)</text:p>
      <text:p text:style-name="P1">縐 X(2⇩) L(9-) D(3-) D(3-)</text:p>
      <text:p text:style-name="P1">颳 X(2⇩) L(9-) F(4-) ;(0-)</text:p>
      <text:p text:style-name="P1">約 X(2⇩) L(9-) H(6-)</text:p>
      <text:p text:style-name="P1">絢 X(2⇩) L(9-) P(0⇧)</text:p>
      <text:p text:style-name="P1">線 X(2⇩) L(9-) P(0⇧) C(3⇩)</text:p>
      <text:p text:style-name="P1">綿 X(2⇩) L(9-) P(0⇧) D(3-)</text:p>
      <text:p text:style-name="P1">總 X(2⇩) L(9-) P(0⇧) N(6⇩)</text:p>
      <text:p text:style-name="P1">繳 X(2⇩) L(9-) P(0⇧) .(9⇩)</text:p>
      <text:p text:style-name="P1">繙 X(2⇩) L(9-) ,(8⇩) P(0⇧)</text:p>
      <text:p text:style-name="P1">漿 X(2⇩) M(7⇩) F(4-) C(3⇩)</text:p>
      <text:p text:style-name="P1">將 X(2⇩) M(7⇩) F(4-) H(6-)</text:p>
      <text:p text:style-name="P1">獎 X(2⇩) M(7⇩) F(4-) H(6-)</text:p>
      <text:p text:style-name="P1">醬 X(2⇩) M(7⇩) F(4-) P(0⇧)</text:p>
      <text:p text:style-name="P1">槳 X(2⇩) M(7⇩) F(4-) V(4⇩)</text:p>
      <text:p text:style-name="P1">纓 X(2⇩) M(7⇩) M(7⇩) W(2⇧)</text:p>
      <text:p text:style-name="P1">綜 X(2⇩) N(6⇩) A(1-) C(3⇩)</text:p>
      <text:p text:style-name="P1">綻 X(2⇩) N(6⇩) A(1-) C(3⇩)</text:p>
      <text:p text:style-name="P1">縯 X(2⇩) N(6⇩) A(1-) K(8-)</text:p>
      <text:p text:style-name="P1">繽 X(2⇩) N(6⇩) A(1-) M(7⇩)</text:p>
      <text:p text:style-name="P1">綰 X(2⇩) N(6⇩) E(3⇧)</text:p>
      <text:p text:style-name="P1">縮 X(2⇩) N(6⇩) K(8-) P(0⇧)</text:p>
      <text:p text:style-name="P1">纏 X(2⇩) N(6⇩) P(0⇧) R(4⇧)</text:p>
      <text:p text:style-name="P1">紙 X(2⇩) O(9⇧) A(1-) S(2-)</text:p>
      <text:p text:style-name="P1">颼 X(2⇩) O(9⇧) D(3-) B(5⇩)</text:p>
      <text:p text:style-name="P1">牟 X(2⇩) O(9⇧) F(4-)</text:p>
      <text:p text:style-name="P1">綞 X(2⇩) O(9⇧) F(4-)</text:p>
      <text:p text:style-name="P1">紇 X(2⇩) O(9⇧) S(2-)</text:p>
      <text:p text:style-name="P1">緞 X(2⇩) O(9⇧) S(2-) B(5⇩)</text:p>
      <text:p text:style-name="P1">矣 X(2⇩) O(9⇧) Z(1⇩)</text:p>
      <text:p text:style-name="P1">細 X(2⇩) P(0⇧)</text:p>
      <text:p text:style-name="P1">緹 X(2⇩) P(0⇧) A(1-) C(3⇩)</text:p>
      <text:p text:style-name="P1">颺 X(2⇩) P(0⇧) A(1-) .(9⇩)</text:p>
      <text:p text:style-name="P1">紳 X(2⇩) P(0⇧) D(3-)</text:p>
      <text:p text:style-name="P1">綑 X(2⇩) P(0⇧) V(4⇩)</text:p>
      <text:p text:style-name="P1">縲 X(2⇩) P(0⇧) X(2⇩)</text:p>
      <text:p text:style-name="P1">縵 X(2⇩) P(0⇧) /(0⇩) B(5⇩)</text:p>
      <text:p text:style-name="P1">縷 X(2⇩) P(0⇧) ;(0-) W(2⇧)</text:p>
      <text:p text:style-name="P1">紅 X(2⇩) Q(1⇧)</text:p>
      <text:p text:style-name="P1">纜 X(2⇩) Q(1⇧) D(3-) S(2-)</text:p>
      <text:p text:style-name="P1">縛 X(2⇩) Q(1⇧) H(6-) H(6-)</text:p>
      <text:p text:style-name="P1">紕 X(2⇩) Q(1⇧) Q(1⇧)</text:p>
      <text:p text:style-name="P1">壯 X(2⇩) R(4⇧)</text:p>
      <text:p text:style-name="P1">緙 X(2⇩) R(4⇧) F(4-)</text:p>
      <text:p text:style-name="P1">綾 X(2⇩) R(4⇧) K(8-) .(9⇩)</text:p>
      <text:p text:style-name="P1">緒 X(2⇩) R(4⇧) L(9-) P(0⇧)</text:p>
      <text:p text:style-name="P1">績 X(2⇩) R(4⇧) M(7⇩)</text:p>
      <text:p text:style-name="P1">繞 X(2⇩) R(4⇧) R(4⇧) S(2-)</text:p>
      <text:p text:style-name="P1">紲 X(2⇩) R(4⇧) S(2-)</text:p>
      <text:p text:style-name="P1">裝 X(2⇩) R(4⇧) Y(6⇧) X(2⇩)</text:p>
      <text:p text:style-name="P1">奘 X(2⇩) R(4⇧) Z(1⇩)</text:p>
      <text:p text:style-name="P1">續 X(2⇩) R(4⇧) /(0⇩) M(7⇩)</text:p>
      <text:p text:style-name="P1">結 X(2⇩) R(4⇧) ;(0-)</text:p>
      <text:p text:style-name="P1">允 X(2⇩) S(2-)</text:p>
      <text:p text:style-name="P1">糾 X(2⇩) S(2-) D(3-)</text:p>
      <text:p text:style-name="P1">繡 X(2⇩) T(5⇧) D(3-) E(3⇧)</text:p>
      <text:p text:style-name="P1">紼 X(2⇩) T(5⇧) G(5-) E(3⇧)</text:p>
      <text:p text:style-name="P1">繈 X(2⇩) T(5⇧) G(5-) /(0⇩)</text:p>
      <text:p text:style-name="P1">紀 X(2⇩) T(5⇧) S(2-)</text:p>
      <text:p text:style-name="P1"><text:soft-page-break/>緯 X(2⇩) T(5⇧) ;(0-) Q(1⇧)</text:p>
      <text:p text:style-name="P1">組 X(2⇩) U(7⇧) A(1-)</text:p>
      <text:p text:style-name="P1">颶 X(2⇩) U(7⇧) A(1-) K(8-)</text:p>
      <text:p text:style-name="P1">態 X(2⇩) U(7⇧) Q(1⇧) N(6⇩)</text:p>
      <text:p text:style-name="P1">能 X(2⇩) U(7⇧) Q(1⇧) Q(1⇧)</text:p>
      <text:p text:style-name="P1">熊 X(2⇩) U(7⇧) Q(1⇧) ,(8⇩)</text:p>
      <text:p text:style-name="P1">練 X(2⇩) V(4⇩) /(0⇩)</text:p>
      <text:p text:style-name="P1">妝 X(2⇩) W(2⇧)</text:p>
      <text:p text:style-name="P1">綠 X(2⇩) W(2⇧) C(3⇩)</text:p>
      <text:p text:style-name="P1">緇 X(2⇩) W(2⇧) P(0⇧)</text:p>
      <text:p text:style-name="P1">繅 X(2⇩) W(2⇧) P(0⇧) V(4⇩)</text:p>
      <text:p text:style-name="P1">緣 X(2⇩) W(2⇧) .(9⇩)</text:p>
      <text:p text:style-name="P1">絲 X(2⇩) X(2⇩)</text:p>
      <text:p text:style-name="P1">斷 X(2⇩) X(2⇩) A(1-) O(9⇧)</text:p>
      <text:p text:style-name="P1">畿 X(2⇩) X(2⇩) A(1-) X(2⇩)</text:p>
      <text:p text:style-name="P1">鷥 X(2⇩) X(2⇩) L(9-) ,(8⇩)</text:p>
      <text:p text:style-name="P1">繼 X(2⇩) X(2⇩) X(2⇩) S(2-)</text:p>
      <text:p text:style-name="P1">糸 X(2⇩) X(2⇩) X(2⇩) X(2⇩)</text:p>
      <text:p text:style-name="P1">參 X(2⇩) X(2⇩) X(2⇩) .(9⇩)</text:p>
      <text:p text:style-name="P1">縿 X(2⇩) X(2⇩) X(2⇩) .(9⇩)</text:p>
      <text:p text:style-name="P1">幾 X(2⇩) X(2⇩) Z(1⇩) X(2⇩)</text:p>
      <text:p text:style-name="P1">颱 X(2⇩) X(2⇩) ;(0-)</text:p>
      <text:p text:style-name="P1">締 X(2⇩) Y(6⇧) K(8-) D(3-)</text:p>
      <text:p text:style-name="P1">絞 X(2⇩) Y(6⇧) K(8-) .(9⇩)</text:p>
      <text:p text:style-name="P1">織 X(2⇩) Y(6⇧) P(0⇧) X(2⇩)</text:p>
      <text:p text:style-name="P1">絃 X(2⇩) Y(6⇧) X(2⇩)</text:p>
      <text:p text:style-name="P1">縴 X(2⇩) Y(6⇧) X(2⇩) F(4-)</text:p>
      <text:p text:style-name="P1">紋 X(2⇩) Y(6⇧) .(9⇩)</text:p>
      <text:p text:style-name="P1">縞 X(2⇩) Y(6⇧) ;(0-) ;(0-)</text:p>
      <text:p text:style-name="P1">狀 X(2⇩) Z(1⇩) H(6-)</text:p>
      <text:p text:style-name="P1">繚 X(2⇩) Z(1⇩) K(8-) C(3⇩)</text:p>
      <text:p text:style-name="P1">畚 X(2⇩) Z(1⇩) P(0⇧)</text:p>
      <text:p text:style-name="P1">綺 X(2⇩) Z(1⇩) Q(1⇧) D(3-)</text:p>
      <text:p text:style-name="P1">緘 X(2⇩) Z(1⇩) Q(1⇧) X(2⇩)</text:p>
      <text:p text:style-name="P1">統 X(2⇩) Z(1⇩) S(2-)</text:p>
      <text:p text:style-name="P1">紱 X(2⇩) Z(1⇩) .(9⇩) H(6-)</text:p>
      <text:p text:style-name="P1">緩 X(2⇩) .(9⇩) A(1-) B(5⇩)</text:p>
      <text:p text:style-name="P1">縫 X(2⇩) .(9⇩) F(4-) N(6⇩)</text:p>
      <text:p text:style-name="P1">終 X(2⇩) .(9⇩) H(6-)</text:p>
      <text:p text:style-name="P1">綬 X(2⇩) .(9⇩) J(7-) B(5⇩)</text:p>
      <text:p text:style-name="P1">縱 X(2⇩) .(9⇩) K(8-) C(3⇩)</text:p>
      <text:p text:style-name="P1">絳 X(2⇩) .(9⇩) Q(1⇧)</text:p>
      <text:p text:style-name="P1">綵 X(2⇩) .(9⇩) V(4⇩)</text:p>
      <text:p text:style-name="P1">綏 X(2⇩) .(9⇩) W(2⇧)</text:p>
      <text:p text:style-name="P1">絡 X(2⇩) .(9⇩) ;(0-)</text:p>
      <text:p text:style-name="P1">繹 X(2⇩) /(0⇩) R(4⇧) F(4-)</text:p>
      <text:p text:style-name="P1">台 X(2⇩) ;(0-)</text:p>
      <text:p text:style-name="P1">緝 X(2⇩) ;(0-) A(1-) E(3⇧)</text:p>
      <text:p text:style-name="P1">怠 X(2⇩) ;(0-) N(6⇩)</text:p>
      <text:p text:style-name="P1">迨 X(2⇩) ;(0-) N(6⇩)</text:p>
      <text:p text:style-name="P1">絹 X(2⇩) ;(0-) U(7⇧)</text:p>
      <text:p text:style-name="P1">立 Y(6⇧)</text:p>
      <text:p text:style-name="P1">言 Y(6⇧)</text:p>
      <text:p text:style-name="P1">諮 Y(6⇧) A(1-) A(1-) ;(0-)</text:p>
      <text:p text:style-name="P1">訂 Y(6⇧) A(1-) D(3-)</text:p>
      <text:p text:style-name="P1">証 Y(6⇧) A(1-) E(3⇧)</text:p>
      <text:p text:style-name="P1">訐 Y(6⇧) A(1-) F(4-)</text:p>
      <text:p text:style-name="P1">訏 Y(6⇧) A(1-) F(4-)</text:p>
      <text:p text:style-name="P1">誡 Y(6⇧) A(1-) F(4-) X(2⇩)</text:p>
      <text:p text:style-name="P1">評 Y(6⇧) A(1-) I(8⇧)</text:p>
      <text:p text:style-name="P1">試 Y(6⇧) A(1-) Q(1⇧) X(2⇩)</text:p>
      <text:p text:style-name="P1">語 Y(6⇧) A(1-) T(5⇧) ;(0-)</text:p>
      <text:p text:style-name="P1">譚 Y(6⇧) A(1-) /(0⇩) F(4-)</text:p>
      <text:p text:style-name="P1">謬 Y(6⇧) B(5⇩) B(5⇩) .(9⇩)</text:p>
      <text:p text:style-name="P1">譎 Y(6⇧) B(5⇩) G(5-) ;(0-)</text:p>
      <text:p text:style-name="P1">誦 Y(6⇧) B(5⇩) J(7-) F(4-)</text:p>
      <text:p text:style-name="P1">證 Y(6⇧) B(5⇩) Q(1⇧) I(8⇧)</text:p>
      <text:p text:style-name="P1">亦 Y(6⇧) C(3⇩)</text:p>
      <text:p text:style-name="P1">卞 Y(6⇧) C(3⇩)</text:p>
      <text:p text:style-name="P1">訃 Y(6⇧) C(3⇩)</text:p>
      <text:p text:style-name="P1">弈 Y(6⇧) C(3⇩) F(4-)</text:p>
      <text:p text:style-name="P1">帟 Y(6⇧) C(3⇩) J(7-) D(3-)</text:p>
      <text:p text:style-name="P1">讜 Y(6⇧) C(3⇩) J(7-) ,(8⇩)</text:p>
      <text:p text:style-name="P1">誚 Y(6⇧) C(3⇩) U(7⇧)</text:p>
      <text:p text:style-name="P1">奕 Y(6⇧) C(3⇩) Z(1⇩)</text:p>
      <text:p text:style-name="P1">訕 Y(6⇧) D(3-)</text:p>
      <text:p text:style-name="P1">端 Y(6⇧) D(3-) A(1-) E(3⇧)</text:p>
      <text:p text:style-name="P1">訓 Y(6⇧) E(3⇧) D(3-)</text:p>
      <text:p text:style-name="P1">誹 Y(6⇧) E(3⇧) E(3⇧)</text:p>
      <text:p text:style-name="P1">站 Y(6⇧) E(3⇧) ;(0-)</text:p>
      <text:p text:style-name="P1">計 Y(6⇧) F(4-)</text:p>
      <text:p text:style-name="P1">辛 Y(6⇧) F(4-)</text:p>
      <text:p text:style-name="P1">譁 Y(6⇧) F(4-) A(1-) F(4-)</text:p>
      <text:p text:style-name="P1">辦 Y(6⇧) F(4-) B(5⇩) F(4-)</text:p>
      <text:p text:style-name="P1">討 Y(6⇧) F(4-) H(6-)</text:p>
      <text:p text:style-name="P1">辨 Y(6⇧) F(4-) H(6-) F(4-)</text:p>
      <text:p text:style-name="P1">護 Y(6⇧) F(4-) K(8-) B(5⇩)</text:p>
      <text:p text:style-name="P1">謨 Y(6⇧) F(4-) P(0⇧) Z(1⇩)</text:p>
      <text:p text:style-name="P1">辣 Y(6⇧) F(4-) V(4⇩) ;(0-)</text:p>
      <text:p text:style-name="P1">辮 Y(6⇧) F(4-) X(2⇩) F(4-)</text:p>
      <text:p text:style-name="P1">辯 Y(6⇧) F(4-) Y(6⇧) F(4-)</text:p>
      <text:p text:style-name="P1">謊 Y(6⇧) F(4-) Y(6⇧) O(9⇧)</text:p>
      <text:p text:style-name="P1">諾 Y(6⇧) F(4-) Z(1⇩) ;(0-)</text:p>
      <text:p text:style-name="P1">瓣 Y(6⇧) F(4-) .(9⇩) F(4-)</text:p>
      <text:p text:style-name="P1">詁 Y(6⇧) F(4-) ;(0-)</text:p>
      <text:p text:style-name="P1">訑 Y(6⇧) G(5-) D(3-) S(2-)</text:p>
      <text:p text:style-name="P1">慶 Y(6⇧) G(5-) N(6⇩) .(9⇩)</text:p>
      <text:p text:style-name="P1">詞 Y(6⇧) G(5-) Q(1⇧)</text:p>
      <text:p text:style-name="P1">訪 Y(6⇧) H(6-)</text:p>
      <text:p text:style-name="P1">祆 Y(6⇧) H(6-) A(1-) Z(1⇩)</text:p>
      <text:p text:style-name="P1">詠 Y(6⇧) H(6-) B(5⇩)</text:p>
      <text:p text:style-name="P1">祉 Y(6⇧) H(6-) E(3⇧)</text:p>
      <text:p text:style-name="P1">禎 Y(6⇧) H(6-) E(3⇧) M(7⇩)</text:p>
      <text:p text:style-name="P1">祠 Y(6⇧) H(6-) G(5-) Q(1⇧)</text:p>
      <text:p text:style-name="P1">祥 Y(6⇧) H(6-) I(8⇧) F(4-)</text:p>
      <text:p text:style-name="P1">視 Y(6⇧) H(6-) J(7-) S(2-)</text:p>
      <text:p text:style-name="P1">禍 Y(6⇧) H(6-) M(7⇩) ;(0-)</text:p>
      <text:p text:style-name="P1">祕 Y(6⇧) H(6-) N(6⇩) L(9-)</text:p>
      <text:p text:style-name="P1">祈 Y(6⇧) H(6-) O(9⇧)</text:p>
      <text:p text:style-name="P1">祗 Y(6⇧) H(6-) O(9⇧) A(1-)</text:p>
      <text:p text:style-name="P1">祚 Y(6⇧) H(6-) O(9⇧) E(3⇧)</text:p>
      <text:p text:style-name="P1">祇 Y(6⇧) H(6-) O(9⇧) S(2-)</text:p>
      <text:p text:style-name="P1">神 Y(6⇧) H(6-) P(0⇧) D(3-)</text:p>
      <text:p text:style-name="P1">禮 Y(6⇧) H(6-) P(0⇧) I(8⇧)</text:p>
      <text:p text:style-name="P1">福 Y(6⇧) H(6-) Q(1⇧) P(0⇧)</text:p>
      <text:p text:style-name="P1">社 Y(6⇧) H(6-) R(4⇧)</text:p>
      <text:p text:style-name="P1">禱 Y(6⇧) H(6-) R(4⇧) H(6-)</text:p>
      <text:p text:style-name="P1">祺 Y(6⇧) H(6-) R(4⇧) K(8-)</text:p>
      <text:p text:style-name="P1">禧 Y(6⇧) H(6-) R(4⇧) ;(0-)</text:p>
      <text:p text:style-name="P1">祁 Y(6⇧) H(6-) T(5⇧)</text:p>
      <text:p text:style-name="P1">祀 Y(6⇧) H(6-) T(5⇧) S(2-)</text:p>
      <text:p text:style-name="P1">祖 Y(6⇧) H(6-) U(7⇧) A(1-)</text:p>
      <text:p text:style-name="P1">祿 Y(6⇧) H(6-) W(2⇧) C(3⇩)</text:p>
      <text:p text:style-name="P1">禳 Y(6⇧) H(6-) Y(6⇧) X(2⇩)</text:p>
      <text:p text:style-name="P1">祐 Y(6⇧) H(6-) Z(1⇩) ;(0-)</text:p>
      <text:p text:style-name="P1">禪 Y(6⇧) H(6-) ;(0-) F(4-)</text:p>
      <text:p text:style-name="P1">祝 Y(6⇧) H(6-) ;(0-) S(2-)</text:p>
      <text:p text:style-name="P1">譜 Y(6⇧) I(8⇧) C(3⇩) P(0⇧)</text:p>
      <text:p text:style-name="P1">詳 Y(6⇧) I(8⇧) F(4-)</text:p>
      <text:p text:style-name="P1">論 Y(6⇧) I(8⇧) J(7-) F(4-)</text:p>
      <text:p text:style-name="P1">詮 Y(6⇧) I(8⇧) R(4⇧)</text:p>
      <text:p text:style-name="P1">議 Y(6⇧) I(8⇧) R(4⇧) X(2⇩)</text:p>
      <text:p text:style-name="P1">謙 Y(6⇧) I(8⇧) T(5⇧) C(3⇩)</text:p>
      <text:p text:style-name="P1">諭 Y(6⇧) I(8⇧) U(7⇧) E(3⇧)</text:p>
      <text:p text:style-name="P1">市 Y(6⇧) J(7-) D(3-)</text:p>
      <text:p text:style-name="P1">認 Y(6⇧) J(7-) H(6-) N(6⇩)</text:p>
      <text:p text:style-name="P1">訥 Y(6⇧) J(7-) K(8-)</text:p>
      <text:p text:style-name="P1">諂 Y(6⇧) J(7-) O(9⇧)</text:p>
      <text:p text:style-name="P1">調 Y(6⇧) J(7-) R(4⇧) ;(0-)</text:p>
      <text:p text:style-name="P1">詭 Y(6⇧) J(7-) Z(1⇩) S(2-)</text:p>
      <text:p text:style-name="P1">譫 Y(6⇧) J(7-) Z(1⇩) Y(6⇧)</text:p>
      <text:p text:style-name="P1">詔 Y(6⇧) J(7-) ;(0-)</text:p>
      <text:p text:style-name="P1">讒 Y(6⇧) J(7-) ;(0-) H(6-)</text:p>
      <text:p text:style-name="P1">六 Y(6⇧) K(8-)</text:p>
      <text:p text:style-name="P1">衽 Y(6⇧) K(8-) A(1-) R(4⇧)</text:p>
      <text:p text:style-name="P1">褶 Y(6⇧) K(8-) B(5⇩) P(0⇧)</text:p>
      <text:p text:style-name="P1">襠 Y(6⇧) K(8-) C(3⇩) P(0⇧)</text:p>
      <text:p text:style-name="P1">齋 Y(6⇧) K(8-) D(3-) C(3⇩)</text:p>
      <text:p text:style-name="P1">齊 Y(6⇧) K(8-) D(3-) E(3⇧)</text:p>
      <text:p text:style-name="P1">劑 Y(6⇧) K(8-) D(3-) E(3⇧)</text:p>
      <text:p text:style-name="P1">襪 Y(6⇧) K(8-) F(4-) X(2⇩)</text:p>
      <text:p text:style-name="P1">褡 Y(6⇧) K(8-) F(4-) ;(0-)</text:p>
      <text:p text:style-name="P1">褊 Y(6⇧) K(8-) G(5-) F(4-)</text:p>
      <text:p text:style-name="P1">褕 Y(6⇧) K(8-) I(8⇧) E(3⇧)</text:p>
      <text:p text:style-name="P1">初 Y(6⇧) K(8-) J(7-)</text:p>
      <text:p text:style-name="P1">帝 Y(6⇧) K(8-) J(7-) D(3-)</text:p>
      <text:p text:style-name="P1">旁 Y(6⇧) K(8-) J(7-) H(6-)</text:p>
      <text:p text:style-name="P1">適 Y(6⇧) K(8-) J(7-) N(6⇩)</text:p>
      <text:p text:style-name="P1">敵 Y(6⇧) K(8-) J(7-) .(9⇩)</text:p>
      <text:p text:style-name="P1">商 Y(6⇧) K(8-) J(7-) ;(0-)</text:p>
      <text:p text:style-name="P1">啻 Y(6⇧) K(8-) J(7-) ;(0-)</text:p>
      <text:p text:style-name="P1">裯 Y(6⇧) K(8-) J(7-) ;(0-)</text:p>
      <text:p text:style-name="P1">卒 Y(6⇧) K(8-) K(8-) F(4-)</text:p>
      <text:p text:style-name="P1">袱 Y(6⇧) K(8-) K(8-) H(6-)</text:p>
      <text:p text:style-name="P1">褓 Y(6⇧) K(8-) K(8-) V(4⇩)</text:p>
      <text:p text:style-name="P1">讖 Y(6⇧) K(8-) K(8-) X(2⇩)</text:p>
      <text:p text:style-name="P1">雜 Y(6⇧) K(8-) K(8-) Y(6⇧)</text:p>
      <text:p text:style-name="P1">裕 Y(6⇧) K(8-) K(8-) ;(0-)</text:p>
      <text:p text:style-name="P1">裨 Y(6⇧) K(8-) L(9-) F(4-)</text:p>
      <text:p text:style-name="P1">袍 Y(6⇧) K(8-) L(9-) S(2-)</text:p>
      <text:p text:style-name="P1">襖 Y(6⇧) K(8-) L(9-) Z(1⇩)</text:p>
      <text:p text:style-name="P1">夜 Y(6⇧) K(8-) M(7⇩) K(8-)</text:p>
      <text:p text:style-name="P1">褲 Y(6⇧) K(8-) N(6⇩) Q(1⇧)</text:p>
      <text:p text:style-name="P1">衹 Y(6⇧) K(8-) O(9⇧) S(2-)</text:p>
      <text:p text:style-name="P1">複 Y(6⇧) K(8-) O(9⇧) .(9⇩)</text:p>
      <text:p text:style-name="P1">袒 Y(6⇧) K(8-) P(0⇧) A(1-)</text:p>
      <text:p text:style-name="P1">袖 Y(6⇧) K(8-) P(0⇧) F(4-)</text:p>
      <text:p text:style-name="P1">裡 Y(6⇧) K(8-) P(0⇧) R(4⇧)</text:p>
      <text:p text:style-name="P1">褐 Y(6⇧) K(8-) P(0⇧) S(2-)</text:p>
      <text:p text:style-name="P1">裸 Y(6⇧) K(8-) P(0⇧) V(4⇩)</text:p>
      <text:p text:style-name="P1">褸 Y(6⇧) K(8-) P(0⇧) W(2⇧)</text:p>
      <text:p text:style-name="P1">訛 Y(6⇧) K(8-) Q(1⇧)</text:p>
      <text:p text:style-name="P1">補 Y(6⇧) K(8-) Q(1⇧) H(6-)</text:p>
      <text:p text:style-name="P1">襤 Y(6⇧) K(8-) Q(1⇧) U(7⇧)</text:p>
      <text:p text:style-name="P1">褂 Y(6⇧) K(8-) R(4⇧) C(3⇩)</text:p>
      <text:p text:style-name="P1">褚 Y(6⇧) K(8-) R(4⇧) P(0⇧)</text:p>
      <text:p text:style-name="P1">被 Y(6⇧) K(8-) T(5⇧) B(5⇩)</text:p>
      <text:p text:style-name="P1">袂 Y(6⇧) K(8-) T(5⇧) K(8-)</text:p>
      <text:p text:style-name="P1">褪 Y(6⇧) K(8-) T(5⇧) N(6⇩)</text:p>
      <text:p text:style-name="P1">裙 Y(6⇧) K(8-) T(5⇧) ;(0-)</text:p>
      <text:p text:style-name="P1">襟 Y(6⇧) K(8-) V(4⇩) C(3⇩)</text:p>
      <text:p text:style-name="P1">訟 Y(6⇧) K(8-) X(2⇩)</text:p>
      <text:p text:style-name="P1">誰 Y(6⇧) K(8-) Y(6⇧)</text:p>
      <text:p text:style-name="P1">襯 Y(6⇧) K(8-) Y(6⇧) S(2-)</text:p>
      <text:p text:style-name="P1">譙 Y(6⇧) K(8-) Y(6⇧) ,(8⇩)</text:p>
      <text:p text:style-name="P1">褥 Y(6⇧) K(8-) Z(1⇩) H(6-)</text:p>
      <text:p text:style-name="P1">交 Y(6⇧) K(8-) .(9⇩)</text:p>
      <text:p text:style-name="P1">衫 Y(6⇧) K(8-) .(9⇩)</text:p>
      <text:p text:style-name="P1">診 Y(6⇧) K(8-) .(9⇩)</text:p>
      <text:p text:style-name="P1">褫 Y(6⇧) K(8-) .(9⇩) S(2-)</text:p>
      <text:p text:style-name="P1">郊 Y(6⇧) K(8-) .(9⇩) T(5⇧)</text:p>
      <text:p text:style-name="P1">效 Y(6⇧) K(8-) .(9⇩) .(9⇩)</text:p>
      <text:p text:style-name="P1">襬 Y(6⇧) K(8-) /(0⇩) Q(1⇧)</text:p>
      <text:p text:style-name="P1">說 Y(6⇧) K(8-) ;(0-) S(2-)</text:p>
      <text:p text:style-name="P1"><text:soft-page-break/>兗 Y(6⇧) K(8-) ;(0-) S(2-)</text:p>
      <text:p text:style-name="P1">袞 Y(6⇧) K(8-) ;(0-) X(2⇩)</text:p>
      <text:p text:style-name="P1">褒 Y(6⇧) K(8-) ;(0-) X(2⇩)</text:p>
      <text:p text:style-name="P1">誕 Y(6⇧) L(9-) E(3⇧) B(5⇩)</text:p>
      <text:p text:style-name="P1">話 Y(6⇧) L(9-) F(4-) ;(0-)</text:p>
      <text:p text:style-name="P1">詢 Y(6⇧) L(9-) P(0⇧)</text:p>
      <text:p text:style-name="P1">託 Y(6⇧) L(9-) Q(1⇧)</text:p>
      <text:p text:style-name="P1">誘 Y(6⇧) L(9-) V(4⇩) G(5-)</text:p>
      <text:p text:style-name="P1">諉 Y(6⇧) L(9-) V(4⇩) W(2⇧)</text:p>
      <text:p text:style-name="P1">衣 Y(6⇧) L(9-) X(2⇩)</text:p>
      <text:p text:style-name="P1">裔 Y(6⇧) L(9-) X(2⇩) ;(0-)</text:p>
      <text:p text:style-name="P1">謠 Y(6⇧) M(7⇩) O(9⇧) D(3-)</text:p>
      <text:p text:style-name="P1">這 Y(6⇧) N(6⇩)</text:p>
      <text:p text:style-name="P1">詫 Y(6⇧) N(6⇩) L(9-) Q(1⇧)</text:p>
      <text:p text:style-name="P1">謐 Y(6⇧) N(6⇩) L(9-) U(7⇧)</text:p>
      <text:p text:style-name="P1">誼 Y(6⇧) N(6⇩) U(7⇧) A(1-)</text:p>
      <text:p text:style-name="P1">諺 Y(6⇧) N(6⇩) .(9⇩)</text:p>
      <text:p text:style-name="P1">訢 Y(6⇧) O(9⇧)</text:p>
      <text:p text:style-name="P1">詆 Y(6⇧) O(9⇧) A(1-) A(1-)</text:p>
      <text:p text:style-name="P1">詐 Y(6⇧) O(9⇧) E(3⇧)</text:p>
      <text:p text:style-name="P1">許 Y(6⇧) O(9⇧) F(4-)</text:p>
      <text:p text:style-name="P1">訴 Y(6⇧) O(9⇧) H(6-)</text:p>
      <text:p text:style-name="P1">諛 Y(6⇧) O(9⇧) K(8-)</text:p>
      <text:p text:style-name="P1">裒 Y(6⇧) O(9⇧) L(9-) X(2⇩)</text:p>
      <text:p text:style-name="P1">訖 Y(6⇧) O(9⇧) S(2-)</text:p>
      <text:p text:style-name="P1">讚 Y(6⇧) O(9⇧) S(2-) M(7⇩)</text:p>
      <text:p text:style-name="P1">誨 Y(6⇧) O(9⇧) S(2-) Z(1⇩)</text:p>
      <text:p text:style-name="P1">誅 Y(6⇧) O(9⇧) V(4⇩)</text:p>
      <text:p text:style-name="P1">誥 Y(6⇧) O(9⇧) ;(0-)</text:p>
      <text:p text:style-name="P1">音 Y(6⇧) P(0⇧)</text:p>
      <text:p text:style-name="P1">章 Y(6⇧) P(0⇧) F(4-)</text:p>
      <text:p text:style-name="P1">贛 Y(6⇧) P(0⇧) F(4-) M(7⇩)</text:p>
      <text:p text:style-name="P1">彰 Y(6⇧) P(0⇧) F(4-) .(9⇩)</text:p>
      <text:p text:style-name="P1">畝 Y(6⇧) P(0⇧) J(7-) K(8-)</text:p>
      <text:p text:style-name="P1">韶 Y(6⇧) P(0⇧) J(7-) ;(0-)</text:p>
      <text:p text:style-name="P1">韹 Y(6⇧) P(0⇧) L(9-) R(4⇧)</text:p>
      <text:p text:style-name="P1">竭 Y(6⇧) P(0⇧) L(9-) S(2-)</text:p>
      <text:p text:style-name="P1">謁 Y(6⇧) P(0⇧) L(9-) S(2-)</text:p>
      <text:p text:style-name="P1">衰 Y(6⇧) P(0⇧) L(9-) X(2⇩)</text:p>
      <text:p text:style-name="P1">意 Y(6⇧) P(0⇧) N(6⇩)</text:p>
      <text:p text:style-name="P1">童 Y(6⇧) P(0⇧) R(4⇧)</text:p>
      <text:p text:style-name="P1">竟 Y(6⇧) P(0⇧) S(2-)</text:p>
      <text:p text:style-name="P1">謂 Y(6⇧) P(0⇧) U(7⇧)</text:p>
      <text:p text:style-name="P1">課 Y(6⇧) P(0⇧) V(4⇩)</text:p>
      <text:p text:style-name="P1">裹 Y(6⇧) P(0⇧) V(4⇩) X(2⇩)</text:p>
      <text:p text:style-name="P1">韻 Y(6⇧) P(0⇧) ;(0-) M(7⇩)</text:p>
      <text:p text:style-name="P1">顫 Y(6⇧) P(0⇧) ;(0-) M(7⇩)</text:p>
      <text:p text:style-name="P1">氈 Y(6⇧) P(0⇧) ;(0-) Q(1⇧)</text:p>
      <text:p text:style-name="P1">稟 Y(6⇧) P(0⇧) ;(0-) V(4⇩)</text:p>
      <text:p text:style-name="P1">訌 Y(6⇧) Q(1⇧)</text:p>
      <text:p text:style-name="P1">訶 Y(6⇧) Q(1⇧) D(3-)</text:p>
      <text:p text:style-name="P1">訝 Y(6⇧) Q(1⇧) D(3-) L(9-)</text:p>
      <text:p text:style-name="P1">誧 Y(6⇧) Q(1⇧) H(6-)</text:p>
      <text:p text:style-name="P1">誣 Y(6⇧) Q(1⇧) K(8-) K(8-)</text:p>
      <text:p text:style-name="P1">詣 Y(6⇧) Q(1⇧) P(0⇧)</text:p>
      <text:p text:style-name="P1">鹿 Y(6⇧) Q(1⇧) Q(1⇧)</text:p>
      <text:p text:style-name="P1">麝 Y(6⇧) Q(1⇧) Q(1⇧) H(6-)</text:p>
      <text:p text:style-name="P1">鏖 Y(6⇧) Q(1⇧) Q(1⇧) I(8⇧)</text:p>
      <text:p text:style-name="P1">麒 Y(6⇧) Q(1⇧) Q(1⇧) K(8-)</text:p>
      <text:p text:style-name="P1">諧 Y(6⇧) Q(1⇧) Q(1⇧) P(0⇧)</text:p>
      <text:p text:style-name="P1">麟 Y(6⇧) Q(1⇧) Q(1⇧) Q(1⇧)</text:p>
      <text:p text:style-name="P1">塵 Y(6⇧) Q(1⇧) Q(1⇧) R(4⇧)</text:p>
      <text:p text:style-name="P1">麂 Y(6⇧) Q(1⇧) Q(1⇧) S(2-)</text:p>
      <text:p text:style-name="P1">麋 Y(6⇧) Q(1⇧) Q(1⇧) ,(8⇩)</text:p>
      <text:p text:style-name="P1">主 Y(6⇧) R(4⇧)</text:p>
      <text:p text:style-name="P1">謀 Y(6⇧) R(4⇧) A(1-) V(4⇩)</text:p>
      <text:p text:style-name="P1">詩 Y(6⇧) R(4⇧) F(4-) H(6-)</text:p>
      <text:p text:style-name="P1">講 Y(6⇧) R(4⇧) J(7-) R(4⇧)</text:p>
      <text:p text:style-name="P1">褻 Y(6⇧) R(4⇧) K(8-) X(2⇩)</text:p>
      <text:p text:style-name="P1">諸 Y(6⇧) R(4⇧) L(9-) P(0⇧)</text:p>
      <text:p text:style-name="P1">誌 Y(6⇧) R(4⇧) N(6⇩)</text:p>
      <text:p text:style-name="P1">諶 Y(6⇧) R(4⇧) Q(1⇧) K(8-)</text:p>
      <text:p text:style-name="P1">謹 Y(6⇧) R(4⇧) R(4⇧)</text:p>
      <text:p text:style-name="P1">諜 Y(6⇧) R(4⇧) S(2-) V(4⇩)</text:p>
      <text:p text:style-name="P1">請 Y(6⇧) R(4⇧) U(7⇧)</text:p>
      <text:p text:style-name="P1">靖 Y(6⇧) R(4⇧) U(7⇧)</text:p>
      <text:p text:style-name="P1">讀 Y(6⇧) R(4⇧) /(0⇩) M(7⇩)</text:p>
      <text:p text:style-name="P1">詰 Y(6⇧) R(4⇧) ;(0-)</text:p>
      <text:p text:style-name="P1">譆 Y(6⇧) R(4⇧) ;(0-) ;(0-)</text:p>
      <text:p text:style-name="P1">亡 Y(6⇧) S(2-)</text:p>
      <text:p text:style-name="P1">亢 Y(6⇧) S(2-)</text:p>
      <text:p text:style-name="P1">設 Y(6⇧) S(2-) B(5⇩)</text:p>
      <text:p text:style-name="P1">訊 Y(6⇧) S(2-) F(4-)</text:p>
      <text:p text:style-name="P1">盲 Y(6⇧) S(2-) J(7-)</text:p>
      <text:p text:style-name="P1">望 Y(6⇧) S(2-) M(7⇩) R(4⇧)</text:p>
      <text:p text:style-name="P1">忘 Y(6⇧) S(2-) N(6⇩)</text:p>
      <text:p text:style-name="P1">氓 Y(6⇧) S(2-) T(5⇧) S(2-)</text:p>
      <text:p text:style-name="P1">肓 Y(6⇧) S(2-) U(7⇧)</text:p>
      <text:p text:style-name="P1">杗 Y(6⇧) S(2-) V(4⇩)</text:p>
      <text:p text:style-name="P1">妄 Y(6⇧) S(2-) W(2⇧)</text:p>
      <text:p text:style-name="P1">甕 Y(6⇧) S(2-) X(2⇩) H(6-)</text:p>
      <text:p text:style-name="P1">壅 Y(6⇧) S(2-) X(2⇩) R(4⇧)</text:p>
      <text:p text:style-name="P1">雍 Y(6⇧) S(2-) X(2⇩) Y(6⇧)</text:p>
      <text:p text:style-name="P1">詖 Y(6⇧) T(5⇧) B(5⇩)</text:p>
      <text:p text:style-name="P1">訣 Y(6⇧) T(5⇧) K(8-)</text:p>
      <text:p text:style-name="P1">記 Y(6⇧) T(5⇧) S(2-)</text:p>
      <text:p text:style-name="P1">諱 Y(6⇧) T(5⇧) ;(0-) Q(1⇧)</text:p>
      <text:p text:style-name="P1">詛 Y(6⇧) U(7⇧) A(1-)</text:p>
      <text:p text:style-name="P1">羸 Y(6⇧) U(7⇧) I(8⇧) H(6-)</text:p>
      <text:p text:style-name="P1">贏 Y(6⇧) U(7⇧) M(7⇩) H(6-)</text:p>
      <text:p text:style-name="P1">龍 Y(6⇧) U(7⇧) Q(1⇧)</text:p>
      <text:p text:style-name="P1">聾 Y(6⇧) U(7⇧) Q(1⇧) E(3⇧)</text:p>
      <text:p text:style-name="P1">龔 Y(6⇧) U(7⇧) Q(1⇧) K(8-)</text:p>
      <text:p text:style-name="P1">壟 Y(6⇧) U(7⇧) Q(1⇧) R(4⇧)</text:p>
      <text:p text:style-name="P1">襲 Y(6⇧) U(7⇧) Q(1⇧) X(2⇩)</text:p>
      <text:p text:style-name="P1">嬴 Y(6⇧) U(7⇧) W(2⇧) H(6-)</text:p>
      <text:p text:style-name="P1">親 Y(6⇧) V(4⇩) J(7-) S(2-)</text:p>
      <text:p text:style-name="P1">新 Y(6⇧) V(4⇩) O(9⇧)</text:p>
      <text:p text:style-name="P1">諫 Y(6⇧) V(4⇩) /(0⇩)</text:p>
      <text:p text:style-name="P1">妾 Y(6⇧) W(2⇧)</text:p>
      <text:p text:style-name="P1">玄 Y(6⇧) X(2⇩)</text:p>
      <text:p text:style-name="P1">颯 Y(6⇧) X(2⇩)</text:p>
      <text:p text:style-name="P1">諷 Y(6⇧) X(2⇩)</text:p>
      <text:p text:style-name="P1">牽 Y(6⇧) X(2⇩) J(7-) F(4-)</text:p>
      <text:p text:style-name="P1">亥 Y(6⇧) X(2⇩) K(8-)</text:p>
      <text:p text:style-name="P1">劾 Y(6⇧) X(2⇩) K(8-) B(5⇩)</text:p>
      <text:p text:style-name="P1">刻 Y(6⇧) X(2⇩) K(8-) E(3⇧)</text:p>
      <text:p text:style-name="P1">竣 Y(6⇧) X(2⇩) K(8-) .(9⇩)</text:p>
      <text:p text:style-name="P1">畜 Y(6⇧) X(2⇩) P(0⇧)</text:p>
      <text:p text:style-name="P1">巒 Y(6⇧) X(2⇩) X(2⇩) D(3-)</text:p>
      <text:p text:style-name="P1">孿 Y(6⇧) X(2⇩) X(2⇩) F(4-)</text:p>
      <text:p text:style-name="P1">彎 Y(6⇧) X(2⇩) X(2⇩) G(5-)</text:p>
      <text:p text:style-name="P1">鑾 Y(6⇧) X(2⇩) X(2⇩) I(8⇧)</text:p>
      <text:p text:style-name="P1">戀 Y(6⇧) X(2⇩) X(2⇩) N(6⇩)</text:p>
      <text:p text:style-name="P1">攣 Y(6⇧) X(2⇩) X(2⇩) O(9⇧)</text:p>
      <text:p text:style-name="P1">譏 Y(6⇧) X(2⇩) X(2⇩) X(2⇩)</text:p>
      <text:p text:style-name="P1">變 Y(6⇧) X(2⇩) X(2⇩) .(9⇩)</text:p>
      <text:p text:style-name="P1">蠻 Y(6⇧) X(2⇩) X(2⇩) /(0⇩)</text:p>
      <text:p text:style-name="P1">鸞 Y(6⇧) X(2⇩) X(2⇩) ,(8⇩)</text:p>
      <text:p text:style-name="P1">玆 Y(6⇧) X(2⇩) Y(6⇧) X(2⇩)</text:p>
      <text:p text:style-name="P1">率 Y(6⇧) X(2⇩) ,(8⇩) F(4-)</text:p>
      <text:p text:style-name="P1">諦 Y(6⇧) Y(6⇧) K(8-) D(3-)</text:p>
      <text:p text:style-name="P1">誶 Y(6⇧) Y(6⇧) K(8-) F(4-)</text:p>
      <text:p text:style-name="P1">謗 Y(6⇧) Y(6⇧) K(8-) H(6-)</text:p>
      <text:p text:style-name="P1">詨 Y(6⇧) Y(6⇧) K(8-) .(9⇩)</text:p>
      <text:p text:style-name="P1">謫 Y(6⇧) Y(6⇧) K(8-) ;(0-)</text:p>
      <text:p text:style-name="P1">諳 Y(6⇧) Y(6⇧) P(0⇧)</text:p>
      <text:p text:style-name="P1">識 Y(6⇧) Y(6⇧) P(0⇧) X(2⇩)</text:p>
      <text:p text:style-name="P1">註 Y(6⇧) Y(6⇧) R(4⇧)</text:p>
      <text:p text:style-name="P1">該 Y(6⇧) Y(6⇧) X(2⇩) K(8-)</text:p>
      <text:p text:style-name="P1">諒 Y(6⇧) Y(6⇧) ;(0-) C(3⇩)</text:p>
      <text:p text:style-name="P1">諄 Y(6⇧) Y(6⇧) ;(0-) F(4-)</text:p>
      <text:p text:style-name="P1">讓 Y(6⇧) Y(6⇧) ;(0-) X(2⇩)</text:p>
      <text:p text:style-name="P1">誇 Y(6⇧) Z(1⇩) A(1-) G(5-)</text:p>
      <text:p text:style-name="P1">誠 Y(6⇧) Z(1⇩) G(5-) X(2⇩)</text:p>
      <text:p text:style-name="P1">詼 Y(6⇧) Z(1⇩) ,(8⇩)</text:p>
      <text:p text:style-name="P1">文 Y(6⇧) .(9⇩)</text:p>
      <text:p text:style-name="P1">諼 Y(6⇧) .(9⇩) A(1-) B(5⇩)</text:p>
      <text:p text:style-name="P1">誑 Y(6⇧) .(9⇩) A(1-) R(4⇧)</text:p>
      <text:p text:style-name="P1">離 Y(6⇧) .(9⇩) D(3-) Y(6⇧)</text:p>
      <text:p text:style-name="P1">斕 Y(6⇧) .(9⇩) E(3⇧) /(0⇩)</text:p>
      <text:p text:style-name="P1">謝 Y(6⇧) .(9⇩) F(4-) H(6-)</text:p>
      <text:p text:style-name="P1">詬 Y(6⇧) .(9⇩) Q(1⇧)</text:p>
      <text:p text:style-name="P1">毅 Y(6⇧) .(9⇩) S(2-) B(5⇩)</text:p>
      <text:p text:style-name="P1">諍 Y(6⇧) .(9⇩) T(5⇧) D(3-)</text:p>
      <text:p text:style-name="P1">紊 Y(6⇧) .(9⇩) X(2⇩)</text:p>
      <text:p text:style-name="P1">吝 Y(6⇧) .(9⇩) ;(0-)</text:p>
      <text:p text:style-name="P1">詻 Y(6⇧) .(9⇩) ;(0-)</text:p>
      <text:p text:style-name="P1">譯 Y(6⇧) /(0⇩) R(4⇧) F(4-)</text:p>
      <text:p text:style-name="P1">京 Y(6⇧) ;(0-) C(3⇩)</text:p>
      <text:p text:style-name="P1">就 Y(6⇧) ;(0-) C(3⇩) H(6-)</text:p>
      <text:p text:style-name="P1">譴 Y(6⇧) ;(0-) D(3-) N(6⇩)</text:p>
      <text:p text:style-name="P1">衷 Y(6⇧) ;(0-) D(3-) X(2⇩)</text:p>
      <text:p text:style-name="P1">剖 Y(6⇧) ;(0-) E(3⇧)</text:p>
      <text:p text:style-name="P1">亨 Y(6⇧) ;(0-) G(5-) D(3-)</text:p>
      <text:p text:style-name="P1">享 Y(6⇧) ;(0-) G(5-) F(4-)</text:p>
      <text:p text:style-name="P1">孰 Y(6⇧) ;(0-) G(5-) H(6-)</text:p>
      <text:p text:style-name="P1">塾 Y(6⇧) ;(0-) G(5-) R(4⇧)</text:p>
      <text:p text:style-name="P1">郭 Y(6⇧) ;(0-) G(5-) T(5⇧)</text:p>
      <text:p text:style-name="P1">誤 Y(6⇧) ;(0-) G(5-) Z(1⇩)</text:p>
      <text:p text:style-name="P1">敦 Y(6⇧) ;(0-) G(5-) .(9⇩)</text:p>
      <text:p text:style-name="P1">熟 Y(6⇧) ;(0-) G(5-) ,(8⇩)</text:p>
      <text:p text:style-name="P1">烹 Y(6⇧) ;(0-) G(5-) ,(8⇩)</text:p>
      <text:p text:style-name="P1">鶉 Y(6⇧) ;(0-) G(5-) ,(8⇩)</text:p>
      <text:p text:style-name="P1">敲 Y(6⇧) ;(0-) J(7-) B(5⇩)</text:p>
      <text:p text:style-name="P1">亭 Y(6⇧) ;(0-) J(7-) D(3-)</text:p>
      <text:p text:style-name="P1">毫 Y(6⇧) ;(0-) J(7-) Q(1⇧)</text:p>
      <text:p text:style-name="P1">亳 Y(6⇧) ;(0-) J(7-) Q(1⇧)</text:p>
      <text:p text:style-name="P1">亮 Y(6⇧) ;(0-) J(7-) S(2-)</text:p>
      <text:p text:style-name="P1">鄗 Y(6⇧) ;(0-) J(7-) T(5⇧)</text:p>
      <text:p text:style-name="P1">膏 Y(6⇧) ;(0-) J(7-) U(7⇧)</text:p>
      <text:p text:style-name="P1">豪 Y(6⇧) ;(0-) J(7-) .(9⇩)</text:p>
      <text:p text:style-name="P1">高 Y(6⇧) ;(0-) J(7-) ;(0-)</text:p>
      <text:p text:style-name="P1">哀 Y(6⇧) ;(0-) L(9-) X(2⇩)</text:p>
      <text:p text:style-name="P1">競 Y(6⇧) ;(0-) S(2-) S(2-)</text:p>
      <text:p text:style-name="P1">部 Y(6⇧) ;(0-) T(5⇧)</text:p>
      <text:p text:style-name="P1">瓤 Y(6⇧) ;(0-) ;(0-) K(8-)</text:p>
      <text:p text:style-name="P1">譟 Y(6⇧) ;(0-) ;(0-) V(4⇩)</text:p>
      <text:p text:style-name="P1">襄 Y(6⇧) ;(0-) ;(0-) X(2⇩)</text:p>
      <text:p text:style-name="P1">謎 Y(6⇧) ,(8⇩) N(6⇩)</text:p>
      <text:p text:style-name="P1">談 Y(6⇧) ,(8⇩) ,(8⇩)</text:p>
      <text:p text:style-name="P1">燮 Y(6⇧) ,(8⇩) ,(8⇩) B(5⇩)</text:p>
      <text:p text:style-name="P1">不 Z(1⇩)</text:p>
      <text:p text:style-name="P1">大 Z(1⇩)</text:p>
      <text:p text:style-name="P1">夫 Z(1⇩)</text:p>
      <text:p text:style-name="P1">雨 Z(1⇩)</text:p>
      <text:p text:style-name="P1">丕 Z(1⇩) A(1-)</text:p>
      <text:p text:style-name="P1">奈 Z(1⇩) A(1-) A(1-) C(3⇩)</text:p>
      <text:p text:style-name="P1">夸 Z(1⇩) A(1-) A(1-) G(5-)</text:p>
      <text:p text:style-name="P1">雩 Z(1⇩) A(1-) A(1-) G(5-)</text:p>
      <text:p text:style-name="P1">辱 Z(1⇩) A(1-) A(1-) H(6-)</text:p>
      <text:p text:style-name="P1">瓠 Z(1⇩) A(1-) A(1-) K(8-)</text:p>
      <text:p text:style-name="P1">匏 Z(1⇩) A(1-) A(1-) S(2-)</text:p>
      <text:p text:style-name="P1">脣 Z(1⇩) A(1-) A(1-) U(7⇧)</text:p>
      <text:p text:style-name="P1"><text:soft-page-break/>辰 Z(1⇩) A(1-) A(1-) X(2⇩)</text:p>
      <text:p text:style-name="P1">雲 Z(1⇩) A(1-) A(1-) X(2⇩)</text:p>
      <text:p text:style-name="P1">蜃 Z(1⇩) A(1-) A(1-) /(0⇩)</text:p>
      <text:p text:style-name="P1">唇 Z(1⇩) A(1-) A(1-) ;(0-)</text:p>
      <text:p text:style-name="P1">歪 Z(1⇩) A(1-) E(3⇧)</text:p>
      <text:p text:style-name="P1">需 Z(1⇩) A(1-) L(9-) E(3⇧)</text:p>
      <text:p text:style-name="P1">奭 Z(1⇩) A(1-) L(9-) P(0⇧)</text:p>
      <text:p text:style-name="P1">威 Z(1⇩) A(1-) W(2⇧) X(2⇩)</text:p>
      <text:p text:style-name="P1">戌 Z(1⇩) A(1-) X(2⇩)</text:p>
      <text:p text:style-name="P1">奏 Z(1⇩) A(1-) Z(1⇩)</text:p>
      <text:p text:style-name="P1">友 Z(1⇩) B(5⇩)</text:p>
      <text:p text:style-name="P1">反 Z(1⇩) B(5⇩)</text:p>
      <text:p text:style-name="P1">霧 Z(1⇩) B(5⇩) G(5-) B(5⇩)</text:p>
      <text:p text:style-name="P1">返 Z(1⇩) B(5⇩) N(6⇩)</text:p>
      <text:p text:style-name="P1">霹 Z(1⇩) B(5⇩) ;(0-) F(4-)</text:p>
      <text:p text:style-name="P1">泰 Z(1⇩) C(3⇩)</text:p>
      <text:p text:style-name="P1">霑 Z(1⇩) C(3⇩) E(3⇧) ;(0-)</text:p>
      <text:p text:style-name="P1">霄 Z(1⇩) C(3⇩) U(7⇧)</text:p>
      <text:p text:style-name="P1">霪 Z(1⇩) C(3⇩) .(9⇩) R(4⇧)</text:p>
      <text:p text:style-name="P1">存 Z(1⇩) D(3-) G(5-) F(4-)</text:p>
      <text:p text:style-name="P1">在 Z(1⇩) D(3-) R(4⇧)</text:p>
      <text:p text:style-name="P1">蹙 Z(1⇩) E(3⇧) A(1-) C(3⇩)</text:p>
      <text:p text:style-name="P1">戚 Z(1⇩) E(3⇧) A(1-) X(2⇩)</text:p>
      <text:p text:style-name="P1">慼 Z(1⇩) E(3⇧) A(1-) X(2⇩)</text:p>
      <text:p text:style-name="P1">霏 Z(1⇩) E(3⇧) E(3⇧)</text:p>
      <text:p text:style-name="P1">霞 Z(1⇩) E(3⇧) T(5⇧) B(5⇩)</text:p>
      <text:p text:style-name="P1">奉 Z(1⇩) F(4-)</text:p>
      <text:p text:style-name="P1">奔 Z(1⇩) F(4-) F(4-)</text:p>
      <text:p text:style-name="P1">專 Z(1⇩) F(4-) H(6-)</text:p>
      <text:p text:style-name="P1">勵 Z(1⇩) F(4-) P(0⇧) B(5⇩)</text:p>
      <text:p text:style-name="P1">厲 Z(1⇩) F(4-) P(0⇧) M(7⇩)</text:p>
      <text:p text:style-name="P1">厄 Z(1⇩) G(5-) S(2-)</text:p>
      <text:p text:style-name="P1">成 Z(1⇩) G(5-) X(2⇩)</text:p>
      <text:p text:style-name="P1">盛 Z(1⇩) G(5-) X(2⇩) U(7⇧)</text:p>
      <text:p text:style-name="P1">太 Z(1⇩) H(6-)</text:p>
      <text:p text:style-name="P1">犬 Z(1⇩) H(6-)</text:p>
      <text:p text:style-name="P1">戍 Z(1⇩) H(6-) X(2⇩)</text:p>
      <text:p text:style-name="P1">零 Z(1⇩) I(8⇧) B(5⇩)</text:p>
      <text:p text:style-name="P1">劂 Z(1⇩) I(8⇧) D(3-) E(3⇧)</text:p>
      <text:p text:style-name="P1">厥 Z(1⇩) I(8⇧) D(3-) K(8-)</text:p>
      <text:p text:style-name="P1">布 Z(1⇩) J(7-) D(3-)</text:p>
      <text:p text:style-name="P1">甭 Z(1⇩) J(7-) F(4-)</text:p>
      <text:p text:style-name="P1">規 Z(1⇩) J(7-) S(2-)</text:p>
      <text:p text:style-name="P1">丈 Z(1⇩) K(8-)</text:p>
      <text:p text:style-name="P1">仄 Z(1⇩) K(8-)</text:p>
      <text:p text:style-name="P1">夾 Z(1⇩) K(8-) K(8-)</text:p>
      <text:p text:style-name="P1">頰 Z(1⇩) K(8-) K(8-) M(7⇩)</text:p>
      <text:p text:style-name="P1">雁 Z(1⇩) K(8-) K(8-) Y(6⇧)</text:p>
      <text:p text:style-name="P1">贗 Z(1⇩) K(8-) L(9-) M(7⇩)</text:p>
      <text:p text:style-name="P1">遼 Z(1⇩) K(8-) P(0⇧) N(6⇩)</text:p>
      <text:p text:style-name="P1">霍 Z(1⇩) K(8-) Y(6⇧)</text:p>
      <text:p text:style-name="P1">奪 Z(1⇩) K(8-) Y(6⇧) H(6-)</text:p>
      <text:p text:style-name="P1">奮 Z(1⇩) K(8-) Y(6⇧) P(0⇧)</text:p>
      <text:p text:style-name="P1">原 Z(1⇩) L(9-) P(0⇧) C(3⇩)</text:p>
      <text:p text:style-name="P1">願 Z(1⇩) L(9-) P(0⇧) M(7⇩)</text:p>
      <text:p text:style-name="P1">愿 Z(1⇩) L(9-) P(0⇧) N(6⇩)</text:p>
      <text:p text:style-name="P1">霆 Z(1⇩) L(9-) R(4⇧) B(5⇩)</text:p>
      <text:p text:style-name="P1">雹 Z(1⇩) L(9-) T(5⇧) S(2-)</text:p>
      <text:p text:style-name="P1">秦 Z(1⇩) L(9-) V(4⇩)</text:p>
      <text:p text:style-name="P1">歷 Z(1⇩) L(9-) V(4⇩) E(3⇧)</text:p>
      <text:p text:style-name="P1">曆 Z(1⇩) L(9-) V(4⇩) P(0⇧)</text:p>
      <text:p text:style-name="P1">惠 Z(1⇩) N(6⇩)</text:p>
      <text:p text:style-name="P1">舂 Z(1⇩) O(9⇧)</text:p>
      <text:p text:style-name="P1">霤 Z(1⇩) O(9⇧) H(6-) P(0⇧)</text:p>
      <text:p text:style-name="P1">霓 Z(1⇩) O(9⇧) S(2-)</text:p>
      <text:p text:style-name="P1">霉 Z(1⇩) O(9⇧) S(2-) Z(1⇩)</text:p>
      <text:p text:style-name="P1">春 Z(1⇩) P(0⇧)</text:p>
      <text:p text:style-name="P1">雷 Z(1⇩) P(0⇧)</text:p>
      <text:p text:style-name="P1">厚 Z(1⇩) P(0⇧) G(5-) F(4-)</text:p>
      <text:p text:style-name="P1">電 Z(1⇩) P(0⇧) S(2-)</text:p>
      <text:p text:style-name="P1">奄 Z(1⇩) P(0⇧) S(2-)</text:p>
      <text:p text:style-name="P1">鵪 Z(1⇩) P(0⇧) S(2-) ,(8⇩)</text:p>
      <text:p text:style-name="P1">靨 Z(1⇩) P(0⇧) U(7⇧) E(3⇧)</text:p>
      <text:p text:style-name="P1">厭 Z(1⇩) P(0⇧) U(7⇧) H(6-)</text:p>
      <text:p text:style-name="P1">壓 Z(1⇩) P(0⇧) U(7⇧) R(4⇧)</text:p>
      <text:p text:style-name="P1">饜 Z(1⇩) P(0⇧) U(7⇧) X(2⇩)</text:p>
      <text:p text:style-name="P1">魘 Z(1⇩) P(0⇧) U(7⇧) X(2⇩)</text:p>
      <text:p text:style-name="P1">蠢 Z(1⇩) P(0⇧) /(0⇩) /(0⇩)</text:p>
      <text:p text:style-name="P1">左 Z(1⇩) Q(1⇧)</text:p>
      <text:p text:style-name="P1">奇 Z(1⇩) Q(1⇧) D(3-)</text:p>
      <text:p text:style-name="P1">感 Z(1⇩) Q(1⇧) N(6⇩) X(2⇩)</text:p>
      <text:p text:style-name="P1">咸 Z(1⇩) Q(1⇧) X(2⇩)</text:p>
      <text:p text:style-name="P1">奩 Z(1⇩) Q(1⇧) ;(0-) ;(0-)</text:p>
      <text:p text:style-name="P1">霸 Z(1⇩) R(4⇧) F(4-) U(7⇧)</text:p>
      <text:p text:style-name="P1">奢 Z(1⇩) R(4⇧) L(9-) P(0⇧)</text:p>
      <text:p text:style-name="P1">厝 Z(1⇩) R(4⇧) P(0⇧)</text:p>
      <text:p text:style-name="P1">奎 Z(1⇩) R(4⇧) R(4⇧)</text:p>
      <text:p text:style-name="P1">霰 Z(1⇩) R(4⇧) U(7⇧) .(9⇩)</text:p>
      <text:p text:style-name="P1">棄 Z(1⇩) R(4⇧) V(4⇩)</text:p>
      <text:p text:style-name="P1">充 Z(1⇩) S(2-)</text:p>
      <text:p text:style-name="P1">尢 Z(1⇩) S(2-)</text:p>
      <text:p text:style-name="P1">尤 Z(1⇩) S(2-) H(6-)</text:p>
      <text:p text:style-name="P1">尬 Z(1⇩) S(2-) K(8-) E(3⇧)</text:p>
      <text:p text:style-name="P1">尷 Z(1⇩) S(2-) Q(1⇧) U(7⇧)</text:p>
      <text:p text:style-name="P1">臧 Z(1⇩) S(2-) Z(1⇩) X(2⇩)</text:p>
      <text:p text:style-name="P1">露 Z(1⇩) S(2-) .(9⇩) ;(0-)</text:p>
      <text:p text:style-name="P1">雪 Z(1⇩) T(5⇧)</text:p>
      <text:p text:style-name="P1">肆 Z(1⇩) T(5⇧) F(4-)</text:p>
      <text:p text:style-name="P1">夷 Z(1⇩) T(5⇧) G(5-)</text:p>
      <text:p text:style-name="P1">有 Z(1⇩) U(7⇧)</text:p>
      <text:p text:style-name="P1">育 Z(1⇩) U(7⇧)</text:p>
      <text:p text:style-name="P1">盃 Z(1⇩) U(7⇧)</text:p>
      <text:p text:style-name="P1">郁 Z(1⇩) U(7⇧) T(5⇧)</text:p>
      <text:p text:style-name="P1">霜 Z(1⇩) V(4⇩) J(7-)</text:p>
      <text:p text:style-name="P1">霖 Z(1⇩) V(4⇩) V(4⇩)</text:p>
      <text:p text:style-name="P1">戊 Z(1⇩) X(2⇩)</text:p>
      <text:p text:style-name="P1">雄 Z(1⇩) X(2⇩) K(8-) Y(6⇧)</text:p>
      <text:p text:style-name="P1">霽 Z(1⇩) Y(6⇧) K(8-) E(3⇧)</text:p>
      <text:p text:style-name="P1">靄 Z(1⇩) Y(6⇧) P(0⇧) S(2-)</text:p>
      <text:p text:style-name="P1">霎 Z(1⇩) Y(6⇧) W(2⇧)</text:p>
      <text:p text:style-name="P1">雯 Z(1⇩) Y(6⇧) .(9⇩)</text:p>
      <text:p text:style-name="P1">套 Z(1⇩) Z(1⇩)</text:p>
      <text:p text:style-name="P1">震 Z(1⇩) Z(1⇩) A(1-) X(2⇩)</text:p>
      <text:p text:style-name="P1">靂 Z(1⇩) Z(1⇩) L(9-) E(3⇧)</text:p>
      <text:p text:style-name="P1">替 Z(1⇩) Z(1⇩) P(0⇧)</text:p>
      <text:p text:style-name="P1">輦 Z(1⇩) Z(1⇩) Q(1⇧)</text:p>
      <text:p text:style-name="P1">髡 Z(1⇩) .(9⇩) A(1-) S(2-)</text:p>
      <text:p text:style-name="P1">髭 Z(1⇩) .(9⇩) E(3⇧) Q(1⇧)</text:p>
      <text:p text:style-name="P1">鬍 Z(1⇩) .(9⇩) F(4-) U(7⇧)</text:p>
      <text:p text:style-name="P1">髯 Z(1⇩) .(9⇩) J(7-) R(4⇧)</text:p>
      <text:p text:style-name="P1">髦 Z(1⇩) .(9⇩) L(9-) Q(1⇧)</text:p>
      <text:p text:style-name="P1">鬃 Z(1⇩) .(9⇩) N(6⇩) C(3⇩)</text:p>
      <text:p text:style-name="P1">鬢 Z(1⇩) .(9⇩) N(6⇩) M(7⇩)</text:p>
      <text:p text:style-name="P1">霾 Z(1⇩) .(9⇩) P(0⇧) R(4⇧)</text:p>
      <text:p text:style-name="P1">髻 Z(1⇩) .(9⇩) R(4⇧) ;(0-)</text:p>
      <text:p text:style-name="P1">鬆 Z(1⇩) .(9⇩) V(4⇩) X(2⇩)</text:p>
      <text:p text:style-name="P1">鬣 Z(1⇩) .(9⇩) W(2⇧) W(2⇧)</text:p>
      <text:p text:style-name="P1">髮 Z(1⇩) .(9⇩) Z(1⇩) H(6-)</text:p>
      <text:p text:style-name="P1">鬚 Z(1⇩) .(9⇩) .(9⇩) M(7⇩)</text:p>
      <text:p text:style-name="P1">爽 Z(1⇩) .(9⇩) .(9⇩) .(9⇩)</text:p>
      <text:p text:style-name="P1">右 Z(1⇩) ;(0-)</text:p>
      <text:p text:style-name="P1">否 Z(1⇩) ;(0-)</text:p>
      <text:p text:style-name="P1">靈 Z(1⇩) ;(0-) ;(0-) K(8-)</text:p>
      <text:p text:style-name="P1">灰 Z(1⇩) ,(8⇩)</text:p>
      <text:p text:style-name="P1">盔 Z(1⇩) ,(8⇩) U(7⇧)</text:p>
      <text:p text:style-name="P1">身 .(9⇩)</text:p>
      <text:p text:style-name="P1">行 .(9⇩) A(1-) A(1-) D(3-)</text:p>
      <text:p text:style-name="P1">征 .(9⇩) A(1-) E(3⇧)</text:p>
      <text:p text:style-name="P1">卮 .(9⇩) A(1-) G(5-) S(2-)</text:p>
      <text:p text:style-name="P1">須 .(9⇩) A(1-) L(9-) M(7⇩)</text:p>
      <text:p text:style-name="P1">貊 .(9⇩) A(1-) L(9-) P(0⇧)</text:p>
      <text:p text:style-name="P1">狂 .(9⇩) A(1-) R(4⇧)</text:p>
      <text:p text:style-name="P1">逛 .(9⇩) A(1-) R(4⇧) N(6⇩)</text:p>
      <text:p text:style-name="P1">衙 .(9⇩) A(1-) T(5⇧) D(3-)</text:p>
      <text:p text:style-name="P1">徑 .(9⇩) A(1-) W(2⇧) Q(1⇧)</text:p>
      <text:p text:style-name="P1">爰 .(9⇩) A(1-) Z(1⇩) B(5⇩)</text:p>
      <text:p text:style-name="P1">辭 .(9⇩) B(5⇩) M(7⇩) F(4-)</text:p>
      <text:p text:style-name="P1">亂 .(9⇩) B(5⇩) M(7⇩) S(2-)</text:p>
      <text:p text:style-name="P1">衍 .(9⇩) C(3⇩) A(1-) D(3-)</text:p>
      <text:p text:style-name="P1">愆 .(9⇩) C(3⇩) A(1-) N(6⇩)</text:p>
      <text:p text:style-name="P1">躺 .(9⇩) C(3⇩) J(7-) ;(0-)</text:p>
      <text:p text:style-name="P1">徜 .(9⇩) C(3⇩) J(7-) ;(0-)</text:p>
      <text:p text:style-name="P1">凶 .(9⇩) D(3-)</text:p>
      <text:p text:style-name="P1">爪 .(9⇩) D(3-) K(8-)</text:p>
      <text:p text:style-name="P1">爬 .(9⇩) D(3-) K(8-) S(2-)</text:p>
      <text:p text:style-name="P1">兇 .(9⇩) D(3-) S(2-)</text:p>
      <text:p text:style-name="P1">刈 .(9⇩) E(3⇧)</text:p>
      <text:p text:style-name="P1">徙 .(9⇩) E(3⇧) C(3⇩)</text:p>
      <text:p text:style-name="P1">徘 .(9⇩) E(3⇧) E(3⇧)</text:p>
      <text:p text:style-name="P1">遞 .(9⇩) E(3⇧) S(2-) N(6⇩)</text:p>
      <text:p text:style-name="P1">射 .(9⇩) F(4-) H(6-)</text:p>
      <text:p text:style-name="P1">盾 .(9⇩) F(4-) J(7-)</text:p>
      <text:p text:style-name="P1">遁 .(9⇩) F(4-) J(7-) N(6⇩)</text:p>
      <text:p text:style-name="P1">獲 .(9⇩) F(4-) K(8-) B(5⇩)</text:p>
      <text:p text:style-name="P1">豺 .(9⇩) F(4-) L(9-)</text:p>
      <text:p text:style-name="P1">逢 .(9⇩) F(4-) N(6⇩)</text:p>
      <text:p text:style-name="P1">貓 .(9⇩) F(4-) P(0⇧)</text:p>
      <text:p text:style-name="P1">德 .(9⇩) F(4-) /(0⇩) N(6⇩)</text:p>
      <text:p text:style-name="P1">孚 .(9⇩) G(5-) F(4-)</text:p>
      <text:p text:style-name="P1">乳 .(9⇩) G(5-) F(4-) S(2-)</text:p>
      <text:p text:style-name="P1">猛 .(9⇩) G(5-) F(4-) U(7⇧)</text:p>
      <text:p text:style-name="P1">犯 .(9⇩) G(5-) S(2-)</text:p>
      <text:p text:style-name="P1">冬 .(9⇩) H(6-)</text:p>
      <text:p text:style-name="P1">彷 .(9⇩) H(6-)</text:p>
      <text:p text:style-name="P1">狼 .(9⇩) H(6-) T(5⇧) X(2⇩)</text:p>
      <text:p text:style-name="P1">銜 .(9⇩) I(8⇧) A(1-) D(3-)</text:p>
      <text:p text:style-name="P1">徉 .(9⇩) I(8⇧) F(4-)</text:p>
      <text:p text:style-name="P1">猶 .(9⇩) I(8⇧) P(0⇧)</text:p>
      <text:p text:style-name="P1">徐 .(9⇩) I(8⇧) V(4⇩)</text:p>
      <text:p text:style-name="P1">受 .(9⇩) J(7-) B(5⇩)</text:p>
      <text:p text:style-name="P1">衢 .(9⇩) J(7-) J(7-) D(3-)</text:p>
      <text:p text:style-name="P1">舜 .(9⇩) J(7-) M(7⇩) Q(1⇧)</text:p>
      <text:p text:style-name="P1">愛 .(9⇩) J(7-) N(6⇩) .(9⇩)</text:p>
      <text:p text:style-name="P1">覓 .(9⇩) J(7-) S(2-)</text:p>
      <text:p text:style-name="P1">貂 .(9⇩) J(7-) ;(0-)</text:p>
      <text:p text:style-name="P1">從 .(9⇩) K(8-) K(8-) C(3⇩)</text:p>
      <text:p text:style-name="P1">聳 .(9⇩) K(8-) K(8-) E(3⇧)</text:p>
      <text:p text:style-name="P1">慫 .(9⇩) K(8-) K(8-) N(6⇩)</text:p>
      <text:p text:style-name="P1">猴 .(9⇩) K(8-) T(5⇧) Z(1⇩)</text:p>
      <text:p text:style-name="P1">咎 .(9⇩) K(8-) ;(0-)</text:p>
      <text:p text:style-name="P1">獅 .(9⇩) L(9-) E(3⇧) D(3-)</text:p>
      <text:p text:style-name="P1">豹 .(9⇩) L(9-) H(6-)</text:p>
      <text:p text:style-name="P1">徇 .(9⇩) L(9-) P(0⇧)</text:p>
      <text:p text:style-name="P1">邈 .(9⇩) L(9-) P(0⇧) N(6⇩)</text:p>
      <text:p text:style-name="P1">徨 .(9⇩) L(9-) P(0⇧) R(4⇧)</text:p>
      <text:p text:style-name="P1">貌 .(9⇩) L(9-) P(0⇧) S(2-)</text:p>
      <text:p text:style-name="P1">狗 .(9⇩) L(9-) ;(0-)</text:p>
      <text:p text:style-name="P1">狽 .(9⇩) M(7⇩)</text:p>
      <text:p text:style-name="P1">猾 .(9⇩) M(7⇩) U(7⇧)</text:p>
      <text:p text:style-name="P1">狩 .(9⇩) N(6⇩) F(4-) H(6-)</text:p>
      <text:p text:style-name="P1">獰 .(9⇩) N(6⇩) N(6⇩) D(3-)</text:p>
      <text:p text:style-name="P1">獷 .(9⇩) N(6⇩) R(4⇧) K(8-)</text:p>
      <text:p text:style-name="P1">舀 .(9⇩) O(9⇧)</text:p>
      <text:p text:style-name="P1">禦 .(9⇩) O(9⇧) A(1-) C(3⇩)</text:p>
      <text:p text:style-name="P1"><text:soft-page-break/>御 .(9⇩) O(9⇧) A(1-) J(7-)</text:p>
      <text:p text:style-name="P1">衝 .(9⇩) O(9⇧) P(0⇧) D(3-)</text:p>
      <text:p text:style-name="P1">復 .(9⇩) O(9⇧) P(0⇧) .(9⇩)</text:p>
      <text:p text:style-name="P1">得 .(9⇩) P(0⇧) A(1-) H(6-)</text:p>
      <text:p text:style-name="P1">猥 .(9⇩) P(0⇧) A(1-) X(2⇩)</text:p>
      <text:p text:style-name="P1">狎 .(9⇩) P(0⇧) D(3-)</text:p>
      <text:p text:style-name="P1">猩 .(9⇩) P(0⇧) O(9⇧) R(4⇧)</text:p>
      <text:p text:style-name="P1">猖 .(9⇩) P(0⇧) P(0⇧)</text:p>
      <text:p text:style-name="P1">貍 .(9⇩) P(0⇧) R(4⇧)</text:p>
      <text:p text:style-name="P1">狸 .(9⇩) P(0⇧) R(4⇧)</text:p>
      <text:p text:style-name="P1">猓 .(9⇩) P(0⇧) V(4⇩)</text:p>
      <text:p text:style-name="P1">徊 .(9⇩) P(0⇧) ;(0-)</text:p>
      <text:p text:style-name="P1">后 .(9⇩) Q(1⇧)</text:p>
      <text:p text:style-name="P1">逅 .(9⇩) Q(1⇧) N(6⇩)</text:p>
      <text:p text:style-name="P1">軀 .(9⇩) Q(1⇧) ;(0-) ;(0-)</text:p>
      <text:p text:style-name="P1">徒 .(9⇩) R(4⇧) C(3⇩)</text:p>
      <text:p text:style-name="P1">待 .(9⇩) R(4⇧) F(4-) H(6-)</text:p>
      <text:p text:style-name="P1">街 .(9⇩) R(4⇧) R(4⇧) D(3-)</text:p>
      <text:p text:style-name="P1">猜 .(9⇩) R(4⇧) U(7⇧)</text:p>
      <text:p text:style-name="P1">猿 .(9⇩) R(4⇧) ;(0-) X(2⇩)</text:p>
      <text:p text:style-name="P1">役 .(9⇩) S(2-) B(5⇩)</text:p>
      <text:p text:style-name="P1">躲 .(9⇩) S(2-) V(4⇩)</text:p>
      <text:p text:style-name="P1">彼 .(9⇩) T(5⇧) B(5⇩)</text:p>
      <text:p text:style-name="P1">爭 .(9⇩) T(5⇧) D(3-)</text:p>
      <text:p text:style-name="P1">律 .(9⇩) T(5⇧) F(4-)</text:p>
      <text:p text:style-name="P1">躬 .(9⇩) T(5⇧) G(5-)</text:p>
      <text:p text:style-name="P1">殷 .(9⇩) T(5⇧) G(5-) B(5⇩)</text:p>
      <text:p text:style-name="P1">彿 .(9⇩) T(5⇧) G(5-) E(3⇧)</text:p>
      <text:p text:style-name="P1">慇 .(9⇩) T(5⇧) G(5-) N(6⇩)</text:p>
      <text:p text:style-name="P1">很 .(9⇩) T(5⇧) X(2⇩)</text:p>
      <text:p text:style-name="P1">狠 .(9⇩) T(5⇧) X(2⇩)</text:p>
      <text:p text:style-name="P1">懇 .(9⇩) T(5⇧) X(2⇩) N(6⇩)</text:p>
      <text:p text:style-name="P1">墾 .(9⇩) T(5⇧) X(2⇩) R(4⇧)</text:p>
      <text:p text:style-name="P1">衛 .(9⇩) T(5⇧) ;(0-) D(3-)</text:p>
      <text:p text:style-name="P1">狙 .(9⇩) U(7⇧) A(1-)</text:p>
      <text:p text:style-name="P1">衡 .(9⇩) U(7⇧) Z(1⇩) D(3-)</text:p>
      <text:p text:style-name="P1">采 .(9⇩) V(4⇩)</text:p>
      <text:p text:style-name="P1">殺 .(9⇩) V(4⇩) H(6-) B(5⇩)</text:p>
      <text:p text:style-name="P1">術 .(9⇩) V(4⇩) H(6-) D(3-)</text:p>
      <text:p text:style-name="P1">剎 .(9⇩) V(4⇩) H(6-) E(3⇧)</text:p>
      <text:p text:style-name="P1">弒 .(9⇩) V(4⇩) H(6-) X(2⇩)</text:p>
      <text:p text:style-name="P1">徠 .(9⇩) V(4⇩) K(8-) K(8-)</text:p>
      <text:p text:style-name="P1">釉 .(9⇩) V(4⇩) P(0⇧) F(4-)</text:p>
      <text:p text:style-name="P1">彩 .(9⇩) V(4⇩) .(9⇩)</text:p>
      <text:p text:style-name="P1">獺 .(9⇩) V(4⇩) ;(0-) M(7⇩)</text:p>
      <text:p text:style-name="P1">妥 .(9⇩) W(2⇧)</text:p>
      <text:p text:style-name="P1">獵 .(9⇩) W(2⇧) /(0⇩) W(2⇧)</text:p>
      <text:p text:style-name="P1">瓜 .(9⇩) X(2⇩) K(8-)</text:p>
      <text:p text:style-name="P1">奚 .(9⇩) X(2⇩) Z(1⇩)</text:p>
      <text:p text:style-name="P1">雞 .(9⇩) X(2⇩) Z(1⇩) Y(6⇧)</text:p>
      <text:p text:style-name="P1">谿 .(9⇩) X(2⇩) Z(1⇩) ;(0-)</text:p>
      <text:p text:style-name="P1">後 .(9⇩) X(2⇩) .(9⇩)</text:p>
      <text:p text:style-name="P1">徬 .(9⇩) Y(6⇧) K(8-) H(6-)</text:p>
      <text:p text:style-name="P1">狡 .(9⇩) Y(6⇧) K(8-) .(9⇩)</text:p>
      <text:p text:style-name="P1">獐 .(9⇩) Y(6⇧) P(0⇧) F(4-)</text:p>
      <text:p text:style-name="P1">往 .(9⇩) Y(6⇧) R(4⇧)</text:p>
      <text:p text:style-name="P1">獄 .(9⇩) Y(6⇧) Z(1⇩) H(6-)</text:p>
      <text:p text:style-name="P1">獗 .(9⇩) Z(1⇩) I(8⇧) K(8-)</text:p>
      <text:p text:style-name="P1">希 .(9⇩) Z(1⇩) J(7-) D(3-)</text:p>
      <text:p text:style-name="P1">狹 .(9⇩) Z(1⇩) K(8-) K(8-)</text:p>
      <text:p text:style-name="P1">肴 .(9⇩) Z(1⇩) U(7⇧)</text:p>
      <text:p text:style-name="P1">徹 .(9⇩) Z(1⇩) U(7⇧) .(9⇩)</text:p>
      <text:p text:style-name="P1">爻 .(9⇩) .(9⇩)</text:p>
      <text:p text:style-name="P1">循 .(9⇩) .(9⇩) F(4-) J(7-)</text:p>
      <text:p text:style-name="P1">猙 .(9⇩) .(9⇩) T(5⇧) D(3-)</text:p>
      <text:p text:style-name="P1">狐 .(9⇩) .(9⇩) X(2⇩) K(8-)</text:p>
      <text:p text:style-name="P1">貉 .(9⇩) .(9⇩) ;(0-)</text:p>
      <text:p text:style-name="P1">爵 .(9⇩) /(0⇩) B(5⇩) H(6-)</text:p>
      <text:p text:style-name="P1">獨 .(9⇩) /(0⇩) L(9-) /(0⇩)</text:p>
      <text:p text:style-name="P1">玀 .(9⇩) /(0⇩) X(2⇩) Y(6⇧)</text:p>
      <text:p text:style-name="P1">各 .(9⇩) ;(0-)</text:p>
      <text:p text:style-name="P1">雒 .(9⇩) ;(0-) K(8-) Y(6⇧)</text:p>
      <text:p text:style-name="P1">狷 .(9⇩) ;(0-) U(7⇧)</text:p>
      <text:p text:style-name="P1">狄 .(9⇩) ,(8⇩)</text:p>
      <text:p text:style-name="P1">逖 .(9⇩) ,(8⇩) N(6⇩)</text:p>
      <text:p text:style-name="P1">四 /(0⇩)</text:p>
      <text:p text:style-name="P1">虫 /(0⇩)</text:p>
      <text:p text:style-name="P1">蛭 /(0⇩) A(1-) X(2⇩) R(4⇧)</text:p>
      <text:p text:style-name="P1">蛹 /(0⇩) B(5⇩) J(7-) F(4-)</text:p>
      <text:p text:style-name="P1">螳 /(0⇩) C(3⇩) J(7-) R(4⇧)</text:p>
      <text:p text:style-name="P1">遝 /(0⇩) C(3⇩) N(6⇩)</text:p>
      <text:p text:style-name="P1">罪 /(0⇩) E(3⇧) E(3⇧)</text:p>
      <text:p text:style-name="P1">罩 /(0⇩) E(3⇧) P(0⇧) F(4-)</text:p>
      <text:p text:style-name="P1">蝦 /(0⇩) E(3⇧) T(5⇧) B(5⇩)</text:p>
      <text:p text:style-name="P1">蚌 /(0⇩) F(4-)</text:p>
      <text:p text:style-name="P1">蟆 /(0⇩) F(4-) P(0⇧) Z(1⇩)</text:p>
      <text:p text:style-name="P1">置 /(0⇩) F(4-) U(7⇧) A(1-)</text:p>
      <text:p text:style-name="P1">蟒 /(0⇩) F(4-) Z(1⇩) F(4-)</text:p>
      <text:p text:style-name="P1">罟 /(0⇩) F(4-) ;(0-)</text:p>
      <text:p text:style-name="P1">蛄 /(0⇩) F(4-) ;(0-)</text:p>
      <text:p text:style-name="P1">蝴 /(0⇩) F(4-) ;(0-) U(7⇧)</text:p>
      <text:p text:style-name="P1">蜢 /(0⇩) G(5-) F(4-) U(7⇧)</text:p>
      <text:p text:style-name="P1">蝙 /(0⇩) G(5-) J(7-) F(4-)</text:p>
      <text:p text:style-name="P1">罵 /(0⇩) G(5-) ,(8⇩)</text:p>
      <text:p text:style-name="P1">螞 /(0⇩) G(5-) ,(8⇩)</text:p>
      <text:p text:style-name="P1">螂 /(0⇩) H(6-) B(5⇩) T(5⇧)</text:p>
      <text:p text:style-name="P1">蚪 /(0⇩) H(6-) F(4-)</text:p>
      <text:p text:style-name="P1">蛉 /(0⇩) I(8⇧) B(5⇩)</text:p>
      <text:p text:style-name="P1">蟻 /(0⇩) I(8⇧) R(4⇧) X(2⇩)</text:p>
      <text:p text:style-name="P1">蝓 /(0⇩) I(8⇧) U(7⇧) E(3⇧)</text:p>
      <text:p text:style-name="P1">蜷 /(0⇩) I(8⇧) Z(1⇩) S(2-)</text:p>
      <text:p text:style-name="P1">蛤 /(0⇩) I(8⇧) ;(0-)</text:p>
      <text:p text:style-name="P1">蠅 /(0⇩) J(7-) A(1-) T(5⇧)</text:p>
      <text:p text:style-name="P1">螟 /(0⇩) J(7-) P(0⇧) K(8-)</text:p>
      <text:p text:style-name="P1">蜩 /(0⇩) J(7-) R(4⇧) ;(0-)</text:p>
      <text:p text:style-name="P1">蜆 /(0⇩) J(7-) S(2-)</text:p>
      <text:p text:style-name="P1">蟾 /(0⇩) J(7-) Z(1⇩) Y(6⇧)</text:p>
      <text:p text:style-name="P1">眾 /(0⇩) K(8-) K(8-) K(8-)</text:p>
      <text:p text:style-name="P1">蚣 /(0⇩) K(8-) X(2⇩)</text:p>
      <text:p text:style-name="P1">蛻 /(0⇩) K(8-) ;(0-) S(2-)</text:p>
      <text:p text:style-name="P1">蛞 /(0⇩) L(9-) F(4-) ;(0-)</text:p>
      <text:p text:style-name="P1">蛾 /(0⇩) L(9-) O(9⇧) X(2⇩)</text:p>
      <text:p text:style-name="P1">蝗 /(0⇩) L(9-) P(0⇧) R(4⇧)</text:p>
      <text:p text:style-name="P1">蜓 /(0⇩) L(9-) R(4⇧) B(5⇩)</text:p>
      <text:p text:style-name="P1">蜊 /(0⇩) L(9-) V(4⇩) E(3⇧)</text:p>
      <text:p text:style-name="P1">蝌 /(0⇩) L(9-) V(4⇩) F(4-)</text:p>
      <text:p text:style-name="P1">蜀 /(0⇩) L(9-) /(0⇩)</text:p>
      <text:p text:style-name="P1">歜 /(0⇩) L(9-) /(0⇩) K(8-)</text:p>
      <text:p text:style-name="P1">蟋 /(0⇩) L(9-) ,(8⇩) N(6⇩)</text:p>
      <text:p text:style-name="P1">蟠 /(0⇩) L(9-) ,(8⇩) P(0⇧)</text:p>
      <text:p text:style-name="P1">買 /(0⇩) M(7⇩)</text:p>
      <text:p text:style-name="P1">蝸 /(0⇩) M(7⇩) ;(0-)</text:p>
      <text:p text:style-name="P1">罹 /(0⇩) N(6⇩) K(8-) Y(6⇧)</text:p>
      <text:p text:style-name="P1">蜿 /(0⇩) N(6⇩) M(7⇩) S(2-)</text:p>
      <text:p text:style-name="P1">蛇 /(0⇩) N(6⇩) Q(1⇧)</text:p>
      <text:p text:style-name="P1">蚯 /(0⇩) O(9⇧) A(1-)</text:p>
      <text:p text:style-name="P1">蚱 /(0⇩) O(9⇧) E(3⇧)</text:p>
      <text:p text:style-name="P1">蛛 /(0⇩) O(9⇧) V(4⇩)</text:p>
      <text:p text:style-name="P1">蜘 /(0⇩) O(9⇧) Z(1⇩) ;(0-)</text:p>
      <text:p text:style-name="P1">蛐 /(0⇩) P(0⇧) F(4-)</text:p>
      <text:p text:style-name="P1">蠍 /(0⇩) P(0⇧) L(9-) K(8-)</text:p>
      <text:p text:style-name="P1">蜴 /(0⇩) P(0⇧) L(9-) .(9⇩)</text:p>
      <text:p text:style-name="P1">蟈 /(0⇩) P(0⇧) Q(1⇧) X(2⇩)</text:p>
      <text:p text:style-name="P1">螺 /(0⇩) P(0⇧) X(2⇩)</text:p>
      <text:p text:style-name="P1">蛔 /(0⇩) P(0⇧) ;(0-)</text:p>
      <text:p text:style-name="P1">螻 /(0⇩) P(0⇧) ;(0-) W(2⇧)</text:p>
      <text:p text:style-name="P1">虹 /(0⇩) Q(1⇧)</text:p>
      <text:p text:style-name="P1">蚵 /(0⇩) Q(1⇧) D(3-)</text:p>
      <text:p text:style-name="P1">蚜 /(0⇩) Q(1⇧) D(3-) L(9-)</text:p>
      <text:p text:style-name="P1">還 /(0⇩) Q(1⇧) L(9-) N(6⇩)</text:p>
      <text:p text:style-name="P1">蝠 /(0⇩) Q(1⇧) P(0⇧)</text:p>
      <text:p text:style-name="P1">蚶 /(0⇩) R(4⇧) A(1-)</text:p>
      <text:p text:style-name="P1">羈 /(0⇩) R(4⇧) F(4-) ,(8⇩)</text:p>
      <text:p text:style-name="P1">睪 /(0⇩) R(4⇧) I(8⇧) F(4-)</text:p>
      <text:p text:style-name="P1">署 /(0⇩) R(4⇧) L(9-) P(0⇧)</text:p>
      <text:p text:style-name="P1">蛙 /(0⇩) R(4⇧) R(4⇧)</text:p>
      <text:p text:style-name="P1">蟯 /(0⇩) R(4⇧) R(4⇧) S(2-)</text:p>
      <text:p text:style-name="P1">蝶 /(0⇩) R(4⇧) S(2-) V(4⇩)</text:p>
      <text:p text:style-name="P1">蜻 /(0⇩) R(4⇧) U(7⇧)</text:p>
      <text:p text:style-name="P1">蚓 /(0⇩) T(5⇧) G(5-) D(3-)</text:p>
      <text:p text:style-name="P1">蛆 /(0⇩) U(7⇧) A(1-)</text:p>
      <text:p text:style-name="P1">蜥 /(0⇩) V(4⇩) O(9⇧)</text:p>
      <text:p text:style-name="P1">蠟 /(0⇩) W(2⇧) /(0⇩) W(2⇧)</text:p>
      <text:p text:style-name="P1">邏 /(0⇩) X(2⇩) K(8-) N(6⇩)</text:p>
      <text:p text:style-name="P1">羅 /(0⇩) X(2⇩) K(8-) Y(6⇧)</text:p>
      <text:p text:style-name="P1">罷 /(0⇩) X(2⇩) U(7⇧) Q(1⇧)</text:p>
      <text:p text:style-name="P1">罰 /(0⇩) Y(6⇧) E(3⇧)</text:p>
      <text:p text:style-name="P1">螃 /(0⇩) Y(6⇧) K(8-) H(6-)</text:p>
      <text:p text:style-name="P1">蛟 /(0⇩) Y(6⇧) K(8-) .(9⇩)</text:p>
      <text:p text:style-name="P1">蟑 /(0⇩) Y(6⇧) P(0⇧) F(4-)</text:p>
      <text:p text:style-name="P1">蛀 /(0⇩) Y(6⇧) R(4⇧)</text:p>
      <text:p text:style-name="P1">虻 /(0⇩) Y(6⇧) S(2-)</text:p>
      <text:p text:style-name="P1">蟀 /(0⇩) Y(6⇧) X(2⇩) F(4-)</text:p>
      <text:p text:style-name="P1">蚊 /(0⇩) Y(6⇧) .(9⇩)</text:p>
      <text:p text:style-name="P1">蠔 /(0⇩) Y(6⇧) ;(0-) .(9⇩)</text:p>
      <text:p text:style-name="P1">蠕 /(0⇩) Z(1⇩) A(1-) E(3⇧)</text:p>
      <text:p text:style-name="P1">蠣 /(0⇩) Z(1⇩) F(4-) M(7⇩)</text:p>
      <text:p text:style-name="P1">蜂 /(0⇩) .(9⇩) F(4-)</text:p>
      <text:p text:style-name="P1">蟲 /(0⇩) /(0⇩) /(0⇩)</text:p>
      <text:p text:style-name="P1">蠱 /(0⇩) /(0⇩) /(0⇩) U(7⇧)</text:p>
      <text:p text:style-name="P1">蜈 /(0⇩) ;(0-) G(5-) Z(1⇩)</text:p>
      <text:p text:style-name="P1">蟬 /(0⇩) ;(0-) ;(0-) F(4-)</text:p>
      <text:p text:style-name="P1">叮 ;(0-) A(1-) D(3-)</text:p>
      <text:p text:style-name="P1">噸 ;(0-) A(1-) D(3-) M(7⇩)</text:p>
      <text:p text:style-name="P1">啞 ;(0-) A(1-) E(3⇧) A(1-)</text:p>
      <text:p text:style-name="P1">囁 ;(0-) A(1-) E(3⇧) E(3⇧)</text:p>
      <text:p text:style-name="P1">戢 ;(0-) A(1-) E(3⇧) X(2⇩)</text:p>
      <text:p text:style-name="P1">吁 ;(0-) A(1-) F(4-)</text:p>
      <text:p text:style-name="P1">號 ;(0-) A(1-) G(5-) S(2-)</text:p>
      <text:p text:style-name="P1">饕 ;(0-) A(1-) G(5-) X(2⇩)</text:p>
      <text:p text:style-name="P1">嘎 ;(0-) A(1-) L(9-) X(2⇩)</text:p>
      <text:p text:style-name="P1">咧 ;(0-) A(1-) M(7⇩) E(3⇧)</text:p>
      <text:p text:style-name="P1">哽 ;(0-) A(1-) P(0⇧) .(9⇩)</text:p>
      <text:p text:style-name="P1">唔 ;(0-) A(1-) T(5⇧) ;(0-)</text:p>
      <text:p text:style-name="P1">味 ;(0-) A(1-) V(4⇩)</text:p>
      <text:p text:style-name="P1">啄 ;(0-) A(1-) .(9⇩) H(6-)</text:p>
      <text:p text:style-name="P1">哂 ;(0-) A(1-) /(0⇩)</text:p>
      <text:p text:style-name="P1">另 ;(0-) B(5⇩)</text:p>
      <text:p text:style-name="P1">叻 ;(0-) B(5⇩)</text:p>
      <text:p text:style-name="P1">喔 ;(0-) B(5⇩) A(1-) R(4⇧)</text:p>
      <text:p text:style-name="P1">啜 ;(0-) B(5⇩) B(5⇩) B(5⇩)</text:p>
      <text:p text:style-name="P1">嗓 ;(0-) B(5⇩) B(5⇩) V(4⇩)</text:p>
      <text:p text:style-name="P1">嘐 ;(0-) B(5⇩) B(5⇩) .(9⇩)</text:p>
      <text:p text:style-name="P1">囑 ;(0-) B(5⇩) C(3⇩) /(0⇩)</text:p>
      <text:p text:style-name="P1">唧 ;(0-) B(5⇩) J(7-)</text:p>
      <text:p text:style-name="P1">呎 ;(0-) B(5⇩) K(8-)</text:p>
      <text:p text:style-name="P1">呢 ;(0-) B(5⇩) Q(1⇧)</text:p>
      <text:p text:style-name="P1">咖 ;(0-) B(5⇩) ;(0-)</text:p>
      <text:p text:style-name="P1">足 ;(0-) C(3⇩)</text:p>
      <text:p text:style-name="P1">噗 ;(0-) C(3⇩) A(1-) Z(1⇩)</text:p>
      <text:p text:style-name="P1">噹 ;(0-) C(3⇩) J(7-) P(0⇧)</text:p>
      <text:p text:style-name="P1">嚐 ;(0-) C(3⇩) J(7-) P(0⇧)</text:p>
      <text:p text:style-name="P1">吵 ;(0-) C(3⇩) L(9-)</text:p>
      <text:p text:style-name="P1">嗨 ;(0-) C(3⇩) O(9⇧) Z(1⇩)</text:p>
      <text:p text:style-name="P1"><text:soft-page-break/>哨 ;(0-) C(3⇩) U(7⇧)</text:p>
      <text:p text:style-name="P1">中 ;(0-) D(3-)</text:p>
      <text:p text:style-name="P1">喘 ;(0-) D(3-) A(1-) E(3⇧)</text:p>
      <text:p text:style-name="P1">貴 ;(0-) D(3-) A(1-) M(7⇩)</text:p>
      <text:p text:style-name="P1">遺 ;(0-) D(3-) A(1-) N(6⇩)</text:p>
      <text:p text:style-name="P1">遣 ;(0-) D(3-) A(1-) N(6⇩)</text:p>
      <text:p text:style-name="P1">嗤 ;(0-) D(3-) A(1-) /(0⇩)</text:p>
      <text:p text:style-name="P1">咄 ;(0-) D(3-) D(3-)</text:p>
      <text:p text:style-name="P1">忠 ;(0-) D(3-) N(6⇩)</text:p>
      <text:p text:style-name="P1">盅 ;(0-) D(3-) U(7⇧)</text:p>
      <text:p text:style-name="P1">噱 ;(0-) E(3⇧) A(1-) .(9⇩)</text:p>
      <text:p text:style-name="P1">啡 ;(0-) E(3⇧) E(3⇧)</text:p>
      <text:p text:style-name="P1">嘴 ;(0-) E(3⇧) Q(1⇧) J(7-)</text:p>
      <text:p text:style-name="P1">唬 ;(0-) E(3⇧) S(2-)</text:p>
      <text:p text:style-name="P1">啃 ;(0-) E(3⇧) U(7⇧)</text:p>
      <text:p text:style-name="P1">噓 ;(0-) E(3⇧) W(2⇧) A(1-)</text:p>
      <text:p text:style-name="P1">嘩 ;(0-) F(4-) A(1-) F(4-)</text:p>
      <text:p text:style-name="P1">吱 ;(0-) F(4-) B(5⇩)</text:p>
      <text:p text:style-name="P1">噴 ;(0-) F(4-) F(4-) M(7⇩)</text:p>
      <text:p text:style-name="P1">吋 ;(0-) F(4-) H(6-)</text:p>
      <text:p text:style-name="P1">嚏 ;(0-) F(4-) J(7-) C(3⇩)</text:p>
      <text:p text:style-name="P1">喃 ;(0-) F(4-) J(7-) F(4-)</text:p>
      <text:p text:style-name="P1">嗦 ;(0-) F(4-) J(7-) X(2⇩)</text:p>
      <text:p text:style-name="P1">喫 ;(0-) F(4-) J(7-) Z(1⇩)</text:p>
      <text:p text:style-name="P1">噶 ;(0-) F(4-) P(0⇧) S(2-)</text:p>
      <text:p text:style-name="P1">嘲 ;(0-) F(4-) P(0⇧) U(7⇧)</text:p>
      <text:p text:style-name="P1">囈 ;(0-) F(4-) R(4⇧) X(2⇩)</text:p>
      <text:p text:style-name="P1">囌 ;(0-) F(4-) U(7⇧) V(4⇩)</text:p>
      <text:p text:style-name="P1">哎 ;(0-) F(4-) .(9⇩)</text:p>
      <text:p text:style-name="P1">咕 ;(0-) F(4-) ;(0-)</text:p>
      <text:p text:style-name="P1">叼 ;(0-) G(5-) A(1-)</text:p>
      <text:p text:style-name="P1">吼 ;(0-) G(5-) F(4-) S(2-)</text:p>
      <text:p text:style-name="P1">哪 ;(0-) G(5-) F(4-) T(5⇧)</text:p>
      <text:p text:style-name="P1">吳 ;(0-) G(5-) Z(1⇩)</text:p>
      <text:p text:style-name="P1">唳 ;(0-) G(5-) Z(1⇩) H(6-)</text:p>
      <text:p text:style-name="P1">嗎 ;(0-) G(5-) ,(8⇩)</text:p>
      <text:p text:style-name="P1">嗾 ;(0-) H(6-) O(9⇧) Z(1⇩)</text:p>
      <text:p text:style-name="P1">咩 ;(0-) I(8⇧) F(4-)</text:p>
      <text:p text:style-name="P1">吟 ;(0-) I(8⇧) G(5-)</text:p>
      <text:p text:style-name="P1">唸 ;(0-) I(8⇧) G(5-) N(6⇩)</text:p>
      <text:p text:style-name="P1">嗟 ;(0-) I(8⇧) R(4⇧) Q(1⇧)</text:p>
      <text:p text:style-name="P1">嗆 ;(0-) I(8⇧) T(5⇧) ;(0-)</text:p>
      <text:p text:style-name="P1">喻 ;(0-) I(8⇧) U(7⇧) E(3⇧)</text:p>
      <text:p text:style-name="P1">哈 ;(0-) I(8⇧) ;(0-)</text:p>
      <text:p text:style-name="P1">叨 ;(0-) J(7-)</text:p>
      <text:p text:style-name="P1">叩 ;(0-) J(7-)</text:p>
      <text:p text:style-name="P1">吊 ;(0-) J(7-) D(3-)</text:p>
      <text:p text:style-name="P1">嗣 ;(0-) J(7-) F(4-) Q(1⇧)</text:p>
      <text:p text:style-name="P1">喚 ;(0-) J(7-) J(7-) Z(1⇩)</text:p>
      <text:p text:style-name="P1">吹 ;(0-) J(7-) K(8-)</text:p>
      <text:p text:style-name="P1">吶 ;(0-) J(7-) K(8-)</text:p>
      <text:p text:style-name="P1">啗 ;(0-) J(7-) O(9⇧)</text:p>
      <text:p text:style-name="P1">啁 ;(0-) J(7-) R(4⇧) ;(0-)</text:p>
      <text:p text:style-name="P1">只 ;(0-) K(8-)</text:p>
      <text:p text:style-name="P1">叭 ;(0-) K(8-)</text:p>
      <text:p text:style-name="P1">咐 ;(0-) K(8-) F(4-) H(6-)</text:p>
      <text:p text:style-name="P1">吩 ;(0-) K(8-) J(7-)</text:p>
      <text:p text:style-name="P1">咿 ;(0-) K(8-) T(5⇧) L(9-)</text:p>
      <text:p text:style-name="P1">喉 ;(0-) K(8-) T(5⇧) Z(1⇩)</text:p>
      <text:p text:style-name="P1">咻 ;(0-) K(8-) V(4⇩)</text:p>
      <text:p text:style-name="P1">嗡 ;(0-) K(8-) X(2⇩) B(5⇩)</text:p>
      <text:p text:style-name="P1">唯 ;(0-) K(8-) Y(6⇧)</text:p>
      <text:p text:style-name="P1">噙 ;(0-) K(8-) Y(6⇧) M(7⇩)</text:p>
      <text:p text:style-name="P1">吸 ;(0-) L(9-) B(5⇩)</text:p>
      <text:p text:style-name="P1">別 ;(0-) L(9-) E(3⇧)</text:p>
      <text:p text:style-name="P1">呼 ;(0-) L(9-) I(8⇧)</text:p>
      <text:p text:style-name="P1">咱 ;(0-) L(9-) J(7-)</text:p>
      <text:p text:style-name="P1">嗅 ;(0-) L(9-) J(7-) H(6-)</text:p>
      <text:p text:style-name="P1">噢 ;(0-) L(9-) J(7-) Z(1⇩)</text:p>
      <text:p text:style-name="P1">啕 ;(0-) L(9-) O(9⇧) D(3-)</text:p>
      <text:p text:style-name="P1">哦 ;(0-) L(9-) O(9⇧) X(2⇩)</text:p>
      <text:p text:style-name="P1">啤 ;(0-) L(9-) P(0⇧) F(4-)</text:p>
      <text:p text:style-name="P1">嗥 ;(0-) L(9-) P(0⇧) F(4-)</text:p>
      <text:p text:style-name="P1">吒 ;(0-) L(9-) Q(1⇧)</text:p>
      <text:p text:style-name="P1">噬 ;(0-) L(9-) Q(1⇧) K(8-)</text:p>
      <text:p text:style-name="P1">呈 ;(0-) L(9-) R(4⇧)</text:p>
      <text:p text:style-name="P1">逞 ;(0-) L(9-) R(4⇧) N(6⇩)</text:p>
      <text:p text:style-name="P1">郢 ;(0-) L(9-) R(4⇧) T(5⇧)</text:p>
      <text:p text:style-name="P1">咆 ;(0-) L(9-) T(5⇧) S(2-)</text:p>
      <text:p text:style-name="P1">啾 ;(0-) L(9-) V(4⇩) ,(8⇩)</text:p>
      <text:p text:style-name="P1">吻 ;(0-) L(9-) .(9⇩)</text:p>
      <text:p text:style-name="P1">呂 ;(0-) L(9-) ;(0-)</text:p>
      <text:p text:style-name="P1">鳴 ;(0-) L(9-) ,(8⇩)</text:p>
      <text:p text:style-name="P1">嗚 ;(0-) L(9-) ,(8⇩)</text:p>
      <text:p text:style-name="P1">員 ;(0-) M(7⇩)</text:p>
      <text:p text:style-name="P1">勛 ;(0-) M(7⇩) B(5⇩)</text:p>
      <text:p text:style-name="P1">嚶 ;(0-) M(7⇩) M(7⇩) W(2⇧)</text:p>
      <text:p text:style-name="P1">喧 ;(0-) N(6⇩) A(1-) A(1-)</text:p>
      <text:p text:style-name="P1">嚀 ;(0-) N(6⇩) N(6⇩) D(3-)</text:p>
      <text:p text:style-name="P1">嘛 ;(0-) N(6⇩) V(4⇩) V(4⇩)</text:p>
      <text:p text:style-name="P1">喀 ;(0-) N(6⇩) .(9⇩) ;(0-)</text:p>
      <text:p text:style-name="P1">听 ;(0-) O(9⇧)</text:p>
      <text:p text:style-name="P1">啣 ;(0-) O(9⇧) A(1-) J(7-)</text:p>
      <text:p text:style-name="P1">咋 ;(0-) O(9⇧) E(3⇧)</text:p>
      <text:p text:style-name="P1">唾 ;(0-) O(9⇧) F(4-)</text:p>
      <text:p text:style-name="P1">啪 ;(0-) O(9⇧) L(9-) P(0⇧)</text:p>
      <text:p text:style-name="P1">吃 ;(0-) O(9⇧) S(2-)</text:p>
      <text:p text:style-name="P1">啦 ;(0-) O(9⇧) Y(6⇧)</text:p>
      <text:p text:style-name="P1">喂 ;(0-) P(0⇧) A(1-) X(2⇩)</text:p>
      <text:p text:style-name="P1">呻 ;(0-) P(0⇧) D(3-)</text:p>
      <text:p text:style-name="P1">呷 ;(0-) P(0⇧) D(3-)</text:p>
      <text:p text:style-name="P1">嗶 ;(0-) P(0⇧) F(4-) F(4-)</text:p>
      <text:p text:style-name="P1">噥 ;(0-) P(0⇧) F(4-) X(2⇩)</text:p>
      <text:p text:style-name="P1">喝 ;(0-) P(0⇧) L(9-) S(2-)</text:p>
      <text:p text:style-name="P1">唱 ;(0-) P(0⇧) P(0⇧)</text:p>
      <text:p text:style-name="P1">哩 ;(0-) P(0⇧) R(4⇧)</text:p>
      <text:p text:style-name="P1">喟 ;(0-) P(0⇧) U(7⇧)</text:p>
      <text:p text:style-name="P1">咽 ;(0-) P(0⇧) Z(1⇩)</text:p>
      <text:p text:style-name="P1">嗯 ;(0-) P(0⇧) Z(1⇩) N(6⇩)</text:p>
      <text:p text:style-name="P1">嘍 ;(0-) P(0⇧) ;(0-) W(2⇧)</text:p>
      <text:p text:style-name="P1">嘿 ;(0-) P(0⇧) ,(8⇩)</text:p>
      <text:p text:style-name="P1">叱 ;(0-) Q(1⇧)</text:p>
      <text:p text:style-name="P1">呵 ;(0-) Q(1⇧) D(3-)</text:p>
      <text:p text:style-name="P1">呀 ;(0-) Q(1⇧) D(3-) L(9-)</text:p>
      <text:p text:style-name="P1">哺 ;(0-) Q(1⇧) H(6-)</text:p>
      <text:p text:style-name="P1">嘈 ;(0-) Q(1⇧) P(0⇧)</text:p>
      <text:p text:style-name="P1">囀 ;(0-) Q(1⇧) Z(1⇩) H(6-)</text:p>
      <text:p text:style-name="P1">嘔 ;(0-) Q(1⇧) ;(0-) ;(0-)</text:p>
      <text:p text:style-name="P1">吐 ;(0-) R(4⇧)</text:p>
      <text:p text:style-name="P1">嘶 ;(0-) R(4⇧) A(1-) O(9⇧)</text:p>
      <text:p text:style-name="P1">嚇 ;(0-) R(4⇧) C(3⇩) C(3⇩)</text:p>
      <text:p text:style-name="P1">嚥 ;(0-) R(4⇧) E(3⇧) ,(8⇩)</text:p>
      <text:p text:style-name="P1">嗷 ;(0-) R(4⇧) H(6-) .(9⇩)</text:p>
      <text:p text:style-name="P1">哄 ;(0-) R(4⇧) K(8-)</text:p>
      <text:p text:style-name="P1">哮 ;(0-) R(4⇧) L(9-) F(4-)</text:p>
      <text:p text:style-name="P1">嗜 ;(0-) R(4⇧) L(9-) P(0⇧)</text:p>
      <text:p text:style-name="P1">嘟 ;(0-) R(4⇧) L(9-) T(5⇧)</text:p>
      <text:p text:style-name="P1">嘖 ;(0-) R(4⇧) M(7⇩)</text:p>
      <text:p text:style-name="P1">哇 ;(0-) R(4⇧) R(4⇧)</text:p>
      <text:p text:style-name="P1">喋 ;(0-) R(4⇧) S(2-) V(4⇩)</text:p>
      <text:p text:style-name="P1">嗉 ;(0-) R(4⇧) X(2⇩)</text:p>
      <text:p text:style-name="P1">嗑 ;(0-) R(4⇧) X(2⇩) U(7⇧)</text:p>
      <text:p text:style-name="P1">嘆 ;(0-) R(4⇧) Z(1⇩)</text:p>
      <text:p text:style-name="P1">嘻 ;(0-) R(4⇧) ;(0-) ;(0-)</text:p>
      <text:p text:style-name="P1">兄 ;(0-) S(2-)</text:p>
      <text:p text:style-name="P1">叫 ;(0-) S(2-) D(3-)</text:p>
      <text:p text:style-name="P1">嘯 ;(0-) T(5⇧) D(3-) E(3⇧)</text:p>
      <text:p text:style-name="P1">吧 ;(0-) T(5⇧) D(3-) S(2-)</text:p>
      <text:p text:style-name="P1">邑 ;(0-) T(5⇧) D(3-) S(2-)</text:p>
      <text:p text:style-name="P1">啊 ;(0-) T(5⇧) Q(1⇧) D(3-)</text:p>
      <text:p text:style-name="P1">咀 ;(0-) U(7⇧) A(1-)</text:p>
      <text:p text:style-name="P1">鵑 ;(0-) U(7⇧) L(9-) ,(8⇩)</text:p>
      <text:p text:style-name="P1">嚕 ;(0-) U(7⇧) ,(8⇩) P(0⇧)</text:p>
      <text:p text:style-name="P1">呆 ;(0-) V(4⇩)</text:p>
      <text:p text:style-name="P1">喳 ;(0-) V(4⇩) P(0⇧) A(1-)</text:p>
      <text:p text:style-name="P1">噎 ;(0-) V(4⇩) Q(1⇧) I(8⇧)</text:p>
      <text:p text:style-name="P1">噤 ;(0-) V(4⇩) V(4⇩) C(3⇩)</text:p>
      <text:p text:style-name="P1">喇 ;(0-) V(4⇩) ;(0-) E(3⇧)</text:p>
      <text:p text:style-name="P1">嗽 ;(0-) V(4⇩) ;(0-) K(8-)</text:p>
      <text:p text:style-name="P1">呶 ;(0-) W(2⇧) B(5⇩)</text:p>
      <text:p text:style-name="P1">喙 ;(0-) W(2⇧) .(9⇩)</text:p>
      <text:p text:style-name="P1">吆 ;(0-) X(2⇩)</text:p>
      <text:p text:style-name="P1">唆 ;(0-) X(2⇩) K(8-) .(9⇩)</text:p>
      <text:p text:style-name="P1">喲 ;(0-) X(2⇩) L(9-) H(6-)</text:p>
      <text:p text:style-name="P1">唉 ;(0-) X(2⇩) O(9⇧) Z(1⇩)</text:p>
      <text:p text:style-name="P1">吮 ;(0-) X(2⇩) S(2-)</text:p>
      <text:p text:style-name="P1">嘰 ;(0-) X(2⇩) X(2⇩) X(2⇩)</text:p>
      <text:p text:style-name="P1">唁 ;(0-) Y(6⇧)</text:p>
      <text:p text:style-name="P1">啼 ;(0-) Y(6⇧) K(8-) D(3-)</text:p>
      <text:p text:style-name="P1">咬 ;(0-) Y(6⇧) K(8-) .(9⇩)</text:p>
      <text:p text:style-name="P1">嘀 ;(0-) Y(6⇧) K(8-) ;(0-)</text:p>
      <text:p text:style-name="P1">噫 ;(0-) Y(6⇧) P(0⇧) N(6⇩)</text:p>
      <text:p text:style-name="P1">鄙 ;(0-) Y(6⇧) P(0⇧) T(5⇧)</text:p>
      <text:p text:style-name="P1">吭 ;(0-) Y(6⇧) S(2-)</text:p>
      <text:p text:style-name="P1">嚨 ;(0-) Y(6⇧) U(7⇧) Q(1⇧)</text:p>
      <text:p text:style-name="P1">咳 ;(0-) Y(6⇧) X(2⇩) K(8-)</text:p>
      <text:p text:style-name="P1">哼 ;(0-) Y(6⇧) ;(0-) D(3-)</text:p>
      <text:p text:style-name="P1">嚷 ;(0-) Y(6⇧) ;(0-) X(2⇩)</text:p>
      <text:p text:style-name="P1">嚎 ;(0-) Y(6⇧) ;(0-) .(9⇩)</text:p>
      <text:p text:style-name="P1">呸 ;(0-) Z(1⇩) A(1-)</text:p>
      <text:p text:style-name="P1">嚅 ;(0-) Z(1⇩) A(1-) E(3⇧)</text:p>
      <text:p text:style-name="P1">呃 ;(0-) Z(1⇩) G(5-) S(2-)</text:p>
      <text:p text:style-name="P1">吠 ;(0-) Z(1⇩) H(6-)</text:p>
      <text:p text:style-name="P1">嘹 ;(0-) Z(1⇩) K(8-) C(3⇩)</text:p>
      <text:p text:style-name="P1">喱 ;(0-) Z(1⇩) P(0⇧) R(4⇧)</text:p>
      <text:p text:style-name="P1">喊 ;(0-) Z(1⇩) Q(1⇧) X(2⇩)</text:p>
      <text:p text:style-name="P1">咦 ;(0-) Z(1⇩) T(5⇧) G(5-)</text:p>
      <text:p text:style-name="P1">唷 ;(0-) Z(1⇩) U(7⇧)</text:p>
      <text:p text:style-name="P1">史 ;(0-) .(9⇩)</text:p>
      <text:p text:style-name="P1">咚 ;(0-) .(9⇩) H(6-)</text:p>
      <text:p text:style-name="P1">噯 ;(0-) .(9⇩) J(7-) .(9⇩)</text:p>
      <text:p text:style-name="P1">呱 ;(0-) .(9⇩) X(2⇩) K(8-)</text:p>
      <text:p text:style-name="P1">唏 ;(0-) .(9⇩) Z(1⇩) D(3-)</text:p>
      <text:p text:style-name="P1">嚼 ;(0-) .(9⇩) /(0⇩) H(6-)</text:p>
      <text:p text:style-name="P1">咯 ;(0-) .(9⇩) ;(0-)</text:p>
      <text:p text:style-name="P1">雖 ;(0-) /(0⇩) K(8-) Y(6⇧)</text:p>
      <text:p text:style-name="P1">囉 ;(0-) /(0⇩) X(2⇩) Y(6⇧)</text:p>
      <text:p text:style-name="P1">顎 ;(0-) ;(0-) A(1-) M(7⇩)</text:p>
      <text:p text:style-name="P1">鄂 ;(0-) ;(0-) A(1-) T(5⇧)</text:p>
      <text:p text:style-name="P1">囂 ;(0-) ;(0-) A(1-) ;(0-)</text:p>
      <text:p text:style-name="P1">串 ;(0-) ;(0-) D(3-)</text:p>
      <text:p text:style-name="P1">患 ;(0-) ;(0-) D(3-) N(6⇩)</text:p>
      <text:p text:style-name="P1">單 ;(0-) ;(0-) P(0⇧) F(4-)</text:p>
      <text:p text:style-name="P1">獸 ;(0-) ;(0-) P(0⇧) H(6-)</text:p>
      <text:p text:style-name="P1">戰 ;(0-) ;(0-) P(0⇧) X(2⇩)</text:p>
      <text:p text:style-name="P1">咒 ;(0-) ;(0-) S(2-)</text:p>
      <text:p text:style-name="P1">哭 ;(0-) ;(0-) Z(1⇩) H(6-)</text:p>
      <text:p text:style-name="P1">嚴 ;(0-) ;(0-) Z(1⇩) .(9⇩)</text:p>
      <text:p text:style-name="P1">器 ;(0-) ;(0-) Z(1⇩) ;(0-)</text:p>
      <text:p text:style-name="P1">品 ;(0-) ;(0-) ;(0-)</text:p>
      <text:p text:style-name="P1">噪 ;(0-) ;(0-) ;(0-) V(4⇩)</text:p>
      <text:p text:style-name="P1">咪 ;(0-) ,(8⇩)</text:p>
      <text:p text:style-name="P1">啖 ;(0-) ,(8⇩) ,(8⇩)</text:p>
      <text:p text:style-name="P1">嘮 ;(0-) ,(8⇩) ,(8⇩) B(5⇩)</text:p>
      <text:p text:style-name="P1"><text:soft-page-break/>火 ,(8⇩)</text:p>
      <text:p text:style-name="P1">米 ,(8⇩)</text:p>
      <text:p text:style-name="P1">炳 ,(8⇩) A(1-) J(7-) K(8-)</text:p>
      <text:p text:style-name="P1">煩 ,(8⇩) A(1-) L(9-) M(7⇩)</text:p>
      <text:p text:style-name="P1">粳 ,(8⇩) A(1-) P(0⇧) .(9⇩)</text:p>
      <text:p text:style-name="P1">煙 ,(8⇩) A(1-) /(0⇩) R(4⇧)</text:p>
      <text:p text:style-name="P1">燈 ,(8⇩) B(5⇩) Q(1⇧) I(8⇧)</text:p>
      <text:p text:style-name="P1">炒 ,(8⇩) C(3⇩) L(9-)</text:p>
      <text:p text:style-name="P1">燦 ,(8⇩) E(3⇧) M(7⇩) ,(8⇩)</text:p>
      <text:p text:style-name="P1">燜 ,(8⇩) E(3⇧) N(6⇩)</text:p>
      <text:p text:style-name="P1">爐 ,(8⇩) E(3⇧) P(0⇧) U(7⇧)</text:p>
      <text:p text:style-name="P1">煆 ,(8⇩) E(3⇧) T(5⇧) B(5⇩)</text:p>
      <text:p text:style-name="P1">爛 ,(8⇩) E(3⇧) V(4⇩) /(0⇩)</text:p>
      <text:p text:style-name="P1">糢 ,(8⇩) F(4-) P(0⇧) Z(1⇩)</text:p>
      <text:p text:style-name="P1">糊 ,(8⇩) F(4-) ;(0-) U(7⇧)</text:p>
      <text:p text:style-name="P1">煽 ,(8⇩) G(5-) B(5⇩) B(5⇩)</text:p>
      <text:p text:style-name="P1">籽 ,(8⇩) G(5-) F(4-)</text:p>
      <text:p text:style-name="P1">料 ,(8⇩) H(6-) F(4-)</text:p>
      <text:p text:style-name="P1">烊 ,(8⇩) I(8⇧) F(4-)</text:p>
      <text:p text:style-name="P1">糕 ,(8⇩) I(8⇧) R(4⇧) ,(8⇩)</text:p>
      <text:p text:style-name="P1">燧 ,(8⇩) I(8⇧) .(9⇩) N(6⇩)</text:p>
      <text:p text:style-name="P1">燴 ,(8⇩) I(8⇧) /(0⇩) P(0⇧)</text:p>
      <text:p text:style-name="P1">煥 ,(8⇩) J(7-) J(7-) Z(1⇩)</text:p>
      <text:p text:style-name="P1">炊 ,(8⇩) J(7-) K(8-)</text:p>
      <text:p text:style-name="P1">焰 ,(8⇩) J(7-) O(9⇧)</text:p>
      <text:p text:style-name="P1">炯 ,(8⇩) J(7-) ;(0-)</text:p>
      <text:p text:style-name="P1">炤 ,(8⇩) J(7-) ;(0-)</text:p>
      <text:p text:style-name="P1">粉 ,(8⇩) K(8-) J(7-)</text:p>
      <text:p text:style-name="P1">灼 ,(8⇩) L(9-) H(6-)</text:p>
      <text:p text:style-name="P1">熄 ,(8⇩) L(9-) J(7-) N(6⇩)</text:p>
      <text:p text:style-name="P1">燠 ,(8⇩) L(9-) J(7-) Z(1⇩)</text:p>
      <text:p text:style-name="P1">粕 ,(8⇩) L(9-) P(0⇧)</text:p>
      <text:p text:style-name="P1">煌 ,(8⇩) L(9-) P(0⇧) R(4⇧)</text:p>
      <text:p text:style-name="P1">爍 ,(8⇩) L(9-) P(0⇧) V(4⇩)</text:p>
      <text:p text:style-name="P1">炮 ,(8⇩) L(9-) T(5⇧) S(2-)</text:p>
      <text:p text:style-name="P1">遴 ,(8⇩) M(7⇩) Q(1⇧) N(6⇩)</text:p>
      <text:p text:style-name="P1">鄰 ,(8⇩) M(7⇩) Q(1⇧) T(5⇧)</text:p>
      <text:p text:style-name="P1">燃 ,(8⇩) M(7⇩) Z(1⇩) ,(8⇩)</text:p>
      <text:p text:style-name="P1">迷 ,(8⇩) N(6⇩)</text:p>
      <text:p text:style-name="P1">粽 ,(8⇩) N(6⇩) A(1-) C(3⇩)</text:p>
      <text:p text:style-name="P1">熔 ,(8⇩) N(6⇩) K(8-) ;(0-)</text:p>
      <text:p text:style-name="P1">糠 ,(8⇩) N(6⇩) T(5⇧) C(3⇩)</text:p>
      <text:p text:style-name="P1">糖 ,(8⇩) N(6⇩) T(5⇧) ;(0-)</text:p>
      <text:p text:style-name="P1">炸 ,(8⇩) O(9⇧) E(3⇧)</text:p>
      <text:p text:style-name="P1">燬 ,(8⇩) O(9⇧) R(4⇧) B(5⇩)</text:p>
      <text:p text:style-name="P1">燻 ,(8⇩) O(9⇧) /(0⇩) ,(8⇩)</text:p>
      <text:p text:style-name="P1">糙 ,(8⇩) O(9⇧) ;(0-) N(6⇩)</text:p>
      <text:p text:style-name="P1">焊 ,(8⇩) P(0⇧) A(1-) F(4-)</text:p>
      <text:p text:style-name="P1">糧 ,(8⇩) P(0⇧) A(1-) R(4⇧)</text:p>
      <text:p text:style-name="P1">煨 ,(8⇩) P(0⇧) A(1-) X(2⇩)</text:p>
      <text:p text:style-name="P1">煬 ,(8⇩) P(0⇧) A(1-) .(9⇩)</text:p>
      <text:p text:style-name="P1">焜 ,(8⇩) P(0⇧) Q(1⇧) Q(1⇧)</text:p>
      <text:p text:style-name="P1">爆 ,(8⇩) P(0⇧) R(4⇧) C(3⇩)</text:p>
      <text:p text:style-name="P1">糞 ,(8⇩) P(0⇧) R(4⇧) K(8-)</text:p>
      <text:p text:style-name="P1">煜 ,(8⇩) P(0⇧) Y(6⇧)</text:p>
      <text:p text:style-name="P1">糰 ,(8⇩) P(0⇧) Z(1⇩) H(6-)</text:p>
      <text:p text:style-name="P1">糟 ,(8⇩) Q(1⇧) P(0⇧)</text:p>
      <text:p text:style-name="P1">炬 ,(8⇩) Q(1⇧) T(5⇧)</text:p>
      <text:p text:style-name="P1">灶 ,(8⇩) R(4⇧)</text:p>
      <text:p text:style-name="P1">煤 ,(8⇩) R(4⇧) A(1-) V(4⇩)</text:p>
      <text:p text:style-name="P1">烘 ,(8⇩) R(4⇧) K(8-)</text:p>
      <text:p text:style-name="P1">烤 ,(8⇩) R(4⇧) L(9-) G(5-)</text:p>
      <text:p text:style-name="P1">燒 ,(8⇩) R(4⇧) R(4⇧) S(2-)</text:p>
      <text:p text:style-name="P1">精 ,(8⇩) R(4⇧) U(7⇧)</text:p>
      <text:p text:style-name="P1">燼 ,(8⇩) T(5⇧) D(3-) U(7⇧)</text:p>
      <text:p text:style-name="P1">粗 ,(8⇩) U(7⇧) A(1-)</text:p>
      <text:p text:style-name="P1">煉 ,(8⇩) V(4⇩) /(0⇩)</text:p>
      <text:p text:style-name="P1">糝 ,(8⇩) X(2⇩) X(2⇩) .(9⇩)</text:p>
      <text:p text:style-name="P1">粒 ,(8⇩) Y(6⇧)</text:p>
      <text:p text:style-name="P1">粹 ,(8⇩) Y(6⇧) K(8-) F(4-)</text:p>
      <text:p text:style-name="P1">熾 ,(8⇩) Y(6⇧) P(0⇧) X(2⇩)</text:p>
      <text:p text:style-name="P1">炕 ,(8⇩) Y(6⇧) S(2-)</text:p>
      <text:p text:style-name="P1">炫 ,(8⇩) Y(6⇧) X(2⇩)</text:p>
      <text:p text:style-name="P1">焙 ,(8⇩) Y(6⇧) ;(0-)</text:p>
      <text:p text:style-name="P1">燉 ,(8⇩) Y(6⇧) ;(0-) .(9⇩)</text:p>
      <text:p text:style-name="P1">糯 ,(8⇩) Z(1⇩) A(1-) E(3⇧)</text:p>
      <text:p text:style-name="P1">燸 ,(8⇩) Z(1⇩) A(1-) E(3⇧)</text:p>
      <text:p text:style-name="P1">類 ,(8⇩) Z(1⇩) H(6-) M(7⇩)</text:p>
      <text:p text:style-name="P1">燎 ,(8⇩) Z(1⇩) K(8-) C(3⇩)</text:p>
      <text:p text:style-name="P1">敝 ,(8⇩) .(9⇩)</text:p>
      <text:p text:style-name="P1">敉 ,(8⇩) .(9⇩)</text:p>
      <text:p text:style-name="P1">煖 ,(8⇩) .(9⇩) A(1-) B(5⇩)</text:p>
      <text:p text:style-name="P1">斃 ,(8⇩) .(9⇩) A(1-) Q(1⇧)</text:p>
      <text:p text:style-name="P1">弊 ,(8⇩) .(9⇩) F(4-)</text:p>
      <text:p text:style-name="P1">烽 ,(8⇩) .(9⇩) F(4-)</text:p>
      <text:p text:style-name="P1">瞥 ,(8⇩) .(9⇩) J(7-)</text:p>
      <text:p text:style-name="P1">幣 ,(8⇩) .(9⇩) J(7-) D(3-)</text:p>
      <text:p text:style-name="P1">彆 ,(8⇩) .(9⇩) T(5⇧) G(5-)</text:p>
      <text:p text:style-name="P1">鱉 ,(8⇩) .(9⇩) U(7⇧) ,(8⇩)</text:p>
      <text:p text:style-name="P1">烯 ,(8⇩) .(9⇩) Z(1⇩) D(3-)</text:p>
      <text:p text:style-name="P1">烙 ,(8⇩) .(9⇩) ;(0-)</text:p>
      <text:p text:style-name="P1">燭 ,(8⇩) /(0⇩) L(9-) /(0⇩)</text:p>
      <text:p text:style-name="P1">燥 ,(8⇩) ;(0-) ;(0-) V(4⇩)</text:p>
      <text:p text:style-name="P1">炎 ,(8⇩) ,(8⇩)</text:p>
      <text:p text:style-name="P1">勞 ,(8⇩) ,(8⇩) J(7-) B(5⇩)</text:p>
      <text:p text:style-name="P1">犖 ,(8⇩) ,(8⇩) J(7-) F(4-)</text:p>
      <text:p text:style-name="P1">瑩 ,(8⇩) ,(8⇩) J(7-) H(6-)</text:p>
      <text:p text:style-name="P1">塋 ,(8⇩) ,(8⇩) J(7-) R(4⇧)</text:p>
      <text:p text:style-name="P1">榮 ,(8⇩) ,(8⇩) J(7-) V(4⇩)</text:p>
      <text:p text:style-name="P1">縈 ,(8⇩) ,(8⇩) J(7-) X(2⇩)</text:p>
      <text:p text:style-name="P1">螢 ,(8⇩) ,(8⇩) J(7-) /(0⇩)</text:p>
      <text:p text:style-name="P1">營 ,(8⇩) ,(8⇩) J(7-) ;(0-)</text:p>
      <text:p text:style-name="P1">鶯 ,(8⇩) ,(8⇩) J(7-) ,(8⇩)</text:p>
      <text:p text:style-name="P1">熒 ,(8⇩) ,(8⇩) J(7-) ,(8⇩)</text:p>
      <text:p text:style-name="P1">燐 ,(8⇩) ,(8⇩) M(7⇩) Q(1⇧)</text:p>
      <text:p text:style-name="P1">慼 Z(1⇩) E(3⇧) A(1-) N(6⇩)</text:p>
      <text:p text:style-name="P1">毒 R(4⇧) S(2-) Z(1⇩)</text:p>
      <text:p text:style-name="P1">匕 L(9-) S(2-)</text:p>
      <text:p text:style-name="P1">卅 F(4-) D(3-)</text:p>
      <text:p text:style-name="P1">充 Y(6⇧) X(2⇩) S(2-)</text:p>
      <text:p text:style-name="P1">統 X(2⇩) Y(6⇧) X(2⇩) S(2-)</text:p>
      <text:p text:style-name="P1">育 Y(6⇧) X(2⇩) U(7⇧)</text:p>
      <text:p text:style-name="P1">唷 ;(0-) Y(6⇧) X(2⇩) U(7⇧)</text:p>
      <text:p text:style-name="P1">流 C(3⇩) Y(6⇧) X(2⇩) O(9⇧)</text:p>
      <text:p text:style-name="P1">琉 A(1-) R(4⇧) Y(6⇧) O(9⇧)</text:p>
      <text:p text:style-name="P1">梳 V(4⇩) Y(6⇧) X(2⇩) O(9⇧)</text:p>
      <text:p text:style-name="P1">疏 G(5-) E(3⇧) Y(6⇧) O(9⇧)</text:p>
      <text:p text:style-name="P1">硫 G(5-) Y(6⇧) X(2⇩) O(9⇧)</text:p>
      <text:p text:style-name="P1">澈 C(3⇩) Y(6⇧) X(2⇩) .(9⇩)</text:p>
      <text:p text:style-name="P1">徹 .(9⇩) Y(6⇧) X(2⇩) .(9⇩)</text:p>
      <text:p text:style-name="P1">撤 O(9⇧) Y(6⇧) X(2⇩) .(9⇩)</text:p>
      <text:p text:style-name="P1">轍 Q(1⇧) Y(6⇧) X(2⇩) .(9⇩)</text:p>
      <text:p text:style-name="P1">棄 Y(6⇧) X(2⇩) R(4⇧) V(4⇩)</text:p>
      <text:p text:style-name="P1">今 K(8-) H(6-) G(5-)</text:p>
      <text:p text:style-name="P1">含 K(8-) H(6-) G(5-) ;(0-)</text:p>
      <text:p text:style-name="P1">吟 ;(0-) K(8-) H(6-) G(5-)</text:p>
      <text:p text:style-name="P1">岑 D(3-) K(8-) H(6-) G(5-)</text:p>
      <text:p text:style-name="P1">念 K(8-) H(6-) G(5-) N(6⇩)</text:p>
      <text:p text:style-name="P1">涔 C(3⇩) D(3-) K(8-) G(5-)</text:p>
      <text:p text:style-name="P1">唸 ;(0-) K(8-) H(6-) N(6⇩)</text:p>
      <text:p text:style-name="P1">捻 O(9⇧) K(8-) H(6-) N(6⇩)</text:p>
      <text:p text:style-name="P1">貪 K(8-) H(6-) G(5-) M(7⇩)</text:p>
      <text:p text:style-name="P1">蔭 F(4-) T(5⇧) K(8-) X(2⇩)</text:p>
      <text:p text:style-name="P1">鈐 I(8⇧) K(8-) H(6-) G(5-)</text:p>
      <text:p text:style-name="P1">頷 K(8-) H(6-) G(5-) M(7⇩)</text:p>
      <text:p text:style-name="P1">黔 P(0⇧) ,(8⇩) K(8-) G(5-)</text:p>
      <text:p text:style-name="P1">令 K(8-) H(6-) B(5⇩)</text:p>
      <text:p text:style-name="P1">苓 F(4-) K(8-) H(6-) B(5⇩)</text:p>
      <text:p text:style-name="P1">冷 K(8-) K(8-) H(6-) B(5⇩)</text:p>
      <text:p text:style-name="P1">伶 K(8-) K(8-) H(6-) B(5⇩)</text:p>
      <text:p text:style-name="P1">拎 O(9⇧) K(8-) H(6-) B(5⇩)</text:p>
      <text:p text:style-name="P1">玲 A(1-) R(4⇧) K(8-) B(5⇩)</text:p>
      <text:p text:style-name="P1">鈴 I(8⇧) K(8-) H(6-) B(5⇩)</text:p>
      <text:p text:style-name="P1">聆 A(1-) E(3⇧) K(8-) B(5⇩)</text:p>
      <text:p text:style-name="P1">羚 I(8⇧) F(4-) K(8-) B(5⇩)</text:p>
      <text:p text:style-name="P1">陰 T(5⇧) I(8⇧) B(5⇩) X(2⇩)</text:p>
      <text:p text:style-name="P1">陰 T(5⇧) K(8-) H(6-) X(2⇩)</text:p>
      <text:p text:style-name="P1">翎 K(8-) H(6-) B(5⇩) B(5⇩)</text:p>
      <text:p text:style-name="P1">零 Z(1⇩) K(8-) H(6-) B(5⇩)</text:p>
      <text:p text:style-name="P1">領 K(8-) H(6-) B(5⇩) M(7⇩)</text:p>
      <text:p text:style-name="P1">嶺 D(3-) K(8-) H(6-) M(7⇩)</text:p>
      <text:p text:style-name="P1">齡 E(3⇧) I(8⇧) K(8-) B(5⇩)</text:p>
      <text:p text:style-name="P1">鴒 K(8-) H(6-) B(5⇩) ,(8⇩)</text:p>
      <text:p text:style-name="P1">呈 ;(0-) A(1-) R(4⇧)</text:p>
      <text:p text:style-name="P1">逞 ;(0-) A(1-) R(4⇧) N(6⇩)</text:p>
      <text:p text:style-name="P1">郢 ;(0-) A(1-) R(4⇧) T(5⇧)</text:p>
      <text:p text:style-name="P1">活 C(3⇩) A(1-) F(4-) ;(0-)</text:p>
      <text:p text:style-name="P1">話 Y(6⇧) A(1-) F(4-) ;(0-)</text:p>
      <text:p text:style-name="P1">姊 W(2⇧) A(1-) G(5-) L(9-)</text:p>
      <text:p text:style-name="P1">徵 O(9⇧) A(1-) R(4⇧) .(9⇩)</text:p>
      <text:p text:style-name="P1">懲 O(9⇧) A(1-) R(4⇧) N(6⇩)</text:p>
      <text:p text:style-name="P1">聽 A(1-) E(3⇧) A(1-) N(6⇩)</text:p>
      <text:p text:style-name="P1">吞 L(9-) Z(1⇩) ;(0-)</text:p>
      <text:p text:style-name="P1">忝 L(9-) Z(1⇩) C(3⇩)</text:p>
      <text:p text:style-name="P1">添 C(3⇩) L(9-) Z(1⇩) C(3⇩)</text:p>
      <text:p text:style-name="P1">奏 Z(1⇩) L(9-) Z(1⇩)</text:p>
      <text:p text:style-name="P1">揍 O(9⇧) Z(1⇩) L(9-) Z(1⇩)</text:p>
      <text:p text:style-name="P1">湊 C(3⇩) Z(1⇩) L(9-) Z(1⇩)</text:p>
      <text:p text:style-name="P1">輳 Q(1⇧) Z(1⇩) L(9-) Z(1⇩)</text:p>
      <text:p text:style-name="P1">丟 L(9-) R(4⇧) X(2⇩)</text:p>
      <text:p text:style-name="P1">舌 L(9-) F(4-) ;(0-)</text:p>
      <text:p text:style-name="P1">恬 N(6⇩) L(9-) F(4-) ;(0-)</text:p>
      <text:p text:style-name="P1">甜 L(9-) F(4-) ;(0-) A(1-)</text:p>
      <text:p text:style-name="P1">憩 L(9-) F(4-) ;(0-) N(6⇩)</text:p>
      <text:p text:style-name="P1">舐 L(9-) F(4-) ;(0-) S(2-)</text:p>
      <text:p text:style-name="P1">舔 L(9-) F(4-) ;(0-) C(3⇩)</text:p>
      <text:p text:style-name="P1">壬 L(9-) R(4⇧)</text:p>
      <text:p text:style-name="P1">任 K(8-) L(9-) R(4⇧)</text:p>
      <text:p text:style-name="P1">妊 W(2⇧) L(9-) R(4⇧)</text:p>
      <text:p text:style-name="P1">衽 Y(6⇧) K(8-) L(9-) R(4⇧)</text:p>
      <text:p text:style-name="P1">飪 I(8⇧) B(5⇩) L(9-) R(4⇧)</text:p>
      <text:p text:style-name="P1">荏 F(4-) K(8-) L(9-) R(4⇧)</text:p>
      <text:p text:style-name="P1">賃 K(8-) L(9-) R(4⇧) M(7⇩)</text:p>
      <text:p text:style-name="P1">插 O(9⇧) L(9-) F(4-) O(9⇧)</text:p>
      <text:p text:style-name="P1">虱 S(2-) L(9-) /(0⇩)</text:p>
      <text:p text:style-name="P1">喜 R(4⇧) ;(0-) F(4-) ;(0-)</text:p>
      <text:p text:style-name="P1">熹 R(4⇧) ;(0-) F(4-) ,(8⇩)</text:p>
      <text:p text:style-name="P1">善 I(8⇧) R(4⇧) F(4-) ;(0-)</text:p>
      <text:p text:style-name="P1">嘉 R(4⇧) ;(0-) F(4-) ;(0-)</text:p>
      <text:p text:style-name="P1">反 .(9⇩) B(5⇩)</text:p>
      <text:p text:style-name="P1">板 V(4⇩) .(9⇩) B(5⇩)</text:p>
      <text:p text:style-name="P1">扳 O(9⇧) .(9⇩) B(5⇩)</text:p>
      <text:p text:style-name="P1">返 .(9⇩) B(5⇩) N(6⇩)</text:p>
      <text:p text:style-name="P1">阪 T(5⇧) .(9⇩) B(5⇩)</text:p>
      <text:p text:style-name="P1">販 M(7⇩) .(9⇩) B(5⇩)</text:p>
      <text:p text:style-name="P1">版 D(3-) .(9⇩) B(5⇩)</text:p>
      <text:p text:style-name="P1">皈 L(9-) P(0⇧) .(9⇩) B(5⇩)</text:p>
      <text:p text:style-name="P1">叛 I(8⇧) .(9⇩) B(5⇩)</text:p>
      <text:p text:style-name="P1">飯 I(8⇧) B(5⇩) .(9⇩) B(5⇩)</text:p>
      <text:p text:style-name="P1">勻 L(9-) K(8-)</text:p>
      <text:p text:style-name="P1">均 R(4⇧) L(9-) K(8-)</text:p>
      <text:p text:style-name="P1">鈞 I(8⇧) L(9-) K(8-)</text:p>
      <text:p text:style-name="P1">筠 L(9-) R(4⇧) L(9-) K(8-)</text:p>
      <text:p text:style-name="P1">次 K(8-) J(7-) K(8-)</text:p>
      <text:p text:style-name="P1"><text:soft-page-break/>恣 K(8-) J(7-) K(8-) N(6⇩)</text:p>
      <text:p text:style-name="P1">咨 K(8-) J(7-) K(8-) ;(0-)</text:p>
      <text:p text:style-name="P1">諮 Y(6⇧) K(8-) J(7-) ;(0-)</text:p>
      <text:p text:style-name="P1">姿 K(8-) J(7-) K(8-) W(2⇧)</text:p>
      <text:p text:style-name="P1">瓷 K(8-) J(7-) K(8-) H(6-)</text:p>
      <text:p text:style-name="P1">資 K(8-) J(7-) K(8-) M(7⇩)</text:p>
      <text:p text:style-name="P1">州 A(1-) D(3-) A(1-) D(3-)</text:p>
      <text:p text:style-name="P1">洲 C(3⇩) A(1-) D(3-) D(3-)</text:p>
      <text:p text:style-name="P1">酬 A(1-) P(0⇧) A(1-) D(3-)</text:p>
      <text:p text:style-name="P1">沒 C(3⇩) S(2-) B(5⇩)</text:p>
      <text:p text:style-name="P1">歿 A(1-) M(7⇩) S(2-) B(5⇩)</text:p>
      <text:p text:style-name="P1">卯 O(9⇧) L(9-) J(7-)</text:p>
      <text:p text:style-name="P1">柳 V(4⇩) O(9⇧) L(9-) J(7-)</text:p>
      <text:p text:style-name="P1">泖 C(3⇩) O(9⇧) L(9-) J(7-)</text:p>
      <text:p text:style-name="P1">茆 F(4-) O(9⇧) L(9-) J(7-)</text:p>
      <text:p text:style-name="P1">卿 O(9⇧) L(9-) B(5⇩) J(7-)</text:p>
      <text:p text:style-name="P1">卵 O(9⇧) L(9-) H(6-) H(6-)</text:p>
      <text:p text:style-name="P1">卵 O(9⇧) H(6-) L(9-) H(6-)</text:p>
      <text:p text:style-name="P1">孵 O(9⇧) L(9-) H(6-) F(4-)</text:p>
      <text:p text:style-name="P1">孵 O(9⇧) H(6-) L(9-) F(4-)</text:p>
      <text:p text:style-name="P1">沛 C(3⇩) Y(6⇧) J(7-) D(3-)</text:p>
      <text:p text:style-name="P1">肺 U(7⇧) Y(6⇧) J(7-) D(3-)</text:p>
      <text:p text:style-name="P1">芾 F(4-) Y(6⇧) J(7-) D(3-)</text:p>
      <text:p text:style-name="P1">鬧 E(3⇧) A(1-) J(7-) D(3-)</text:p>
      <text:p text:style-name="P1">冊 J(7-) J(7-) A(1-)</text:p>
      <text:p text:style-name="P1">姍 W(2⇧) J(7-) J(7-) A(1-)</text:p>
      <text:p text:style-name="P1">柵 V(4⇩) J(7-) J(7-) A(1-)</text:p>
      <text:p text:style-name="P1">珊 A(1-) R(4⇧) J(7-) A(1-)</text:p>
      <text:p text:style-name="P1">跚 S(2-) J(7-) J(7-) A(1-)</text:p>
      <text:p text:style-name="P1">刪 J(7-) J(7-) A(1-) E(3⇧)</text:p>
      <text:p text:style-name="P1">函 A(1-) G(5-) ,(8⇩) D(3-)</text:p>
      <text:p text:style-name="P1">涵 C(3⇩) A(1-) G(5-) D(3-)</text:p>
      <text:p text:style-name="P1">玆 I(8⇧) X(2⇩) X(2⇩)</text:p>
      <text:p text:style-name="P1">佞 K(8-) Y(6⇧) W(2⇧)</text:p>
      <text:p text:style-name="P1">咎 .(9⇩) C(3⇩) ;(0-)</text:p>
      <text:p text:style-name="P1">晷 P(0⇧) .(9⇩) C(3⇩) ;(0-)</text:p>
      <text:p text:style-name="P1">臥 Q(1⇧) D(3-) T(5⇧) C(3⇩)</text:p>
      <text:p text:style-name="P1">偺 K(8-) .(9⇩) C(3⇩) P(0⇧)</text:p>
      <text:p text:style-name="P1">剎 .(9⇩) V(4⇩) E(3⇧)</text:p>
      <text:p text:style-name="P1">殺 .(9⇩) V(4⇩) S(2-) B(5⇩)</text:p>
      <text:p text:style-name="P1">害 N(6⇩) F(4-) ;(0-)</text:p>
      <text:p text:style-name="P1">割 N(6⇩) F(4-) ;(0-) E(3⇧)</text:p>
      <text:p text:style-name="P1">瞎 J(7-) N(6⇩) F(4-) ;(0-)</text:p>
      <text:p text:style-name="P1">憲 N(6⇩) F(4-) /(0⇩) N(6⇩)</text:p>
      <text:p text:style-name="P1">豁 N(6⇩) F(4-) ;(0-) ;(0-)</text:p>
      <text:p text:style-name="P1">轄 Q(1⇧) N(6⇩) F(4-) ;(0-)</text:p>
      <text:p text:style-name="P1">契 R(4⇧) J(7-) Z(1⇩)</text:p>
      <text:p text:style-name="P1">挈 R(4⇧) J(7-) O(9⇧)</text:p>
      <text:p text:style-name="P1">喫 ;(0-) R(4⇧) J(7-) Z(1⇩)</text:p>
      <text:p text:style-name="P1">楔 V(4⇩) R(4⇧) J(7-) Z(1⇩)</text:p>
      <text:p text:style-name="P1">鍥 I(8⇧) R(4⇧) J(7-) Z(1⇩)</text:p>
      <text:p text:style-name="P1">潔 C(3⇩) R(4⇧) J(7-) X(2⇩)</text:p>
      <text:p text:style-name="P1">齧 R(4⇧) J(7-) E(3⇧) I(8⇧)</text:p>
      <text:p text:style-name="P1">慍 N(6⇩) P(0⇧) U(7⇧)</text:p>
      <text:p text:style-name="P1">塭 R(4⇧) P(0⇧) U(7⇧)</text:p>
      <text:p text:style-name="P1">氳 O(9⇧) P(0⇧) U(7⇧)</text:p>
      <text:p text:style-name="P1">瘟 H(6-) P(0⇧) U(7⇧)</text:p>
      <text:p text:style-name="P1">醞 A(1-) P(0⇧) P(0⇧) U(7⇧)</text:p>
      <text:p text:style-name="P1">蘊 F(4-) X(2⇩) P(0⇧) U(7⇧)</text:p>
      <text:p text:style-name="P1">獵 .(9⇩) W(2⇧) P(0⇧) W(2⇧)</text:p>
      <text:p text:style-name="P1">臘 U(7⇧) W(2⇧) P(0⇧) W(2⇧)</text:p>
      <text:p text:style-name="P1">蠟 /(0⇩) W(2⇧) P(0⇧) W(2⇧)</text:p>
      <text:p text:style-name="P1">邋 W(2⇧) P(0⇧) .(9⇩) N(6⇩)</text:p>
      <text:p text:style-name="P1">縣 U(7⇧) A(1-) C(3⇩)</text:p>
      <text:p text:style-name="P1">與 A(1-) G(5-) F(4-)</text:p>
      <text:p text:style-name="P1">涇 C(3⇩) B(5⇩) R(4⇧)</text:p>
      <text:p text:style-name="P1">陘 T(5⇧) B(5⇩) R(4⇧)</text:p>
      <text:p text:style-name="P1">氫 O(9⇧) B(5⇩) R(4⇧)</text:p>
      <text:p text:style-name="P1">襪 Y(6⇧) K(8-) A(1-) V(4⇩)</text:p>
      <text:p text:style-name="P1">齋 Y(6⇧) K(8-) D(3-) D(3-)</text:p>
      <text:p text:style-name="P1">罵 ;(0-) ;(0-) G(5-) ,(8⇩)</text:p>
      <text:p text:style-name="P1">稟 Y(6⇧) P(0⇧) ;(0-) C(3⇩)</text:p>
      <text:p text:style-name="P1">涅 C(3⇩) P(0⇧) Q(1⇧)</text:p>
      <text:p text:style-name="P1">捏 O(9⇧) O(9⇧) R(4⇧)</text:p>
      <text:p text:style-name="P1">捏 O(9⇧) P(0⇧) Q(1⇧)</text:p>
      <text:p text:style-name="P1">毀 O(9⇧) Q(1⇧) S(2-) B(5⇩)</text:p>
      <text:p text:style-name="P1">鄰 T(5⇧) ,(8⇩) M(7⇩) Q(1⇧)</text:p>
      <text:p text:style-name="P1">夠 L(9-) ;(0-) M(7⇩) M(7⇩)</text:p>
      <text:p text:style-name="P1">闊 C(3⇩) E(3⇧) L(9-) ;(0-)</text:p>
      <text:p text:style-name="P1">匯 C(3⇩) Q(1⇧) K(8-) Y(6⇧)</text:p>
      <text:p text:style-name="P1">舉 O(9⇧) Z(1⇩) A(1-) O(9⇧)</text:p>
      <text:p text:style-name="P1">擊 Z(1⇩) S(2-) B(5⇩) O(9⇧)</text:p>
      <text:p text:style-name="P1">繫 Z(1⇩) S(2-) B(5⇩) X(2⇩)</text:p>
      <text:p text:style-name="P1">犁 L(9-) V(4⇩) L(9-) F(4-)</text:p>
      <text:p text:style-name="P1">貪 I(8⇧) B(5⇩) M(7⇩)</text:p>
      <text:p text:style-name="P1">麥 F(4-) K(8-) K(8-) .(9⇩)</text:p>
      <text:p text:style-name="P1">解 J(7-) J(7-) Q(1⇧)</text:p>
      <text:p text:style-name="P1">懈 N(6⇩) J(7-) J(7-) Q(1⇧)</text:p>
      <text:p text:style-name="P1">撐 O(9⇧) C(3⇩) J(7-) O(9⇧)</text:p>
      <text:p text:style-name="P1">褒 Y(6⇧) O(9⇧) ;(0-) X(2⇩)</text:p>
      <text:p text:style-name="P1">鼻 L(9-) J(7-) P(0⇧) F(4-)</text:p>
      <text:p text:style-name="P1">盛 Z(1⇩) G(5-) U(7⇧) X(2⇩)</text:p>
      <text:p text:style-name="P1">感 Z(1⇩) Q(1⇧) X(2⇩) N(6⇩)</text:p>
      <text:p text:style-name="P1">撼 O(9⇧) Z(1⇩) Q(1⇧) N(6⇩)</text:p>
      <text:p text:style-name="P1">獲 F(4-) .(9⇩) K(8-) B(5⇩)</text:p>
      <text:p text:style-name="P1">穫 F(4-) L(9-) V(4⇩) B(5⇩)</text:p>
      <text:p text:style-name="P1">勳 O(9⇧) /(0⇩) B(5⇩) ,(8⇩)</text:p>
      <text:p text:style-name="P1">強 T(5⇧) G(5-) ;(0-) /(0⇩)</text:p>
      <text:p text:style-name="P1">雖 X(2⇩) /(0⇩) K(8-) Y(6⇧)</text:p>
      <text:p text:style-name="P1">敘 I(8⇧) V(4⇩) E(3⇧) B(5⇩)</text:p>
      <text:p text:style-name="P1">望 Y(6⇧) S(2-) U(7⇧) R(4⇧)</text:p>
      <text:p text:style-name="P1">卷 I(8⇧) Z(1⇩) T(5⇧) S(2-)</text:p>
      <text:p text:style-name="P1">卷 K(8-) Z(1⇩) G(5-) S(2-)</text:p>
      <text:p text:style-name="P1">券 K(8-) Z(1⇩) J(7-)</text:p>
      <text:p text:style-name="P1">眷 K(8-) Z(1⇩) J(7-)</text:p>
      <text:p text:style-name="P1">拳 K(8-) Z(1⇩) O(9⇧)</text:p>
      <text:p text:style-name="P1">藤 F(4-) U(7⇧) K(8-) C(3⇩)</text:p>
      <text:p text:style-name="P1">籐 L(9-) U(7⇧) K(8-) C(3⇩)</text:p>
      <text:p text:style-name="P1">倦 K(8-) K(8-) Z(1⇩) S(2-)</text:p>
      <text:p text:style-name="P1">圈 P(0⇧) K(8-) Z(1⇩) S(2-)</text:p>
      <text:p text:style-name="P1">捲 O(9⇧) K(8-) Z(1⇩) S(2-)</text:p>
      <text:p text:style-name="P1">蜷 /(0⇩) K(8-) Z(1⇩) S(2-)</text:p>
      <text:p text:style-name="P1">踡 S(2-) K(8-) Z(1⇩) S(2-)</text:p>
      <text:p text:style-name="P1">賸 U(7⇧) K(8-) Z(1⇩) M(7⇩)</text:p>
      <text:p text:style-name="P1">騰 U(7⇧) K(8-) Z(1⇩) ,(8⇩)</text:p>
      <text:p text:style-name="P1">吆 ;(0-) L(9-) X(2⇩)</text:p>
      <text:p text:style-name="P1">沿 C(3⇩) S(2-) ;(0-)</text:p>
      <text:p text:style-name="P1">鉛 I(8⇧) S(2-) ;(0-)</text:p>
      <text:p text:style-name="P1">船 L(9-) M(7⇩) S(2-) ;(0-)</text:p>
      <text:p text:style-name="P1">匆 L(9-) .(9⇩) K(8-)</text:p>
      <text:p text:style-name="P1">仞 K(8-) J(7-) K(8-)</text:p>
      <text:p text:style-name="P1">韌 T(5⇧) ;(0-) Q(1⇧) K(8-)</text:p>
      <text:p text:style-name="P1">冢 J(7-) A(1-) A(1-) .(9⇩)</text:p>
      <text:p text:style-name="P1">囪 L(9-) P(0⇧) M(7⇩)</text:p>
      <text:p text:style-name="P1">惱 N(6⇩) W(2⇧) L(9-) M(7⇩)</text:p>
      <text:p text:style-name="P1">惱 N(6⇩) W(2⇧) Y(6⇧) D(3-)</text:p>
      <text:p text:style-name="P1">惱 N(6⇩) W(2⇧) L(9-) H(6-)</text:p>
      <text:p text:style-name="P1">腦 U(7⇧) W(2⇧) L(9-) M(7⇩)</text:p>
      <text:p text:style-name="P1">腦 U(7⇧) W(2⇧) Y(6⇧) D(3-)</text:p>
      <text:p text:style-name="P1">腦 U(7⇧) W(2⇧) L(9-) H(6-)</text:p>
      <text:p text:style-name="P1">瑙 A(1-) R(4⇧) W(2⇧) M(7⇩)</text:p>
      <text:p text:style-name="P1">廁 Z(1⇩) M(7⇩) E(3⇧)</text:p>
      <text:p text:style-name="P1">廈 Z(1⇩) A(1-) L(9-) .(9⇩)</text:p>
      <text:p text:style-name="P1">龐 Z(1⇩) Y(6⇧) U(7⇧) Q(1⇧)</text:p>
      <text:p text:style-name="P1">廚 Z(1⇩) R(4⇧) ;(0-) H(6-)</text:p>
      <text:p text:style-name="P1">廚 N(6⇩) Q(1⇧) I(8⇧) H(6-)</text:p>
      <text:p text:style-name="P1">廚 Z(1⇩) Q(1⇧) I(8⇧) H(6-)</text:p>
      <text:p text:style-name="P1">櫥 V(4⇩) Z(1⇩) R(4⇧) H(6-)</text:p>
      <text:p text:style-name="P1">櫥 V(4⇩) N(6⇩) Q(1⇧) H(6-)</text:p>
      <text:p text:style-name="P1">櫥 V(4⇩) Z(1⇩) Q(1⇧) H(6-)</text:p>
      <text:p text:style-name="P1">纏 X(2⇩) Z(1⇩) P(0⇧) R(4⇧)</text:p>
      <text:p text:style-name="P1">尬 L(9-) S(2-) K(8-) E(3⇧)</text:p>
      <text:p text:style-name="P1">尬 S(2-) L(9-) K(8-) E(3⇧)</text:p>
      <text:p text:style-name="P1">拋 O(9⇧) L(9-) S(2-) B(5⇩)</text:p>
      <text:p text:style-name="P1">拋 O(9⇧) S(2-) L(9-) B(5⇩)</text:p>
      <text:p text:style-name="P1">尷 L(9-) S(2-) Q(1⇧) U(7⇧)</text:p>
      <text:p text:style-name="P1">尷 S(2-) L(9-) Q(1⇧) U(7⇧)</text:p>
      <text:p text:style-name="P1">拐 O(9⇧) ;(0-) B(5⇩)</text:p>
      <text:p text:style-name="P1">枴 V(4⇩) ;(0-) B(5⇩)</text:p>
      <text:p text:style-name="P1">別 ;(0-) B(5⇩) E(3⇧)</text:p>
      <text:p text:style-name="P1">捌 O(9⇧) ;(0-) B(5⇩) E(3⇧)</text:p>
      <text:p text:style-name="P1">迅 S(2-) H(6-) N(6⇩)</text:p>
      <text:p text:style-name="P1">訊 Y(6⇧) S(2-) H(6-)</text:p>
      <text:p text:style-name="P1">汛 C(3⇩) S(2-) H(6-)</text:p>
      <text:p text:style-name="P1">蝨 S(2-) H(6-) /(0⇩) /(0⇩)</text:p>
      <text:p text:style-name="P1">眾 /(0⇩) .(9⇩)</text:p>
      <text:p text:style-name="P1">眾 L(9-) /(0⇩) .(9⇩)</text:p>
      <text:p text:style-name="P1">眾 L(9-) /(0⇩) K(8-) K(8-)</text:p>
      <text:p text:style-name="P1">眾 L(9-) U(7⇧) .(9⇩)</text:p>
      <text:p text:style-name="P1">眾 L(9-) U(7⇧) K(8-) K(8-)</text:p>
      <text:p text:style-name="P1">眾 U(7⇧) .(9⇩)</text:p>
      <text:p text:style-name="P1">眾 U(7⇧) K(8-) K(8-) K(8-)</text:p>
      <text:p text:style-name="P1">聚 A(1-) E(3⇧) B(5⇩) .(9⇩)</text:p>
      <text:p text:style-name="P1">驟 G(5-) ,(8⇩) A(1-) .(9⇩)</text:p>
      <text:p text:style-name="P1">鰥 U(7⇧) ,(8⇩) U(7⇧) C(3⇩)</text:p>
      <text:p text:style-name="P1">墟 R(4⇧) E(3⇧) C(3⇩) A(1-)</text:p>
      <text:p text:style-name="P1">貳 A(1-) A(1-) M(7⇩) X(2⇩)</text:p>
      <text:p text:style-name="P1">鳳 S(2-) L(9-) ,(8⇩)</text:p>
      <text:p text:style-name="P1">皋 L(9-) P(0⇧) V(4⇩) A(1-)</text:p>
      <text:p text:style-name="P1">嗥 ;(0-) L(9-) P(0⇧) A(1-)</text:p>
      <text:p text:style-name="P1">搖 O(9⇧) .(9⇩) O(9⇧) D(3-)</text:p>
      <text:p text:style-name="P1">遙 .(9⇩) O(9⇧) F(4-) N(6⇩)</text:p>
      <text:p text:style-name="P1">謠 Y(6⇧) .(9⇩) O(9⇧) D(3-)</text:p>
      <text:p text:style-name="P1">將 X(2⇩) .(9⇩) F(4-) H(6-)</text:p>
      <text:p text:style-name="P1">槳 X(2⇩) .(9⇩) F(4-) V(4⇩)</text:p>
      <text:p text:style-name="P1">漿 X(2⇩) .(9⇩) F(4-) C(3⇩)</text:p>
      <text:p text:style-name="P1">獎 X(2⇩) .(9⇩) F(4-) H(6-)</text:p>
      <text:p text:style-name="P1">獎 X(2⇩) .(9⇩) F(4-) Z(1⇩)</text:p>
      <text:p text:style-name="P1">醬 X(2⇩) .(9⇩) F(4-) P(0⇧)</text:p>
      <text:p text:style-name="P1">攜 O(9⇧) D(3-) K(8-) D(3-)</text:p>
      <text:p text:style-name="P1">攜 O(9⇧) D(3-) K(8-) G(5-)</text:p>
      <text:p text:style-name="P1">攜 O(9⇧) K(8-) Y(6⇧) D(3-)</text:p>
      <text:p text:style-name="P1">攜 O(9⇧) K(8-) Y(6⇧) G(5-)</text:p>
      <text:p text:style-name="P1">艷 P(0⇧) F(4-) Q(1⇧) S(2-)</text:p>
      <text:p text:style-name="P1">艷 P(0⇧) E(3⇧) Q(1⇧) S(2-)</text:p>
      <text:p text:style-name="P1">豔 P(0⇧) F(4-) Q(1⇧) U(7⇧)</text:p>
      <text:p text:style-name="P1">豔 P(0⇧) E(3⇧) Q(1⇧) U(7⇧)</text:p>
      <text:p text:style-name="P1">釁 O(9⇧) J(7-) Q(1⇧) J(7-)</text:p>
      <text:p text:style-name="P1">鄉 X(2⇩) H(6-) B(5⇩) T(5⇧)</text:p>
      <text:p text:style-name="P1">嚮 X(2⇩) H(6-) B(5⇩) ;(0-)</text:p>
      <text:p text:style-name="P1">響 X(2⇩) H(6-) B(5⇩) P(0⇧)</text:p>
      <text:p text:style-name="P1">饗 X(2⇩) H(6-) B(5⇩) X(2⇩)</text:p>
      <text:p text:style-name="P1">雍 Y(6⇧) X(2⇩) K(8-) Y(6⇧)</text:p>
      <text:p text:style-name="P1">壅 Y(6⇧) X(2⇩) K(8-) R(4⇧)</text:p>
      <text:p text:style-name="P1">甕 Y(6⇧) X(2⇩) K(8-) H(6-)</text:p>
      <text:p text:style-name="P1">擁 O(9⇧) Y(6⇧) X(2⇩) Y(6⇧)</text:p>
      <text:p text:style-name="P1">臃 U(7⇧) Y(6⇧) X(2⇩) Y(6⇧)</text:p>
      <text:p text:style-name="P1">乃 G(5-) L(9-)</text:p>
      <text:p text:style-name="P1">仍 K(8-) G(5-) L(9-)</text:p>
      <text:p text:style-name="P1">扔 O(9⇧) G(5-) L(9-)</text:p>
      <text:p text:style-name="P1">奶 W(2⇧) G(5-) L(9-)</text:p>
      <text:p text:style-name="P1">盈 G(5-) .(9⇩) U(7⇧)</text:p>
      <text:p text:style-name="P1">盈 G(5-) L(9-) B(5⇩) U(7⇧)</text:p>
      <text:p text:style-name="P1">楹 V(4⇩) G(5-) .(9⇩) U(7⇧)</text:p>
      <text:p text:style-name="P1"><text:soft-page-break/>楹 V(4⇩) G(5-) L(9-) U(7⇧)</text:p>
      <text:p text:style-name="P1">氖 O(9⇧) G(5-) L(9-)</text:p>
      <text:p text:style-name="P1">孕 G(5-) L(9-) G(5-) F(4-)</text:p>
      <text:p text:style-name="P1">秀 L(9-) V(4⇩) G(5-) L(9-)</text:p>
      <text:p text:style-name="P1">誘 Y(6⇧) L(9-) V(4⇩) L(9-)</text:p>
      <text:p text:style-name="P1">透 L(9-) V(4⇩) G(5-) N(6⇩)</text:p>
      <text:p text:style-name="P1">九 S(2-) L(9-)</text:p>
      <text:p text:style-name="P1">仇 K(8-) S(2-) L(9-)</text:p>
      <text:p text:style-name="P1">旭 S(2-) L(9-) P(0⇧)</text:p>
      <text:p text:style-name="P1">究 N(6⇩) K(8-) S(2-) L(9-)</text:p>
      <text:p text:style-name="P1">軌 Q(1⇧) S(2-) L(9-)</text:p>
      <text:p text:style-name="P1">鳩 S(2-) L(9-) L(9-) ,(8⇩)</text:p>
      <text:p text:style-name="P1">級 X(2⇩) G(5-) K(8-)</text:p>
      <text:p text:style-name="P1">岌 D(3-) G(5-) K(8-)</text:p>
      <text:p text:style-name="P1">圾 R(4⇧) G(5-) K(8-)</text:p>
      <text:p text:style-name="P1">伋 K(8-) G(5-) K(8-)</text:p>
      <text:p text:style-name="P1">廷 A(1-) R(4⇧) B(5⇩)</text:p>
      <text:p text:style-name="P1">庭 N(6⇩) A(1-) R(4⇧) B(5⇩)</text:p>
      <text:p text:style-name="P1">挺 O(9⇧) A(1-) R(4⇧) B(5⇩)</text:p>
      <text:p text:style-name="P1">梃 V(4⇩) A(1-) R(4⇧) B(5⇩)</text:p>
      <text:p text:style-name="P1">蜓 /(0⇩) A(1-) R(4⇧) B(5⇩)</text:p>
      <text:p text:style-name="P1">霆 Z(1⇩) A(1-) R(4⇧) B(5⇩)</text:p>
      <text:p text:style-name="P1">飛 S(2-) K(8-) L(9-) E(3⇧)</text:p>
      <text:p text:style-name="P1">飛 S(2-) K(8-) L(9-) K(8-)</text:p>
      <text:p text:style-name="P1">茶 F(4-) I(8⇧) C(3⇩)</text:p>
      <text:p text:style-name="P1">搽 O(9⇧) F(4-) I(8⇧) C(3⇩)</text:p>
      <text:p text:style-name="P1">卵 O(9⇧) D(3-) H(6-) H(6-)</text:p>
      <text:p text:style-name="P1">孵 O(9⇧) D(3-) H(6-) F(4-)</text:p>
      <text:p text:style-name="P1">幽 X(2⇩) D(3-) X(2⇩) D(3-)</text:p>
      <text:p text:style-name="P1">豐 D(3-) F(4-) F(4-) I(8⇧)</text:p>
      <text:p text:style-name="P1">艷 D(3-) F(4-) F(4-) S(2-)</text:p>
      <text:p text:style-name="P1">豔 D(3-) F(4-) F(4-) U(7⇧)</text:p>
      <text:p text:style-name="P1">繭 F(4-) J(7-) X(2⇩) /(0⇩)</text:p>
      <text:p text:style-name="P1">樂 X(2⇩) L(9-) P(0⇧) V(4⇩)</text:p>
      <text:p text:style-name="P1">爍 ,(8⇩) X(2⇩) L(9-) V(4⇩)</text:p>
      <text:p text:style-name="P1">礫 G(5-) X(2⇩) L(9-) V(4⇩)</text:p>
      <text:p text:style-name="P1">鑠 I(8⇧) X(2⇩) L(9-) V(4⇩)</text:p>
      <text:p text:style-name="P1">藥 F(4-) X(2⇩) L(9-) V(4⇩)</text:p>
      <text:p text:style-name="P1">戀 X(2⇩) Y(6⇧) X(2⇩) N(6⇩)</text:p>
      <text:p text:style-name="P1">攣 X(2⇩) Y(6⇧) X(2⇩) O(9⇧)</text:p>
      <text:p text:style-name="P1">變 X(2⇩) Y(6⇧) X(2⇩) .(9⇩)</text:p>
      <text:p text:style-name="P1">孿 X(2⇩) Y(6⇧) X(2⇩) F(4-)</text:p>
      <text:p text:style-name="P1">巒 X(2⇩) Y(6⇧) X(2⇩) D(3-)</text:p>
      <text:p text:style-name="P1">彎 X(2⇩) Y(6⇧) X(2⇩) G(5-)</text:p>
      <text:p text:style-name="P1">灣 C(3⇩) X(2⇩) Y(6⇧) G(5-)</text:p>
      <text:p text:style-name="P1">蠻 X(2⇩) Y(6⇧) X(2⇩) /(0⇩)</text:p>
      <text:p text:style-name="P1">鑾 X(2⇩) Y(6⇧) X(2⇩) I(8⇧)</text:p>
      <text:p text:style-name="P1">鸞 X(2⇩) Y(6⇧) X(2⇩) ,(8⇩)</text:p>
      <text:p text:style-name="P1">轡 X(2⇩) Q(1⇧) X(2⇩) ;(0-)</text:p>
      <text:p text:style-name="P1">燮 ,(8⇩) Y(6⇧) ,(8⇩) B(5⇩)</text:p>
      <text:p text:style-name="P1">兜 O(9⇧) L(9-) P(0⇧) S(2-)</text:p>
      <text:p text:style-name="P1">免 J(7-) P(0⇧) S(2-)</text:p>
      <text:p text:style-name="P1">晚 P(0⇧) J(7-) P(0⇧) S(2-)</text:p>
      <text:p text:style-name="P1">兔 J(7-) P(0⇧) S(2-) H(6-)</text:p>
      <text:p text:style-name="P1">逸 J(7-) P(0⇧) S(2-) N(6⇩)</text:p>
      <text:p text:style-name="P1">娩 W(2⇧) J(7-) P(0⇧) S(2-)</text:p>
      <text:p text:style-name="P1">挽 O(9⇧) J(7-) P(0⇧) S(2-)</text:p>
      <text:p text:style-name="P1">輓 Q(1⇧) J(7-) P(0⇧) S(2-)</text:p>
      <text:p text:style-name="P1">勉 J(7-) P(0⇧) S(2-) B(5⇩)</text:p>
      <text:p text:style-name="P1">獎 X(2⇩) M(7⇩) F(4-) Z(1⇩)</text:p>
      <text:p text:style-name="P1">兮 K(8-) A(1-) G(5-)</text:p>
      <text:p text:style-name="P1">制 O(9⇧) F(4-) J(7-) E(3⇧)</text:p>
      <text:p text:style-name="P1">掣 O(9⇧) F(4-) J(7-) O(9⇧)</text:p>
      <text:p text:style-name="P1">製 O(9⇧) F(4-) J(7-) X(2⇩)</text:p>
      <text:p text:style-name="P1">卸 O(9⇧) F(4-) A(1-) J(7-)</text:p>
      <text:p text:style-name="P1">啣 ;(0-) O(9⇧) F(4-) J(7-)</text:p>
      <text:p text:style-name="P1">御 .(9⇩) O(9⇧) F(4-) J(7-)</text:p>
      <text:p text:style-name="P1">禦 .(9⇩) O(9⇧) F(4-) C(3⇩)</text:p>
      <text:p text:style-name="P1">亙 A(1-) W(2⇧) H(6-)</text:p>
      <text:p text:style-name="P1">恆 N(6⇩) A(1-) W(2⇧) H(6-)</text:p>
      <text:p text:style-name="P1">夜 Y(6⇧) K(8-) .(9⇩) H(6-)</text:p>
      <text:p text:style-name="P1">掖 O(9⇧) Y(6⇧) K(8-) H(6-)</text:p>
      <text:p text:style-name="P1">液 C(3⇩) Y(6⇧) K(8-) H(6-)</text:p>
      <text:p text:style-name="P1">腋 U(7⇧) Y(6⇧) K(8-) H(6-)</text:p>
      <text:p text:style-name="P1">彝 W(2⇧) ,(8⇩) X(2⇩) F(4-)</text:p>
      <text:p text:style-name="P1">曲 P(0⇧) E(3⇧)</text:p>
      <text:p text:style-name="P1">農 P(0⇧) E(3⇧) Z(1⇩) X(2⇩)</text:p>
      <text:p text:style-name="P1">噥 ;(0-) P(0⇧) E(3⇧) X(2⇩)</text:p>
      <text:p text:style-name="P1">差 I(8⇧) Z(1⇩) Q(1⇧)</text:p>
      <text:p text:style-name="P1">嗟 ;(0-) I(8⇧) Z(1⇩) Q(1⇧)</text:p>
      <text:p text:style-name="P1">搓 O(9⇧) I(8⇧) Z(1⇩) Q(1⇧)</text:p>
      <text:p text:style-name="P1">嵯 D(3-) I(8⇧) Z(1⇩) Q(1⇧)</text:p>
      <text:p text:style-name="P1">蹉 S(2-) I(8⇧) Z(1⇩) Q(1⇧)</text:p>
      <text:p text:style-name="P1">磋 G(5-) I(8⇧) Z(1⇩) Q(1⇧)</text:p>
      <text:p text:style-name="P1">羞 I(8⇧) Z(1⇩) G(5-) R(4⇧)</text:p>
      <text:p text:style-name="P1">羌 I(8⇧) Z(1⇩) S(2-)</text:p>
      <text:p text:style-name="P1">勘 R(4⇧) A(1-) K(8-) B(5⇩)</text:p>
      <text:p text:style-name="P1">堪 R(4⇧) R(4⇧) A(1-) S(2-)</text:p>
      <text:p text:style-name="P1">湛 C(3⇩) R(4⇧) A(1-) S(2-)</text:p>
      <text:p text:style-name="P1">諶 Y(6⇧) R(4⇧) A(1-) S(2-)</text:p>
      <text:p text:style-name="P1">戡 R(4⇧) A(1-) K(8-) X(2⇩)</text:p>
      <text:p text:style-name="P1">斟 R(4⇧) A(1-) K(8-) F(4-)</text:p>
      <text:p text:style-name="P1">敖 R(4⇧) L(9-) .(9⇩)</text:p>
      <text:p text:style-name="P1">熬 R(4⇧) L(9-) .(9⇩) ,(8⇩)</text:p>
      <text:p text:style-name="P1">傲 K(8-) R(4⇧) L(9-) .(9⇩)</text:p>
      <text:p text:style-name="P1">嗷 ;(0-) R(4⇧) L(9-) .(9⇩)</text:p>
      <text:p text:style-name="P1">遨 R(4⇧) L(9-) .(9⇩) N(6⇩)</text:p>
      <text:p text:style-name="P1">贅 R(4⇧) L(9-) .(9⇩) M(7⇩)</text:p>
      <text:p text:style-name="P1">聱 R(4⇧) L(9-) .(9⇩) E(3⇧)</text:p>
      <text:p text:style-name="P1">鼇 R(4⇧) L(9-) .(9⇩) T(5⇧)</text:p>
      <text:p text:style-name="P1">龜 J(7-) J(7-) A(1-) A(1-)</text:p>
      <text:p text:style-name="P1">龜 J(7-) J(7-) A(1-) T(5⇧)</text:p>
      <text:p text:style-name="P1">鼇 R(4⇧) H(6-) .(9⇩) A(1-)</text:p>
      <text:p text:style-name="P1">鼇 R(4⇧) L(9-) .(9⇩) A(1-)</text:p>
      <text:p text:style-name="P1">澠 C(3⇩) J(7-) A(1-) A(1-)</text:p>
      <text:p text:style-name="P1">繩 X(2⇩) J(7-) A(1-) A(1-)</text:p>
      <text:p text:style-name="P1">蠅 /(0⇩) J(7-) A(1-) A(1-)</text:p>
      <text:p text:style-name="P1">衷 Q(1⇧) D(3-) L(9-) X(2⇩)</text:p>
      <text:p text:style-name="P1">川 D(3-) D(3-) D(3-)</text:p>
      <text:p text:style-name="P1">順 D(3-) D(3-) D(3-) M(7⇩)</text:p>
      <text:p text:style-name="P1">圳 R(4⇧) D(3-) D(3-) D(3-)</text:p>
      <text:p text:style-name="P1">釧 I(8⇧) D(3-) D(3-) D(3-)</text:p>
      <text:p text:style-name="P1">馴 G(5-) ,(8⇩) D(3-) D(3-)</text:p>
      <text:p text:style-name="P1">噩 A(1-) ;(0-) ;(0-) A(1-)</text:p>
      <text:p text:style-name="P1">鱷 U(7⇧) ,(8⇩) A(1-) A(1-)</text:p>
      <text:p text:style-name="P1">肅 T(5⇧) E(3⇧) D(3-)</text:p>
      <text:p text:style-name="P1">蕭 F(4-) T(5⇧) E(3⇧) D(3-)</text:p>
      <text:p text:style-name="P1">簫 L(9-) T(5⇧) E(3⇧) D(3-)</text:p>
      <text:p text:style-name="P1">嘯 ;(0-) T(5⇧) E(3⇧) D(3-)</text:p>
      <text:p text:style-name="P1">繡 X(2⇩) T(5⇧) E(3⇧) D(3-)</text:p>
      <text:p text:style-name="P1">鏽 I(8⇧) T(5⇧) E(3⇧) D(3-)</text:p>
      <text:p text:style-name="P1">微 .(9⇩) D(3-) A(1-) .(9⇩)</text:p>
      <text:p text:style-name="P1">徵 .(9⇩) D(3-) A(1-) .(9⇩)</text:p>
      <text:p text:style-name="P1">虜 E(3⇧) P(0⇧) F(4-) B(5⇩)</text:p>
      <text:p text:style-name="P1">虜 E(3⇧) P(0⇧) B(5⇩)</text:p>
      <text:p text:style-name="P1">盡 T(5⇧) R(4⇧) ,(8⇩) U(7⇧)</text:p>
      <text:p text:style-name="P1">儘 K(8-) T(5⇧) R(4⇧) U(7⇧)</text:p>
      <text:p text:style-name="P1">燼 ,(8⇩) T(5⇧) R(4⇧) U(7⇧)</text:p>
      <text:p text:style-name="P1">貫 S(2-) Z(1⇩) M(7⇩)</text:p>
      <text:p text:style-name="P1">貫 P(0⇧) D(3-) M(7⇩)</text:p>
      <text:p text:style-name="P1">貫 P(0⇧) F(4-) M(7⇩)</text:p>
      <text:p text:style-name="P1">實 N(6⇩) S(2-) Z(1⇩) M(7⇩)</text:p>
      <text:p text:style-name="P1">實 N(6⇩) P(0⇧) D(3-) M(7⇩)</text:p>
      <text:p text:style-name="P1">實 N(6⇩) P(0⇧) F(4-) M(7⇩)</text:p>
      <text:p text:style-name="P1">慣 N(6⇩) S(2-) Z(1⇩) M(7⇩)</text:p>
      <text:p text:style-name="P1">慣 N(6⇩) P(0⇧) D(3-) M(7⇩)</text:p>
      <text:p text:style-name="P1">慣 N(6⇩) P(0⇧) F(4-) M(7⇩)</text:p>
      <text:p text:style-name="P1">書 T(5⇧) F(4-) P(0⇧)</text:p>
      <text:p text:style-name="P1">晝 T(5⇧) F(4-) P(0⇧) A(1-)</text:p>
      <text:p text:style-name="P1">善 I(8⇧) F(4-) I(8⇧) ;(0-)</text:p>
      <text:p text:style-name="P1">膳 U(7⇧) I(8⇧) F(4-) ;(0-)</text:p>
      <text:p text:style-name="P1">亂 .(9⇩) B(5⇩) J(7-) S(2-)</text:p>
      <text:p text:style-name="P1">辭 .(9⇩) B(5⇩) J(7-) F(4-)</text:p>
      <text:p text:style-name="P1">倉 I(8⇧) B(5⇩) ;(0-)</text:p>
      <text:p text:style-name="P1">創 I(8⇧) B(5⇩) ;(0-) E(3⇧)</text:p>
      <text:p text:style-name="P1">滄 C(3⇩) I(8⇧) B(5⇩) ;(0-)</text:p>
      <text:p text:style-name="P1">傖 K(8-) I(8⇧) B(5⇩) ;(0-)</text:p>
      <text:p text:style-name="P1">嗆 ;(0-) I(8⇧) B(5⇩) ;(0-)</text:p>
      <text:p text:style-name="P1">愴 N(6⇩) I(8⇧) B(5⇩) ;(0-)</text:p>
      <text:p text:style-name="P1">搶 O(9⇧) I(8⇧) B(5⇩) ;(0-)</text:p>
      <text:p text:style-name="P1">槍 V(4⇩) I(8⇧) B(5⇩) ;(0-)</text:p>
      <text:p text:style-name="P1">蒼 F(4-) I(8⇧) B(5⇩) ;(0-)</text:p>
      <text:p text:style-name="P1">瘡 H(6-) I(8⇧) B(5⇩) ;(0-)</text:p>
      <text:p text:style-name="P1">鎗 I(8⇧) I(8⇧) B(5⇩) ;(0-)</text:p>
      <text:p text:style-name="P1">昀 P(0⇧) L(9-) K(8-)</text:p>
      <text:p text:style-name="P1">堉 R(4⇧) Y(6⇧) X(2⇩) U(7⇧)</text:p>
      <text:p text:style-name="P1">蛐 /(0⇩) P(0⇧) E(3⇧)</text:p>
      <text:p text:style-name="P1">儂 K(8-) P(0⇧) E(3⇧) X(2⇩)</text:p>
      <text:p text:style-name="P1">濃 C(3⇩) P(0⇧) E(3⇧) X(2⇩)</text:p>
      <text:p text:style-name="P1">膿 U(7⇧) P(0⇧) E(3⇧) X(2⇩)</text:p>
      <text:p text:style-name="P1">澧 C(3⇩) P(0⇧) E(3⇧) I(8⇧)</text:p>
      <text:p text:style-name="P1">舨 L(9-) M(7⇩) .(9⇩) B(5⇩)</text:p>
      <text:p text:style-name="P1">勁 B(5⇩) R(4⇧) B(5⇩)</text:p>
      <text:p text:style-name="P1">逕 B(5⇩) R(4⇧) N(6⇩)</text:p>
      <text:p text:style-name="P1">痙 H(6-) B(5⇩) R(4⇧)</text:p>
      <text:p text:style-name="P1">縿 X(2⇩) X(2⇩) Z(1⇩) .(9⇩)</text:p>
      <text:p text:style-name="P1">翱 L(9-) P(0⇧) V(4⇩) B(5⇩)</text:p>
      <text:p text:style-name="P1">鏘 I(8⇧) X(2⇩) .(9⇩) H(6-)</text:p>
      <text:p text:style-name="P1">儅 K(8-) C(3⇩) T(5⇧)</text:p>
      <text:p text:style-name="P1">噹 ;(0-) C(3⇩) T(5⇧)</text:p>
      <text:p text:style-name="P1">弒 .(9⇩) V(4⇩) A(1-) X(2⇩)</text:p>
      <text:p text:style-name="P1">癥 H(6-) O(9⇧) A(1-) .(9⇩)</text:p>
      <text:p text:style-name="P1">茨 F(4-) K(8-) J(7-) K(8-)</text:p>
      <text:p text:style-name="P1">憾 N(6⇩) Z(1⇩) Q(1⇧) N(6⇩)</text:p>
      <text:p text:style-name="P1">巷 R(4⇧) K(8-) G(5-) S(2-)</text:p>
      <text:p text:style-name="P1">瑤 A(1-) R(4⇧) .(9⇩) D(3-)</text:p>
      <text:p text:style-name="P1">鷂 .(9⇩) O(9⇧) F(4-) ,(8⇩)</text:p>
      <text:p text:style-name="P1">艇 L(9-) M(7⇩) A(1-) B(5⇩)</text:p>
      <text:p text:style-name="P1">甽 P(0⇧) D(3-) D(3-) D(3-)</text:p>
      <text:p text:style-name="P1">訓 Y(6⇧) D(3-) D(3-) D(3-)</text:p>
      <text:p text:style-name="P1">繕 X(2⇩) I(8⇧) F(4-) ;(0-)</text:p>
      <text:p text:style-name="P1">邂 J(7-) J(7-) Q(1⇧) N(6⇩)</text:p>
      <text:p text:style-name="P1">蟹 J(7-) J(7-) Q(1⇧) /(0⇩)</text:p>
      <text:p text:style-name="P1">豢 K(8-) Z(1⇩) A(1-) .(9⇩)</text:p>
      <text:p text:style-name="P1">謄 U(7⇧) K(8-) Z(1⇩) Y(6⇧)</text:p>
      <text:p text:style-name="P1">榣 V(4⇩) .(9⇩) O(9⇧) D(3-)</text:p>
      <text:p text:style-name="P1">蔣 F(4-) X(2⇩) .(9⇩) H(6-)</text:p>
      <text:p text:style-name="P1">染 C(3⇩) S(2-) L(9-) V(4⇩)</text:p>
      <text:p text:style-name="P1">灤 C(3⇩) X(2⇩) Y(6⇧) V(4⇩)</text:p>
      <text:p text:style-name="P1">冤 J(7-) J(7-) P(0⇧) H(6-)</text:p>
      <text:p text:style-name="P1">菟 F(4-) J(7-) P(0⇧) H(6-)</text:p>
      <text:p text:style-name="P1">稔 L(9-) V(4⇩) K(8-) N(6⇩)</text:p>
      <text:p text:style-name="P1">泠 C(3⇩) K(8-) H(6-) B(5⇩)</text:p>
      <text:p text:style-name="P1">昤 P(0⇧) K(8-) H(6-) B(5⇩)</text:p>
      <text:p text:style-name="P1">蛉 /(0⇩) K(8-) H(6-) B(5⇩)</text:p>
      <text:p text:style-name="P1">鉚 I(8⇧) O(9⇧) L(9-) J(7-)</text:p>
      <text:p text:style-name="P1">大 A(1-) K(8-)</text:p>
      <text:p text:style-name="P1">不 A(1-) H(6-)</text:p>
      <text:p text:style-name="P1">小 D(3-) K(8-)</text:p>
      <text:p text:style-name="P1">是 P(0⇧) C(3⇩)</text:p>
      <text:p text:style-name="P1">再 J(7-) J(7-)</text:p>
      <text:p text:style-name="P1">個 ;(0-) ;(0-)</text:p>
      <text:p text:style-name="P1">我 L(9-) O(9⇧)</text:p>
      <text:p text:style-name="P1">在 D(3-) R(4⇧)</text:p>
      <text:p text:style-name="P1"><text:soft-page-break/>雇 G(5-) K(8-)</text:p>
      <text:p text:style-name="P1">性 N(6⇩) N(6⇩)</text:p>
      <text:p text:style-name="P1">段 S(2-) S(2-)</text:p>
      <text:p text:style-name="P1">診 Y(6⇧) Y(6⇧)</text:p>
      <text:p text:style-name="P1">嘗 J(7-) P(0⇧)</text:p>
      <text:p text:style-name="P1">嘉 ;(0-) I(8⇧)</text:p>
      <text:p text:style-name="P1">痕 H(6-) H(6-)</text:p>
      <text:p text:style-name="P1">畫 T(5⇧) T(5⇧)</text:p>
      <text:p text:style-name="P1">孔 F(4-) S(2-)</text:p>
      <text:p text:style-name="P1">爪 .(9⇩) K(8-)</text:p>
      <text:p text:style-name="P1">仲 K(8-) ;(0-)</text:p>
      <text:p text:style-name="P1">妄 S(2-) W(2⇧)</text:p>
      <text:p text:style-name="P1">宇 N(6⇩) F(4-)</text:p>
      <text:p text:style-name="P1">死 A(1-) Q(1⇧)</text:p>
      <text:p text:style-name="P1">佛 K(8-) T(5⇧)</text:p>
      <text:p text:style-name="P1">戒 F(4-) X(2⇩)</text:p>
      <text:p text:style-name="P1">享 Y(6⇧) ;(0-)</text:p>
      <text:p text:style-name="P1">刺 J(7-) E(3⇧)</text:p>
      <text:p text:style-name="P1">叔 A(1-) B(5⇩)</text:p>
      <text:p text:style-name="P1">昏 S(2-) P(0⇧)</text:p>
      <text:p text:style-name="P1">狗 .(9⇩) L(9-)</text:p>
      <text:p text:style-name="P1">秉 L(9-) T(5⇧)</text:p>
      <text:p text:style-name="P1">祇 H(6-) S(2-)</text:p>
      <text:p text:style-name="P1">突 N(6⇩) H(6-)</text:p>
      <text:p text:style-name="P1">耐 A(1-) J(7-)</text:p>
      <text:p text:style-name="P1">虐 Q(1⇧) A(1-)</text:p>
      <text:p text:style-name="P1">倚 Z(1⇩) D(3-)</text:p>
      <text:p text:style-name="P1">倒 X(2⇩) E(3⇧)</text:p>
      <text:p text:style-name="P1">俱 U(7⇧) K(8-)</text:p>
      <text:p text:style-name="P1">倉 I(8⇧) T(5⇧)</text:p>
      <text:p text:style-name="P1">唐 N(6⇩) T(5⇧)</text:p>
      <text:p text:style-name="P1">席 R(4⇧) D(3-)</text:p>
      <text:p text:style-name="P1">悔 N(6⇩) S(2-)</text:p>
      <text:p text:style-name="P1">矩 O(9⇧) T(5⇧)</text:p>
      <text:p text:style-name="P1">租 V(4⇩) U(7⇧)</text:p>
      <text:p text:style-name="P1">乾 P(0⇧) S(2-)</text:p>
      <text:p text:style-name="P1">堅 T(5⇧) R(4⇧)</text:p>
      <text:p text:style-name="P1">婚 W(2⇧) A(1-)</text:p>
      <text:p text:style-name="P1">婆 T(5⇧) W(2⇧)</text:p>
      <text:p text:style-name="P1">敏 S(2-) .(9⇩)</text:p>
      <text:p text:style-name="P1">率 X(2⇩) ,(8⇩)</text:p>
      <text:p text:style-name="P1">盛 Z(1⇩) G(5-)</text:p>
      <text:p text:style-name="P1">術 V(4⇩) D(3-)</text:p>
      <text:p text:style-name="P1">陪 T(5⇧) Y(6⇧)</text:p>
      <text:p text:style-name="P1">殘 M(7⇩) X(2⇩)</text:p>
      <text:p text:style-name="P1">短 Z(1⇩) I(8⇧)</text:p>
      <text:p text:style-name="P1">貸 X(2⇩) M(7⇩)</text:p>
      <text:p text:style-name="P1">慌 N(6⇩) Y(6⇧)</text:p>
      <text:p text:style-name="P1">源 Z(1⇩) L(9-)</text:p>
      <text:p text:style-name="P1">矮 Z(1⇩) W(2⇧)</text:p>
      <text:p text:style-name="P1">跨 S(2-) A(1-)</text:p>
      <text:p text:style-name="P1">歉 T(5⇧) C(3⇩)</text:p>
      <text:p text:style-name="P1">熊 Q(1⇧) ,(8⇩)</text:p>
      <text:p text:style-name="P1">厲 Z(1⇩) M(7⇩)</text:p>
      <text:p text:style-name="P1">盤 S(2-) U(7⇧)</text:p>
      <text:p text:style-name="P1">輝 S(2-) Q(1⇧)</text:p>
      <text:p text:style-name="P1">輯 Q(1⇧) E(3⇧)</text:p>
      <text:p text:style-name="P1">靜 U(7⇧) D(3-)</text:p>
      <text:p text:style-name="P1">繁 S(2-) X(2⇩)</text:p>
      <text:p text:style-name="P1">魏 V(4⇩) W(2⇧)</text:p>
      <text:p text:style-name="P1">牙 D(3-) L(9-)</text:p>
      <text:p text:style-name="P1">臣 D(3-) T(5⇧)</text:p>
      <text:p text:style-name="P1">沈 C(3⇩) S(2-)</text:p>
      <text:p text:style-name="P1">卓 E(3⇧) F(4-)</text:p>
      <text:p text:style-name="P1">委 L(9-) W(2⇧)</text:p>
      <text:p text:style-name="P1">姿 J(7-) W(2⇧)</text:p>
      <text:p text:style-name="P1">夏 J(7-) .(9⇩)</text:p>
      <text:p text:style-name="P1">容 N(6⇩) ;(0-)</text:p>
      <text:p text:style-name="P1">恥 A(1-) N(6⇩)</text:p>
      <text:p text:style-name="P1">息 J(7-) N(6⇩)</text:p>
      <text:p text:style-name="P1">旅 H(6-) K(8-)</text:p>
      <text:p text:style-name="P1">框 Q(1⇧) R(4⇧)</text:p>
      <text:p text:style-name="P1">浮 .(9⇩) G(5-)</text:p>
      <text:p text:style-name="P1">祝 H(6-) ;(0-)</text:p>
      <text:p text:style-name="P1">秦 Z(1⇩) V(4⇩)</text:p>
      <text:p text:style-name="P1">索 J(7-) X(2⇩)</text:p>
      <text:p text:style-name="P1">躬 .(9⇩) T(5⇧)</text:p>
      <text:p text:style-name="P1">寂 E(3⇧) B(5⇩)</text:p>
      <text:p text:style-name="P1">崇 D(3-) C(3⇩)</text:p>
      <text:p text:style-name="P1">帳 D(3-) Q(1⇧)</text:p>
      <text:p text:style-name="P1">救 ,(8⇩) H(6-)</text:p>
      <text:p text:style-name="P1">逢 .(9⇩) N(6⇩)</text:p>
      <text:p text:style-name="P1">惰 Q(1⇧) U(7⇧)</text:p>
      <text:p text:style-name="P1">插 A(1-) O(9⇧)</text:p>
      <text:p text:style-name="P1">敦 G(5-) .(9⇩)</text:p>
      <text:p text:style-name="P1">期 A(1-) U(7⇧)</text:p>
      <text:p text:style-name="P1">裂 E(3⇧) X(2⇩)</text:p>
      <text:p text:style-name="P1">貴 ;(0-) A(1-)</text:p>
      <text:p text:style-name="P1">隆 .(9⇩) R(4⇧)</text:p>
      <text:p text:style-name="P1">集 Y(6⇧) V(4⇩)</text:p>
      <text:p text:style-name="P1">飾 B(5⇩) D(3-)</text:p>
      <text:p text:style-name="P1">徹 .(9⇩) Z(1⇩)</text:p>
      <text:p text:style-name="P1">漂 /(0⇩) /(0⇩)</text:p>
      <text:p text:style-name="P1">漲 G(5-) X(2⇩)</text:p>
      <text:p text:style-name="P1">熟 Y(6⇧) ,(8⇩)</text:p>
      <text:p text:style-name="P1">遮 R(4⇧) ,(8⇩)</text:p>
      <text:p text:style-name="P1">憲 R(4⇧) /(0⇩)</text:p>
      <text:p text:style-name="P1">擁 S(2-) Y(6⇧)</text:p>
      <text:p text:style-name="P1">謀 R(4⇧) V(4⇩)</text:p>
      <text:p text:style-name="P1">頸 W(2⇧) M(7⇩)</text:p>
      <text:p text:style-name="P1">艱 R(4⇧) T(5⇧)</text:p>
      <text:p text:style-name="P1">騎 ,(8⇩) D(3-)</text:p>
      <text:p text:style-name="P1">繪 X(2⇩) /(0⇩)</text:p>
      <text:p text:style-name="P1">贊 S(2-) M(7⇩)</text:p>
      <text:p text:style-name="P1">辭 B(5⇩) F(4-)</text:p>
      <text:p text:style-name="P1">驅 G(5-) ;(0-)</text:p>
      <text:p text:style-name="P1">鑒 T(5⇧) I(8⇧)</text:p>
      <text:p text:style-name="P1">予 B(5⇩) G(5-)</text:p>
      <text:p text:style-name="P1">朗 B(5⇩) U(7⇧)</text:p>
      <text:p text:style-name="P1">頂 D(3-) M(7⇩)</text:p>
      <text:p text:style-name="P1">普 I(8⇧) A(1-)</text:p>
      <text:p text:style-name="P1">盜 J(7-) U(7⇧)</text:p>
      <text:p text:style-name="P1">視 H(6-) J(7-)</text:p>
      <text:p text:style-name="P1">貿 H(6-) M(7⇩)</text:p>
      <text:p text:style-name="P1">榮 J(7-) V(4⇩)</text:p>
      <text:p text:style-name="P1">監 D(3-) U(7⇧)</text:p>
      <text:p text:style-name="P1">網 J(7-) I(8⇧)</text:p>
      <text:p text:style-name="P1">價 K(8-) /(0⇩)</text:p>
      <text:p text:style-name="P1">潤 E(3⇧) R(4⇧)</text:p>
      <text:p text:style-name="P1">璃 Y(6⇧) M(7⇩)</text:p>
      <text:p text:style-name="P1">鄭 P(0⇧) T(5⇧)</text:p>
      <text:p text:style-name="P1">據 E(3⇧) .(9⇩)</text:p>
      <text:p text:style-name="P1">築 Q(1⇧) V(4⇩)</text:p>
      <text:p text:style-name="P1">融 Q(1⇧) /(0⇩)</text:p>
      <text:p text:style-name="P1">乳 .(9⇩) S(2-)</text:p>
      <text:p text:style-name="P1">飯 B(5⇩) Z(1⇩)</text:p>
      <text:p text:style-name="P1">概 B(5⇩) S(2-)</text:p>
      <text:p text:style-name="P1">煤 ,(8⇩) A(1-)</text:p>
      <text:p text:style-name="P1">馳 ,(8⇩) G(5-)</text:p>
      <text:p text:style-name="P1">端 D(3-) E(3⇧)</text:p>
      <text:p text:style-name="P1">頗 B(5⇩) M(7⇩)</text:p>
      <text:p text:style-name="P1">儀 I(8⇧) X(2⇩)</text:p>
      <text:p text:style-name="P1">環 /(0⇩) X(2⇩)</text:p>
      <text:p text:style-name="P1">臨 D(3-) ;(0-)</text:p>
      <text:p text:style-name="P1">邀 H(6-) N(6⇩)</text:p>
      <text:p text:style-name="P1">璧 ;(0-) H(6-)</text:p>
      <text:p text:style-name="P1">繫 D(3-) S(2-)</text:p>
      <text:p text:style-name="P1">耀 A(1-) Y(6⇧)</text:p>
      <text:p text:style-name="P1">釋 ,(8⇩) /(0⇩)</text:p>
      <text:p text:style-name="P1">飄 /(0⇩) A(1-)</text:p>
      <text:p text:style-name="P1">黨 C(3⇩) ,(8⇩)</text:p>
      <text:p text:style-name="P1">票 /(0⇩) C(3⇩)</text:p>
      <text:p text:style-name="P1">澄 B(5⇩) I(8⇧)</text:p>
      <text:p text:style-name="P1">壁 B(5⇩) Y(6⇧)</text:p>
      <text:p text:style-name="P1">禮 H(6-) I(8⇧)</text:p>
      <text:p text:style-name="P1">徜 .(9⇩) J(7-)</text:p>
      <text:p text:style-name="P1">鈉 I(8⇧) K(8-)</text:p>
      <text:p text:style-name="P1">綻 X(2⇩) C(3⇩)</text:p>
      <text:p text:style-name="P1">幡 J(7-) L(9-)</text:p>
      <text:p text:style-name="P1">餿 B(5⇩) O(9⇧)</text:p>
      <text:p text:style-name="P1">魘 U(7⇧) X(2⇩)</text:p>
      <text:p text:style-name="P1">等 L(9-) L(9-)</text:p>
      <text:p text:style-name="P1">須 .(9⇩) A(1-)</text:p>
      <text:p text:style-name="P1">啊 ;(0-) T(5⇧)</text:p>
      <text:p text:style-name="P1">尾 B(5⇩) L(9-)</text:p>
      <text:p text:style-name="P1">淨 C(3⇩) .(9⇩)</text:p>
      <text:p text:style-name="P1">業 C(3⇩) A(1-)</text:p>
      <text:p text:style-name="P1">深 C(3⇩) J(7-)</text:p>
      <text:p text:style-name="P1">清 C(3⇩) R(4⇧)</text:p>
      <text:p text:style-name="P1">歲 E(3⇧) Z(1⇩)</text:p>
      <text:p text:style-name="P1">首 I(8⇧) L(9-)</text:p>
      <text:p text:style-name="P1">急 J(7-) T(5⇧)</text:p>
      <text:p text:style-name="P1">憐 N(6⇩) ,(8⇩)</text:p>
      <text:p text:style-name="P1">表 R(4⇧) L(9-)</text:p>
      <text:p text:style-name="P1">姐 W(2⇧) U(7⇧)</text:p>
      <text:p text:style-name="P1">始 W(2⇧) X(2⇩)</text:p>
      <text:p text:style-name="P1">紀 X(2⇩) T(5⇧)</text:p>
      <text:p text:style-name="P1">態 X(2⇩) U(7⇧)</text:p>
      <text:p text:style-name="P1">語 Y(6⇧) A(1-)</text:p>
      <text:p text:style-name="P1">詞 Y(6⇧) G(5-)</text:p>
      <text:p text:style-name="P1">衣 Y(6⇧) L(9-)</text:p>
      <text:p text:style-name="P1">復 .(9⇩) P(0⇧)</text:p>
      <text:p text:style-name="P1">罷 /(0⇩) U(7⇧)</text:p>
      <text:p text:style-name="P1">聖 A(1-) ;(0-)</text:p>
      <text:p text:style-name="P1">廣 N(6⇩) P(0⇧)</text:p>
      <text:p text:style-name="P1">室 N(6⇩) X(2⇩)</text:p>
      <text:p text:style-name="P1">城 R(4⇧) G(5-)</text:p>
      <text:p text:style-name="P1">越 R(4⇧) Q(1⇧)</text:p>
      <text:p text:style-name="P1">跑 S(2-) T(5⇧)</text:p>
      <text:p text:style-name="P1">編 X(2⇩) J(7-)</text:p>
      <text:p text:style-name="P1">裝 X(2⇩) Y(6⇧)</text:p>
      <text:p text:style-name="P1">讀 Y(6⇧) /(0⇩)</text:p>
      <text:p text:style-name="P1">高 Y(6⇧) J(7-)</text:p>
      <text:p text:style-name="P1">還 /(0⇩) N(6⇩)</text:p>
      <text:p text:style-name="P1">單 ;(0-) F(4-)</text:p>
      <text:p text:style-name="P1">唱 ;(0-) P(0⇧)</text:p>
      <text:p text:style-name="P1">展 B(5⇩) X(2⇩)</text:p>
      <text:p text:style-name="P1">岸 D(3-) F(4-)</text:p>
      <text:p text:style-name="P1">直 F(4-) A(1-)</text:p>
      <text:p text:style-name="P1">朝 F(4-) U(7⇧)</text:p>
      <text:p text:style-name="P1">葉 F(4-) V(4⇩)</text:p>
      <text:p text:style-name="P1">弟 K(8-) L(9-)</text:p>
      <text:p text:style-name="P1">資 K(8-) M(7⇩)</text:p>
      <text:p text:style-name="P1">利 L(9-) E(3⇧)</text:p>
      <text:p text:style-name="P1">度 N(6⇩) B(5⇩)</text:p>
      <text:p text:style-name="P1">察 N(6⇩) C(3⇩)</text:p>
      <text:p text:style-name="P1">序 N(6⇩) D(3-)</text:p>
      <text:p text:style-name="P1">賽 N(6⇩) M(7⇩)</text:p>
      <text:p text:style-name="P1">情 N(6⇩) U(7⇧)</text:p>
      <text:p text:style-name="P1">物 O(9⇧) .(9⇩)</text:p>
      <text:p text:style-name="P1">質 O(9⇧) M(7⇩)</text:p>
      <text:p text:style-name="P1">圍 P(0⇧) Q(1⇧)</text:p>
      <text:p text:style-name="P1">場 R(4⇧) .(9⇩)</text:p>
      <text:p text:style-name="P1">望 S(2-) R(4⇧)</text:p>
      <text:p text:style-name="P1"><text:soft-page-break/>改 T(5⇧) .(9⇩)</text:p>
      <text:p text:style-name="P1">君 T(5⇧) ;(0-)</text:p>
      <text:p text:style-name="P1">費 T(5⇧) M(7⇩)</text:p>
      <text:p text:style-name="P1">選 T(5⇧) N(6⇩)</text:p>
      <text:p text:style-name="P1">陳 T(5⇧) P(0⇧)</text:p>
      <text:p text:style-name="P1">材 V(4⇩) L(9-)</text:p>
      <text:p text:style-name="P1">妙 W(2⇧) L(9-)</text:p>
      <text:p text:style-name="P1">姓 W(2⇧) R(4⇧)</text:p>
      <text:p text:style-name="P1">她 W(2⇧) S(2-)</text:p>
      <text:p text:style-name="P1">妹 W(2⇧) V(4⇩)</text:p>
      <text:p text:style-name="P1">組 X(2⇩) A(1-)</text:p>
      <text:p text:style-name="P1">被 Y(6⇧) B(5⇩)</text:p>
      <text:p text:style-name="P1">刻 Y(6⇧) E(3⇧)</text:p>
      <text:p text:style-name="P1">部 Y(6⇧) T(5⇧)</text:p>
      <text:p text:style-name="P1">請 Y(6⇧) U(7⇧)</text:p>
      <text:p text:style-name="P1">歷 Z(1⇩) E(3⇧)</text:p>
      <text:p text:style-name="P1">壓 Z(1⇩) R(4⇧)</text:p>
      <text:p text:style-name="P1">番 ,(8⇩) P(0⇧)</text:p>
      <text:p text:style-name="P1">靠 ;(0-) E(3⇧)</text:p>
      <text:p text:style-name="P1">遠 ;(0-) L(9-)</text:p>
      <text:p text:style-name="P1">造 ;(0-) N(6⇩)</text:p>
      <text:p text:style-name="P1">廢 B(5⇩) T(5⇧)</text:p>
      <text:p text:style-name="P1">條 D(3-) .(9⇩)</text:p>
      <text:p text:style-name="P1">聰 E(3⇧) L(9-)</text:p>
      <text:p text:style-name="P1">慶 G(5-) N(6⇩)</text:p>
      <text:p text:style-name="P1">游 H(6-) O(9⇧)</text:p>
      <text:p text:style-name="P1">神 H(6-) P(0⇧)</text:p>
      <text:p text:style-name="P1">社 H(6-) R(4⇧)</text:p>
      <text:p text:style-name="P1">祖 H(6-) U(7⇧)</text:p>
      <text:p text:style-name="P1">剛 I(8⇧) D(3-)</text:p>
      <text:p text:style-name="P1">考 L(9-) A(1-)</text:p>
      <text:p text:style-name="P1">遇 M(7⇩) N(6⇩)</text:p>
      <text:p text:style-name="P1">般 M(7⇩) S(2-)</text:p>
      <text:p text:style-name="P1">航 M(7⇩) Y(6⇧)</text:p>
      <text:p text:style-name="P1">喝 P(0⇧) L(9-)</text:p>
      <text:p text:style-name="P1">範 Q(1⇧) G(5-)</text:p>
      <text:p text:style-name="P1">掃 T(5⇧) J(7-)</text:p>
      <text:p text:style-name="P1">退 X(2⇩) N(6⇩)</text:p>
      <text:p text:style-name="P1">餘 B(5⇩) V(4⇩)</text:p>
      <text:p text:style-name="P1">候 D(3-) Z(1⇩)</text:p>
      <text:p text:style-name="P1">嘴 E(3⇧) J(7-)</text:p>
      <text:p text:style-name="P1">窮 K(8-) G(5-)</text:p>
      <text:p text:style-name="P1">呀 Q(1⇧) L(9-)</text:p>
      <text:p text:style-name="P1">恐 S(2-) N(6⇩)</text:p>
      <text:p text:style-name="P1">衛 T(5⇧) D(3-)</text:p>
      <text:p text:style-name="P1">科 V(4⇩) F(4-)</text:p>
      <text:p text:style-name="P1">樂 X(2⇩) L(9-)</text:p>
      <text:p text:style-name="P1">與 A(1-) G(5-)</text:p>
      <text:p text:style-name="P1">實 F(4-) M(7⇩)</text:p>
      <text:p text:style-name="P1">你 J(7-) C(3⇩)</text:p>
      <text:p text:style-name="P1">那 G(5-) T(5⇧)</text:p>
      <text:p text:style-name="P1">家 N(6⇩) A(1-)</text:p>
      <text:p text:style-name="P1">聲 R(4⇧) B(5⇩)</text:p>
      <text:p text:style-name="P1">會 I(8⇧) /(0⇩)</text:p>
      <text:p text:style-name="P1">但 K(8-) A(1-)</text:p>
      <text:p text:style-name="P1">雨 A(1-) ,(8⇩)</text:p>
      <text:p text:style-name="P1">獨 .(9⇩) /(0⇩)</text:p>
      <text:p text:style-name="P1">喔 B(5⇩) A(1-)</text:p>
      <text:p text:style-name="P1">取 B(5⇩) E(3⇧)</text:p>
      <text:p text:style-name="P1">受 B(5⇩) .(9⇩)</text:p>
      <text:p text:style-name="P1">希 D(3-) J(7-)</text:p>
      <text:p text:style-name="P1">假 E(3⇧) T(5⇧)</text:p>
      <text:p text:style-name="P1">聯 E(3⇧) W(2⇧)</text:p>
      <text:p text:style-name="P1">活 F(4-) C(3⇩)</text:p>
      <text:p text:style-name="P1">碟 G(5-) V(4⇩)</text:p>
      <text:p text:style-name="P1">球 H(6-) A(1-)</text:p>
      <text:p text:style-name="P1">窗 H(6-) L(9-)</text:p>
      <text:p text:style-name="P1">謝 H(6-) Y(6⇧)</text:p>
      <text:p text:style-name="P1">傳 H(6-) Z(1⇩)</text:p>
      <text:p text:style-name="P1">議 I(8⇧) Y(6⇧)</text:p>
      <text:p text:style-name="P1">次 J(7-) A(1-)</text:p>
      <text:p text:style-name="P1">沒 L(9-) C(3⇩)</text:p>
      <text:p text:style-name="P1">獎 M(7⇩) H(6-)</text:p>
      <text:p text:style-name="P1">夢 M(7⇩) J(7-)</text:p>
      <text:p text:style-name="P1">例 M(7⇩) K(8-)</text:p>
      <text:p text:style-name="P1">項 M(7⇩) L(9-)</text:p>
      <text:p text:style-name="P1">題 M(7⇩) P(0⇧)</text:p>
      <text:p text:style-name="P1">轉 Q(1⇧) F(4-)</text:p>
      <text:p text:style-name="P1">試 Q(1⇧) Y(6⇧)</text:p>
      <text:p text:style-name="P1">光 S(2-) C(3⇩)</text:p>
      <text:p text:style-name="P1">吧 S(2-) D(3-)</text:p>
      <text:p text:style-name="P1">晚 S(2-) J(7-)</text:p>
      <text:p text:style-name="P1">每 S(2-) O(9⇧)</text:p>
      <text:p text:style-name="P1">觀 S(2-) ;(0-)</text:p>
      <text:p text:style-name="P1">溫 U(7⇧) C(3⇩)</text:p>
      <text:p text:style-name="P1">龍 U(7⇧) Y(6⇧)</text:p>
      <text:p text:style-name="P1">妳 W(2⇧) J(7-)</text:p>
      <text:p text:style-name="P1">雄 Y(6⇧) Z(1⇩)</text:p>
      <text:p text:style-name="P1">哪 ;(0-) G(5-)</text:p>
      <text:p text:style-name="P1">鳳 ,(8⇩) S(2-)</text:p>
      <text:p text:style-name="P1">嗚 ,(8⇩) ;(0-)</text:p>
      <text:p text:style-name="P1">隊 .(9⇩) I(8⇧)</text:p>
      <text:p text:style-name="P1">罵 /(0⇩) ,(8⇩)</text:p>
      <text:p text:style-name="P1">辦 B(5⇩) W(2⇧)</text:p>
      <text:p text:style-name="P1">標 B(5⇩) /(0⇩)</text:p>
      <text:p text:style-name="P1">底 D(3-) H(6-)</text:p>
      <text:p text:style-name="P1">檔 D(3-) V(4⇩)</text:p>
      <text:p text:style-name="P1">掉 D(3-) W(2⇧)</text:p>
      <text:p text:style-name="P1">調 D(3-) ,(8⇩)</text:p>
      <text:p text:style-name="P1">版 D(3-) /(0⇩)</text:p>
      <text:p text:style-name="P1">英 E(3⇧) G(5-)</text:p>
      <text:p text:style-name="P1">歡 F(4-) W(2⇧)</text:p>
      <text:p text:style-name="P1">建 G(5-) B(5⇩)</text:p>
      <text:p text:style-name="P1">基 G(5-) E(3⇧)</text:p>
      <text:p text:style-name="P1">交 G(5-) I(8⇧)</text:p>
      <text:p text:style-name="P1">景 G(5-) P(0⇧)</text:p>
      <text:p text:style-name="P1">件 G(5-) W(2⇧)</text:p>
      <text:p text:style-name="P1">幹 G(5-) /(0⇩)</text:p>
      <text:p text:style-name="P1">何 H(6-) C(3⇩)</text:p>
      <text:p text:style-name="P1">凰 H(6-) E(3⇧)</text:p>
      <text:p text:style-name="P1">哈 H(6-) G(5-)</text:p>
      <text:p text:style-name="P1">呵 H(6-) V(4⇩)</text:p>
      <text:p text:style-name="P1">換 H(6-) W(2⇧)</text:p>
      <text:p text:style-name="P1">客 K(8-) W(2⇧)</text:p>
      <text:p text:style-name="P1">程 L(9-) /(0⇩)</text:p>
      <text:p text:style-name="P1">覺 M(7⇩) A(1-)</text:p>
      <text:p text:style-name="P1">板 M(7⇩) B(5⇩)</text:p>
      <text:p text:style-name="P1">幫 M(7⇩) D(3-)</text:p>
      <text:p text:style-name="P1">訊 M(7⇩) F(4-)</text:p>
      <text:p text:style-name="P1">教 M(7⇩) G(5-)</text:p>
      <text:p text:style-name="P1">理 M(7⇩) I(8⇧)</text:p>
      <text:p text:style-name="P1">魔 M(7⇩) O(9⇧)</text:p>
      <text:p text:style-name="P1">至 M(7⇩) R(4⇧)</text:p>
      <text:p text:style-name="P1">影 M(7⇩) V(4⇩)</text:p>
      <text:p text:style-name="P1">參 M(7⇩) W(2⇧)</text:p>
      <text:p text:style-name="P1">讓 M(7⇩) Z(1⇩)</text:p>
      <text:p text:style-name="P1">莫 M(7⇩) /(0⇩)</text:p>
      <text:p text:style-name="P1">徵 O(9⇧) /(0⇩)</text:p>
      <text:p text:style-name="P1">星 P(0⇧) /(0⇩)</text:p>
      <text:p text:style-name="P1">線 Q(1⇧) W(2⇧)</text:p>
      <text:p text:style-name="P1">錢 R(4⇧) W(2⇧)</text:p>
      <text:p text:style-name="P1">三 S(2-) /(0⇩)</text:p>
      <text:p text:style-name="P1">界 T(5⇧) A(1-)</text:p>
      <text:p text:style-name="P1">提 T(5⇧) O(9⇧)</text:p>
      <text:p text:style-name="P1">圖 T(5⇧) U(7⇧)</text:p>
      <text:p text:style-name="P1">保 T(5⇧) V(4⇩)</text:p>
      <text:p text:style-name="P1">團 T(5⇧) Z(1⇩)</text:p>
      <text:p text:style-name="P1">阿 T(5⇧) ,(8⇩)</text:p>
      <text:p text:style-name="P1">引 T(5⇧) /(0⇩)</text:p>
      <text:p text:style-name="P1">章 U(7⇧) F(4-)</text:p>
      <text:p text:style-name="P1">究 U(7⇧) G(5-)</text:p>
      <text:p text:style-name="P1">卻 U(7⇧) J(7-)</text:p>
      <text:p text:style-name="P1">啦 U(7⇧) L(9-)</text:p>
      <text:p text:style-name="P1">舍 U(7⇧) M(7⇩)</text:p>
      <text:p text:style-name="P1">怎 U(7⇧) N(6⇩)</text:p>
      <text:p text:style-name="P1">者 U(7⇧) P(0⇧)</text:p>
      <text:p text:style-name="P1">尚 U(7⇧) T(5⇧)</text:p>
      <text:p text:style-name="P1">速 U(7⇧) V(4⇩)</text:p>
      <text:p text:style-name="P1">元 U(7⇧) W(2⇧)</text:p>
      <text:p text:style-name="P1">雲 U(7⇧) Z(1⇩)</text:p>
      <text:p text:style-name="P1">商 U(7⇧) ;(0-)</text:p>
      <text:p text:style-name="P1">您 U(7⇧) /(0⇩)</text:p>
      <text:p text:style-name="P1">整 V(4⇩) T(5⇧)</text:p>
      <text:p text:style-name="P1">演 W(2⇧) E(3⇧)</text:p>
      <text:p text:style-name="P1">玩 W(2⇧) K(8-)</text:p>
      <text:p text:style-name="P1">完 W(2⇧) T(5⇧)</text:p>
      <text:p text:style-name="P1">若 W(2⇧) Z(1⇩)</text:p>
      <text:p text:style-name="P1">惡 W(2⇧) /(0⇩)</text:p>
      <text:p text:style-name="P1">市 X(2⇩) D(3-)</text:p>
      <text:p text:style-name="P1">感 Z(1⇩) /(0⇩)</text:p>
      <text:p text:style-name="P1">戰 ;(0-) W(2⇧)</text:p>
      <text:p text:style-name="P1">冷 ,(8⇩) B(5⇩)</text:p>
      <text:p text:style-name="P1">卡 ,(8⇩) C(3⇩)</text:p>
      <text:p text:style-name="P1">管 ,(8⇩) E(3⇧)</text:p>
      <text:p text:style-name="P1">代 ,(8⇩) I(8⇧)</text:p>
      <text:p text:style-name="P1">歌 ,(8⇩) K(8-)</text:p>
      <text:p text:style-name="P1">錄 ,(8⇩) L(9-)</text:p>
      <text:p text:style-name="P1">站 ,(8⇩) M(7⇩)</text:p>
      <text:p text:style-name="P1">討 ,(8⇩) T(5⇧)</text:p>
      <text:p text:style-name="P1">許 ,(8⇩) U(7⇧)</text:p>
      <text:p text:style-name="P1">式 ,(8⇩) X(2⇩)</text:p>
      <text:p text:style-name="P1">笑 ,(8⇩) Z(1⇩)</text:p>
      <text:p text:style-name="P1">貓 .(9⇩) C(3⇩)</text:p>
      <text:p text:style-name="P1">需 .(9⇩) U(7⇧)</text:p>
      <text:p text:style-name="P1">協 /(0⇩) B(5⇩)</text:p>
      <text:p text:style-name="P1">打 /(0⇩) D(3-)</text:p>
      <text:p text:style-name="P1">灣 /(0⇩) G(5-)</text:p>
      <text:p text:style-name="P1">守 /(0⇩) H(6-)</text:p>
      <text:p text:style-name="P1">意 /(0⇩) I(8⇧)</text:p>
      <text:p text:style-name="P1">其 /(0⇩) K(8-)</text:p>
      <text:p text:style-name="P1">戀 /(0⇩) L(9-)</text:p>
      <text:p text:style-name="P1">佳 /(0⇩) R(4⇧)</text:p>
      <text:p text:style-name="P1">統 /(0⇩) T(5⇧)</text:p>
      <text:p text:style-name="P1">按 /(0⇩) W(2⇧)</text:p>
      <text:p text:style-name="P1">喜 /(0⇩) ;(0-)</text:p>
      <text:p text:style-name="P1">舊 D(3-) P(0⇧)</text:p>
      <text:p text:style-name="P1">哪 ;(0-) G(5-) Z(1⇩) T(5⇧)</text:p>
      <text:p text:style-name="P1">娜 W(2⇧) G(5-) Z(1⇩) T(5⇧)</text:p>
      <text:p text:style-name="P1">挪 O(9⇧) G(5-) Z(1⇩) T(5⇧)</text:p>
      <text:p text:style-name="P1">湃 C(3⇩) L(9-) Z(1⇩) F(4-)</text:p>
      <text:p text:style-name="P1">極 V(4⇩) G(5-) D(3-) A(1-)</text:p>
      <text:p text:style-name="P1">像 K(8-) J(7-) ;(0-) .(9⇩)</text:p>
      <text:p text:style-name="P1">蓑 F(4-) Y(6⇧) T(5⇧) X(2⇩)</text:p>
      <text:p text:style-name="P1">橄 V(4⇩) T(5⇧) E(3⇧) .(9⇩)</text:p>
      <text:p text:style-name="P1">橡 V(4⇩) J(7-) ;(0-) .(9⇩)</text:p>
      <text:p text:style-name="P1">癌 H(6-) ;(0-) D(3-) D(3-)</text:p>
      <text:p text:style-name="P1">瞰 J(7-) T(5⇧) E(3⇧) .(9⇩)</text:p>
      <text:p text:style-name="P1">藏 F(4-) X(2⇩) A(1-) X(2⇩)</text:p>
      <text:p text:style-name="P1">藏 F(4-) A(1-) X(2⇩) X(2⇩)</text:p>
      <text:p text:style-name="P1">癢 H(6-) I(8⇧) Z(1⇩) X(2⇩)</text:p>
      <text:p text:style-name="P1">贓 M(7⇩) X(2⇩) A(1-) X(2⇩)</text:p>
      <text:p text:style-name="P1">贓 M(7⇩) A(1-) X(2⇩) X(2⇩)</text:p>
      <text:p text:style-name="P1">臟 U(7⇧) F(4-) X(2⇩) X(2⇩)</text:p>
      <text:p text:style-name="P1">臟 U(7⇧) F(4-) A(1-) X(2⇩)</text:p>
      <text:p text:style-name="P1"><text:soft-page-break/>鄙 ;(0-) F(4-) P(0⇧) T(5⇧)</text:p>
      <text:p text:style-name="P1">圖 P(0⇧) ;(0-) F(4-) ;(0-)</text:p>
      <text:p text:style-name="P1">錚 I(8⇧) J(7-) T(5⇧) D(3-)</text:p>
      <text:p text:style-name="P1">諍 Y(6⇧) J(7-) T(5⇧) D(3-)</text:p>
      <text:p text:style-name="P1">燬 ,(8⇩) O(9⇧) Q(1⇧) B(5⇩)</text:p>
      <text:p text:style-name="P1">誤 Y(6⇧) ;(0-) A(1-) Z(1⇩)</text:p>
      <text:p text:style-name="P1">虞 E(3⇧) ;(0-) A(1-) Z(1⇩)</text:p>
      <text:p text:style-name="P1">蜈 /(0⇩) ;(0-) A(1-) Z(1⇩)</text:p>
      <text:p text:style-name="P1">氯 O(9⇧) T(5⇧) C(3⇩)</text:p>
      <text:p text:style-name="P1">碌 G(5-) T(5⇧) C(3⇩)</text:p>
      <text:p text:style-name="P1">冕 P(0⇧) J(7-) P(0⇧) S(2-)</text:p>
      <text:p text:style-name="P1">瘠 H(6-) ,(8⇩) K(8-) U(7⇧)</text:p>
      <text:p text:style-name="P1">矗 F(4-) J(7-) S(2-) S(2-)</text:p>
      <text:p text:style-name="P1">植 V(4⇩) F(4-) J(7-) S(2-)</text:p>
      <text:p text:style-name="P1">殖 A(1-) M(7⇩) F(4-) S(2-)</text:p>
      <text:p text:style-name="P1">置 /(0⇩) F(4-) J(7-) S(2-)</text:p>
      <text:p text:style-name="P1">填 R(4⇧) F(4-) J(7-) K(8-)</text:p>
      <text:p text:style-name="P1">慎 N(6⇩) F(4-) J(7-) K(8-)</text:p>
      <text:p text:style-name="P1">鎮 I(8⇧) F(4-) J(7-) K(8-)</text:p>
      <text:p text:style-name="P1">顛 F(4-) J(7-) S(2-) M(7⇩)</text:p>
      <text:p text:style-name="P1">巔 D(3-) F(4-) J(7-) M(7⇩)</text:p>
      <text:p text:style-name="P1">癲 H(6-) F(4-) J(7-) M(7⇩)</text:p>
      <text:p text:style-name="P1">癲 H(6-) Q(1⇧) J(7-) M(7⇩)</text:p>
      <text:p text:style-name="P1">闐 E(3⇧) F(4-) J(7-) K(8-)</text:p>
      <text:p text:style-name="P1">闐 E(3⇧) Q(1⇧) J(7-) K(8-)</text:p>
      <text:p text:style-name="P1">縝 X(2⇩) F(4-) J(7-) K(8-)</text:p>
      <text:p text:style-name="P1">縝 X(2⇩) Q(1⇧) J(7-) K(8-)</text:p>
      <text:p text:style-name="P1">瞋 J(7-) F(4-) J(7-) K(8-)</text:p>
      <text:p text:style-name="P1">瞋 J(7-) Q(1⇧) J(7-) K(8-)</text:p>
      <text:p text:style-name="P1">滇 C(3⇩) F(4-) J(7-) K(8-)</text:p>
      <text:p text:style-name="P1">滇 C(3⇩) Q(1⇧) J(7-) K(8-)</text:p>
      <text:p text:style-name="P1">鈑 I(8⇧) .(9⇩) B(5⇩)</text:p>
      <text:p text:style-name="P1">閏 E(3⇧) L(9-) R(4⇧)</text:p>
      <text:p text:style-name="P1">潤 C(3⇩) E(3⇧) L(9-) R(4⇧)</text:p>
      <text:p text:style-name="P1">訊 Y(6⇧) S(2-) Z(1⇩)</text:p>
      <text:p text:style-name="P1">汛 C(3⇩) S(2-) Z(1⇩)</text:p>
      <text:p text:style-name="P1">迅 S(2-) Z(1⇩) N(6⇩)</text:p>
      <text:p text:style-name="P1">蝨 S(2-) Z(1⇩) /(0⇩) /(0⇩)</text:p>
      <text:p text:style-name="P1">嬴 Y(6⇧) U(7⇧) W(2⇧) F(4-)</text:p>
      <text:p text:style-name="P1">嬴 Y(6⇧) U(7⇧) W(2⇧) Z(1⇩)</text:p>
      <text:p text:style-name="P1">瀛 C(3⇩) Y(6⇧) U(7⇧) F(4-)</text:p>
      <text:p text:style-name="P1">瀛 C(3⇩) Y(6⇧) U(7⇧) Z(1⇩)</text:p>
      <text:p text:style-name="P1">羸 Y(6⇧) U(7⇧) I(8⇧) F(4-)</text:p>
      <text:p text:style-name="P1">羸 Y(6⇧) U(7⇧) I(8⇧) Z(1⇩)</text:p>
      <text:p text:style-name="P1">贏 Y(6⇧) U(7⇧) M(7⇩) F(4-)</text:p>
      <text:p text:style-name="P1">贏 Y(6⇧) U(7⇧) M(7⇩) Z(1⇩)</text:p>
      <text:p text:style-name="P1">絨 X(2⇩) A(1-) Z(1⇩) X(2⇩)</text:p>
      <text:p text:style-name="P1">賊 M(7⇩) A(1-) Z(1⇩) X(2⇩)</text:p>
      <text:p text:style-name="P1">紉 X(2⇩) J(7-) K(8-)</text:p>
      <text:p text:style-name="P1">軔 Q(1⇧) J(7-) K(8-)</text:p>
      <text:p text:style-name="P1">窗 N(6⇩) K(8-) L(9-) M(7⇩)</text:p>
      <text:p text:style-name="P1">瑙 A(1-) R(4⇧) W(2⇧) H(6-)</text:p>
      <text:p text:style-name="P1">詆 Y(6⇧) O(9⇧) A(1-) H(6-)</text:p>
      <text:p text:style-name="P1">低 K(8-) O(9⇧) A(1-) H(6-)</text:p>
      <text:p text:style-name="P1">底 N(6⇩) O(9⇧) A(1-) H(6-)</text:p>
      <text:p text:style-name="P1">抵 O(9⇧) O(9⇧) A(1-) H(6-)</text:p>
      <text:p text:style-name="P1">泜 C(3⇩) O(9⇧) A(1-) H(6-)</text:p>
      <text:p text:style-name="P1">柢 V(4⇩) O(9⇧) A(1-) H(6-)</text:p>
      <text:p text:style-name="P1">牴 O(9⇧) F(4-) O(9⇧) H(6-)</text:p>
      <text:p text:style-name="P1">胝 U(7⇧) O(9⇧) A(1-) H(6-)</text:p>
      <text:p text:style-name="P1">砥 G(5-) O(9⇧) A(1-) H(6-)</text:p>
      <text:p text:style-name="P1">祗 Y(6⇧) H(6-) O(9⇧) H(6-)</text:p>
      <text:p text:style-name="P1">賭 M(7⇩) R(4⇧) L(9-) H(6-)</text:p>
      <text:p text:style-name="P1">諸 Y(6⇧) R(4⇧) L(9-) H(6-)</text:p>
      <text:p text:style-name="P1">儲 K(8-) Y(6⇧) R(4⇧) H(6-)</text:p>
      <text:p text:style-name="P1">藷 F(4-) Y(6⇧) R(4⇧) H(6-)</text:p>
      <text:p text:style-name="P1">豬 A(1-) .(9⇩) R(4⇧) H(6-)</text:p>
      <text:p text:style-name="P1">堵 R(4⇧) R(4⇧) L(9-) H(6-)</text:p>
      <text:p text:style-name="P1">奢 Z(1⇩) R(4⇧) L(9-) H(6-)</text:p>
      <text:p text:style-name="P1">屠 B(5⇩) R(4⇧) L(9-) H(6-)</text:p>
      <text:p text:style-name="P1">渚 C(3⇩) R(4⇧) L(9-) H(6-)</text:p>
      <text:p text:style-name="P1">暑 P(0⇧) R(4⇧) L(9-) H(6-)</text:p>
      <text:p text:style-name="P1">楮 V(4⇩) R(4⇧) L(9-) H(6-)</text:p>
      <text:p text:style-name="P1">著 F(4-) R(4⇧) L(9-) H(6-)</text:p>
      <text:p text:style-name="P1">睹 J(7-) R(4⇧) L(9-) H(6-)</text:p>
      <text:p text:style-name="P1">署 /(0⇩) R(4⇧) L(9-) H(6-)</text:p>
      <text:p text:style-name="P1">曙 P(0⇧) /(0⇩) R(4⇧) H(6-)</text:p>
      <text:p text:style-name="P1">薯 F(4-) /(0⇩) R(4⇧) H(6-)</text:p>
      <text:p text:style-name="P1">箸 L(9-) R(4⇧) L(9-) H(6-)</text:p>
      <text:p text:style-name="P1">褚 Y(6⇧) K(8-) R(4⇧) H(6-)</text:p>
      <text:p text:style-name="P1">赭 R(4⇧) C(3⇩) R(4⇧) H(6-)</text:p>
      <text:p text:style-name="P1">躇 S(2-) F(4-) R(4⇧) H(6-)</text:p>
      <text:p text:style-name="P1">髖 M(7⇩) U(7⇧) N(6⇩) S(2-)</text:p>
      <text:p text:style-name="P1">翮 Q(1⇧) J(7-) K(8-) B(5⇩)</text:p>
      <text:p text:style-name="P1">融 Q(1⇧) J(7-) K(8-) /(0⇩)</text:p>
      <text:p text:style-name="P1">攜 O(9⇧) D(3-) K(8-) L(9-)</text:p>
      <text:p text:style-name="P1">姘 W(2⇧) L(9-) A(1-) F(4-)</text:p>
      <text:p text:style-name="P1">拼 O(9⇧) L(9-) A(1-) F(4-)</text:p>
      <text:p text:style-name="P1">鉼 I(8⇧) L(9-) A(1-) F(4-)</text:p>
      <text:p text:style-name="P1">摒 O(9⇧) B(5⇩) L(9-) F(4-)</text:p>
      <text:p text:style-name="P1">艷 F(4-) F(4-) D(3-) S(2-)</text:p>
      <text:p text:style-name="P1">豔 F(4-) F(4-) D(3-) U(7⇧)</text:p>
      <text:p text:style-name="P1">紱 X(2⇩) Z(1⇩) B(5⇩) H(6-)</text:p>
      <text:p text:style-name="P1">紱 X(2⇩) Z(1⇩) L(9-) H(6-)</text:p>
      <text:p text:style-name="P1">鈸 I(8⇧) Z(1⇩) B(5⇩) H(6-)</text:p>
      <text:p text:style-name="P1">鈸 I(8⇧) Z(1⇩) L(9-) H(6-)</text:p>
      <text:p text:style-name="P1">拔 O(9⇧) Z(1⇩) B(5⇩) H(6-)</text:p>
      <text:p text:style-name="P1">拔 O(9⇧) Z(1⇩) L(9-) H(6-)</text:p>
      <text:p text:style-name="P1">跋 S(2-) Z(1⇩) B(5⇩) H(6-)</text:p>
      <text:p text:style-name="P1">跋 S(2-) Z(1⇩) L(9-) H(6-)</text:p>
      <text:p text:style-name="P1">縉 X(2⇩) A(1-) C(3⇩) P(0⇧)</text:p>
      <text:p text:style-name="P1">鋁 I(8⇧) ;(0-) ;(0-)</text:p>
      <text:p text:style-name="P1">閭 E(3⇧) ;(0-) ;(0-)</text:p>
      <text:p text:style-name="P1">蟒 /(0⇩) F(4-) Z(1⇩) H(6-)</text:p>
      <text:p text:style-name="P1">澠 C(3⇩) J(7-) A(1-) Q(1⇧)</text:p>
      <text:p text:style-name="P1">澠 C(3⇩) J(7-) A(1-) S(2-)</text:p>
      <text:p text:style-name="P1">繩 X(2⇩) J(7-) A(1-) Q(1⇧)</text:p>
      <text:p text:style-name="P1">繩 X(2⇩) J(7-) A(1-) S(2-)</text:p>
      <text:p text:style-name="P1">蠅 /(0⇩) J(7-) A(1-) Q(1⇧)</text:p>
      <text:p text:style-name="P1">蠅 /(0⇩) J(7-) A(1-) S(2-)</text:p>
      <text:p text:style-name="P1">鼇 R(4⇧) H(6-) .(9⇩) Q(1⇧)</text:p>
      <text:p text:style-name="P1">鼇 R(4⇧) H(6-) .(9⇩) S(2-)</text:p>
      <text:p text:style-name="P1">鼇 R(4⇧) L(9-) .(9⇩) Q(1⇧)</text:p>
      <text:p text:style-name="P1">鼇 R(4⇧) L(9-) .(9⇩) S(2-)</text:p>
      <text:p text:style-name="P1">瘧 H(6-) E(3⇧) Q(1⇧)</text:p>
      <text:p text:style-name="P1">嚥 ;(0-) R(4⇧) ;(0-) ,(8⇩)</text:p>
      <text:p text:style-name="P1">吸 ;(0-) G(5-) K(8-)</text:p>
      <text:p text:style-name="P1">汲 C(3⇩) G(5-) K(8-)</text:p>
      <text:p text:style-name="P1">汍 C(3⇩) S(2-) L(9-) H(6-)</text:p>
      <text:p text:style-name="P1">瀟 C(3⇩) F(4-) T(5⇧) D(3-)</text:p>
      <text:p text:style-name="P1">秣 L(9-) V(4⇩) A(1-) V(4⇩)</text:p>
      <text:p text:style-name="P1">闊 E(3⇧) C(3⇩) A(1-) ;(0-)</text:p>
      <text:p text:style-name="P1">刮 A(1-) F(4-) ;(0-) E(3⇧)</text:p>
      <text:p text:style-name="P1">括 O(9⇧) A(1-) F(4-) ;(0-)</text:p>
      <text:p text:style-name="P1">聒 A(1-) E(3⇧) A(1-) ;(0-)</text:p>
      <text:p text:style-name="P1">蛞 /(0⇩) A(1-) F(4-) ;(0-)</text:p>
      <text:p text:style-name="P1">颳 X(2⇩) A(1-) F(4-) ;(0-)</text:p>
      <text:p text:style-name="P1">闋 E(3⇧) B(5⇩) L(9-) Z(1⇩)</text:p>
      <text:p text:style-name="P1">揆 O(9⇧) B(5⇩) L(9-) Z(1⇩)</text:p>
      <text:p text:style-name="P1">葵 F(4-) B(5⇩) L(9-) Z(1⇩)</text:p>
      <text:p text:style-name="P1">睽 J(7-) B(5⇩) L(9-) Z(1⇩)</text:p>
      <text:p text:style-name="P1">麵 Z(1⇩) K(8-) K(8-) E(3⇧)</text:p>
      <text:p text:style-name="P1">麵 V(4⇩) K(8-) K(8-) E(3⇧)</text:p>
      <text:p text:style-name="P1">麩 Z(1⇩) K(8-) K(8-) Z(1⇩)</text:p>
      <text:p text:style-name="P1">麩 V(4⇩) K(8-) K(8-) Z(1⇩)</text:p>
      <text:p text:style-name="P1">麴 Z(1⇩) K(8-) K(8-) ,(8⇩)</text:p>
      <text:p text:style-name="P1">麴 V(4⇩) K(8-) K(8-) ,(8⇩)</text:p>
      <text:p text:style-name="P1">檣 V(4⇩) R(4⇧) K(8-) ;(0-)</text:p>
      <text:p text:style-name="P1">牆 X(2⇩) R(4⇧) K(8-) ;(0-)</text:p>
      <text:p text:style-name="P1">薔 F(4-) R(4⇧) K(8-) ;(0-)</text:p>
      <text:p text:style-name="P1">穡 L(9-) V(4⇩) R(4⇧) ;(0-)</text:p>
      <text:p text:style-name="P1">鱷 U(7⇧) ,(8⇩) Q(1⇧) ;(0-)</text:p>
      <text:p text:style-name="P1">鱷 U(7⇧) ,(8⇩) A(1-) ;(0-)</text:p>
      <text:p text:style-name="P1">禽 I(8⇧) A(1-) .(9⇩) M(7⇩)</text:p>
      <text:p text:style-name="P1">噙 ;(0-) I(8⇧) A(1-) M(7⇩)</text:p>
      <text:p text:style-name="P1">擒 O(9⇧) I(8⇧) A(1-) M(7⇩)</text:p>
      <text:p text:style-name="P1">勝 U(7⇧) K(8-) Z(1⇩) B(5⇩)</text:p>
      <text:p text:style-name="P1">嘩 ;(0-) R(4⇧) F(4-) F(4-)</text:p>
      <text:p text:style-name="P1">曄 P(0⇧) R(4⇧) F(4-) F(4-)</text:p>
      <text:p text:style-name="P1">樺 V(4⇩) R(4⇧) F(4-) F(4-)</text:p>
      <text:p text:style-name="P1">譁 Y(6⇧) R(4⇧) F(4-) F(4-)</text:p>
      <text:p text:style-name="P1">嗶 ;(0-) P(0⇧) R(4⇧) F(4-)</text:p>
      <text:p text:style-name="P1">蹕 S(2-) P(0⇧) R(4⇧) F(4-)</text:p>
      <text:p text:style-name="P1">黃 R(4⇧) P(0⇧) F(4-) K(8-)</text:p>
      <text:p text:style-name="P1">象 J(7-) ;(0-) .(9⇩)</text:p>
      <text:p text:style-name="P1">脊 ,(8⇩) K(8-) U(7⇧)</text:p>
      <text:p text:style-name="P1">直 F(4-) J(7-) S(2-)</text:p>
      <text:p text:style-name="P1">真 F(4-) J(7-) S(2-) K(8-)</text:p>
      <text:p text:style-name="P1">縣 J(7-) S(2-) C(3⇩) X(2⇩)</text:p>
      <text:p text:style-name="P1">懸 J(7-) S(2-) C(3⇩) N(6⇩)</text:p>
      <text:p text:style-name="P1">淫 C(3⇩) .(9⇩) A(1-) R(4⇧)</text:p>
      <text:p text:style-name="P1">戎 A(1-) Z(1⇩) X(2⇩)</text:p>
      <text:p text:style-name="P1">毋 S(2-) Z(1⇩)</text:p>
      <text:p text:style-name="P1">氐 O(9⇧) A(1-) S(2-) H(6-)</text:p>
      <text:p text:style-name="P1">者 R(4⇧) L(9-) P(0⇧) H(6-)</text:p>
      <text:p text:style-name="P1">匹 Q(1⇧) S(2-)</text:p>
      <text:p text:style-name="P1">甚 R(4⇧) A(1-) K(8-) S(2-)</text:p>
      <text:p text:style-name="P1">鬲 Q(1⇧) J(7-) K(8-) D(3-)</text:p>
      <text:p text:style-name="P1">棄 Z(1⇩) R(4⇧) D(3-) V(4⇩)</text:p>
      <text:p text:style-name="P1">棄 Z(1⇩) F(4-) A(1-) V(4⇩)</text:p>
      <text:p text:style-name="P1">棄 Y(6⇧) X(2⇩) F(4-) V(4⇩)</text:p>
      <text:p text:style-name="P1">龜 J(7-) J(7-) A(1-) S(2-)</text:p>
      <text:p text:style-name="P1">龜 L(9-) J(7-) A(1-) .(9⇩)</text:p>
      <text:p text:style-name="P1">龜 L(9-) J(7-) A(1-) T(5⇧)</text:p>
      <text:p text:style-name="P1">虐 E(3⇧) Q(1⇧)</text:p>
      <text:p text:style-name="P1">豐 F(4-) F(4-) D(3-) I(8⇧)</text:p>
      <text:p text:style-name="P1">幽 X(2⇩) X(2⇩) D(3-)</text:p>
      <text:p text:style-name="P1">豳 D(3-) A(1-) .(9⇩) D(3-)</text:p>
      <text:p text:style-name="P1">豳 A(1-) .(9⇩) A(1-) D(3-)</text:p>
      <text:p text:style-name="P1">燕 R(4⇧) ;(0-) E(3⇧) ,(8⇩)</text:p>
      <text:p text:style-name="P1">燕 R(4⇧) E(3⇧) ;(0-) ,(8⇩)</text:p>
      <text:p text:style-name="P1">及 G(5-) K(8-)</text:p>
      <text:p text:style-name="P1">羋 D(3-) F(4-) F(4-)</text:p>
      <text:p text:style-name="P1">羋 F(4-) D(3-) F(4-)</text:p>
      <text:p text:style-name="P1">羋 E(3⇧) D(3-) E(3⇧) F(4-)</text:p>
      <text:p text:style-name="P1">莽 F(4-) Z(1⇩) F(4-) H(6-)</text:p>
      <text:p text:style-name="P1">釜 K(8-) .(9⇩) A(1-) K(8-)</text:p>
      <text:p text:style-name="P1">釜 K(8-) I(8⇧)</text:p>
      <text:p text:style-name="P1">癸 B(5⇩) L(9-) Z(1⇩)</text:p>
      <text:p text:style-name="P1">滕 U(7⇧) K(8-) Z(1⇩) C(3⇩)</text:p>
      <text:p text:style-name="P1">那 G(5-) Z(1⇩) T(5⇧)</text:p>
      <text:p text:style-name="P1">拜 L(9-) Z(1⇩) A(1-) F(4-)</text:p>
      <text:p text:style-name="P1">看 O(9⇧) J(7-)</text:p>
      <text:p text:style-name="P1">養 I(8⇧) R(4⇧) K(8-) X(2⇩)</text:p>
      <text:p text:style-name="P1">養 I(8⇧) Z(1⇩) H(6-) X(2⇩)</text:p>
      <text:p text:style-name="P1">麥 Z(1⇩) K(8-) K(8-) M(7⇩)</text:p>
      <text:p text:style-name="P1">麥 V(4⇩) K(8-) K(8-) M(7⇩)</text:p>
      <text:p text:style-name="P1">麥 Z(1⇩) K(8-) K(8-) .(9⇩)</text:p>
      <text:p text:style-name="P1">麥 V(4⇩) K(8-) K(8-) .(9⇩)</text:p>
      <text:p text:style-name="P1">喪 R(4⇧) ;(0-) ;(0-) X(2⇩)</text:p>
      <text:p text:style-name="P1">嗇 R(4⇧) K(8-) K(8-) ;(0-)</text:p>
      <text:p text:style-name="P1">噩 Q(1⇧) ;(0-) R(4⇧) ;(0-)</text:p>
      <text:p text:style-name="P1">噩 A(1-) ;(0-) ;(0-) ;(0-)</text:p>
      <text:p text:style-name="P1">爨 O(9⇧) U(7⇧) D(3-) ,(8⇩)</text:p>
      <text:p text:style-name="P1"><text:soft-page-break/>釁 O(9⇧) U(7⇧) D(3-) J(7-)</text:p>
      <text:p text:style-name="P1">承 G(5-) F(4-) B(5⇩)</text:p>
      <text:p text:style-name="P1">亟 G(5-) D(3-) ;(0-) A(1-)</text:p>
      <text:p text:style-name="P1">敢 T(5⇧) E(3⇧) .(9⇩)</text:p>
      <text:p text:style-name="P1">華 R(4⇧) F(4-) F(4-)</text:p>
      <text:p text:style-name="P1">畢 P(0⇧) R(4⇧) F(4-)</text:p>
      <text:p text:style-name="P1">蚤 B(5⇩) H(6-) /(0⇩)</text:p>
      <text:p text:style-name="P1">臧 X(2⇩) A(1-) Q(1⇧) X(2⇩)</text:p>
      <text:p text:style-name="P1">臧 A(1-) X(2⇩) Q(1⇧) X(2⇩)</text:p>
      <text:p text:style-name="P1">衰 Y(6⇧) T(5⇧) D(3-) X(2⇩)</text:p>
      <text:p text:style-name="P1">竊 N(6⇩) K(8-) L(9-) X(2⇩)</text:p>
      <text:p text:style-name="P1">莒 F(4-) ;(0-) ;(0-)</text:p>
      <text:p text:style-name="P1">釉 L(9-) ,(8⇩) P(0⇧) F(4-)</text:p>
      <text:p text:style-name="P1">隙 T(5⇧) C(3⇩) P(0⇧) C(3⇩)</text:p>
      <text:p text:style-name="P1">皴 X(2⇩) K(8-) M(7⇩) B(5⇩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AR PL UKai TW" svg:font-family="'AR PL UKai TW'" style:font-pitch="variable"/>
    <style:font-face style:name="全字庫正楷體" svg:font-family="全字庫正楷體" style:font-pitch="variable"/>
    <style:font-face style:name="文鼎ＰＬ新中楷" svg:font-family="文鼎ＰＬ新中楷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.497cm">
          <style:column style:rel-width="3165*" fo:start-indent="0cm" fo:end-indent="0.249cm"/>
          <style:column style:rel-width="3307*" fo:start-indent="0.249cm" fo:end-indent="0.249cm"/>
          <style:column style:rel-width="316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6:10:37.303045592</meta:creation-date>
    <dc:date>2018-09-11T16:25:07.375715592</dc:date>
    <meta:editing-duration>PT54S</meta:editing-duration>
    <meta:editing-cycles>1</meta:editing-cycles>
    <meta:document-statistic meta:table-count="0" meta:image-count="0" meta:object-count="0" meta:page-count="33" meta:paragraph-count="6543" meta:word-count="29117" meta:character-count="141987" meta:non-whitespace-character-count="119413"/>
    <meta:generator>LibreOffice/6.0.6.2$Linux_X86_64 LibreOffice_project/00m0$Build-2</meta:generator>
  </office:meta>
</office:document-meta>
</file>